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3"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9" style:family="paragraph" style:parent-style-name="Standard">
      <style:text-properties fo:language="ru" fo:country="RU" officeooo:paragraph-rsid="3455956e"/>
    </style:style>
    <style:style style:name="P10" style:family="paragraph" style:parent-style-name="Standard">
      <style:text-properties fo:language="ru" fo:country="RU" officeooo:rsid="3467a953" officeooo:paragraph-rsid="3467a953"/>
    </style:style>
    <style:style style:name="P11" style:family="paragraph" style:parent-style-name="Standard">
      <style:text-properties fo:language="ru" fo:country="RU" officeooo:rsid="347a788f" officeooo:paragraph-rsid="347f95b2"/>
    </style:style>
    <style:style style:name="P12" style:family="paragraph" style:parent-style-name="Standard">
      <style:text-properties fo:language="ru" fo:country="RU" officeooo:paragraph-rsid="367317e5"/>
    </style:style>
    <style:style style:name="P13" style:family="paragraph" style:parent-style-name="Standard">
      <style:text-properties style:text-position="0% 100%" fo:language="ru" fo:country="RU" officeooo:rsid="24df0cfd" officeooo:paragraph-rsid="24df0cfd"/>
    </style:style>
    <style:style style:name="P14" style:family="paragraph" style:parent-style-name="Standard">
      <style:text-properties style:text-position="0% 100%" fo:language="ru" fo:country="RU" officeooo:rsid="1327ae62" officeooo:paragraph-rsid="24df0cfd"/>
    </style:style>
    <style:style style:name="P1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184"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officeooo:rsid="2c38de59" officeooo:paragraph-rsid="2c31de08" style:font-style-asian="normal" style:font-style-complex="normal"/>
    </style:style>
    <style:style style:name="P250" style:family="paragraph" style:parent-style-name="Standard">
      <style:text-properties style:text-position="0% 100%" fo:language="ru" fo:country="RU" officeooo:rsid="0019f43d" officeooo:paragraph-rsid="2d508e24"/>
    </style:style>
    <style:style style:name="P251" style:family="paragraph" style:parent-style-name="Standard">
      <style:text-properties style:text-position="0% 100%" fo:language="ru" fo:country="RU" officeooo:rsid="2b8f3f46" officeooo:paragraph-rsid="2b97d1ca"/>
    </style:style>
    <style:style style:name="P252" style:family="paragraph" style:parent-style-name="Standard">
      <style:text-properties style:text-position="0% 100%" fo:language="ru" fo:country="RU" officeooo:rsid="2b8f3f46" officeooo:paragraph-rsid="2ba3cc8f"/>
    </style:style>
    <style:style style:name="P253" style:family="paragraph" style:parent-style-name="Standard">
      <style:text-properties style:text-position="0% 100%" fo:language="ru" fo:country="RU" officeooo:rsid="2baaf488" officeooo:paragraph-rsid="2bc61b78"/>
    </style:style>
    <style:style style:name="P254" style:family="paragraph" style:parent-style-name="Standard">
      <style:text-properties style:text-position="0% 100%" fo:language="ru" fo:country="RU" officeooo:rsid="2bc72e83" officeooo:paragraph-rsid="2bdc017d"/>
    </style:style>
    <style:style style:name="P255" style:family="paragraph" style:parent-style-name="Standard">
      <style:text-properties style:text-position="0% 100%" fo:language="ru" fo:country="RU" officeooo:rsid="2bdc2de3" officeooo:paragraph-rsid="2be37119"/>
    </style:style>
    <style:style style:name="P256" style:family="paragraph" style:parent-style-name="Standard">
      <style:text-properties style:text-position="0% 100%" fo:language="ru" fo:country="RU" officeooo:rsid="2c1681f1" officeooo:paragraph-rsid="2c1681f1"/>
    </style:style>
    <style:style style:name="P257" style:family="paragraph" style:parent-style-name="Standard">
      <style:text-properties style:text-position="0% 100%" fo:language="ru" fo:country="RU" officeooo:rsid="2c222cfc" officeooo:paragraph-rsid="2c31de08"/>
    </style:style>
    <style:style style:name="P258" style:family="paragraph" style:parent-style-name="Standard">
      <style:text-properties style:text-position="0% 100%" fo:language="ru" fo:country="RU" officeooo:rsid="2c3a4275" officeooo:paragraph-rsid="2c3a4275"/>
    </style:style>
    <style:style style:name="P259" style:family="paragraph" style:parent-style-name="Standard">
      <style:text-properties style:text-position="0% 100%" fo:language="ru" fo:country="RU" officeooo:rsid="2c3f8532" officeooo:paragraph-rsid="2c3f8532"/>
    </style:style>
    <style:style style:name="P260" style:family="paragraph" style:parent-style-name="Standard">
      <style:text-properties style:text-position="0% 100%" fo:language="ru" fo:country="RU" officeooo:rsid="2c3feeaf" officeooo:paragraph-rsid="2c3feeaf"/>
    </style:style>
    <style:style style:name="P261" style:family="paragraph" style:parent-style-name="Standard">
      <style:text-properties style:text-position="0% 100%" fo:language="ru" fo:country="RU" officeooo:rsid="2c48fc14" officeooo:paragraph-rsid="2c69355c"/>
    </style:style>
    <style:style style:name="P262" style:family="paragraph" style:parent-style-name="Standard">
      <style:text-properties style:text-position="0% 100%" fo:language="ru" fo:country="RU" officeooo:rsid="2c6b28bd" officeooo:paragraph-rsid="2c6b28bd"/>
    </style:style>
    <style:style style:name="P263" style:family="paragraph" style:parent-style-name="Standard">
      <style:text-properties style:text-position="0% 100%" fo:language="ru" fo:country="RU" officeooo:rsid="2c773d20" officeooo:paragraph-rsid="2c8433c8"/>
    </style:style>
    <style:style style:name="P264" style:family="paragraph" style:parent-style-name="Standard">
      <style:text-properties style:text-position="0% 100%" fo:language="ru" fo:country="RU" officeooo:rsid="2c849232" officeooo:paragraph-rsid="2c86db0f"/>
    </style:style>
    <style:style style:name="P265" style:family="paragraph" style:parent-style-name="Standard">
      <style:text-properties style:text-position="0% 100%" fo:language="ru" fo:country="RU" officeooo:rsid="2cd150c1" officeooo:paragraph-rsid="2cd150c1"/>
    </style:style>
    <style:style style:name="P266" style:family="paragraph" style:parent-style-name="Standard">
      <style:text-properties style:text-position="0% 100%" fo:language="ru" fo:country="RU" officeooo:rsid="2cd9e781" officeooo:paragraph-rsid="2cd9e781"/>
    </style:style>
    <style:style style:name="P267" style:family="paragraph" style:parent-style-name="Standard">
      <style:text-properties style:text-position="0% 100%" fo:language="ru" fo:country="RU" officeooo:rsid="2d2539b8" officeooo:paragraph-rsid="2d2539b8"/>
    </style:style>
    <style:style style:name="P268" style:family="paragraph" style:parent-style-name="Standard">
      <style:text-properties style:text-position="0% 100%" fo:language="ru" fo:country="RU" officeooo:rsid="2c77faf1" officeooo:paragraph-rsid="2c8433c8"/>
    </style:style>
    <style:style style:name="P269"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270"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271"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272"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273"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274"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275"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276"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277"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278"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279"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280"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281"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282"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283"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284"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285"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286"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287"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288"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289"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290"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291"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292"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293"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294"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295"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296"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297"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298"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299"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300"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301"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302"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303"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304"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305"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306"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307"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308"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309"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310"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311"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312"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313"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314"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315"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316"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317"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318"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319"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320"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321"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322"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323"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324"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325"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326"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327"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328"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329"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330"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331"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332"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333"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334"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335"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336"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337"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338"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339"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340"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341"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342"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343"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344"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345"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346"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347"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348"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349"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350"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351"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352"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353"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354"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355"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356"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357"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358"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359"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360"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361"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362"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363"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364"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365"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366"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367"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368"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369"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370"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371"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372"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373"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374"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375"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376"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377"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378"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379"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380"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381"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382"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383"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384"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385"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386"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387"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388"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389"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390"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391"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392"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393"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394"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395"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396"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397"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398"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399"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400"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401"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402"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403"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404"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405"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406"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407"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408"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409"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410"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411"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412"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413"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414"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415"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416"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417"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418"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419"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420"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421"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422"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423"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424"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425"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426"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427"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428"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429"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430"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431"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432"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433"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434"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435"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436"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437"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438"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439"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440"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441"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442"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443"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444"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445"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446"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447"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448"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449"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450"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451"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452"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453"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454"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455"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456"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457"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458"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459"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460"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461"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462"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463"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464"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465"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466"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467"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468"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469"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470"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471"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472"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473"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474"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489"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519"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520"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52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52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52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52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52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2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52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52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52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53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53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532"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533"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534"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535"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53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53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53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53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54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54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54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54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54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54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54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54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54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54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55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55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552" style:family="paragraph" style:parent-style-name="Standard">
      <style:paragraph-properties fo:text-align="center" style:justify-single-word="false"/>
      <style:text-properties fo:font-variant="small-caps" fo:language="ru" fo:country="RU" officeooo:rsid="3484f708" officeooo:paragraph-rsid="3484f708"/>
    </style:style>
    <style:style style:name="P55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55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55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556"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557"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5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5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5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5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5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5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5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5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5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5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5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5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57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5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5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57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57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57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57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57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57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57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58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58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58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58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58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58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58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58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58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58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59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59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59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59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59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59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59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5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5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5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6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60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60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6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6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6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6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6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6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6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6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6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6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6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6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615"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6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6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6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6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6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6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6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6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6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6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6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6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6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629"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630"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631"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632"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633"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634"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63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63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63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63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63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64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64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64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64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64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64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64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64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64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64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65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65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65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65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65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655"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65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6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6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66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666"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667" style:family="paragraph" style:parent-style-name="Standard">
      <style:text-properties style:text-position="0% 100%" fo:language="ru" fo:country="RU" officeooo:rsid="2bff657d" officeooo:paragraph-rsid="2bff657d"/>
    </style:style>
    <style:style style:name="T1" style:family="text">
      <style:text-properties fo:font-variant="normal" fo:text-transform="none"/>
    </style:style>
    <style:style style:name="T2" style:family="text">
      <style:text-properties fo:font-variant="normal" fo:text-transform="none" fo:font-style="italic" style:font-style-asian="italic" style:font-style-complex="italic"/>
    </style:style>
    <style:style style:name="T3" style:family="text">
      <style:text-properties fo:font-variant="normal" fo:text-transform="none" fo:font-style="italic" officeooo:rsid="33e57250" style:font-style-asian="italic" style:font-style-complex="italic"/>
    </style:style>
    <style:style style:name="T4" style:family="text">
      <style:text-properties fo:font-variant="normal" fo:text-transform="none" fo:font-style="italic" officeooo:rsid="33fc2b1d" style:font-style-asian="italic" style:font-style-complex="italic"/>
    </style:style>
    <style:style style:name="T5" style:family="text">
      <style:text-properties fo:font-variant="normal" fo:text-transform="none" fo:font-style="italic" officeooo:rsid="340d1652" style:font-style-asian="italic" style:font-style-complex="italic"/>
    </style:style>
    <style:style style:name="T6" style:family="text">
      <style:text-properties fo:font-variant="normal" fo:text-transform="none" fo:font-style="italic" officeooo:rsid="3412c5ed" style:font-style-asian="italic" style:font-style-complex="italic"/>
    </style:style>
    <style:style style:name="T7" style:family="text">
      <style:text-properties fo:font-variant="normal" fo:text-transform="none" fo:font-style="italic" officeooo:rsid="3417a2df" style:font-style-asian="italic" style:font-style-complex="italic"/>
    </style:style>
    <style:style style:name="T8" style:family="text">
      <style:text-properties fo:font-variant="normal" fo:text-transform="none" fo:font-style="italic" officeooo:rsid="3418f1f8" style:font-style-asian="italic" style:font-style-complex="italic"/>
    </style:style>
    <style:style style:name="T9" style:family="text">
      <style:text-properties fo:font-variant="normal" fo:text-transform="none" fo:color="#000000" style:font-name="FreeSerif" fo:font-size="12pt" officeooo:rsid="2d6efdab" fo:background-color="#ffffff" loext:char-shading-value="0" style:font-size-asian="12pt" style:font-size-complex="12pt"/>
    </style:style>
    <style:style style:name="T10" style:family="text">
      <style:text-properties fo:font-variant="normal" fo:text-transform="none" fo:color="#000000" style:font-name="FreeSerif" fo:font-size="12pt" officeooo:rsid="30249b76" fo:background-color="#ffffff" loext:char-shading-value="0" style:font-size-asian="12pt" style:font-size-complex="12pt"/>
    </style:style>
    <style:style style:name="T11" style:family="text">
      <style:text-properties fo:font-variant="normal" fo:text-transform="none" fo:color="#000000" style:font-name="FreeSerif" fo:font-size="12pt" officeooo:rsid="30439ac6" fo:background-color="#ffffff" loext:char-shading-value="0" style:font-size-asian="12pt" style:font-size-complex="12pt"/>
    </style:style>
    <style:style style:name="T12" style:family="text">
      <style:text-properties fo:font-variant="normal" fo:text-transform="none" fo:color="#000000" style:font-name="FreeSerif" fo:font-size="12pt" officeooo:rsid="3382db1d" fo:background-color="#ffffff" loext:char-shading-value="0" style:font-size-asian="12pt" style:font-size-complex="12pt"/>
    </style:style>
    <style:style style:name="T13" style:family="text">
      <style:text-properties fo:font-variant="normal" fo:text-transform="none" fo:color="#000000" style:font-name="FreeSerif" fo:font-size="12pt" officeooo:rsid="3ec37b17" fo:background-color="#ffffff" loext:char-shading-value="0" style:font-size-asian="12pt" style:font-size-complex="12pt"/>
    </style:style>
    <style:style style:name="T14"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15" style:family="text">
      <style:text-properties fo:font-variant="normal" fo:text-transform="none" officeooo:rsid="33e46654"/>
    </style:style>
    <style:style style:name="T16" style:family="text">
      <style:text-properties fo:font-variant="normal" fo:text-transform="none" officeooo:rsid="33e57250"/>
    </style:style>
    <style:style style:name="T17" style:family="text">
      <style:text-properties fo:font-variant="normal" fo:text-transform="none" officeooo:rsid="33e64be9"/>
    </style:style>
    <style:style style:name="T18" style:family="text">
      <style:text-properties fo:font-variant="normal" fo:text-transform="none" officeooo:rsid="33e66550"/>
    </style:style>
    <style:style style:name="T19" style:family="text">
      <style:text-properties fo:font-variant="normal" fo:text-transform="none" officeooo:rsid="33e6b238"/>
    </style:style>
    <style:style style:name="T20" style:family="text">
      <style:text-properties fo:font-variant="normal" fo:text-transform="none" officeooo:rsid="33e89aa5"/>
    </style:style>
    <style:style style:name="T21" style:family="text">
      <style:text-properties fo:font-variant="normal" fo:text-transform="none" officeooo:rsid="33e8f181"/>
    </style:style>
    <style:style style:name="T22" style:family="text">
      <style:text-properties fo:font-variant="normal" fo:text-transform="none" officeooo:rsid="33e9ee4b"/>
    </style:style>
    <style:style style:name="T23" style:family="text">
      <style:text-properties fo:font-variant="normal" fo:text-transform="none" officeooo:rsid="33ea9f8f"/>
    </style:style>
    <style:style style:name="T24" style:family="text">
      <style:text-properties fo:font-variant="normal" fo:text-transform="none" officeooo:rsid="33eac0bb"/>
    </style:style>
    <style:style style:name="T25" style:family="text">
      <style:text-properties fo:font-variant="normal" fo:text-transform="none" officeooo:rsid="33ec0e45"/>
    </style:style>
    <style:style style:name="T26" style:family="text">
      <style:text-properties fo:font-variant="normal" fo:text-transform="none" officeooo:rsid="33ec92a6"/>
    </style:style>
    <style:style style:name="T27" style:family="text">
      <style:text-properties fo:font-variant="normal" fo:text-transform="none" officeooo:rsid="33ee5300"/>
    </style:style>
    <style:style style:name="T28" style:family="text">
      <style:text-properties fo:font-variant="normal" fo:text-transform="none" officeooo:rsid="33ef7e52"/>
    </style:style>
    <style:style style:name="T29" style:family="text">
      <style:text-properties fo:font-variant="normal" fo:text-transform="none" officeooo:rsid="33f137a5"/>
    </style:style>
    <style:style style:name="T30" style:family="text">
      <style:text-properties fo:font-variant="normal" fo:text-transform="none" officeooo:rsid="33f2ecb5"/>
    </style:style>
    <style:style style:name="T31" style:family="text">
      <style:text-properties fo:font-variant="normal" fo:text-transform="none" officeooo:rsid="33f3d6f2"/>
    </style:style>
    <style:style style:name="T32" style:family="text">
      <style:text-properties fo:font-variant="normal" fo:text-transform="none" officeooo:rsid="33f4fec5"/>
    </style:style>
    <style:style style:name="T33" style:family="text">
      <style:text-properties fo:font-variant="normal" fo:text-transform="none" officeooo:rsid="33f54858"/>
    </style:style>
    <style:style style:name="T34" style:family="text">
      <style:text-properties fo:font-variant="normal" fo:text-transform="none" officeooo:rsid="33f67ba3"/>
    </style:style>
    <style:style style:name="T35" style:family="text">
      <style:text-properties fo:font-variant="normal" fo:text-transform="none" officeooo:rsid="33f7c1cf"/>
    </style:style>
    <style:style style:name="T36" style:family="text">
      <style:text-properties fo:font-variant="normal" fo:text-transform="none" officeooo:rsid="33f979dc"/>
    </style:style>
    <style:style style:name="T37" style:family="text">
      <style:text-properties fo:font-variant="normal" fo:text-transform="none" officeooo:rsid="33faf3b6"/>
    </style:style>
    <style:style style:name="T38" style:family="text">
      <style:text-properties fo:font-variant="normal" fo:text-transform="none" officeooo:rsid="33fbddeb"/>
    </style:style>
    <style:style style:name="T39" style:family="text">
      <style:text-properties fo:font-variant="normal" fo:text-transform="none" officeooo:rsid="33fc2b1d"/>
    </style:style>
    <style:style style:name="T40" style:family="text">
      <style:text-properties fo:font-variant="normal" fo:text-transform="none" officeooo:rsid="33fc983e"/>
    </style:style>
    <style:style style:name="T41" style:family="text">
      <style:text-properties fo:font-variant="normal" fo:text-transform="none" officeooo:rsid="33fcaa5c"/>
    </style:style>
    <style:style style:name="T42" style:family="text">
      <style:text-properties fo:font-variant="normal" fo:text-transform="none" officeooo:rsid="33fcd908"/>
    </style:style>
    <style:style style:name="T43" style:family="text">
      <style:text-properties fo:font-variant="normal" fo:text-transform="none" officeooo:rsid="33fe46d8"/>
    </style:style>
    <style:style style:name="T44" style:family="text">
      <style:text-properties fo:font-variant="normal" fo:text-transform="none" officeooo:rsid="33fec435"/>
    </style:style>
    <style:style style:name="T45" style:family="text">
      <style:text-properties fo:font-variant="normal" fo:text-transform="none" officeooo:rsid="3400340f"/>
    </style:style>
    <style:style style:name="T46" style:family="text">
      <style:text-properties fo:font-variant="normal" fo:text-transform="none" officeooo:rsid="3401e8c5"/>
    </style:style>
    <style:style style:name="T47" style:family="text">
      <style:text-properties fo:font-variant="normal" fo:text-transform="none" officeooo:rsid="340321ce"/>
    </style:style>
    <style:style style:name="T48" style:family="text">
      <style:text-properties fo:font-variant="normal" fo:text-transform="none" officeooo:rsid="3404ae2e"/>
    </style:style>
    <style:style style:name="T49" style:family="text">
      <style:text-properties fo:font-variant="normal" fo:text-transform="none" officeooo:rsid="3404e0b0"/>
    </style:style>
    <style:style style:name="T50" style:family="text">
      <style:text-properties fo:font-variant="normal" fo:text-transform="none" officeooo:rsid="34062889"/>
    </style:style>
    <style:style style:name="T51" style:family="text">
      <style:text-properties fo:font-variant="normal" fo:text-transform="none" style:font-name="Liberation Serif1" officeooo:rsid="34062889"/>
    </style:style>
    <style:style style:name="T52" style:family="text">
      <style:text-properties fo:font-variant="normal" fo:text-transform="none" style:font-name="Liberation Serif" officeooo:rsid="34062889"/>
    </style:style>
    <style:style style:name="T53" style:family="text">
      <style:text-properties fo:font-variant="normal" fo:text-transform="none" style:text-position="super 58%" style:font-name="Liberation Serif" fo:font-weight="bold" officeooo:rsid="34062889" style:font-weight-asian="bold" style:font-weight-complex="bold"/>
    </style:style>
    <style:style style:name="T54" style:family="text">
      <style:text-properties fo:font-variant="normal" fo:text-transform="none" officeooo:rsid="340667e1"/>
    </style:style>
    <style:style style:name="T55" style:family="text">
      <style:text-properties fo:font-variant="normal" fo:text-transform="none" officeooo:rsid="3407cf17"/>
    </style:style>
    <style:style style:name="T56" style:family="text">
      <style:text-properties fo:font-variant="normal" fo:text-transform="none" officeooo:rsid="340944e0"/>
    </style:style>
    <style:style style:name="T57" style:family="text">
      <style:text-properties fo:font-variant="normal" fo:text-transform="none" officeooo:rsid="340ab218"/>
    </style:style>
    <style:style style:name="T58" style:family="text">
      <style:text-properties fo:font-variant="normal" fo:text-transform="none" officeooo:rsid="340b2e78"/>
    </style:style>
    <style:style style:name="T59" style:family="text">
      <style:text-properties fo:font-variant="normal" fo:text-transform="none" officeooo:rsid="1327ae62"/>
    </style:style>
    <style:style style:name="T60" style:family="text">
      <style:text-properties fo:font-variant="normal" fo:text-transform="none" officeooo:rsid="340b2e9d"/>
    </style:style>
    <style:style style:name="T61" style:family="text">
      <style:text-properties fo:font-variant="normal" fo:text-transform="none" officeooo:rsid="340bc983"/>
    </style:style>
    <style:style style:name="T62" style:family="text">
      <style:text-properties fo:font-variant="normal" fo:text-transform="none" officeooo:rsid="340bee58"/>
    </style:style>
    <style:style style:name="T63" style:family="text">
      <style:text-properties fo:font-variant="normal" fo:text-transform="none" officeooo:rsid="340d1652"/>
    </style:style>
    <style:style style:name="T64" style:family="text">
      <style:text-properties fo:font-variant="normal" fo:text-transform="none" officeooo:rsid="340d77d8"/>
    </style:style>
    <style:style style:name="T65" style:family="text">
      <style:text-properties fo:font-variant="normal" fo:text-transform="none" officeooo:rsid="340dd406"/>
    </style:style>
    <style:style style:name="T66" style:family="text">
      <style:text-properties fo:font-variant="normal" fo:text-transform="none" officeooo:rsid="340f6f44"/>
    </style:style>
    <style:style style:name="T67" style:family="text">
      <style:text-properties fo:font-variant="normal" fo:text-transform="none" officeooo:rsid="340fc859"/>
    </style:style>
    <style:style style:name="T68" style:family="text">
      <style:text-properties fo:font-variant="normal" fo:text-transform="none" officeooo:rsid="3410605a"/>
    </style:style>
    <style:style style:name="T69" style:family="text">
      <style:text-properties fo:font-variant="normal" fo:text-transform="none" officeooo:rsid="34121445"/>
    </style:style>
    <style:style style:name="T70" style:family="text">
      <style:text-properties fo:font-variant="normal" fo:text-transform="none" officeooo:rsid="3412c5ed"/>
    </style:style>
    <style:style style:name="T71" style:family="text">
      <style:text-properties fo:font-variant="normal" fo:text-transform="none" officeooo:rsid="3413e20d"/>
    </style:style>
    <style:style style:name="T72" style:family="text">
      <style:text-properties fo:font-variant="normal" fo:text-transform="none" officeooo:rsid="341505a2"/>
    </style:style>
    <style:style style:name="T73" style:family="text">
      <style:text-properties fo:font-variant="normal" fo:text-transform="none" officeooo:rsid="34162bdf"/>
    </style:style>
    <style:style style:name="T74" style:family="text">
      <style:text-properties fo:font-variant="normal" fo:text-transform="none" officeooo:rsid="3416cc5c"/>
    </style:style>
    <style:style style:name="T75" style:family="text">
      <style:text-properties fo:font-variant="normal" fo:text-transform="none" officeooo:rsid="34178201"/>
    </style:style>
    <style:style style:name="T76" style:family="text">
      <style:text-properties fo:font-variant="normal" fo:text-transform="none" officeooo:rsid="34178d88"/>
    </style:style>
    <style:style style:name="T77" style:family="text">
      <style:text-properties fo:font-variant="normal" fo:text-transform="none" officeooo:rsid="3417a2df"/>
    </style:style>
    <style:style style:name="T78" style:family="text">
      <style:text-properties fo:font-variant="normal" fo:text-transform="none" style:text-position="sub 58%" officeooo:rsid="3417a2df"/>
    </style:style>
    <style:style style:name="T79" style:family="text">
      <style:text-properties fo:font-variant="normal" fo:text-transform="none" style:text-position="sub 58%" fo:font-weight="bold" officeooo:rsid="3417a2df" style:font-weight-asian="bold" style:font-weight-complex="bold"/>
    </style:style>
    <style:style style:name="T80" style:family="text">
      <style:text-properties fo:font-variant="normal" fo:text-transform="none" style:text-position="sub 58%" fo:font-weight="bold" officeooo:rsid="3418f1f8" style:font-weight-asian="bold" style:font-weight-complex="bold"/>
    </style:style>
    <style:style style:name="T81" style:family="text">
      <style:text-properties fo:font-variant="normal" fo:text-transform="none" officeooo:rsid="3417de68"/>
    </style:style>
    <style:style style:name="T82" style:family="text">
      <style:text-properties fo:font-variant="normal" fo:text-transform="none" officeooo:rsid="3418f1f8"/>
    </style:style>
    <style:style style:name="T83" style:family="text">
      <style:text-properties fo:font-style="italic" style:font-style-asian="italic" style:font-style-complex="italic"/>
    </style:style>
    <style:style style:name="T84" style:family="text">
      <style:text-properties fo:font-style="italic" officeooo:rsid="0019f43d" style:font-style-asian="italic" style:font-style-complex="italic"/>
    </style:style>
    <style:style style:name="T85" style:family="text">
      <style:text-properties fo:font-style="italic" officeooo:rsid="2bca2794" style:font-style-asian="italic" style:font-style-complex="italic"/>
    </style:style>
    <style:style style:name="T86" style:family="text">
      <style:text-properties fo:font-style="italic" officeooo:rsid="2beb87e6" style:font-style-asian="italic" style:font-style-complex="italic"/>
    </style:style>
    <style:style style:name="T87" style:family="text">
      <style:text-properties fo:font-style="italic" officeooo:rsid="2c222cfc" style:font-style-asian="italic" style:font-style-complex="italic"/>
    </style:style>
    <style:style style:name="T88" style:family="text">
      <style:text-properties fo:font-style="italic" officeooo:rsid="2c341939" style:font-style-asian="italic" style:font-style-complex="italic"/>
    </style:style>
    <style:style style:name="T89" style:family="text">
      <style:text-properties fo:font-style="italic" officeooo:rsid="2c345ad3" style:font-style-asian="italic" style:font-style-complex="italic"/>
    </style:style>
    <style:style style:name="T90" style:family="text">
      <style:text-properties fo:font-style="italic" officeooo:rsid="2c428f9f" style:font-style-asian="italic" style:font-style-complex="italic"/>
    </style:style>
    <style:style style:name="T91" style:family="text">
      <style:text-properties fo:font-style="italic" officeooo:rsid="2c449a48" style:font-style-asian="italic" style:font-style-complex="italic"/>
    </style:style>
    <style:style style:name="T92" style:family="text">
      <style:text-properties fo:font-style="italic" officeooo:rsid="2c533fc3" style:font-style-asian="italic" style:font-style-complex="italic"/>
    </style:style>
    <style:style style:name="T93" style:family="text">
      <style:text-properties fo:font-style="italic" officeooo:rsid="2c4a6aa0" style:font-style-asian="italic" style:font-style-complex="italic"/>
    </style:style>
    <style:style style:name="T94" style:family="text">
      <style:text-properties fo:font-style="italic" officeooo:rsid="2c607256" style:font-style-asian="italic" style:font-style-complex="italic"/>
    </style:style>
    <style:style style:name="T95" style:family="text">
      <style:text-properties fo:font-style="italic" officeooo:rsid="2c743c65" style:font-style-asian="italic" style:font-style-complex="italic"/>
    </style:style>
    <style:style style:name="T96" style:family="text">
      <style:text-properties fo:font-style="italic" officeooo:rsid="2ca6527e" style:font-style-asian="italic" style:font-style-complex="italic"/>
    </style:style>
    <style:style style:name="T97" style:family="text">
      <style:text-properties fo:font-style="italic" officeooo:rsid="2caf52a6" style:font-style-asian="italic" style:font-style-complex="italic"/>
    </style:style>
    <style:style style:name="T98" style:family="text">
      <style:text-properties fo:font-style="italic" officeooo:rsid="2cb79137" style:font-style-asian="italic" style:font-style-complex="italic"/>
    </style:style>
    <style:style style:name="T99" style:family="text">
      <style:text-properties fo:font-style="italic" officeooo:rsid="2cc39fa4" style:font-style-asian="italic" style:font-style-complex="italic"/>
    </style:style>
    <style:style style:name="T100" style:family="text">
      <style:text-properties fo:font-style="italic" officeooo:rsid="2ce15e72" style:font-style-asian="italic" style:font-style-complex="italic"/>
    </style:style>
    <style:style style:name="T101" style:family="text">
      <style:text-properties fo:font-style="italic" officeooo:rsid="2ce72d1a" style:font-style-asian="italic" style:font-style-complex="italic"/>
    </style:style>
    <style:style style:name="T102" style:family="text">
      <style:text-properties fo:font-style="italic" officeooo:rsid="2cf7af48" style:font-style-asian="italic" style:font-style-complex="italic"/>
    </style:style>
    <style:style style:name="T103" style:family="text">
      <style:text-properties fo:font-style="italic" officeooo:rsid="2d0d8029" style:font-style-asian="italic" style:font-style-complex="italic"/>
    </style:style>
    <style:style style:name="T104" style:family="text">
      <style:text-properties fo:font-style="italic" officeooo:rsid="2d243607" style:font-style-asian="italic" style:font-style-complex="italic"/>
    </style:style>
    <style:style style:name="T105" style:family="text">
      <style:text-properties fo:font-style="italic" officeooo:rsid="2d312535" style:font-style-asian="italic" style:font-style-complex="italic"/>
    </style:style>
    <style:style style:name="T106" style:family="text">
      <style:text-properties fo:font-style="italic" officeooo:rsid="2d359df8" style:font-style-asian="italic" style:font-style-complex="italic"/>
    </style:style>
    <style:style style:name="T107" style:family="text">
      <style:text-properties fo:font-style="italic" officeooo:rsid="2d3d5d50" style:font-style-asian="italic" style:font-style-complex="italic"/>
    </style:style>
    <style:style style:name="T108" style:family="text">
      <style:text-properties fo:font-style="italic" officeooo:rsid="2d56d9d6" style:font-style-asian="italic" style:font-style-complex="italic"/>
    </style:style>
    <style:style style:name="T109" style:family="text">
      <style:text-properties fo:font-style="italic" officeooo:rsid="2d623b4b" style:font-style-asian="italic" style:font-style-complex="italic"/>
    </style:style>
    <style:style style:name="T110" style:family="text">
      <style:text-properties fo:font-style="italic" officeooo:rsid="2d6efdab" style:font-style-asian="italic" style:font-style-complex="italic"/>
    </style:style>
    <style:style style:name="T111" style:family="text">
      <style:text-properties fo:font-style="italic" officeooo:rsid="2d7b0b8c" style:font-style-asian="italic" style:font-style-complex="italic"/>
    </style:style>
    <style:style style:name="T112" style:family="text">
      <style:text-properties fo:font-style="italic" officeooo:rsid="2e6d93c1" style:font-style-asian="italic" style:font-style-complex="italic"/>
    </style:style>
    <style:style style:name="T113" style:family="text">
      <style:text-properties fo:font-style="italic" officeooo:rsid="2e97d3fc" style:font-style-asian="italic" style:font-style-complex="italic"/>
    </style:style>
    <style:style style:name="T114" style:family="text">
      <style:text-properties fo:font-style="italic" officeooo:rsid="2ece315b" style:font-style-asian="italic" style:font-style-complex="italic"/>
    </style:style>
    <style:style style:name="T115" style:family="text">
      <style:text-properties fo:font-style="italic" officeooo:rsid="2ee65368" style:font-style-asian="italic" style:font-style-complex="italic"/>
    </style:style>
    <style:style style:name="T116" style:family="text">
      <style:text-properties fo:font-style="italic" officeooo:rsid="2f17286a" style:font-style-asian="italic" style:font-style-complex="italic"/>
    </style:style>
    <style:style style:name="T117" style:family="text">
      <style:text-properties fo:font-style="italic" officeooo:rsid="2f20a7df" style:font-style-asian="italic" style:font-style-complex="italic"/>
    </style:style>
    <style:style style:name="T118" style:family="text">
      <style:text-properties fo:font-style="italic" officeooo:rsid="2f2e9759" style:font-style-asian="italic" style:font-style-complex="italic"/>
    </style:style>
    <style:style style:name="T119" style:family="text">
      <style:text-properties fo:font-style="italic" officeooo:rsid="2f4df12c" style:font-style-asian="italic" style:font-style-complex="italic"/>
    </style:style>
    <style:style style:name="T120" style:family="text">
      <style:text-properties fo:font-style="italic" officeooo:rsid="2f655173" style:font-style-asian="italic" style:font-style-complex="italic"/>
    </style:style>
    <style:style style:name="T121" style:family="text">
      <style:text-properties fo:font-style="italic" officeooo:rsid="2f675bdc" style:font-style-asian="italic" style:font-style-complex="italic"/>
    </style:style>
    <style:style style:name="T122" style:family="text">
      <style:text-properties fo:font-style="italic" officeooo:rsid="2f7d6856" style:font-style-asian="italic" style:font-style-complex="italic"/>
    </style:style>
    <style:style style:name="T123" style:family="text">
      <style:text-properties fo:font-style="italic" officeooo:rsid="2fab119b" style:font-style-asian="italic" style:font-style-complex="italic"/>
    </style:style>
    <style:style style:name="T124" style:family="text">
      <style:text-properties fo:font-style="italic" officeooo:rsid="1327ae62" style:font-style-asian="italic" style:font-style-complex="italic"/>
    </style:style>
    <style:style style:name="T125" style:family="text">
      <style:text-properties fo:font-style="italic" officeooo:rsid="2fd2b4fd" style:font-style-asian="italic" style:font-style-complex="italic"/>
    </style:style>
    <style:style style:name="T126" style:family="text">
      <style:text-properties fo:font-style="italic" officeooo:rsid="30072bf0" style:font-style-asian="italic" style:font-style-complex="italic"/>
    </style:style>
    <style:style style:name="T127" style:family="text">
      <style:text-properties fo:font-style="italic" officeooo:rsid="302f8975" style:font-style-asian="italic" style:font-style-complex="italic"/>
    </style:style>
    <style:style style:name="T128" style:family="text">
      <style:text-properties fo:font-style="italic" officeooo:rsid="3031b22b" style:font-style-asian="italic" style:font-style-complex="italic"/>
    </style:style>
    <style:style style:name="T129" style:family="text">
      <style:text-properties fo:font-style="italic" officeooo:rsid="30439ac6" style:font-style-asian="italic" style:font-style-complex="italic"/>
    </style:style>
    <style:style style:name="T130" style:family="text">
      <style:text-properties fo:font-style="italic" officeooo:rsid="3072b963" style:font-style-asian="italic" style:font-style-complex="italic"/>
    </style:style>
    <style:style style:name="T131" style:family="text">
      <style:text-properties fo:font-style="italic" officeooo:rsid="307c7c8f" style:font-style-asian="italic" style:font-style-complex="italic"/>
    </style:style>
    <style:style style:name="T132" style:family="text">
      <style:text-properties fo:font-style="italic" officeooo:rsid="30cad9d8" style:font-style-asian="italic" style:font-style-complex="italic"/>
    </style:style>
    <style:style style:name="T133" style:family="text">
      <style:text-properties fo:font-style="italic" officeooo:rsid="30d3d43d" style:font-style-asian="italic" style:font-style-complex="italic"/>
    </style:style>
    <style:style style:name="T134" style:family="text">
      <style:text-properties fo:font-style="italic" officeooo:rsid="30f0422a" style:font-style-asian="italic" style:font-style-complex="italic"/>
    </style:style>
    <style:style style:name="T135" style:family="text">
      <style:text-properties fo:font-style="italic" officeooo:rsid="3106b79a" style:font-style-asian="italic" style:font-style-complex="italic"/>
    </style:style>
    <style:style style:name="T136" style:family="text">
      <style:text-properties fo:font-style="italic" officeooo:rsid="311f6413" style:font-style-asian="italic" style:font-style-complex="italic"/>
    </style:style>
    <style:style style:name="T137" style:family="text">
      <style:text-properties fo:font-style="italic" officeooo:rsid="3129ddcc" style:font-style-asian="italic" style:font-style-complex="italic"/>
    </style:style>
    <style:style style:name="T138" style:family="text">
      <style:text-properties fo:font-style="italic" officeooo:rsid="31447959" style:font-style-asian="italic" style:font-style-complex="italic"/>
    </style:style>
    <style:style style:name="T139" style:family="text">
      <style:text-properties fo:font-style="italic" officeooo:rsid="3151a9be" style:font-style-asian="italic" style:font-style-complex="italic"/>
    </style:style>
    <style:style style:name="T140" style:family="text">
      <style:text-properties fo:font-style="italic" officeooo:rsid="318a7cb0" style:font-style-asian="italic" style:font-style-complex="italic"/>
    </style:style>
    <style:style style:name="T141" style:family="text">
      <style:text-properties fo:font-style="italic" officeooo:rsid="318bfce1" style:font-style-asian="italic" style:font-style-complex="italic"/>
    </style:style>
    <style:style style:name="T142" style:family="text">
      <style:text-properties fo:font-style="italic" officeooo:rsid="318f2991" style:font-style-asian="italic" style:font-style-complex="italic"/>
    </style:style>
    <style:style style:name="T143" style:family="text">
      <style:text-properties fo:font-style="italic" officeooo:rsid="319f36fe" style:font-style-asian="italic" style:font-style-complex="italic"/>
    </style:style>
    <style:style style:name="T144" style:family="text">
      <style:text-properties fo:font-style="italic" officeooo:rsid="31af1d90" style:font-style-asian="italic" style:font-style-complex="italic"/>
    </style:style>
    <style:style style:name="T145" style:family="text">
      <style:text-properties fo:font-style="italic" officeooo:rsid="31c62558" style:font-style-asian="italic" style:font-style-complex="italic"/>
    </style:style>
    <style:style style:name="T146" style:family="text">
      <style:text-properties fo:font-style="italic" officeooo:rsid="31f633d9" style:font-style-asian="italic" style:font-style-complex="italic"/>
    </style:style>
    <style:style style:name="T147" style:family="text">
      <style:text-properties fo:font-style="italic" officeooo:rsid="3201acca" style:font-style-asian="italic" style:font-style-complex="italic"/>
    </style:style>
    <style:style style:name="T148" style:family="text">
      <style:text-properties fo:font-style="italic" officeooo:rsid="32392271" style:font-style-asian="italic" style:font-style-complex="italic"/>
    </style:style>
    <style:style style:name="T149" style:family="text">
      <style:text-properties fo:font-style="italic" officeooo:rsid="323f0cb8" style:font-style-asian="italic" style:font-style-complex="italic"/>
    </style:style>
    <style:style style:name="T150" style:family="text">
      <style:text-properties fo:font-style="italic" officeooo:rsid="324012ef" style:font-style-asian="italic" style:font-style-complex="italic"/>
    </style:style>
    <style:style style:name="T151" style:family="text">
      <style:text-properties fo:font-style="italic" officeooo:rsid="326c4d95" style:font-style-asian="italic" style:font-style-complex="italic"/>
    </style:style>
    <style:style style:name="T152" style:family="text">
      <style:text-properties fo:font-style="italic" officeooo:rsid="3290291f" style:font-style-asian="italic" style:font-style-complex="italic"/>
    </style:style>
    <style:style style:name="T153" style:family="text">
      <style:text-properties fo:font-style="italic" officeooo:rsid="330786ce" style:font-style-asian="italic" style:font-style-complex="italic"/>
    </style:style>
    <style:style style:name="T154" style:family="text">
      <style:text-properties fo:font-style="italic" officeooo:rsid="330ce57e" style:font-style-asian="italic" style:font-style-complex="italic"/>
    </style:style>
    <style:style style:name="T155" style:family="text">
      <style:text-properties fo:font-style="italic" officeooo:rsid="33129b45" style:font-style-asian="italic" style:font-style-complex="italic"/>
    </style:style>
    <style:style style:name="T156" style:family="text">
      <style:text-properties fo:font-style="italic" officeooo:rsid="331a6fa5" style:font-style-asian="italic" style:font-style-complex="italic"/>
    </style:style>
    <style:style style:name="T157" style:family="text">
      <style:text-properties fo:font-style="italic" officeooo:rsid="33408d59" style:font-style-asian="italic" style:font-style-complex="italic"/>
    </style:style>
    <style:style style:name="T158" style:family="text">
      <style:text-properties fo:font-style="italic" officeooo:rsid="33447c10" style:font-style-asian="italic" style:font-style-complex="italic"/>
    </style:style>
    <style:style style:name="T159" style:family="text">
      <style:text-properties fo:font-style="italic" officeooo:rsid="334c8210" style:font-style-asian="italic" style:font-style-complex="italic"/>
    </style:style>
    <style:style style:name="T160" style:family="text">
      <style:text-properties fo:font-style="italic" officeooo:rsid="335dd225" style:font-style-asian="italic" style:font-style-complex="italic"/>
    </style:style>
    <style:style style:name="T161" style:family="text">
      <style:text-properties fo:font-style="italic" officeooo:rsid="3377a5ec" style:font-style-asian="italic" style:font-style-complex="italic"/>
    </style:style>
    <style:style style:name="T162" style:family="text">
      <style:text-properties fo:font-style="italic" officeooo:rsid="3382db1d" style:font-style-asian="italic" style:font-style-complex="italic"/>
    </style:style>
    <style:style style:name="T163" style:family="text">
      <style:text-properties fo:font-style="italic" officeooo:rsid="3383b23c" style:font-style-asian="italic" style:font-style-complex="italic"/>
    </style:style>
    <style:style style:name="T164" style:family="text">
      <style:text-properties fo:font-style="italic" officeooo:rsid="338968f3" style:font-style-asian="italic" style:font-style-complex="italic"/>
    </style:style>
    <style:style style:name="T165" style:family="text">
      <style:text-properties fo:font-style="italic" officeooo:rsid="33974b19" style:font-style-asian="italic" style:font-style-complex="italic"/>
    </style:style>
    <style:style style:name="T166" style:family="text">
      <style:text-properties fo:font-style="italic" officeooo:rsid="33c26bdb" style:font-style-asian="italic" style:font-style-complex="italic"/>
    </style:style>
    <style:style style:name="T167" style:family="text">
      <style:text-properties fo:font-style="italic" officeooo:rsid="33c7fec4" style:font-style-asian="italic" style:font-style-complex="italic"/>
    </style:style>
    <style:style style:name="T168" style:family="text">
      <style:text-properties fo:font-style="italic" officeooo:rsid="33d18c0a" style:font-style-asian="italic" style:font-style-complex="italic"/>
    </style:style>
    <style:style style:name="T169" style:family="text">
      <style:text-properties fo:font-style="italic" officeooo:rsid="33d63939" style:font-style-asian="italic" style:font-style-complex="italic"/>
    </style:style>
    <style:style style:name="T170" style:family="text">
      <style:text-properties fo:font-style="italic" officeooo:rsid="341ae5e7" style:font-style-asian="italic" style:font-style-complex="italic"/>
    </style:style>
    <style:style style:name="T171" style:family="text">
      <style:text-properties fo:font-style="italic" officeooo:rsid="343870f3" style:font-style-asian="italic" style:font-style-complex="italic"/>
    </style:style>
    <style:style style:name="T172" style:family="text">
      <style:text-properties fo:font-style="italic" officeooo:rsid="343d8288" style:font-style-asian="italic" style:font-style-complex="italic"/>
    </style:style>
    <style:style style:name="T173" style:family="text">
      <style:text-properties fo:font-style="italic" officeooo:rsid="3443f25f" style:font-style-asian="italic" style:font-style-complex="italic"/>
    </style:style>
    <style:style style:name="T174" style:family="text">
      <style:text-properties fo:font-style="italic" officeooo:rsid="3456efcd" style:font-style-asian="italic" style:font-style-complex="italic"/>
    </style:style>
    <style:style style:name="T175" style:family="text">
      <style:text-properties fo:font-style="italic" officeooo:rsid="345971c2" style:font-style-asian="italic" style:font-style-complex="italic"/>
    </style:style>
    <style:style style:name="T176" style:family="text">
      <style:text-properties fo:font-style="italic" officeooo:rsid="346932a3" style:font-style-asian="italic" style:font-style-complex="italic"/>
    </style:style>
    <style:style style:name="T177" style:family="text">
      <style:text-properties fo:font-style="italic" officeooo:rsid="347bdba4" style:font-style-asian="italic" style:font-style-complex="italic"/>
    </style:style>
    <style:style style:name="T178" style:family="text">
      <style:text-properties fo:font-style="italic" officeooo:rsid="3487c06f" style:font-style-asian="italic" style:font-style-complex="italic"/>
    </style:style>
    <style:style style:name="T179" style:family="text">
      <style:text-properties fo:font-style="italic" officeooo:rsid="348d576b" style:font-style-asian="italic" style:font-style-complex="italic"/>
    </style:style>
    <style:style style:name="T180" style:family="text">
      <style:text-properties fo:font-style="italic" officeooo:rsid="34d49480" style:font-style-asian="italic" style:font-style-complex="italic"/>
    </style:style>
    <style:style style:name="T181" style:family="text">
      <style:text-properties fo:font-style="italic" officeooo:rsid="34da1123" style:font-style-asian="italic" style:font-style-complex="italic"/>
    </style:style>
    <style:style style:name="T182" style:family="text">
      <style:text-properties fo:font-style="italic" officeooo:rsid="34ddf7a3" style:font-style-asian="italic" style:font-style-complex="italic"/>
    </style:style>
    <style:style style:name="T183" style:family="text">
      <style:text-properties fo:font-style="italic" officeooo:rsid="35545717" style:font-style-asian="italic" style:font-style-complex="italic"/>
    </style:style>
    <style:style style:name="T184" style:family="text">
      <style:text-properties fo:font-style="italic" officeooo:rsid="3555f10e" style:font-style-asian="italic" style:font-style-complex="italic"/>
    </style:style>
    <style:style style:name="T185" style:family="text">
      <style:text-properties fo:font-style="italic" officeooo:rsid="35816725" style:font-style-asian="italic" style:font-style-complex="italic"/>
    </style:style>
    <style:style style:name="T186" style:family="text">
      <style:text-properties fo:font-style="italic" officeooo:rsid="358e1e91" style:font-style-asian="italic" style:font-style-complex="italic"/>
    </style:style>
    <style:style style:name="T187" style:family="text">
      <style:text-properties fo:font-style="italic" officeooo:rsid="35925c65" style:font-style-asian="italic" style:font-style-complex="italic"/>
    </style:style>
    <style:style style:name="T188" style:family="text">
      <style:text-properties fo:font-style="italic" officeooo:rsid="359e5369" style:font-style-asian="italic" style:font-style-complex="italic"/>
    </style:style>
    <style:style style:name="T189" style:family="text">
      <style:text-properties fo:font-style="italic" officeooo:rsid="35a254d9" style:font-style-asian="italic" style:font-style-complex="italic"/>
    </style:style>
    <style:style style:name="T190" style:family="text">
      <style:text-properties fo:font-style="italic" officeooo:rsid="35a82164" style:font-style-asian="italic" style:font-style-complex="italic"/>
    </style:style>
    <style:style style:name="T191" style:family="text">
      <style:text-properties fo:font-style="italic" officeooo:rsid="35beb1de" style:font-style-asian="italic" style:font-style-complex="italic"/>
    </style:style>
    <style:style style:name="T192" style:family="text">
      <style:text-properties fo:font-style="italic" officeooo:rsid="35c3f734" style:font-style-asian="italic" style:font-style-complex="italic"/>
    </style:style>
    <style:style style:name="T193" style:family="text">
      <style:text-properties fo:font-style="italic" officeooo:rsid="35c900a2" style:font-style-asian="italic" style:font-style-complex="italic"/>
    </style:style>
    <style:style style:name="T194" style:family="text">
      <style:text-properties fo:font-style="italic" officeooo:rsid="35d48bc3" style:font-style-asian="italic" style:font-style-complex="italic"/>
    </style:style>
    <style:style style:name="T195" style:family="text">
      <style:text-properties fo:font-style="italic" officeooo:rsid="35e26d97" style:font-style-asian="italic" style:font-style-complex="italic"/>
    </style:style>
    <style:style style:name="T196" style:family="text">
      <style:text-properties fo:font-style="italic" officeooo:rsid="35f1e869" style:font-style-asian="italic" style:font-style-complex="italic"/>
    </style:style>
    <style:style style:name="T197" style:family="text">
      <style:text-properties fo:font-style="italic" officeooo:rsid="364e495a" style:font-style-asian="italic" style:font-style-complex="italic"/>
    </style:style>
    <style:style style:name="T198" style:family="text">
      <style:text-properties fo:font-style="italic" officeooo:rsid="365e5f5e" style:font-style-asian="italic" style:font-style-complex="italic"/>
    </style:style>
    <style:style style:name="T199" style:family="text">
      <style:text-properties fo:font-style="italic" officeooo:rsid="36ba6b2c" style:font-style-asian="italic" style:font-style-complex="italic"/>
    </style:style>
    <style:style style:name="T200" style:family="text">
      <style:text-properties fo:font-style="italic" officeooo:rsid="36bc3491" style:font-style-asian="italic" style:font-style-complex="italic"/>
    </style:style>
    <style:style style:name="T201" style:family="text">
      <style:text-properties fo:font-style="italic" officeooo:rsid="36be5211" style:font-style-asian="italic" style:font-style-complex="italic"/>
    </style:style>
    <style:style style:name="T202" style:family="text">
      <style:text-properties fo:font-style="italic" officeooo:rsid="36c209a3" style:font-style-asian="italic" style:font-style-complex="italic"/>
    </style:style>
    <style:style style:name="T203" style:family="text">
      <style:text-properties fo:font-style="italic" officeooo:rsid="36c53c1f" style:font-style-asian="italic" style:font-style-complex="italic"/>
    </style:style>
    <style:style style:name="T204" style:family="text">
      <style:text-properties fo:font-style="italic" officeooo:rsid="36c8b091" style:font-style-asian="italic" style:font-style-complex="italic"/>
    </style:style>
    <style:style style:name="T205" style:family="text">
      <style:text-properties fo:font-style="italic" officeooo:rsid="36cb5def" style:font-style-asian="italic" style:font-style-complex="italic"/>
    </style:style>
    <style:style style:name="T206" style:family="text">
      <style:text-properties fo:font-style="italic" officeooo:rsid="36df6a54" style:font-style-asian="italic" style:font-style-complex="italic"/>
    </style:style>
    <style:style style:name="T207" style:family="text">
      <style:text-properties fo:font-style="italic" officeooo:rsid="36e11dae" style:font-style-asian="italic" style:font-style-complex="italic"/>
    </style:style>
    <style:style style:name="T208" style:family="text">
      <style:text-properties fo:font-style="italic" officeooo:rsid="36efa288" style:font-style-asian="italic" style:font-style-complex="italic"/>
    </style:style>
    <style:style style:name="T209" style:family="text">
      <style:text-properties fo:font-style="italic" officeooo:rsid="3744ba90" style:font-style-asian="italic" style:font-style-complex="italic"/>
    </style:style>
    <style:style style:name="T210" style:family="text">
      <style:text-properties fo:font-style="italic" officeooo:rsid="3757d87d" style:font-style-asian="italic" style:font-style-complex="italic"/>
    </style:style>
    <style:style style:name="T211" style:family="text">
      <style:text-properties fo:font-style="italic" officeooo:rsid="3776c908" style:font-style-asian="italic" style:font-style-complex="italic"/>
    </style:style>
    <style:style style:name="T212" style:family="text">
      <style:text-properties fo:font-style="italic" officeooo:rsid="3777b8d9" style:font-style-asian="italic" style:font-style-complex="italic"/>
    </style:style>
    <style:style style:name="T213" style:family="text">
      <style:text-properties fo:font-style="italic" officeooo:rsid="37e665db" style:font-style-asian="italic" style:font-style-complex="italic"/>
    </style:style>
    <style:style style:name="T214" style:family="text">
      <style:text-properties fo:font-style="italic" officeooo:rsid="3823c3ce" style:font-style-asian="italic" style:font-style-complex="italic"/>
    </style:style>
    <style:style style:name="T215" style:family="text">
      <style:text-properties fo:font-style="italic" officeooo:rsid="3839311e" style:font-style-asian="italic" style:font-style-complex="italic"/>
    </style:style>
    <style:style style:name="T216" style:family="text">
      <style:text-properties fo:font-style="italic" officeooo:rsid="386071e4" style:font-style-asian="italic" style:font-style-complex="italic"/>
    </style:style>
    <style:style style:name="T217" style:family="text">
      <style:text-properties fo:font-style="italic" officeooo:rsid="38851be1" style:font-style-asian="italic" style:font-style-complex="italic"/>
    </style:style>
    <style:style style:name="T218" style:family="text">
      <style:text-properties fo:font-style="italic" officeooo:rsid="39b6acf9" style:font-style-asian="italic" style:font-style-complex="italic"/>
    </style:style>
    <style:style style:name="T219" style:family="text">
      <style:text-properties fo:font-style="italic" officeooo:rsid="3a036fa3" style:font-style-asian="italic" style:font-style-complex="italic"/>
    </style:style>
    <style:style style:name="T220" style:family="text">
      <style:text-properties fo:font-style="italic" officeooo:rsid="3a232a0f" style:font-style-asian="italic" style:font-style-complex="italic"/>
    </style:style>
    <style:style style:name="T221" style:family="text">
      <style:text-properties fo:font-style="italic" officeooo:rsid="3a279f3c" style:font-style-asian="italic" style:font-style-complex="italic"/>
    </style:style>
    <style:style style:name="T222" style:family="text">
      <style:text-properties fo:font-style="italic" officeooo:rsid="3a445edc" style:font-style-asian="italic" style:font-style-complex="italic"/>
    </style:style>
    <style:style style:name="T223" style:family="text">
      <style:text-properties fo:font-style="italic" officeooo:rsid="3a628a69" style:font-style-asian="italic" style:font-style-complex="italic"/>
    </style:style>
    <style:style style:name="T224" style:family="text">
      <style:text-properties fo:font-style="italic" officeooo:rsid="3a628f74" style:font-style-asian="italic" style:font-style-complex="italic"/>
    </style:style>
    <style:style style:name="T225" style:family="text">
      <style:text-properties fo:font-style="italic" officeooo:rsid="3a693caf" style:font-style-asian="italic" style:font-style-complex="italic"/>
    </style:style>
    <style:style style:name="T226" style:family="text">
      <style:text-properties fo:font-style="italic" officeooo:rsid="3a76b26c" style:font-style-asian="italic" style:font-style-complex="italic"/>
    </style:style>
    <style:style style:name="T227" style:family="text">
      <style:text-properties fo:font-style="italic" officeooo:rsid="3a7951e8" style:font-style-asian="italic" style:font-style-complex="italic"/>
    </style:style>
    <style:style style:name="T228" style:family="text">
      <style:text-properties fo:font-style="italic" officeooo:rsid="3a806374" style:font-style-asian="italic" style:font-style-complex="italic"/>
    </style:style>
    <style:style style:name="T229" style:family="text">
      <style:text-properties fo:font-style="italic" officeooo:rsid="3a98ddbe" style:font-style-asian="italic" style:font-style-complex="italic"/>
    </style:style>
    <style:style style:name="T230" style:family="text">
      <style:text-properties fo:font-style="italic" officeooo:rsid="3aaa0d28" style:font-style-asian="italic" style:font-style-complex="italic"/>
    </style:style>
    <style:style style:name="T231" style:family="text">
      <style:text-properties fo:font-style="italic" officeooo:rsid="3ab6944c" style:font-style-asian="italic" style:font-style-complex="italic"/>
    </style:style>
    <style:style style:name="T232" style:family="text">
      <style:text-properties fo:font-style="italic" officeooo:rsid="3acd6c5c" style:font-style-asian="italic" style:font-style-complex="italic"/>
    </style:style>
    <style:style style:name="T233" style:family="text">
      <style:text-properties fo:font-style="italic" officeooo:rsid="3aff4084" style:font-style-asian="italic" style:font-style-complex="italic"/>
    </style:style>
    <style:style style:name="T234" style:family="text">
      <style:text-properties fo:font-style="italic" officeooo:rsid="3b65820d" style:font-style-asian="italic" style:font-style-complex="italic"/>
    </style:style>
    <style:style style:name="T235" style:family="text">
      <style:text-properties fo:font-style="italic" officeooo:rsid="3b7fa2f7" style:font-style-asian="italic" style:font-style-complex="italic"/>
    </style:style>
    <style:style style:name="T236" style:family="text">
      <style:text-properties fo:font-style="italic" officeooo:rsid="3b93ed9f" style:font-style-asian="italic" style:font-style-complex="italic"/>
    </style:style>
    <style:style style:name="T237" style:family="text">
      <style:text-properties fo:font-style="italic" officeooo:rsid="3bac74bd" style:font-style-asian="italic" style:font-style-complex="italic"/>
    </style:style>
    <style:style style:name="T238" style:family="text">
      <style:text-properties fo:font-style="italic" officeooo:rsid="3bacfbaa" style:font-style-asian="italic" style:font-style-complex="italic"/>
    </style:style>
    <style:style style:name="T239" style:family="text">
      <style:text-properties fo:font-style="italic" officeooo:rsid="3bb09dbb" style:font-style-asian="italic" style:font-style-complex="italic"/>
    </style:style>
    <style:style style:name="T240" style:family="text">
      <style:text-properties fo:font-style="italic" officeooo:rsid="3c0b2cc2" style:font-style-asian="italic" style:font-style-complex="italic"/>
    </style:style>
    <style:style style:name="T241" style:family="text">
      <style:text-properties fo:font-style="italic" officeooo:rsid="3c19b556" style:font-style-asian="italic" style:font-style-complex="italic"/>
    </style:style>
    <style:style style:name="T242" style:family="text">
      <style:text-properties fo:font-style="italic" officeooo:rsid="3c4ed2bc" style:font-style-asian="italic" style:font-style-complex="italic"/>
    </style:style>
    <style:style style:name="T243" style:family="text">
      <style:text-properties fo:font-style="italic" officeooo:rsid="3c5968eb" style:font-style-asian="italic" style:font-style-complex="italic"/>
    </style:style>
    <style:style style:name="T244" style:family="text">
      <style:text-properties fo:font-style="italic" officeooo:rsid="3c715a22" style:font-style-asian="italic" style:font-style-complex="italic"/>
    </style:style>
    <style:style style:name="T245" style:family="text">
      <style:text-properties fo:font-style="italic" officeooo:rsid="3c85b222" style:font-style-asian="italic" style:font-style-complex="italic"/>
    </style:style>
    <style:style style:name="T246" style:family="text">
      <style:text-properties fo:font-style="italic" officeooo:rsid="3cd6a508" style:font-style-asian="italic" style:font-style-complex="italic"/>
    </style:style>
    <style:style style:name="T247" style:family="text">
      <style:text-properties fo:font-style="italic" officeooo:rsid="3cdefbbf" style:font-style-asian="italic" style:font-style-complex="italic"/>
    </style:style>
    <style:style style:name="T248" style:family="text">
      <style:text-properties fo:font-style="italic" officeooo:rsid="3cece4c8" style:font-style-asian="italic" style:font-style-complex="italic"/>
    </style:style>
    <style:style style:name="T249" style:family="text">
      <style:text-properties fo:font-style="italic" officeooo:rsid="3d3e5352" style:font-style-asian="italic" style:font-style-complex="italic"/>
    </style:style>
    <style:style style:name="T250" style:family="text">
      <style:text-properties fo:font-style="italic" officeooo:rsid="3d5c78bc" style:font-style-asian="italic" style:font-style-complex="italic"/>
    </style:style>
    <style:style style:name="T251" style:family="text">
      <style:text-properties fo:font-style="italic" officeooo:rsid="3dde4bb0" style:font-style-asian="italic" style:font-style-complex="italic"/>
    </style:style>
    <style:style style:name="T252" style:family="text">
      <style:text-properties fo:font-style="italic" officeooo:rsid="3e04665c" style:font-style-asian="italic" style:font-style-complex="italic"/>
    </style:style>
    <style:style style:name="T253" style:family="text">
      <style:text-properties fo:font-style="italic" officeooo:rsid="3e16a25b" style:font-style-asian="italic" style:font-style-complex="italic"/>
    </style:style>
    <style:style style:name="T254" style:family="text">
      <style:text-properties fo:font-style="italic" officeooo:rsid="3e18fb26" style:font-style-asian="italic" style:font-style-complex="italic"/>
    </style:style>
    <style:style style:name="T255" style:family="text">
      <style:text-properties fo:font-style="italic" officeooo:rsid="3e4c6b68" style:font-style-asian="italic" style:font-style-complex="italic"/>
    </style:style>
    <style:style style:name="T256" style:family="text">
      <style:text-properties fo:font-style="italic" officeooo:rsid="3e634d91" style:font-style-asian="italic" style:font-style-complex="italic"/>
    </style:style>
    <style:style style:name="T257" style:family="text">
      <style:text-properties fo:font-style="italic" officeooo:rsid="3eb71f73" style:font-style-asian="italic" style:font-style-complex="italic"/>
    </style:style>
    <style:style style:name="T258" style:family="text">
      <style:text-properties fo:font-style="italic" officeooo:rsid="3ed2e971" style:font-style-asian="italic" style:font-style-complex="italic"/>
    </style:style>
    <style:style style:name="T259" style:family="text">
      <style:text-properties fo:font-style="italic" officeooo:rsid="3ed38965" style:font-style-asian="italic" style:font-style-complex="italic"/>
    </style:style>
    <style:style style:name="T260" style:family="text">
      <style:text-properties fo:font-style="italic" officeooo:rsid="3ee643e5" style:font-style-asian="italic" style:font-style-complex="italic"/>
    </style:style>
    <style:style style:name="T261" style:family="text">
      <style:text-properties fo:font-style="italic" officeooo:rsid="3f062ac2" style:font-style-asian="italic" style:font-style-complex="italic"/>
    </style:style>
    <style:style style:name="T262" style:family="text">
      <style:text-properties fo:font-style="italic" officeooo:rsid="3f1792c6" style:font-style-asian="italic" style:font-style-complex="italic"/>
    </style:style>
    <style:style style:name="T263" style:family="text">
      <style:text-properties fo:font-style="italic" officeooo:rsid="3f36441a" style:font-style-asian="italic" style:font-style-complex="italic"/>
    </style:style>
    <style:style style:name="T264" style:family="text">
      <style:text-properties fo:font-style="italic" officeooo:rsid="3f5e0d4b" style:font-style-asian="italic" style:font-style-complex="italic"/>
    </style:style>
    <style:style style:name="T265" style:family="text">
      <style:text-properties fo:font-style="italic" officeooo:rsid="3f6f05bb" style:font-style-asian="italic" style:font-style-complex="italic"/>
    </style:style>
    <style:style style:name="T266" style:family="text">
      <style:text-properties fo:font-style="italic" officeooo:rsid="3f73a9d8" style:font-style-asian="italic" style:font-style-complex="italic"/>
    </style:style>
    <style:style style:name="T267" style:family="text">
      <style:text-properties fo:font-style="italic" officeooo:rsid="3fa38191" style:font-style-asian="italic" style:font-style-complex="italic"/>
    </style:style>
    <style:style style:name="T268" style:family="text">
      <style:text-properties fo:font-style="italic" style:text-underline-style="none" fo:font-weight="normal" officeooo:rsid="2d54f1d6" style:font-style-asian="italic" style:font-weight-asian="normal" style:font-style-complex="italic" style:font-weight-complex="normal"/>
    </style:style>
    <style:style style:name="T269" style:family="text">
      <style:text-properties fo:font-style="italic" style:text-underline-style="none" officeooo:rsid="3c9dc42e" style:font-style-asian="italic" style:font-style-complex="italic"/>
    </style:style>
    <style:style style:name="T270" style:family="text">
      <style:text-properties fo:font-style="normal" style:text-underline-style="none" fo:font-weight="normal" style:font-style-asian="normal" style:font-weight-asian="normal" style:font-style-complex="normal" style:font-weight-complex="normal"/>
    </style:style>
    <style:style style:name="T271" style:family="text">
      <style:text-properties fo:font-style="normal" style:text-underline-style="none" fo:font-weight="normal" officeooo:rsid="2cd32073" style:font-style-asian="normal" style:font-weight-asian="normal" style:font-style-complex="normal" style:font-weight-complex="normal"/>
    </style:style>
    <style:style style:name="T272" style:family="text">
      <style:text-properties fo:font-style="normal" style:text-underline-style="none" fo:font-weight="normal" officeooo:rsid="2cd5c1bb" style:font-style-asian="normal" style:font-weight-asian="normal" style:font-style-complex="normal" style:font-weight-complex="normal"/>
    </style:style>
    <style:style style:name="T273" style:family="text">
      <style:text-properties fo:font-style="normal" style:text-underline-style="none" fo:font-weight="normal" officeooo:rsid="2cd6f288" style:font-style-asian="normal" style:font-weight-asian="normal" style:font-style-complex="normal" style:font-weight-complex="normal"/>
    </style:style>
    <style:style style:name="T274" style:family="text">
      <style:text-properties fo:font-style="normal" style:text-underline-style="none" fo:font-weight="normal" officeooo:rsid="2cd78872" style:font-style-asian="normal" style:font-weight-asian="normal" style:font-style-complex="normal" style:font-weight-complex="normal"/>
    </style:style>
    <style:style style:name="T275" style:family="text">
      <style:text-properties fo:font-style="normal" style:text-underline-style="none" fo:font-weight="normal" officeooo:rsid="2cd840ce" style:font-style-asian="normal" style:font-weight-asian="normal" style:font-style-complex="normal" style:font-weight-complex="normal"/>
    </style:style>
    <style:style style:name="T276" style:family="text">
      <style:text-properties fo:font-style="normal" style:text-underline-style="none" fo:font-weight="normal" officeooo:rsid="2cd8eda7" style:font-style-asian="normal" style:font-weight-asian="normal" style:font-style-complex="normal" style:font-weight-complex="normal"/>
    </style:style>
    <style:style style:name="T277" style:family="text">
      <style:text-properties fo:font-style="normal" style:text-underline-style="none" fo:font-weight="normal" officeooo:rsid="2cdba2c8" style:font-style-asian="normal" style:font-weight-asian="normal" style:font-style-complex="normal" style:font-weight-complex="normal"/>
    </style:style>
    <style:style style:name="T278" style:family="text">
      <style:text-properties fo:font-style="normal" style:text-underline-style="none" fo:font-weight="normal" officeooo:rsid="2cdd55f7" style:font-style-asian="normal" style:font-weight-asian="normal" style:font-style-complex="normal" style:font-weight-complex="normal"/>
    </style:style>
    <style:style style:name="T279" style:family="text">
      <style:text-properties fo:font-style="normal" style:text-underline-style="none" fo:font-weight="normal" officeooo:rsid="2cde92c0" style:font-style-asian="normal" style:font-weight-asian="normal" style:font-style-complex="normal" style:font-weight-complex="normal"/>
    </style:style>
    <style:style style:name="T280" style:family="text">
      <style:text-properties fo:font-style="normal" style:text-underline-style="none" fo:font-weight="normal" officeooo:rsid="2ce02406" style:font-style-asian="normal" style:font-weight-asian="normal" style:font-style-complex="normal" style:font-weight-complex="normal"/>
    </style:style>
    <style:style style:name="T281" style:family="text">
      <style:text-properties fo:font-style="normal" style:text-underline-style="none" fo:font-weight="normal" officeooo:rsid="2ce02f7c" style:font-style-asian="normal" style:font-weight-asian="normal" style:font-style-complex="normal" style:font-weight-complex="normal"/>
    </style:style>
    <style:style style:name="T282" style:family="text">
      <style:text-properties fo:font-style="normal" style:text-underline-style="none" fo:font-weight="normal" officeooo:rsid="2ce15e72" style:font-style-asian="normal" style:font-weight-asian="normal" style:font-style-complex="normal" style:font-weight-complex="normal"/>
    </style:style>
    <style:style style:name="T283" style:family="text">
      <style:text-properties fo:font-style="normal" style:text-underline-style="none" fo:font-weight="normal" officeooo:rsid="2d5118b1" style:font-style-asian="normal" style:font-weight-asian="normal" style:font-style-complex="normal" style:font-weight-complex="normal"/>
    </style:style>
    <style:style style:name="T284" style:family="text">
      <style:text-properties fo:font-style="normal" style:text-underline-style="none" fo:font-weight="normal" officeooo:rsid="2d512c4d" style:font-style-asian="normal" style:font-weight-asian="normal" style:font-style-complex="normal" style:font-weight-complex="normal"/>
    </style:style>
    <style:style style:name="T285" style:family="text">
      <style:text-properties fo:font-style="normal" style:text-underline-style="none" fo:font-weight="normal" officeooo:rsid="2d52f8b7" style:font-style-asian="normal" style:font-weight-asian="normal" style:font-style-complex="normal" style:font-weight-complex="normal"/>
    </style:style>
    <style:style style:name="T286" style:family="text">
      <style:text-properties fo:font-style="normal" style:text-underline-style="none" fo:font-weight="normal" officeooo:rsid="2d544591" style:font-style-asian="normal" style:font-weight-asian="normal" style:font-style-complex="normal" style:font-weight-complex="normal"/>
    </style:style>
    <style:style style:name="T287" style:family="text">
      <style:text-properties fo:font-style="normal" style:text-underline-style="none" fo:font-weight="normal" officeooo:rsid="2d54f1d6" style:font-style-asian="normal" style:font-weight-asian="normal" style:font-style-complex="normal" style:font-weight-complex="normal"/>
    </style:style>
    <style:style style:name="T288" style:family="text">
      <style:text-properties fo:font-style="normal" style:font-style-asian="normal" style:font-style-complex="normal"/>
    </style:style>
    <style:style style:name="T289" style:family="text">
      <style:text-properties fo:font-style="normal" officeooo:rsid="0019f43d" style:font-style-asian="normal" style:font-style-complex="normal"/>
    </style:style>
    <style:style style:name="T290" style:family="text">
      <style:text-properties fo:font-style="normal" officeooo:rsid="2b8f2836" style:font-style-asian="normal" style:font-style-complex="normal"/>
    </style:style>
    <style:style style:name="T291" style:family="text">
      <style:text-properties fo:font-style="normal" officeooo:rsid="2b90c71d" style:font-style-asian="normal" style:font-style-complex="normal"/>
    </style:style>
    <style:style style:name="T292" style:family="text">
      <style:text-properties fo:font-style="normal" officeooo:rsid="2b914cd9" style:font-style-asian="normal" style:font-style-complex="normal"/>
    </style:style>
    <style:style style:name="T293" style:family="text">
      <style:text-properties fo:font-style="normal" officeooo:rsid="2b92f54b" style:font-style-asian="normal" style:font-style-complex="normal"/>
    </style:style>
    <style:style style:name="T294" style:family="text">
      <style:text-properties fo:font-style="normal" officeooo:rsid="2b9339cf" style:font-style-asian="normal" style:font-style-complex="normal"/>
    </style:style>
    <style:style style:name="T295" style:family="text">
      <style:text-properties fo:font-style="normal" officeooo:rsid="2b951339" style:font-style-asian="normal" style:font-style-complex="normal"/>
    </style:style>
    <style:style style:name="T296" style:family="text">
      <style:text-properties fo:font-style="normal" officeooo:rsid="2b95d77c" style:font-style-asian="normal" style:font-style-complex="normal"/>
    </style:style>
    <style:style style:name="T297" style:family="text">
      <style:text-properties fo:font-style="normal" officeooo:rsid="2b97d1ca" style:font-style-asian="normal" style:font-style-complex="normal"/>
    </style:style>
    <style:style style:name="T298" style:family="text">
      <style:text-properties fo:font-style="normal" officeooo:rsid="2b987b0b" style:font-style-asian="normal" style:font-style-complex="normal"/>
    </style:style>
    <style:style style:name="T299" style:family="text">
      <style:text-properties fo:font-style="normal" officeooo:rsid="2b99dd44" style:font-style-asian="normal" style:font-style-complex="normal"/>
    </style:style>
    <style:style style:name="T300" style:family="text">
      <style:text-properties fo:font-style="normal" officeooo:rsid="2b9b7d03" style:font-style-asian="normal" style:font-style-complex="normal"/>
    </style:style>
    <style:style style:name="T301" style:family="text">
      <style:text-properties fo:font-style="normal" officeooo:rsid="2b9c68c0" style:font-style-asian="normal" style:font-style-complex="normal"/>
    </style:style>
    <style:style style:name="T302" style:family="text">
      <style:text-properties fo:font-style="normal" officeooo:rsid="2b9ce194" style:font-style-asian="normal" style:font-style-complex="normal"/>
    </style:style>
    <style:style style:name="T303" style:family="text">
      <style:text-properties fo:font-style="normal" officeooo:rsid="2b9cf499" style:font-style-asian="normal" style:font-style-complex="normal"/>
    </style:style>
    <style:style style:name="T304" style:family="text">
      <style:text-properties fo:font-style="normal" officeooo:rsid="2b9e3898" style:font-style-asian="normal" style:font-style-complex="normal"/>
    </style:style>
    <style:style style:name="T305" style:family="text">
      <style:text-properties fo:font-style="normal" officeooo:rsid="2b9e62e8" style:font-style-asian="normal" style:font-style-complex="normal"/>
    </style:style>
    <style:style style:name="T306" style:family="text">
      <style:text-properties fo:font-style="normal" officeooo:rsid="2b9efb43" style:font-style-asian="normal" style:font-style-complex="normal"/>
    </style:style>
    <style:style style:name="T307" style:family="text">
      <style:text-properties fo:font-style="normal" officeooo:rsid="2ba066ee" style:font-style-asian="normal" style:font-style-complex="normal"/>
    </style:style>
    <style:style style:name="T308" style:family="text">
      <style:text-properties fo:font-style="normal" officeooo:rsid="2ba25a2e" style:font-style-asian="normal" style:font-style-complex="normal"/>
    </style:style>
    <style:style style:name="T309" style:family="text">
      <style:text-properties fo:font-style="normal" officeooo:rsid="2ba2f296" style:font-style-asian="normal" style:font-style-complex="normal"/>
    </style:style>
    <style:style style:name="T310" style:family="text">
      <style:text-properties fo:font-style="normal" officeooo:rsid="2ba3cc8f" style:font-style-asian="normal" style:font-style-complex="normal"/>
    </style:style>
    <style:style style:name="T311" style:family="text">
      <style:text-properties fo:font-style="normal" officeooo:rsid="2ba59f2f" style:font-style-asian="normal" style:font-style-complex="normal"/>
    </style:style>
    <style:style style:name="T312" style:family="text">
      <style:text-properties fo:font-style="normal" officeooo:rsid="2ba6de81" style:font-style-asian="normal" style:font-style-complex="normal"/>
    </style:style>
    <style:style style:name="T313" style:family="text">
      <style:text-properties fo:font-style="normal" officeooo:rsid="2ba87cb9" style:font-style-asian="normal" style:font-style-complex="normal"/>
    </style:style>
    <style:style style:name="T314" style:family="text">
      <style:text-properties fo:font-style="normal" officeooo:rsid="2ba9f576" style:font-style-asian="normal" style:font-style-complex="normal"/>
    </style:style>
    <style:style style:name="T315" style:family="text">
      <style:text-properties fo:font-style="normal" officeooo:rsid="2bac67a7" style:font-style-asian="normal" style:font-style-complex="normal"/>
    </style:style>
    <style:style style:name="T316" style:family="text">
      <style:text-properties fo:font-style="normal" officeooo:rsid="2bac9090" style:font-style-asian="normal" style:font-style-complex="normal"/>
    </style:style>
    <style:style style:name="T317" style:family="text">
      <style:text-properties fo:font-style="normal" officeooo:rsid="2badd0f9" style:font-style-asian="normal" style:font-style-complex="normal"/>
    </style:style>
    <style:style style:name="T318" style:family="text">
      <style:text-properties fo:font-style="normal" officeooo:rsid="2bae210b" style:font-style-asian="normal" style:font-style-complex="normal"/>
    </style:style>
    <style:style style:name="T319" style:family="text">
      <style:text-properties fo:font-style="normal" officeooo:rsid="2bae2212" style:font-style-asian="normal" style:font-style-complex="normal"/>
    </style:style>
    <style:style style:name="T320" style:family="text">
      <style:text-properties fo:font-style="normal" officeooo:rsid="2baefa10" style:font-style-asian="normal" style:font-style-complex="normal"/>
    </style:style>
    <style:style style:name="T321" style:family="text">
      <style:text-properties fo:font-style="normal" officeooo:rsid="2bb0477e" style:font-style-asian="normal" style:font-style-complex="normal"/>
    </style:style>
    <style:style style:name="T322" style:family="text">
      <style:text-properties fo:font-style="normal" officeooo:rsid="2bb05290" style:font-style-asian="normal" style:font-style-complex="normal"/>
    </style:style>
    <style:style style:name="T323" style:family="text">
      <style:text-properties fo:font-style="normal" officeooo:rsid="2bb20b99" style:font-style-asian="normal" style:font-style-complex="normal"/>
    </style:style>
    <style:style style:name="T324" style:family="text">
      <style:text-properties fo:font-style="normal" officeooo:rsid="2bb278a8" style:font-style-asian="normal" style:font-style-complex="normal"/>
    </style:style>
    <style:style style:name="T325" style:family="text">
      <style:text-properties fo:font-style="normal" officeooo:rsid="2bb3a839" style:font-style-asian="normal" style:font-style-complex="normal"/>
    </style:style>
    <style:style style:name="T326" style:family="text">
      <style:text-properties fo:font-style="normal" officeooo:rsid="2bb51d5d" style:font-style-asian="normal" style:font-style-complex="normal"/>
    </style:style>
    <style:style style:name="T327" style:family="text">
      <style:text-properties fo:font-style="normal" officeooo:rsid="2bb69c99" style:font-style-asian="normal" style:font-style-complex="normal"/>
    </style:style>
    <style:style style:name="T328" style:family="text">
      <style:text-properties fo:font-style="normal" officeooo:rsid="2bb7af7f" style:font-style-asian="normal" style:font-style-complex="normal"/>
    </style:style>
    <style:style style:name="T329" style:family="text">
      <style:text-properties fo:font-style="normal" officeooo:rsid="2bb8d505" style:font-style-asian="normal" style:font-style-complex="normal"/>
    </style:style>
    <style:style style:name="T330" style:family="text">
      <style:text-properties fo:font-style="normal" officeooo:rsid="2bb93fd3" style:font-style-asian="normal" style:font-style-complex="normal"/>
    </style:style>
    <style:style style:name="T331" style:family="text">
      <style:text-properties fo:font-style="normal" officeooo:rsid="2bb9ea27" style:font-style-asian="normal" style:font-style-complex="normal"/>
    </style:style>
    <style:style style:name="T332" style:family="text">
      <style:text-properties fo:font-style="normal" officeooo:rsid="2bba4590" style:font-style-asian="normal" style:font-style-complex="normal"/>
    </style:style>
    <style:style style:name="T333" style:family="text">
      <style:text-properties fo:font-style="normal" officeooo:rsid="2bbb5131" style:font-style-asian="normal" style:font-style-complex="normal"/>
    </style:style>
    <style:style style:name="T334" style:family="text">
      <style:text-properties fo:font-style="normal" officeooo:rsid="2bbd27f4" style:font-style-asian="normal" style:font-style-complex="normal"/>
    </style:style>
    <style:style style:name="T335" style:family="text">
      <style:text-properties fo:font-style="normal" officeooo:rsid="2bbd29c6" style:font-style-asian="normal" style:font-style-complex="normal"/>
    </style:style>
    <style:style style:name="T336" style:family="text">
      <style:text-properties fo:font-style="normal" officeooo:rsid="2bbdc4b7" style:font-style-asian="normal" style:font-style-complex="normal"/>
    </style:style>
    <style:style style:name="T337" style:family="text">
      <style:text-properties fo:font-style="normal" officeooo:rsid="2bbeb7b2" style:font-style-asian="normal" style:font-style-complex="normal"/>
    </style:style>
    <style:style style:name="T338" style:family="text">
      <style:text-properties fo:font-style="normal" officeooo:rsid="2bbefd10" style:font-style-asian="normal" style:font-style-complex="normal"/>
    </style:style>
    <style:style style:name="T339" style:family="text">
      <style:text-properties fo:font-style="normal" officeooo:rsid="2bbf7af7" style:font-style-asian="normal" style:font-style-complex="normal"/>
    </style:style>
    <style:style style:name="T340" style:family="text">
      <style:text-properties fo:font-style="normal" officeooo:rsid="2bc01b44" style:font-style-asian="normal" style:font-style-complex="normal"/>
    </style:style>
    <style:style style:name="T341" style:family="text">
      <style:text-properties fo:font-style="normal" officeooo:rsid="2bc0c51a" style:font-style-asian="normal" style:font-style-complex="normal"/>
    </style:style>
    <style:style style:name="T342" style:family="text">
      <style:text-properties fo:font-style="normal" officeooo:rsid="2bc0f74b" style:font-style-asian="normal" style:font-style-complex="normal"/>
    </style:style>
    <style:style style:name="T343" style:family="text">
      <style:text-properties fo:font-style="normal" officeooo:rsid="2bc15512" style:font-style-asian="normal" style:font-style-complex="normal"/>
    </style:style>
    <style:style style:name="T344" style:family="text">
      <style:text-properties fo:font-style="normal" officeooo:rsid="2bc1753f" style:font-style-asian="normal" style:font-style-complex="normal"/>
    </style:style>
    <style:style style:name="T345" style:family="text">
      <style:text-properties fo:font-style="normal" officeooo:rsid="2bc2ccbf" style:font-style-asian="normal" style:font-style-complex="normal"/>
    </style:style>
    <style:style style:name="T346" style:family="text">
      <style:text-properties fo:font-style="normal" officeooo:rsid="2bc3992b" style:font-style-asian="normal" style:font-style-complex="normal"/>
    </style:style>
    <style:style style:name="T347" style:family="text">
      <style:text-properties fo:font-style="normal" officeooo:rsid="2bc46e8e" style:font-style-asian="normal" style:font-style-complex="normal"/>
    </style:style>
    <style:style style:name="T348" style:family="text">
      <style:text-properties fo:font-style="normal" officeooo:rsid="2bc61b78" style:font-style-asian="normal" style:font-style-complex="normal"/>
    </style:style>
    <style:style style:name="T349" style:family="text">
      <style:text-properties fo:font-style="normal" officeooo:rsid="2bc7abd9" style:font-style-asian="normal" style:font-style-complex="normal"/>
    </style:style>
    <style:style style:name="T350" style:family="text">
      <style:text-properties fo:font-style="normal" officeooo:rsid="2bc83269" style:font-style-asian="normal" style:font-style-complex="normal"/>
    </style:style>
    <style:style style:name="T351" style:family="text">
      <style:text-properties fo:font-style="normal" officeooo:rsid="2bc96e67" style:font-style-asian="normal" style:font-style-complex="normal"/>
    </style:style>
    <style:style style:name="T352" style:family="text">
      <style:text-properties fo:font-style="normal" officeooo:rsid="2bc99e31" style:font-style-asian="normal" style:font-style-complex="normal"/>
    </style:style>
    <style:style style:name="T353" style:family="text">
      <style:text-properties fo:font-style="normal" officeooo:rsid="2bca2794" style:font-style-asian="normal" style:font-style-complex="normal"/>
    </style:style>
    <style:style style:name="T354" style:family="text">
      <style:text-properties fo:font-style="normal" officeooo:rsid="2bca719e" style:font-style-asian="normal" style:font-style-complex="normal"/>
    </style:style>
    <style:style style:name="T355" style:family="text">
      <style:text-properties fo:font-style="normal" officeooo:rsid="2bcc0466" style:font-style-asian="normal" style:font-style-complex="normal"/>
    </style:style>
    <style:style style:name="T356" style:family="text">
      <style:text-properties fo:font-style="normal" officeooo:rsid="2bccf91a" style:font-style-asian="normal" style:font-style-complex="normal"/>
    </style:style>
    <style:style style:name="T357" style:family="text">
      <style:text-properties fo:font-style="normal" officeooo:rsid="2bcea689" style:font-style-asian="normal" style:font-style-complex="normal"/>
    </style:style>
    <style:style style:name="T358" style:family="text">
      <style:text-properties fo:font-style="normal" officeooo:rsid="2bd01cec" style:font-style-asian="normal" style:font-style-complex="normal"/>
    </style:style>
    <style:style style:name="T359" style:family="text">
      <style:text-properties fo:font-style="normal" officeooo:rsid="2bd02024" style:font-style-asian="normal" style:font-style-complex="normal"/>
    </style:style>
    <style:style style:name="T360" style:family="text">
      <style:text-properties fo:font-style="normal" officeooo:rsid="2bd05c93" style:font-style-asian="normal" style:font-style-complex="normal"/>
    </style:style>
    <style:style style:name="T361" style:family="text">
      <style:text-properties fo:font-style="normal" officeooo:rsid="2bd24455" style:font-style-asian="normal" style:font-style-complex="normal"/>
    </style:style>
    <style:style style:name="T362" style:family="text">
      <style:text-properties fo:font-style="normal" officeooo:rsid="2bd38fbe" style:font-style-asian="normal" style:font-style-complex="normal"/>
    </style:style>
    <style:style style:name="T363" style:family="text">
      <style:text-properties fo:font-style="normal" officeooo:rsid="2bd41720" style:font-style-asian="normal" style:font-style-complex="normal"/>
    </style:style>
    <style:style style:name="T364" style:family="text">
      <style:text-properties fo:font-style="normal" officeooo:rsid="2bd6158d" style:font-style-asian="normal" style:font-style-complex="normal"/>
    </style:style>
    <style:style style:name="T365" style:family="text">
      <style:text-properties fo:font-style="normal" officeooo:rsid="2bd68d3f" style:font-style-asian="normal" style:font-style-complex="normal"/>
    </style:style>
    <style:style style:name="T366" style:family="text">
      <style:text-properties fo:font-style="normal" officeooo:rsid="2bd85ee5" style:font-style-asian="normal" style:font-style-complex="normal"/>
    </style:style>
    <style:style style:name="T367" style:family="text">
      <style:text-properties fo:font-style="normal" officeooo:rsid="2bda1d30" style:font-style-asian="normal" style:font-style-complex="normal"/>
    </style:style>
    <style:style style:name="T368" style:family="text">
      <style:text-properties fo:font-style="normal" officeooo:rsid="2bdc017d" style:font-style-asian="normal" style:font-style-complex="normal"/>
    </style:style>
    <style:style style:name="T369" style:family="text">
      <style:text-properties fo:font-style="normal" officeooo:rsid="2bdc64c8" style:font-style-asian="normal" style:font-style-complex="normal"/>
    </style:style>
    <style:style style:name="T370" style:family="text">
      <style:text-properties fo:font-style="normal" officeooo:rsid="2bdcc336" style:font-style-asian="normal" style:font-style-complex="normal"/>
    </style:style>
    <style:style style:name="T371" style:family="text">
      <style:text-properties fo:font-style="normal" officeooo:rsid="2bdd3722" style:font-style-asian="normal" style:font-style-complex="normal"/>
    </style:style>
    <style:style style:name="T372" style:family="text">
      <style:text-properties fo:font-style="normal" officeooo:rsid="2bde247d" style:font-style-asian="normal" style:font-style-complex="normal"/>
    </style:style>
    <style:style style:name="T373" style:family="text">
      <style:text-properties fo:font-style="normal" officeooo:rsid="2bdfc566" style:font-style-asian="normal" style:font-style-complex="normal"/>
    </style:style>
    <style:style style:name="T374" style:family="text">
      <style:text-properties fo:font-style="normal" officeooo:rsid="2be0d2d7" style:font-style-asian="normal" style:font-style-complex="normal"/>
    </style:style>
    <style:style style:name="T375" style:family="text">
      <style:text-properties fo:font-style="normal" officeooo:rsid="2be1954f" style:font-style-asian="normal" style:font-style-complex="normal"/>
    </style:style>
    <style:style style:name="T376" style:family="text">
      <style:text-properties fo:font-style="normal" officeooo:rsid="2be1cc82" style:font-style-asian="normal" style:font-style-complex="normal"/>
    </style:style>
    <style:style style:name="T377" style:family="text">
      <style:text-properties fo:font-style="normal" officeooo:rsid="2be2e330" style:font-style-asian="normal" style:font-style-complex="normal"/>
    </style:style>
    <style:style style:name="T378" style:family="text">
      <style:text-properties fo:font-style="normal" officeooo:rsid="2be37119" style:font-style-asian="normal" style:font-style-complex="normal"/>
    </style:style>
    <style:style style:name="T379" style:family="text">
      <style:text-properties fo:font-style="normal" officeooo:rsid="2be42230" style:font-style-asian="normal" style:font-style-complex="normal"/>
    </style:style>
    <style:style style:name="T380" style:family="text">
      <style:text-properties fo:font-style="normal" officeooo:rsid="2be59fbf" style:font-style-asian="normal" style:font-style-complex="normal"/>
    </style:style>
    <style:style style:name="T381" style:family="text">
      <style:text-properties fo:font-style="normal" officeooo:rsid="2be69d1b" style:font-style-asian="normal" style:font-style-complex="normal"/>
    </style:style>
    <style:style style:name="T382" style:family="text">
      <style:text-properties fo:font-style="normal" officeooo:rsid="2be82a54" style:font-style-asian="normal" style:font-style-complex="normal"/>
    </style:style>
    <style:style style:name="T383" style:family="text">
      <style:text-properties fo:font-style="normal" officeooo:rsid="2be99bd0" style:font-style-asian="normal" style:font-style-complex="normal"/>
    </style:style>
    <style:style style:name="T384" style:family="text">
      <style:text-properties fo:font-style="normal" officeooo:rsid="2beb87e6" style:font-style-asian="normal" style:font-style-complex="normal"/>
    </style:style>
    <style:style style:name="T385" style:family="text">
      <style:text-properties fo:font-style="normal" officeooo:rsid="2bec3515" style:font-style-asian="normal" style:font-style-complex="normal"/>
    </style:style>
    <style:style style:name="T386" style:family="text">
      <style:text-properties fo:font-style="normal" officeooo:rsid="2bee188f" style:font-style-asian="normal" style:font-style-complex="normal"/>
    </style:style>
    <style:style style:name="T387" style:family="text">
      <style:text-properties fo:font-style="normal" officeooo:rsid="2bef8631" style:font-style-asian="normal" style:font-style-complex="normal"/>
    </style:style>
    <style:style style:name="T388" style:family="text">
      <style:text-properties fo:font-style="normal" officeooo:rsid="2bf12c63" style:font-style-asian="normal" style:font-style-complex="normal"/>
    </style:style>
    <style:style style:name="T389" style:family="text">
      <style:text-properties fo:font-style="normal" officeooo:rsid="2bf2f104" style:font-style-asian="normal" style:font-style-complex="normal"/>
    </style:style>
    <style:style style:name="T390" style:family="text">
      <style:text-properties fo:font-style="normal" officeooo:rsid="2bf4d488" style:font-style-asian="normal" style:font-style-complex="normal"/>
    </style:style>
    <style:style style:name="T391" style:family="text">
      <style:text-properties fo:font-style="normal" officeooo:rsid="2bf5ccdf" style:font-style-asian="normal" style:font-style-complex="normal"/>
    </style:style>
    <style:style style:name="T392" style:family="text">
      <style:text-properties fo:font-style="normal" officeooo:rsid="2bf61b73" style:font-style-asian="normal" style:font-style-complex="normal"/>
    </style:style>
    <style:style style:name="T393" style:family="text">
      <style:text-properties fo:font-style="normal" officeooo:rsid="2bf63e11" style:font-style-asian="normal" style:font-style-complex="normal"/>
    </style:style>
    <style:style style:name="T394" style:family="text">
      <style:text-properties fo:font-style="normal" officeooo:rsid="2bf78c1b" style:font-style-asian="normal" style:font-style-complex="normal"/>
    </style:style>
    <style:style style:name="T395" style:family="text">
      <style:text-properties fo:font-style="normal" officeooo:rsid="2bf8cf3a" style:font-style-asian="normal" style:font-style-complex="normal"/>
    </style:style>
    <style:style style:name="T396" style:family="text">
      <style:text-properties fo:font-style="normal" officeooo:rsid="2bf8f863" style:font-style-asian="normal" style:font-style-complex="normal"/>
    </style:style>
    <style:style style:name="T397" style:family="text">
      <style:text-properties fo:font-style="normal" officeooo:rsid="2bf9b57b" style:font-style-asian="normal" style:font-style-complex="normal"/>
    </style:style>
    <style:style style:name="T398" style:family="text">
      <style:text-properties fo:font-style="normal" officeooo:rsid="2bfac600" style:font-style-asian="normal" style:font-style-complex="normal"/>
    </style:style>
    <style:style style:name="T399" style:family="text">
      <style:text-properties fo:font-style="normal" officeooo:rsid="2bfc5a48" style:font-style-asian="normal" style:font-style-complex="normal"/>
    </style:style>
    <style:style style:name="T400" style:family="text">
      <style:text-properties fo:font-style="normal" officeooo:rsid="2bfd9a24" style:font-style-asian="normal" style:font-style-complex="normal"/>
    </style:style>
    <style:style style:name="T401" style:family="text">
      <style:text-properties fo:font-style="normal" officeooo:rsid="2bfec51d" style:font-style-asian="normal" style:font-style-complex="normal"/>
    </style:style>
    <style:style style:name="T402" style:family="text">
      <style:text-properties fo:font-style="normal" officeooo:rsid="2c19f152" style:font-style-asian="normal" style:font-style-complex="normal"/>
    </style:style>
    <style:style style:name="T403" style:family="text">
      <style:text-properties fo:font-style="normal" officeooo:rsid="2c1b528f" style:font-style-asian="normal" style:font-style-complex="normal"/>
    </style:style>
    <style:style style:name="T404" style:family="text">
      <style:text-properties fo:font-style="normal" officeooo:rsid="2c1d0086" style:font-style-asian="normal" style:font-style-complex="normal"/>
    </style:style>
    <style:style style:name="T405" style:family="text">
      <style:text-properties fo:font-style="normal" officeooo:rsid="2c1edf7f" style:font-style-asian="normal" style:font-style-complex="normal"/>
    </style:style>
    <style:style style:name="T406" style:family="text">
      <style:text-properties fo:font-style="normal" officeooo:rsid="2c1fe408" style:font-style-asian="normal" style:font-style-complex="normal"/>
    </style:style>
    <style:style style:name="T407" style:family="text">
      <style:text-properties fo:font-style="normal" officeooo:rsid="2c20d7d3" style:font-style-asian="normal" style:font-style-complex="normal"/>
    </style:style>
    <style:style style:name="T408" style:family="text">
      <style:text-properties fo:font-style="normal" officeooo:rsid="2c222cfc" style:font-style-asian="normal" style:font-style-complex="normal"/>
    </style:style>
    <style:style style:name="T409" style:family="text">
      <style:text-properties fo:font-style="normal" officeooo:rsid="2c227a4d" style:font-style-asian="normal" style:font-style-complex="normal"/>
    </style:style>
    <style:style style:name="T410" style:family="text">
      <style:text-properties fo:font-style="normal" officeooo:rsid="2c23fd90" style:font-style-asian="normal" style:font-style-complex="normal"/>
    </style:style>
    <style:style style:name="T411" style:family="text">
      <style:text-properties fo:font-style="normal" officeooo:rsid="2c25047c" style:font-style-asian="normal" style:font-style-complex="normal"/>
    </style:style>
    <style:style style:name="T412" style:family="text">
      <style:text-properties fo:font-style="normal" officeooo:rsid="2c250ee5" style:font-style-asian="normal" style:font-style-complex="normal"/>
    </style:style>
    <style:style style:name="T413" style:family="text">
      <style:text-properties fo:font-style="normal" officeooo:rsid="2c270a7b" style:font-style-asian="normal" style:font-style-complex="normal"/>
    </style:style>
    <style:style style:name="T414" style:family="text">
      <style:text-properties fo:font-style="normal" officeooo:rsid="2c279dc8" style:font-style-asian="normal" style:font-style-complex="normal"/>
    </style:style>
    <style:style style:name="T415" style:family="text">
      <style:text-properties fo:font-style="normal" officeooo:rsid="2c297e42" style:font-style-asian="normal" style:font-style-complex="normal"/>
    </style:style>
    <style:style style:name="T416" style:family="text">
      <style:text-properties fo:font-style="normal" officeooo:rsid="2c2a7270" style:font-style-asian="normal" style:font-style-complex="normal"/>
    </style:style>
    <style:style style:name="T417" style:family="text">
      <style:text-properties fo:font-style="normal" officeooo:rsid="2c2ae027" style:font-style-asian="normal" style:font-style-complex="normal"/>
    </style:style>
    <style:style style:name="T418" style:family="text">
      <style:text-properties fo:font-style="normal" officeooo:rsid="2c2b616c" style:font-style-asian="normal" style:font-style-complex="normal"/>
    </style:style>
    <style:style style:name="T419" style:family="text">
      <style:text-properties fo:font-style="normal" officeooo:rsid="2c2c86fd" style:font-style-asian="normal" style:font-style-complex="normal"/>
    </style:style>
    <style:style style:name="T420" style:family="text">
      <style:text-properties fo:font-style="normal" officeooo:rsid="2c2c9397" style:font-style-asian="normal" style:font-style-complex="normal"/>
    </style:style>
    <style:style style:name="T421" style:family="text">
      <style:text-properties fo:font-style="normal" officeooo:rsid="2c2d15f0" style:font-style-asian="normal" style:font-style-complex="normal"/>
    </style:style>
    <style:style style:name="T422" style:family="text">
      <style:text-properties fo:font-style="normal" officeooo:rsid="2c2e4137" style:font-style-asian="normal" style:font-style-complex="normal"/>
    </style:style>
    <style:style style:name="T423" style:family="text">
      <style:text-properties fo:font-style="normal" officeooo:rsid="2c2ee10e" style:font-style-asian="normal" style:font-style-complex="normal"/>
    </style:style>
    <style:style style:name="T424" style:family="text">
      <style:text-properties fo:font-style="normal" officeooo:rsid="2c305cb3" style:font-style-asian="normal" style:font-style-complex="normal"/>
    </style:style>
    <style:style style:name="T425" style:family="text">
      <style:text-properties fo:font-style="normal" officeooo:rsid="2c317a27" style:font-style-asian="normal" style:font-style-complex="normal"/>
    </style:style>
    <style:style style:name="T426" style:family="text">
      <style:text-properties fo:font-style="normal" officeooo:rsid="2c31de08" style:font-style-asian="normal" style:font-style-complex="normal"/>
    </style:style>
    <style:style style:name="T427" style:family="text">
      <style:text-properties fo:font-style="normal" officeooo:rsid="1327ae62" style:font-style-asian="normal" style:font-style-complex="normal"/>
    </style:style>
    <style:style style:name="T428" style:family="text">
      <style:text-properties fo:font-style="normal" officeooo:rsid="2c3373c1" style:font-style-asian="normal" style:font-style-complex="normal"/>
    </style:style>
    <style:style style:name="T429" style:family="text">
      <style:text-properties fo:font-style="normal" officeooo:rsid="2c33cfb1" style:font-style-asian="normal" style:font-style-complex="normal"/>
    </style:style>
    <style:style style:name="T430" style:family="text">
      <style:text-properties fo:font-style="normal" officeooo:rsid="2c341939" style:font-style-asian="normal" style:font-style-complex="normal"/>
    </style:style>
    <style:style style:name="T431" style:family="text">
      <style:text-properties fo:font-style="normal" officeooo:rsid="2c34b3ed" style:font-style-asian="normal" style:font-style-complex="normal"/>
    </style:style>
    <style:style style:name="T432" style:family="text">
      <style:text-properties fo:font-style="normal" officeooo:rsid="2c35224f" style:font-style-asian="normal" style:font-style-complex="normal"/>
    </style:style>
    <style:style style:name="T433" style:family="text">
      <style:text-properties fo:font-style="normal" officeooo:rsid="2c3525a3" style:font-style-asian="normal" style:font-style-complex="normal"/>
    </style:style>
    <style:style style:name="T434" style:family="text">
      <style:text-properties fo:font-style="normal" officeooo:rsid="2c36dcd3" style:font-style-asian="normal" style:font-style-complex="normal"/>
    </style:style>
    <style:style style:name="T435" style:family="text">
      <style:text-properties fo:font-style="normal" officeooo:rsid="2c378ec8" style:font-style-asian="normal" style:font-style-complex="normal"/>
    </style:style>
    <style:style style:name="T436" style:family="text">
      <style:text-properties fo:font-style="normal" officeooo:rsid="2c382466" style:font-style-asian="normal" style:font-style-complex="normal"/>
    </style:style>
    <style:style style:name="T437" style:family="text">
      <style:text-properties fo:font-style="normal" officeooo:rsid="2c38de59" style:font-style-asian="normal" style:font-style-complex="normal"/>
    </style:style>
    <style:style style:name="T438" style:family="text">
      <style:text-properties fo:font-style="normal" officeooo:rsid="2c3a9307" style:font-style-asian="normal" style:font-style-complex="normal"/>
    </style:style>
    <style:style style:name="T439" style:family="text">
      <style:text-properties fo:font-style="normal" officeooo:rsid="2c3bbaa3" style:font-style-asian="normal" style:font-style-complex="normal"/>
    </style:style>
    <style:style style:name="T440" style:family="text">
      <style:text-properties fo:font-style="normal" officeooo:rsid="2c3c945c" style:font-style-asian="normal" style:font-style-complex="normal"/>
    </style:style>
    <style:style style:name="T441" style:family="text">
      <style:text-properties fo:font-style="normal" officeooo:rsid="2c3d686a" style:font-style-asian="normal" style:font-style-complex="normal"/>
    </style:style>
    <style:style style:name="T442" style:family="text">
      <style:text-properties fo:font-style="normal" officeooo:rsid="2c3f8532" style:font-style-asian="normal" style:font-style-complex="normal"/>
    </style:style>
    <style:style style:name="T443" style:family="text">
      <style:text-properties fo:font-style="normal" officeooo:rsid="2c428f9f" style:font-style-asian="normal" style:font-style-complex="normal"/>
    </style:style>
    <style:style style:name="T444" style:family="text">
      <style:text-properties fo:font-style="normal" officeooo:rsid="2c449a48" style:font-style-asian="normal" style:font-style-complex="normal"/>
    </style:style>
    <style:style style:name="T445" style:family="text">
      <style:text-properties fo:font-style="normal" officeooo:rsid="2c533fc3" style:font-style-asian="normal" style:font-style-complex="normal"/>
    </style:style>
    <style:style style:name="T446" style:family="text">
      <style:text-properties fo:font-style="normal" officeooo:rsid="3fd0f09b" style:font-style-asian="normal" style:font-style-complex="normal"/>
    </style:style>
    <style:style style:name="T447" style:family="text">
      <style:text-properties fo:font-style="normal" officeooo:rsid="2c010eeb" style:font-style-asian="normal" style:font-style-complex="normal"/>
    </style:style>
    <style:style style:name="T448" style:family="text">
      <style:text-properties style:text-position="0% 100%"/>
    </style:style>
    <style:style style:name="T449"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450"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451"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452"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453" style:family="text">
      <style:text-properties style:text-position="0% 100%" fo:font-style="italic" officeooo:rsid="367317e5" style:font-style-asian="italic" style:font-style-complex="italic"/>
    </style:style>
    <style:style style:name="T454" style:family="text">
      <style:text-properties style:text-position="0% 100%" fo:font-style="italic" officeooo:rsid="36922ffc" style:font-style-asian="italic" style:font-style-complex="italic"/>
    </style:style>
    <style:style style:name="T455" style:family="text">
      <style:text-properties style:text-position="0% 100%" fo:font-style="italic" officeooo:rsid="3693ef7c" style:font-style-asian="italic" style:font-style-complex="italic"/>
    </style:style>
    <style:style style:name="T456" style:family="text">
      <style:text-properties style:text-position="0% 100%" fo:font-style="italic" officeooo:rsid="36a4edb3" style:font-style-asian="italic" style:font-style-complex="italic"/>
    </style:style>
    <style:style style:name="T457" style:family="text">
      <style:text-properties style:text-position="0% 100%" fo:font-style="italic" officeooo:rsid="36a580c1" style:font-style-asian="italic" style:font-style-complex="italic"/>
    </style:style>
    <style:style style:name="T458" style:family="text">
      <style:text-properties style:text-position="0% 100%" fo:language="ru" fo:country="RU"/>
    </style:style>
    <style:style style:name="T459" style:family="text">
      <style:text-properties style:text-position="0% 100%" fo:language="ru" fo:country="RU" officeooo:rsid="31675a22"/>
    </style:style>
    <style:style style:name="T460"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461"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462" style:family="text">
      <style:text-properties style:text-position="0% 100%" officeooo:rsid="1327ae62"/>
    </style:style>
    <style:style style:name="T463" style:family="text">
      <style:text-properties style:text-position="0% 100%" officeooo:rsid="3674e250"/>
    </style:style>
    <style:style style:name="T464" style:family="text">
      <style:text-properties style:text-position="0% 100%" officeooo:rsid="3675b426"/>
    </style:style>
    <style:style style:name="T465" style:family="text">
      <style:text-properties style:text-position="0% 100%" officeooo:rsid="3675ef59"/>
    </style:style>
    <style:style style:name="T466" style:family="text">
      <style:text-properties style:text-position="0% 100%" officeooo:rsid="3677ea6d"/>
    </style:style>
    <style:style style:name="T467" style:family="text">
      <style:text-properties style:text-position="0% 100%" officeooo:rsid="367959e1"/>
    </style:style>
    <style:style style:name="T468" style:family="text">
      <style:text-properties style:text-position="0% 100%" officeooo:rsid="367ab140"/>
    </style:style>
    <style:style style:name="T469" style:family="text">
      <style:text-properties style:text-position="0% 100%" officeooo:rsid="367c8ac6"/>
    </style:style>
    <style:style style:name="T470" style:family="text">
      <style:text-properties style:text-position="0% 100%" officeooo:rsid="367e6a04"/>
    </style:style>
    <style:style style:name="T471" style:family="text">
      <style:text-properties style:text-position="0% 100%" officeooo:rsid="36803b8e"/>
    </style:style>
    <style:style style:name="T472" style:family="text">
      <style:text-properties style:text-position="0% 100%" officeooo:rsid="36815707"/>
    </style:style>
    <style:style style:name="T473" style:family="text">
      <style:text-properties style:text-position="0% 100%" officeooo:rsid="3683154d"/>
    </style:style>
    <style:style style:name="T474" style:family="text">
      <style:text-properties style:text-position="0% 100%" officeooo:rsid="36845962"/>
    </style:style>
    <style:style style:name="T475" style:family="text">
      <style:text-properties style:text-position="0% 100%" officeooo:rsid="36854636"/>
    </style:style>
    <style:style style:name="T476" style:family="text">
      <style:text-properties style:text-position="0% 100%" officeooo:rsid="36855ec5"/>
    </style:style>
    <style:style style:name="T477" style:family="text">
      <style:text-properties style:text-position="0% 100%" officeooo:rsid="3686ba10"/>
    </style:style>
    <style:style style:name="T478" style:family="text">
      <style:text-properties style:text-position="0% 100%" officeooo:rsid="36886a0f"/>
    </style:style>
    <style:style style:name="T479" style:family="text">
      <style:text-properties style:text-position="0% 100%" officeooo:rsid="3688a4a3"/>
    </style:style>
    <style:style style:name="T480" style:family="text">
      <style:text-properties style:text-position="0% 100%" officeooo:rsid="3688f881"/>
    </style:style>
    <style:style style:name="T481" style:family="text">
      <style:text-properties style:text-position="0% 100%" officeooo:rsid="368a9145"/>
    </style:style>
    <style:style style:name="T482" style:family="text">
      <style:text-properties style:text-position="0% 100%" officeooo:rsid="368c4dca"/>
    </style:style>
    <style:style style:name="T483" style:family="text">
      <style:text-properties style:text-position="0% 100%" officeooo:rsid="368d4000"/>
    </style:style>
    <style:style style:name="T484" style:family="text">
      <style:text-properties style:text-position="0% 100%" officeooo:rsid="368dbc21"/>
    </style:style>
    <style:style style:name="T485" style:family="text">
      <style:text-properties style:text-position="0% 100%" officeooo:rsid="368f293f"/>
    </style:style>
    <style:style style:name="T486" style:family="text">
      <style:text-properties style:text-position="0% 100%" officeooo:rsid="3690904f"/>
    </style:style>
    <style:style style:name="T487" style:family="text">
      <style:text-properties style:text-position="0% 100%" officeooo:rsid="36914afc"/>
    </style:style>
    <style:style style:name="T488" style:family="text">
      <style:text-properties style:text-position="0% 100%" officeooo:rsid="36922ffc"/>
    </style:style>
    <style:style style:name="T489" style:family="text">
      <style:text-properties style:text-position="0% 100%" officeooo:rsid="3692a64f"/>
    </style:style>
    <style:style style:name="T490" style:family="text">
      <style:text-properties style:text-position="0% 100%" officeooo:rsid="36931d64"/>
    </style:style>
    <style:style style:name="T491" style:family="text">
      <style:text-properties style:text-position="0% 100%" officeooo:rsid="36932de6"/>
    </style:style>
    <style:style style:name="T492" style:family="text">
      <style:text-properties style:text-position="0% 100%" officeooo:rsid="36935832"/>
    </style:style>
    <style:style style:name="T493" style:family="text">
      <style:text-properties style:text-position="0% 100%" officeooo:rsid="3693ef7c"/>
    </style:style>
    <style:style style:name="T494" style:family="text">
      <style:text-properties style:text-position="0% 100%" officeooo:rsid="36955053"/>
    </style:style>
    <style:style style:name="T495" style:family="text">
      <style:text-properties style:text-position="0% 100%" officeooo:rsid="36957e01"/>
    </style:style>
    <style:style style:name="T496" style:family="text">
      <style:text-properties style:text-position="0% 100%" officeooo:rsid="3695cc5a"/>
    </style:style>
    <style:style style:name="T497" style:family="text">
      <style:text-properties style:text-position="0% 100%" officeooo:rsid="36967724"/>
    </style:style>
    <style:style style:name="T498" style:family="text">
      <style:text-properties style:text-position="0% 100%" officeooo:rsid="36977102"/>
    </style:style>
    <style:style style:name="T499" style:family="text">
      <style:text-properties style:text-position="0% 100%" officeooo:rsid="36995388"/>
    </style:style>
    <style:style style:name="T500" style:family="text">
      <style:text-properties style:text-position="0% 100%" officeooo:rsid="369aae96"/>
    </style:style>
    <style:style style:name="T501" style:family="text">
      <style:text-properties style:text-position="0% 100%" officeooo:rsid="367317e5"/>
    </style:style>
    <style:style style:name="T502" style:family="text">
      <style:text-properties style:text-position="0% 100%" officeooo:rsid="369c72b6"/>
    </style:style>
    <style:style style:name="T503" style:family="text">
      <style:text-properties style:text-position="0% 100%" officeooo:rsid="369cfebb"/>
    </style:style>
    <style:style style:name="T504" style:family="text">
      <style:text-properties style:text-position="0% 100%" officeooo:rsid="369deba4"/>
    </style:style>
    <style:style style:name="T505" style:family="text">
      <style:text-properties style:text-position="0% 100%" officeooo:rsid="369f2581"/>
    </style:style>
    <style:style style:name="T506" style:family="text">
      <style:text-properties style:text-position="0% 100%" officeooo:rsid="36a01a69"/>
    </style:style>
    <style:style style:name="T507" style:family="text">
      <style:text-properties style:text-position="0% 100%" officeooo:rsid="36a184c0"/>
    </style:style>
    <style:style style:name="T508" style:family="text">
      <style:text-properties style:text-position="0% 100%" officeooo:rsid="36a1c866"/>
    </style:style>
    <style:style style:name="T509" style:family="text">
      <style:text-properties style:text-position="0% 100%" officeooo:rsid="36a36b0a"/>
    </style:style>
    <style:style style:name="T510" style:family="text">
      <style:text-properties style:text-position="0% 100%" officeooo:rsid="36a4edb3"/>
    </style:style>
    <style:style style:name="T511" style:family="text">
      <style:text-properties style:text-position="0% 100%" officeooo:rsid="0019f43d"/>
    </style:style>
    <style:style style:name="T512" style:family="text">
      <style:text-properties style:text-position="0% 100%" officeooo:rsid="36a5648a"/>
    </style:style>
    <style:style style:name="T513" style:family="text">
      <style:text-properties style:text-position="0% 100%" officeooo:rsid="36a580c1"/>
    </style:style>
    <style:style style:name="T514" style:family="text">
      <style:text-properties style:text-position="0% 100%" officeooo:rsid="36a786d8"/>
    </style:style>
    <style:style style:name="T515" style:family="text">
      <style:text-properties style:text-position="0% 100%" officeooo:rsid="36a85673"/>
    </style:style>
    <style:style style:name="T516" style:family="text">
      <style:text-properties style:text-position="0% 100%" officeooo:rsid="36aa4ecb"/>
    </style:style>
    <style:style style:name="T517" style:family="text">
      <style:text-properties style:text-position="0% 100%" officeooo:rsid="36aa8940"/>
    </style:style>
    <style:style style:name="T518" style:family="text">
      <style:text-properties style:text-position="0% 100%" officeooo:rsid="36ab38a2"/>
    </style:style>
    <style:style style:name="T519" style:family="text">
      <style:text-properties style:text-position="0% 100%" officeooo:rsid="36ac21dd"/>
    </style:style>
    <style:style style:name="T520" style:family="text">
      <style:text-properties style:text-position="0% 100%" officeooo:rsid="36ac66ec"/>
    </style:style>
    <style:style style:name="T521" style:family="text">
      <style:text-properties style:text-position="0% 100%" officeooo:rsid="36ae163b"/>
    </style:style>
    <style:style style:name="T522" style:family="text">
      <style:text-properties style:text-position="0% 100%" officeooo:rsid="36af40cb"/>
    </style:style>
    <style:style style:name="T523" style:family="text">
      <style:text-properties style:text-position="0% 100%" officeooo:rsid="36b1390e"/>
    </style:style>
    <style:style style:name="T524" style:family="text">
      <style:text-properties fo:font-variant="small-caps"/>
    </style:style>
    <style:style style:name="T525" style:family="text">
      <style:text-properties fo:font-variant="small-caps" fo:font-style="italic" style:font-style-asian="italic" style:font-style-complex="italic"/>
    </style:style>
    <style:style style:name="T526" style:family="text">
      <style:text-properties style:text-underline-style="none"/>
    </style:style>
    <style:style style:name="T527" style:family="text">
      <style:text-properties style:text-underline-style="none" officeooo:rsid="3c9d003b"/>
    </style:style>
    <style:style style:name="T528" style:family="text">
      <style:text-properties style:text-underline-style="none" officeooo:rsid="3c9dc42e"/>
    </style:style>
    <style:style style:name="T529" style:family="text">
      <style:text-properties style:text-underline-style="none" officeooo:rsid="3c9e0e3f"/>
    </style:style>
    <style:style style:name="T530" style:family="text">
      <style:text-properties style:text-underline-style="none" officeooo:rsid="3c9f62c3"/>
    </style:style>
    <style:style style:name="T531" style:family="text">
      <style:text-properties officeooo:rsid="0019f43d"/>
    </style:style>
    <style:style style:name="T532" style:family="text">
      <style:text-properties officeooo:rsid="2c010eeb"/>
    </style:style>
    <style:style style:name="T533" style:family="text">
      <style:text-properties officeooo:rsid="2c40c51a"/>
    </style:style>
    <style:style style:name="T534" style:family="text">
      <style:text-properties officeooo:rsid="2c4a6aa0"/>
    </style:style>
    <style:style style:name="T535" style:family="text">
      <style:text-properties officeooo:rsid="2c6b354b"/>
    </style:style>
    <style:style style:name="T536" style:family="text">
      <style:text-properties officeooo:rsid="2c73bbb9"/>
    </style:style>
    <style:style style:name="T537" style:family="text">
      <style:text-properties officeooo:rsid="2c743c65"/>
    </style:style>
    <style:style style:name="T538" style:family="text">
      <style:text-properties officeooo:rsid="2c77faf1"/>
    </style:style>
    <style:style style:name="T539" style:family="text">
      <style:text-properties officeooo:rsid="2c84f578"/>
    </style:style>
    <style:style style:name="T540" style:family="text">
      <style:text-properties officeooo:rsid="2c8f3aef"/>
    </style:style>
    <style:style style:name="T541" style:family="text">
      <style:text-properties officeooo:rsid="2c91d140"/>
    </style:style>
    <style:style style:name="T542" style:family="text">
      <style:text-properties officeooo:rsid="2c948ff0"/>
    </style:style>
    <style:style style:name="T543" style:family="text">
      <style:text-properties officeooo:rsid="2c966c00"/>
    </style:style>
    <style:style style:name="T544" style:family="text">
      <style:text-properties officeooo:rsid="2ca5b33f"/>
    </style:style>
    <style:style style:name="T545" style:family="text">
      <style:text-properties officeooo:rsid="2ca6527e"/>
    </style:style>
    <style:style style:name="T546" style:family="text">
      <style:text-properties officeooo:rsid="2ca7c416"/>
    </style:style>
    <style:style style:name="T547" style:family="text">
      <style:text-properties officeooo:rsid="2ca8db4a"/>
    </style:style>
    <style:style style:name="T548" style:family="text">
      <style:text-properties officeooo:rsid="2caa6348"/>
    </style:style>
    <style:style style:name="T549" style:family="text">
      <style:text-properties officeooo:rsid="2cac40ed"/>
    </style:style>
    <style:style style:name="T550" style:family="text">
      <style:text-properties officeooo:rsid="2caf52a6"/>
    </style:style>
    <style:style style:name="T551" style:family="text">
      <style:text-properties officeooo:rsid="2cb79137"/>
    </style:style>
    <style:style style:name="T552" style:family="text">
      <style:text-properties officeooo:rsid="2cc1aa41"/>
    </style:style>
    <style:style style:name="T553" style:family="text">
      <style:text-properties officeooo:rsid="2cc39fa4"/>
    </style:style>
    <style:style style:name="T554" style:family="text">
      <style:text-properties officeooo:rsid="2ce02f7c"/>
    </style:style>
    <style:style style:name="T555" style:family="text">
      <style:text-properties officeooo:rsid="2ce15e72"/>
    </style:style>
    <style:style style:name="T556" style:family="text">
      <style:text-properties officeooo:rsid="2ce20040"/>
    </style:style>
    <style:style style:name="T557" style:family="text">
      <style:text-properties officeooo:rsid="2ce2adf9"/>
    </style:style>
    <style:style style:name="T558" style:family="text">
      <style:text-properties officeooo:rsid="2ce5695f"/>
    </style:style>
    <style:style style:name="T559" style:family="text">
      <style:text-properties officeooo:rsid="2ce72d1a"/>
    </style:style>
    <style:style style:name="T560" style:family="text">
      <style:text-properties officeooo:rsid="2ce9fb72"/>
    </style:style>
    <style:style style:name="T561" style:family="text">
      <style:text-properties officeooo:rsid="2cec5356"/>
    </style:style>
    <style:style style:name="T562" style:family="text">
      <style:text-properties officeooo:rsid="2cf01ba4"/>
    </style:style>
    <style:style style:name="T563" style:family="text">
      <style:text-properties officeooo:rsid="2cf61604"/>
    </style:style>
    <style:style style:name="T564" style:family="text">
      <style:text-properties officeooo:rsid="2cf7af48"/>
    </style:style>
    <style:style style:name="T565" style:family="text">
      <style:text-properties officeooo:rsid="2cff183b"/>
    </style:style>
    <style:style style:name="T566" style:family="text">
      <style:text-properties officeooo:rsid="2d02c804"/>
    </style:style>
    <style:style style:name="T567" style:family="text">
      <style:text-properties officeooo:rsid="2d08ef49"/>
    </style:style>
    <style:style style:name="T568" style:family="text">
      <style:text-properties officeooo:rsid="2d09ca68"/>
    </style:style>
    <style:style style:name="T569" style:family="text">
      <style:text-properties officeooo:rsid="2d0d029f"/>
    </style:style>
    <style:style style:name="T570" style:family="text">
      <style:text-properties officeooo:rsid="2d0d8029"/>
    </style:style>
    <style:style style:name="T571" style:family="text">
      <style:text-properties officeooo:rsid="2d11ead9"/>
    </style:style>
    <style:style style:name="T572" style:family="text">
      <style:text-properties officeooo:rsid="2d1400fd"/>
    </style:style>
    <style:style style:name="T573" style:family="text">
      <style:text-properties officeooo:rsid="2d22ab70"/>
    </style:style>
    <style:style style:name="T574" style:family="text">
      <style:text-properties officeooo:rsid="2d23bd9b"/>
    </style:style>
    <style:style style:name="T575" style:family="text">
      <style:text-properties officeooo:rsid="2d243607"/>
    </style:style>
    <style:style style:name="T576" style:family="text">
      <style:text-properties officeooo:rsid="2d25480b"/>
    </style:style>
    <style:style style:name="T577" style:family="text">
      <style:text-properties officeooo:rsid="2d2c0145"/>
    </style:style>
    <style:style style:name="T578" style:family="text">
      <style:text-properties officeooo:rsid="2d2f9e62"/>
    </style:style>
    <style:style style:name="T579" style:family="text">
      <style:text-properties officeooo:rsid="2d303626"/>
    </style:style>
    <style:style style:name="T580" style:family="text">
      <style:text-properties officeooo:rsid="2d312535"/>
    </style:style>
    <style:style style:name="T581" style:family="text">
      <style:text-properties officeooo:rsid="2d32da2a"/>
    </style:style>
    <style:style style:name="T582" style:family="text">
      <style:text-properties officeooo:rsid="2d359df8"/>
    </style:style>
    <style:style style:name="T583" style:family="text">
      <style:text-properties officeooo:rsid="2d3d5d50"/>
    </style:style>
    <style:style style:name="T584" style:family="text">
      <style:text-properties officeooo:rsid="2d54f1d6"/>
    </style:style>
    <style:style style:name="T585" style:family="text">
      <style:text-properties officeooo:rsid="2d56d9d6"/>
    </style:style>
    <style:style style:name="T586" style:family="text">
      <style:text-properties officeooo:rsid="2d57629d"/>
    </style:style>
    <style:style style:name="T587" style:family="text">
      <style:text-properties officeooo:rsid="2d585a96"/>
    </style:style>
    <style:style style:name="T588" style:family="text">
      <style:text-properties officeooo:rsid="2d5ae08a"/>
    </style:style>
    <style:style style:name="T589" style:family="text">
      <style:text-properties officeooo:rsid="2d5d3d7f"/>
    </style:style>
    <style:style style:name="T590" style:family="text">
      <style:text-properties officeooo:rsid="2d60dd8d"/>
    </style:style>
    <style:style style:name="T591" style:family="text">
      <style:text-properties officeooo:rsid="2d623b4b"/>
    </style:style>
    <style:style style:name="T592" style:family="text">
      <style:text-properties officeooo:rsid="2d686a5d"/>
    </style:style>
    <style:style style:name="T593" style:family="text">
      <style:text-properties officeooo:rsid="2d6c9d3a"/>
    </style:style>
    <style:style style:name="T594" style:family="text">
      <style:text-properties officeooo:rsid="2d6efdab"/>
    </style:style>
    <style:style style:name="T595" style:family="text">
      <style:text-properties officeooo:rsid="2d7a0568"/>
    </style:style>
    <style:style style:name="T596" style:family="text">
      <style:text-properties officeooo:rsid="2d7b0b8c"/>
    </style:style>
    <style:style style:name="T597" style:family="text">
      <style:text-properties style:font-name="Liberation Serif1"/>
    </style:style>
    <style:style style:name="T598" style:family="text">
      <style:text-properties style:font-name="Liberation Serif1" officeooo:rsid="2d7b0b8c"/>
    </style:style>
    <style:style style:name="T599" style:family="text">
      <style:text-properties style:font-name="Liberation Serif1" officeooo:rsid="2d949f01" style:font-name-asian="Liberation Serif1" style:font-name-complex="Liberation Serif1"/>
    </style:style>
    <style:style style:name="T600" style:family="text">
      <style:text-properties style:font-name="Liberation Serif1" officeooo:rsid="2feaa7d8"/>
    </style:style>
    <style:style style:name="T601" style:family="text">
      <style:text-properties style:font-name="Liberation Serif1" officeooo:rsid="2ff4eda2"/>
    </style:style>
    <style:style style:name="T602" style:family="text">
      <style:text-properties style:font-name="Liberation Serif1" officeooo:rsid="2ff65981"/>
    </style:style>
    <style:style style:name="T603" style:family="text">
      <style:text-properties style:font-name="Liberation Serif1" officeooo:rsid="2ff6aa2c"/>
    </style:style>
    <style:style style:name="T604" style:family="text">
      <style:text-properties style:font-name="Liberation Serif1" officeooo:rsid="2ff871d0"/>
    </style:style>
    <style:style style:name="T605" style:family="text">
      <style:text-properties style:font-name="Liberation Serif1" officeooo:rsid="2ff8e327"/>
    </style:style>
    <style:style style:name="T606" style:family="text">
      <style:text-properties style:font-name="Liberation Serif1" officeooo:rsid="0019f43d"/>
    </style:style>
    <style:style style:name="T607" style:family="text">
      <style:text-properties style:font-name="Liberation Serif1" officeooo:rsid="2ffa381f"/>
    </style:style>
    <style:style style:name="T608" style:family="text">
      <style:text-properties style:font-name="Liberation Serif1" officeooo:rsid="2ffc0677"/>
    </style:style>
    <style:style style:name="T609" style:family="text">
      <style:text-properties style:font-name="Liberation Serif1" officeooo:rsid="2ffdf7d1"/>
    </style:style>
    <style:style style:name="T610" style:family="text">
      <style:text-properties style:font-name="Liberation Serif1" officeooo:rsid="2fff021b"/>
    </style:style>
    <style:style style:name="T611" style:family="text">
      <style:text-properties style:font-name="Liberation Serif1" officeooo:rsid="2fff8a07"/>
    </style:style>
    <style:style style:name="T612" style:family="text">
      <style:text-properties style:font-name="Liberation Serif1" officeooo:rsid="30011c1b"/>
    </style:style>
    <style:style style:name="T613" style:family="text">
      <style:text-properties style:font-name="Liberation Serif1" officeooo:rsid="300192ed"/>
    </style:style>
    <style:style style:name="T614" style:family="text">
      <style:text-properties style:font-name="Liberation Serif1" officeooo:rsid="3001caf1"/>
    </style:style>
    <style:style style:name="T615" style:family="text">
      <style:text-properties style:font-name="Liberation Serif1" officeooo:rsid="30037d39"/>
    </style:style>
    <style:style style:name="T616" style:family="text">
      <style:text-properties style:font-name="Liberation Serif1" officeooo:rsid="30039e57"/>
    </style:style>
    <style:style style:name="T617" style:family="text">
      <style:text-properties style:font-name="Liberation Serif1" officeooo:rsid="30045bb7"/>
    </style:style>
    <style:style style:name="T618" style:family="text">
      <style:text-properties style:font-name="Liberation Serif1" fo:font-style="italic" officeooo:rsid="30039e57" style:font-style-asian="italic" style:font-style-complex="italic"/>
    </style:style>
    <style:style style:name="T619" style:family="text">
      <style:text-properties style:font-name="Liberation Serif1" fo:font-style="italic" officeooo:rsid="354261da" style:font-style-asian="italic" style:font-style-complex="italic"/>
    </style:style>
    <style:style style:name="T620" style:family="text">
      <style:text-properties style:font-name="Liberation Serif1" fo:font-style="italic" officeooo:rsid="35454348" style:font-style-asian="italic" style:font-style-complex="italic"/>
    </style:style>
    <style:style style:name="T621" style:family="text">
      <style:text-properties style:font-name="Liberation Serif1" officeooo:rsid="316f20bc"/>
    </style:style>
    <style:style style:name="T622" style:family="text">
      <style:text-properties style:font-name="Liberation Serif1" officeooo:rsid="32f33149"/>
    </style:style>
    <style:style style:name="T623" style:family="text">
      <style:text-properties style:font-name="Liberation Serif1" officeooo:rsid="350be67e"/>
    </style:style>
    <style:style style:name="T624" style:family="text">
      <style:text-properties style:font-name="Liberation Serif1" officeooo:rsid="350e530a"/>
    </style:style>
    <style:style style:name="T625" style:family="text">
      <style:text-properties style:font-name="Liberation Serif1" officeooo:rsid="351006f9"/>
    </style:style>
    <style:style style:name="T626" style:family="text">
      <style:text-properties style:font-name="Liberation Serif1" officeooo:rsid="3511c927"/>
    </style:style>
    <style:style style:name="T627" style:family="text">
      <style:text-properties style:font-name="Liberation Serif1" officeooo:rsid="3512730b"/>
    </style:style>
    <style:style style:name="T628" style:family="text">
      <style:text-properties style:font-name="Liberation Serif1" officeooo:rsid="3513a139"/>
    </style:style>
    <style:style style:name="T629" style:family="text">
      <style:text-properties style:font-name="Liberation Serif1" officeooo:rsid="35155d23"/>
    </style:style>
    <style:style style:name="T630" style:family="text">
      <style:text-properties style:font-name="Liberation Serif1" officeooo:rsid="3515658b"/>
    </style:style>
    <style:style style:name="T631" style:family="text">
      <style:text-properties style:font-name="Liberation Serif1" officeooo:rsid="3517429f"/>
    </style:style>
    <style:style style:name="T632" style:family="text">
      <style:text-properties style:font-name="Liberation Serif1" officeooo:rsid="35183ddc"/>
    </style:style>
    <style:style style:name="T633" style:family="text">
      <style:text-properties style:font-name="Liberation Serif1" officeooo:rsid="351a0602"/>
    </style:style>
    <style:style style:name="T634" style:family="text">
      <style:text-properties style:font-name="Liberation Serif1" officeooo:rsid="351a373f"/>
    </style:style>
    <style:style style:name="T635" style:family="text">
      <style:text-properties style:font-name="Liberation Serif1" officeooo:rsid="351c2b64"/>
    </style:style>
    <style:style style:name="T636" style:family="text">
      <style:text-properties style:font-name="Liberation Serif1" officeooo:rsid="351c3b02"/>
    </style:style>
    <style:style style:name="T637" style:family="text">
      <style:text-properties style:font-name="Liberation Serif1" officeooo:rsid="351d8cd9"/>
    </style:style>
    <style:style style:name="T638" style:family="text">
      <style:text-properties style:font-name="Liberation Serif1" officeooo:rsid="351da2e7"/>
    </style:style>
    <style:style style:name="T639" style:family="text">
      <style:text-properties style:font-name="Liberation Serif1" officeooo:rsid="351ef426"/>
    </style:style>
    <style:style style:name="T640" style:family="text">
      <style:text-properties style:font-name="Liberation Serif1" officeooo:rsid="35205ad1"/>
    </style:style>
    <style:style style:name="T641" style:family="text">
      <style:text-properties style:font-name="Liberation Serif1" officeooo:rsid="35211fd1"/>
    </style:style>
    <style:style style:name="T642" style:family="text">
      <style:text-properties style:font-name="Liberation Serif1" officeooo:rsid="3522e941"/>
    </style:style>
    <style:style style:name="T643" style:family="text">
      <style:text-properties style:font-name="Liberation Serif1" officeooo:rsid="35243a7a"/>
    </style:style>
    <style:style style:name="T644" style:family="text">
      <style:text-properties style:font-name="Liberation Serif1" officeooo:rsid="352484cf"/>
    </style:style>
    <style:style style:name="T645" style:family="text">
      <style:text-properties style:font-name="Liberation Serif1" officeooo:rsid="3524f8b1"/>
    </style:style>
    <style:style style:name="T646" style:family="text">
      <style:text-properties style:font-name="Liberation Serif1" officeooo:rsid="3526087f"/>
    </style:style>
    <style:style style:name="T647" style:family="text">
      <style:text-properties style:font-name="Liberation Serif1" officeooo:rsid="35272913"/>
    </style:style>
    <style:style style:name="T648" style:family="text">
      <style:text-properties style:font-name="Liberation Serif1" officeooo:rsid="3528e2c6"/>
    </style:style>
    <style:style style:name="T649" style:family="text">
      <style:text-properties style:font-name="Liberation Serif1" officeooo:rsid="352ba99a"/>
    </style:style>
    <style:style style:name="T650" style:family="text">
      <style:text-properties style:font-name="Liberation Serif1" officeooo:rsid="352d61ca"/>
    </style:style>
    <style:style style:name="T651" style:family="text">
      <style:text-properties style:font-name="Liberation Serif1" officeooo:rsid="352f2de8"/>
    </style:style>
    <style:style style:name="T652" style:family="text">
      <style:text-properties style:font-name="Liberation Serif1" officeooo:rsid="352f88bf"/>
    </style:style>
    <style:style style:name="T653" style:family="text">
      <style:text-properties style:font-name="Liberation Serif1" officeooo:rsid="352fc6af"/>
    </style:style>
    <style:style style:name="T654" style:family="text">
      <style:text-properties style:font-name="Liberation Serif1" officeooo:rsid="353122cb"/>
    </style:style>
    <style:style style:name="T655" style:family="text">
      <style:text-properties style:font-name="Liberation Serif1" officeooo:rsid="353299bd"/>
    </style:style>
    <style:style style:name="T656" style:family="text">
      <style:text-properties style:font-name="Liberation Serif1" officeooo:rsid="3533a6f6"/>
    </style:style>
    <style:style style:name="T657" style:family="text">
      <style:text-properties style:font-name="Liberation Serif1" officeooo:rsid="3534b7f9"/>
    </style:style>
    <style:style style:name="T658" style:family="text">
      <style:text-properties style:font-name="Liberation Serif1" officeooo:rsid="3535bea4"/>
    </style:style>
    <style:style style:name="T659" style:family="text">
      <style:text-properties style:font-name="Liberation Serif1" officeooo:rsid="3535d9d0"/>
    </style:style>
    <style:style style:name="T660" style:family="text">
      <style:text-properties style:font-name="Liberation Serif1" officeooo:rsid="35372670"/>
    </style:style>
    <style:style style:name="T661" style:family="text">
      <style:text-properties style:font-name="Liberation Serif1" officeooo:rsid="3538a29b"/>
    </style:style>
    <style:style style:name="T662" style:family="text">
      <style:text-properties style:font-name="Liberation Serif1" officeooo:rsid="3538abbc"/>
    </style:style>
    <style:style style:name="T663" style:family="text">
      <style:text-properties style:font-name="Liberation Serif1" officeooo:rsid="353a2f3b"/>
    </style:style>
    <style:style style:name="T664" style:family="text">
      <style:text-properties style:font-name="Liberation Serif1" officeooo:rsid="353b2a3c"/>
    </style:style>
    <style:style style:name="T665" style:family="text">
      <style:text-properties style:font-name="Liberation Serif1" officeooo:rsid="353b7344"/>
    </style:style>
    <style:style style:name="T666" style:family="text">
      <style:text-properties style:font-name="Liberation Serif1" officeooo:rsid="353d212b"/>
    </style:style>
    <style:style style:name="T667" style:family="text">
      <style:text-properties style:font-name="Liberation Serif1" officeooo:rsid="353d2cf6"/>
    </style:style>
    <style:style style:name="T668" style:family="text">
      <style:text-properties style:font-name="Liberation Serif1" officeooo:rsid="353eaa73"/>
    </style:style>
    <style:style style:name="T669" style:family="text">
      <style:text-properties style:font-name="Liberation Serif1" officeooo:rsid="353f37b9"/>
    </style:style>
    <style:style style:name="T670" style:family="text">
      <style:text-properties style:font-name="Liberation Serif1" officeooo:rsid="35401e09"/>
    </style:style>
    <style:style style:name="T671" style:family="text">
      <style:text-properties style:font-name="Liberation Serif1" officeooo:rsid="3540d95c"/>
    </style:style>
    <style:style style:name="T672" style:family="text">
      <style:text-properties style:font-name="Liberation Serif1" officeooo:rsid="354261da"/>
    </style:style>
    <style:style style:name="T673" style:family="text">
      <style:text-properties style:font-name="Liberation Serif1" officeooo:rsid="3542a384"/>
    </style:style>
    <style:style style:name="T674" style:family="text">
      <style:text-properties style:font-name="Liberation Serif1" officeooo:rsid="3542a973"/>
    </style:style>
    <style:style style:name="T675" style:family="text">
      <style:text-properties style:font-name="Liberation Serif1" officeooo:rsid="3543ff21"/>
    </style:style>
    <style:style style:name="T676" style:family="text">
      <style:text-properties style:font-name="Liberation Serif1" officeooo:rsid="354527a4"/>
    </style:style>
    <style:style style:name="T677" style:family="text">
      <style:text-properties style:font-name="Liberation Serif1" officeooo:rsid="35454348"/>
    </style:style>
    <style:style style:name="T678" style:family="text">
      <style:text-properties style:font-name="Liberation Serif1" officeooo:rsid="35463571"/>
    </style:style>
    <style:style style:name="T679" style:family="text">
      <style:text-properties style:font-name="Liberation Serif1" officeooo:rsid="35470f65"/>
    </style:style>
    <style:style style:name="T680" style:family="text">
      <style:text-properties style:font-name="Liberation Serif1" officeooo:rsid="35485f53"/>
    </style:style>
    <style:style style:name="T681" style:family="text">
      <style:text-properties style:font-name="Liberation Serif1" officeooo:rsid="354957df"/>
    </style:style>
    <style:style style:name="T682" style:family="text">
      <style:text-properties style:font-name="Liberation Serif1" officeooo:rsid="354a6acf"/>
    </style:style>
    <style:style style:name="T683" style:family="text">
      <style:text-properties style:font-name="Liberation Serif1" officeooo:rsid="354b821b"/>
    </style:style>
    <style:style style:name="T684" style:family="text">
      <style:text-properties style:font-name="Liberation Serif1" officeooo:rsid="354d7aec"/>
    </style:style>
    <style:style style:name="T685" style:family="text">
      <style:text-properties style:font-name="Liberation Serif1" officeooo:rsid="354d99f1"/>
    </style:style>
    <style:style style:name="T686" style:family="text">
      <style:text-properties style:font-name="Liberation Serif1" officeooo:rsid="354ea220"/>
    </style:style>
    <style:style style:name="T687" style:family="text">
      <style:text-properties style:font-name="Liberation Serif1" officeooo:rsid="354eca11"/>
    </style:style>
    <style:style style:name="T688" style:family="text">
      <style:text-properties style:font-name="Liberation Serif1" officeooo:rsid="354fa1d8"/>
    </style:style>
    <style:style style:name="T689" style:family="text">
      <style:text-properties style:font-name="Liberation Serif1" officeooo:rsid="3550703b"/>
    </style:style>
    <style:style style:name="T690" style:family="text">
      <style:text-properties style:font-name="Liberation Serif1" officeooo:rsid="35519fb4"/>
    </style:style>
    <style:style style:name="T691" style:family="text">
      <style:text-properties style:font-name="Liberation Serif1" officeooo:rsid="35522bb2"/>
    </style:style>
    <style:style style:name="T692" style:family="text">
      <style:text-properties style:font-name="Liberation Serif1" officeooo:rsid="35526e06"/>
    </style:style>
    <style:style style:name="T693" style:family="text">
      <style:text-properties style:font-name="Liberation Serif1" officeooo:rsid="35532fa6"/>
    </style:style>
    <style:style style:name="T694" style:family="text">
      <style:text-properties style:font-name="Liberation Serif1" officeooo:rsid="376fc7ea"/>
    </style:style>
    <style:style style:name="T695" style:family="text">
      <style:text-properties style:font-name="Liberation Serif"/>
    </style:style>
    <style:style style:name="T696" style:family="text">
      <style:text-properties style:font-name="Liberation Serif" officeooo:rsid="2d8d5c0d"/>
    </style:style>
    <style:style style:name="T697" style:family="text">
      <style:text-properties style:font-name="Liberation Serif" officeooo:rsid="2d8ddfe0"/>
    </style:style>
    <style:style style:name="T698" style:family="text">
      <style:text-properties style:font-name="Liberation Serif" officeooo:rsid="2d8f1bdb"/>
    </style:style>
    <style:style style:name="T699" style:family="text">
      <style:text-properties style:font-name="Liberation Serif" officeooo:rsid="2d8fb24c"/>
    </style:style>
    <style:style style:name="T700" style:family="text">
      <style:text-properties style:font-name="Liberation Serif" officeooo:rsid="2d91a725"/>
    </style:style>
    <style:style style:name="T701" style:family="text">
      <style:text-properties style:font-name="Liberation Serif" officeooo:rsid="2d91fd06"/>
    </style:style>
    <style:style style:name="T702" style:family="text">
      <style:text-properties style:font-name="Liberation Serif" officeooo:rsid="2d93041e"/>
    </style:style>
    <style:style style:name="T703" style:family="text">
      <style:text-properties style:font-name="Liberation Serif" officeooo:rsid="2d944219"/>
    </style:style>
    <style:style style:name="T704" style:family="text">
      <style:text-properties style:font-name="Liberation Serif" style:font-name-asian="DejaVu Sans" style:font-name-complex="FreeSans"/>
    </style:style>
    <style:style style:name="T705" style:family="text">
      <style:text-properties style:font-name="Liberation Serif" officeooo:rsid="2d949f01" style:font-name-asian="DejaVu Sans" style:font-name-complex="FreeSans"/>
    </style:style>
    <style:style style:name="T706" style:family="text">
      <style:text-properties style:font-name="Liberation Serif" officeooo:rsid="2d95f9cc" style:font-name-asian="DejaVu Sans" style:font-name-complex="FreeSans"/>
    </style:style>
    <style:style style:name="T707" style:family="text">
      <style:text-properties style:font-name="Liberation Serif" officeooo:rsid="2d975b46" style:font-name-asian="DejaVu Sans" style:font-name-complex="FreeSans"/>
    </style:style>
    <style:style style:name="T708" style:family="text">
      <style:text-properties style:font-name="Liberation Serif" officeooo:rsid="2d97c0a1" style:font-name-asian="DejaVu Sans" style:font-name-complex="FreeSans"/>
    </style:style>
    <style:style style:name="T709" style:family="text">
      <style:text-properties style:font-name="Liberation Serif" officeooo:rsid="2d97df8a" style:font-name-asian="DejaVu Sans" style:font-name-complex="FreeSans"/>
    </style:style>
    <style:style style:name="T710" style:family="text">
      <style:text-properties style:font-name="Liberation Serif" officeooo:rsid="2d98f079" style:font-name-asian="DejaVu Sans" style:font-name-complex="FreeSans"/>
    </style:style>
    <style:style style:name="T711" style:family="text">
      <style:text-properties style:font-name="Liberation Serif" officeooo:rsid="2d997ba5" style:font-name-asian="DejaVu Sans" style:font-name-complex="FreeSans"/>
    </style:style>
    <style:style style:name="T712" style:family="text">
      <style:text-properties style:font-name="Liberation Serif" officeooo:rsid="0019f43d" style:font-name-asian="DejaVu Sans" style:font-name-complex="FreeSans"/>
    </style:style>
    <style:style style:name="T713" style:family="text">
      <style:text-properties style:font-name="Liberation Serif" officeooo:rsid="2d9b0d07" style:font-name-asian="DejaVu Sans" style:font-name-complex="FreeSans"/>
    </style:style>
    <style:style style:name="T714" style:family="text">
      <style:text-properties style:font-name="Liberation Serif" officeooo:rsid="2d9ba2d9" style:font-name-asian="DejaVu Sans" style:font-name-complex="FreeSans"/>
    </style:style>
    <style:style style:name="T715" style:family="text">
      <style:text-properties style:font-name="Liberation Serif" officeooo:rsid="2d9d6cdf" style:font-name-asian="DejaVu Sans" style:font-name-complex="FreeSans"/>
    </style:style>
    <style:style style:name="T716" style:family="text">
      <style:text-properties style:font-name="Liberation Serif" officeooo:rsid="2d9e50da" style:font-name-asian="DejaVu Sans" style:font-name-complex="FreeSans"/>
    </style:style>
    <style:style style:name="T717" style:family="text">
      <style:text-properties style:font-name="Liberation Serif" officeooo:rsid="2da04856" style:font-name-asian="DejaVu Sans" style:font-name-complex="FreeSans"/>
    </style:style>
    <style:style style:name="T718" style:family="text">
      <style:text-properties style:font-name="Liberation Serif" officeooo:rsid="2da069aa" style:font-name-asian="DejaVu Sans" style:font-name-complex="FreeSans"/>
    </style:style>
    <style:style style:name="T719" style:family="text">
      <style:text-properties style:font-name="Liberation Serif" officeooo:rsid="2da06d8a" style:font-name-asian="DejaVu Sans" style:font-name-complex="FreeSans"/>
    </style:style>
    <style:style style:name="T720" style:family="text">
      <style:text-properties style:font-name="Liberation Serif" officeooo:rsid="2da15e5c" style:font-name-asian="DejaVu Sans" style:font-name-complex="FreeSans"/>
    </style:style>
    <style:style style:name="T721" style:family="text">
      <style:text-properties style:font-name="Liberation Serif" officeooo:rsid="2da254f9" style:font-name-asian="DejaVu Sans" style:font-name-complex="FreeSans"/>
    </style:style>
    <style:style style:name="T722" style:family="text">
      <style:text-properties style:font-name="Liberation Serif" officeooo:rsid="2da3aa3b" style:font-name-asian="DejaVu Sans" style:font-name-complex="FreeSans"/>
    </style:style>
    <style:style style:name="T723" style:family="text">
      <style:text-properties style:font-name="Liberation Serif" officeooo:rsid="2da537f2" style:font-name-asian="DejaVu Sans" style:font-name-complex="FreeSans"/>
    </style:style>
    <style:style style:name="T724" style:family="text">
      <style:text-properties style:font-name="Liberation Serif" officeooo:rsid="2da6f49c" style:font-name-asian="DejaVu Sans" style:font-name-complex="FreeSans"/>
    </style:style>
    <style:style style:name="T725" style:family="text">
      <style:text-properties style:font-name="Liberation Serif" officeooo:rsid="2da843f6" style:font-name-asian="DejaVu Sans" style:font-name-complex="FreeSans"/>
    </style:style>
    <style:style style:name="T726" style:family="text">
      <style:text-properties style:font-name="Liberation Serif" officeooo:rsid="2da9a48c" style:font-name-asian="DejaVu Sans" style:font-name-complex="FreeSans"/>
    </style:style>
    <style:style style:name="T727" style:family="text">
      <style:text-properties style:font-name="Liberation Serif" officeooo:rsid="2dab0122" style:font-name-asian="DejaVu Sans" style:font-name-complex="FreeSans"/>
    </style:style>
    <style:style style:name="T728" style:family="text">
      <style:text-properties style:font-name="Liberation Serif" officeooo:rsid="2dacade2" style:font-name-asian="DejaVu Sans" style:font-name-complex="FreeSans"/>
    </style:style>
    <style:style style:name="T729" style:family="text">
      <style:text-properties style:font-name="Liberation Serif" officeooo:rsid="2dad83ad" style:font-name-asian="DejaVu Sans" style:font-name-complex="FreeSans"/>
    </style:style>
    <style:style style:name="T730" style:family="text">
      <style:text-properties style:font-name="Liberation Serif" officeooo:rsid="2daf43be" style:font-name-asian="DejaVu Sans" style:font-name-complex="FreeSans"/>
    </style:style>
    <style:style style:name="T731" style:family="text">
      <style:text-properties style:font-name="Liberation Serif" officeooo:rsid="2db0e0a9" style:font-name-asian="DejaVu Sans" style:font-name-complex="FreeSans"/>
    </style:style>
    <style:style style:name="T732" style:family="text">
      <style:text-properties style:font-name="Liberation Serif" officeooo:rsid="2db29c86" style:font-name-asian="DejaVu Sans" style:font-name-complex="FreeSans"/>
    </style:style>
    <style:style style:name="T733" style:family="text">
      <style:text-properties style:font-name="Liberation Serif" officeooo:rsid="2db3c968" style:font-name-asian="DejaVu Sans" style:font-name-complex="FreeSans"/>
    </style:style>
    <style:style style:name="T734" style:family="text">
      <style:text-properties style:font-name="Liberation Serif" officeooo:rsid="2db49c49" style:font-name-asian="DejaVu Sans" style:font-name-complex="FreeSans"/>
    </style:style>
    <style:style style:name="T735" style:family="text">
      <style:text-properties style:font-name="Liberation Serif" officeooo:rsid="2db567b3" style:font-name-asian="DejaVu Sans" style:font-name-complex="FreeSans"/>
    </style:style>
    <style:style style:name="T736" style:family="text">
      <style:text-properties style:font-name="Liberation Serif" officeooo:rsid="2db5bc3b" style:font-name-asian="DejaVu Sans" style:font-name-complex="FreeSans"/>
    </style:style>
    <style:style style:name="T737" style:family="text">
      <style:text-properties style:font-name="Liberation Serif" officeooo:rsid="2db68066" style:font-name-asian="DejaVu Sans" style:font-name-complex="FreeSans"/>
    </style:style>
    <style:style style:name="T738" style:family="text">
      <style:text-properties style:font-name="Liberation Serif" officeooo:rsid="2db73848" style:font-name-asian="DejaVu Sans" style:font-name-complex="FreeSans"/>
    </style:style>
    <style:style style:name="T739" style:family="text">
      <style:text-properties style:font-name="Liberation Serif" officeooo:rsid="2db8912b" style:font-name-asian="DejaVu Sans" style:font-name-complex="FreeSans"/>
    </style:style>
    <style:style style:name="T740" style:family="text">
      <style:text-properties style:font-name="Liberation Serif" officeooo:rsid="2dba6ff2" style:font-name-asian="DejaVu Sans" style:font-name-complex="FreeSans"/>
    </style:style>
    <style:style style:name="T741" style:family="text">
      <style:text-properties style:font-name="Liberation Serif" officeooo:rsid="2dbbac02" style:font-name-asian="DejaVu Sans" style:font-name-complex="FreeSans"/>
    </style:style>
    <style:style style:name="T742" style:family="text">
      <style:text-properties style:font-name="Liberation Serif" officeooo:rsid="2dbc35d0" style:font-name-asian="DejaVu Sans" style:font-name-complex="FreeSans"/>
    </style:style>
    <style:style style:name="T743" style:family="text">
      <style:text-properties style:font-name="Liberation Serif" officeooo:rsid="2dbd61e2" style:font-name-asian="DejaVu Sans" style:font-name-complex="FreeSans"/>
    </style:style>
    <style:style style:name="T744" style:family="text">
      <style:text-properties style:font-name="Liberation Serif" officeooo:rsid="2dbd8b31" style:font-name-asian="DejaVu Sans" style:font-name-complex="FreeSans"/>
    </style:style>
    <style:style style:name="T745" style:family="text">
      <style:text-properties style:font-name="Liberation Serif" officeooo:rsid="2dbe5745" style:font-name-asian="DejaVu Sans" style:font-name-complex="FreeSans"/>
    </style:style>
    <style:style style:name="T746" style:family="text">
      <style:text-properties style:font-name="Liberation Serif" officeooo:rsid="2dbf8810" style:font-name-asian="DejaVu Sans" style:font-name-complex="FreeSans"/>
    </style:style>
    <style:style style:name="T747" style:family="text">
      <style:text-properties style:font-name="Liberation Serif" officeooo:rsid="2dbf8a1c" style:font-name-asian="DejaVu Sans" style:font-name-complex="FreeSans"/>
    </style:style>
    <style:style style:name="T748" style:family="text">
      <style:text-properties style:font-name="Liberation Serif" officeooo:rsid="2dc0670b" style:font-name-asian="DejaVu Sans" style:font-name-complex="FreeSans"/>
    </style:style>
    <style:style style:name="T749" style:family="text">
      <style:text-properties style:font-name="Liberation Serif" officeooo:rsid="2dc0b8be" style:font-name-asian="DejaVu Sans" style:font-name-complex="FreeSans"/>
    </style:style>
    <style:style style:name="T750" style:family="text">
      <style:text-properties style:font-name="Liberation Serif" officeooo:rsid="2dc22dcf" style:font-name-asian="DejaVu Sans" style:font-name-complex="FreeSans"/>
    </style:style>
    <style:style style:name="T751" style:family="text">
      <style:text-properties style:font-name="Liberation Serif" officeooo:rsid="2dc383a4" style:font-name-asian="DejaVu Sans" style:font-name-complex="FreeSans"/>
    </style:style>
    <style:style style:name="T752" style:family="text">
      <style:text-properties style:font-name="Liberation Serif" officeooo:rsid="2dc3dac9" style:font-name-asian="DejaVu Sans" style:font-name-complex="FreeSans"/>
    </style:style>
    <style:style style:name="T753" style:family="text">
      <style:text-properties style:font-name="Liberation Serif" officeooo:rsid="2dc5290d" style:font-name-asian="DejaVu Sans" style:font-name-complex="FreeSans"/>
    </style:style>
    <style:style style:name="T754" style:family="text">
      <style:text-properties style:font-name="Liberation Serif" officeooo:rsid="2dc72283" style:font-name-asian="DejaVu Sans" style:font-name-complex="FreeSans"/>
    </style:style>
    <style:style style:name="T755" style:family="text">
      <style:text-properties style:font-name="Liberation Serif" officeooo:rsid="2dc79da6" style:font-name-asian="DejaVu Sans" style:font-name-complex="FreeSans"/>
    </style:style>
    <style:style style:name="T756" style:family="text">
      <style:text-properties style:font-name="Liberation Serif" officeooo:rsid="2dc954ba" style:font-name-asian="DejaVu Sans" style:font-name-complex="FreeSans"/>
    </style:style>
    <style:style style:name="T757" style:family="text">
      <style:text-properties style:font-name="Liberation Serif" officeooo:rsid="2dc9ea67" style:font-name-asian="DejaVu Sans" style:font-name-complex="FreeSans"/>
    </style:style>
    <style:style style:name="T758" style:family="text">
      <style:text-properties style:font-name="Liberation Serif" officeooo:rsid="2dcab7c7" style:font-name-asian="DejaVu Sans" style:font-name-complex="FreeSans"/>
    </style:style>
    <style:style style:name="T759" style:family="text">
      <style:text-properties style:font-name="Liberation Serif" officeooo:rsid="2dcbdd85" style:font-name-asian="DejaVu Sans" style:font-name-complex="FreeSans"/>
    </style:style>
    <style:style style:name="T760" style:family="text">
      <style:text-properties style:font-name="Liberation Serif" officeooo:rsid="2dcc00e8" style:font-name-asian="DejaVu Sans" style:font-name-complex="FreeSans"/>
    </style:style>
    <style:style style:name="T761" style:family="text">
      <style:text-properties style:font-name="Liberation Serif" officeooo:rsid="2dccfe37" style:font-name-asian="DejaVu Sans" style:font-name-complex="FreeSans"/>
    </style:style>
    <style:style style:name="T762" style:family="text">
      <style:text-properties style:font-name="Liberation Serif" officeooo:rsid="2dce3aa9" style:font-name-asian="DejaVu Sans" style:font-name-complex="FreeSans"/>
    </style:style>
    <style:style style:name="T763" style:family="text">
      <style:text-properties style:font-name="Liberation Serif" officeooo:rsid="2dcf6c16" style:font-name-asian="DejaVu Sans" style:font-name-complex="FreeSans"/>
    </style:style>
    <style:style style:name="T764" style:family="text">
      <style:text-properties style:font-name="Liberation Serif" officeooo:rsid="2dd07c21" style:font-name-asian="DejaVu Sans" style:font-name-complex="FreeSans"/>
    </style:style>
    <style:style style:name="T765" style:family="text">
      <style:text-properties style:font-name="Liberation Serif" officeooo:rsid="2dd270bf" style:font-name-asian="DejaVu Sans" style:font-name-complex="FreeSans"/>
    </style:style>
    <style:style style:name="T766" style:family="text">
      <style:text-properties style:font-name="Liberation Serif" officeooo:rsid="2dd29b4f" style:font-name-asian="DejaVu Sans" style:font-name-complex="FreeSans"/>
    </style:style>
    <style:style style:name="T767" style:family="text">
      <style:text-properties style:font-name="Liberation Serif" officeooo:rsid="2dd42a67" style:font-name-asian="DejaVu Sans" style:font-name-complex="FreeSans"/>
    </style:style>
    <style:style style:name="T768" style:family="text">
      <style:text-properties style:font-name="Liberation Serif" officeooo:rsid="2dd5767d" style:font-name-asian="DejaVu Sans" style:font-name-complex="FreeSans"/>
    </style:style>
    <style:style style:name="T769" style:family="text">
      <style:text-properties style:font-name="Liberation Serif" officeooo:rsid="2dd73686" style:font-name-asian="DejaVu Sans" style:font-name-complex="FreeSans"/>
    </style:style>
    <style:style style:name="T770" style:family="text">
      <style:text-properties style:font-name="Liberation Serif" officeooo:rsid="2dd7afce" style:font-name-asian="DejaVu Sans" style:font-name-complex="FreeSans"/>
    </style:style>
    <style:style style:name="T771" style:family="text">
      <style:text-properties style:font-name="Liberation Serif" officeooo:rsid="2dd85314" style:font-name-asian="DejaVu Sans" style:font-name-complex="FreeSans"/>
    </style:style>
    <style:style style:name="T772" style:family="text">
      <style:text-properties style:font-name="Liberation Serif" officeooo:rsid="2dd95ddc" style:font-name-asian="DejaVu Sans" style:font-name-complex="FreeSans"/>
    </style:style>
    <style:style style:name="T773" style:family="text">
      <style:text-properties style:font-name="Liberation Serif" officeooo:rsid="2ddabce6" style:font-name-asian="DejaVu Sans" style:font-name-complex="FreeSans"/>
    </style:style>
    <style:style style:name="T774" style:family="text">
      <style:text-properties style:font-name="Liberation Serif" officeooo:rsid="2ddc54bf" style:font-name-asian="DejaVu Sans" style:font-name-complex="FreeSans"/>
    </style:style>
    <style:style style:name="T775" style:family="text">
      <style:text-properties style:font-name="Liberation Serif" officeooo:rsid="2ddddc5b" style:font-name-asian="DejaVu Sans" style:font-name-complex="FreeSans"/>
    </style:style>
    <style:style style:name="T776" style:family="text">
      <style:text-properties style:font-name="Liberation Serif" officeooo:rsid="2ddf1d34" style:font-name-asian="DejaVu Sans" style:font-name-complex="FreeSans"/>
    </style:style>
    <style:style style:name="T777" style:family="text">
      <style:text-properties style:font-name="Liberation Serif" officeooo:rsid="2de0ecd5" style:font-name-asian="DejaVu Sans" style:font-name-complex="FreeSans"/>
    </style:style>
    <style:style style:name="T778" style:family="text">
      <style:text-properties style:font-name="Liberation Serif" officeooo:rsid="2de2d5b5" style:font-name-asian="DejaVu Sans" style:font-name-complex="FreeSans"/>
    </style:style>
    <style:style style:name="T779" style:family="text">
      <style:text-properties style:font-name="Liberation Serif" officeooo:rsid="2de472a6" style:font-name-asian="DejaVu Sans" style:font-name-complex="FreeSans"/>
    </style:style>
    <style:style style:name="T780" style:family="text">
      <style:text-properties style:font-name="Liberation Serif" officeooo:rsid="2de5877d" style:font-name-asian="DejaVu Sans" style:font-name-complex="FreeSans"/>
    </style:style>
    <style:style style:name="T781" style:family="text">
      <style:text-properties style:font-name="Liberation Serif" officeooo:rsid="2de6f9cc" style:font-name-asian="DejaVu Sans" style:font-name-complex="FreeSans"/>
    </style:style>
    <style:style style:name="T782" style:family="text">
      <style:text-properties style:font-name="Liberation Serif" officeooo:rsid="2de7551c" style:font-name-asian="DejaVu Sans" style:font-name-complex="FreeSans"/>
    </style:style>
    <style:style style:name="T783" style:family="text">
      <style:text-properties style:font-name="Liberation Serif" officeooo:rsid="2de939ff" style:font-name-asian="DejaVu Sans" style:font-name-complex="FreeSans"/>
    </style:style>
    <style:style style:name="T784" style:family="text">
      <style:text-properties style:font-name="Liberation Serif" officeooo:rsid="2deb3877" style:font-name-asian="DejaVu Sans" style:font-name-complex="FreeSans"/>
    </style:style>
    <style:style style:name="T785" style:family="text">
      <style:text-properties style:font-name="Liberation Serif" officeooo:rsid="2deb8f1a" style:font-name-asian="DejaVu Sans" style:font-name-complex="FreeSans"/>
    </style:style>
    <style:style style:name="T786" style:family="text">
      <style:text-properties style:font-name="Liberation Serif" officeooo:rsid="2dec3eb7" style:font-name-asian="DejaVu Sans" style:font-name-complex="FreeSans"/>
    </style:style>
    <style:style style:name="T787" style:family="text">
      <style:text-properties style:font-name="Liberation Serif" officeooo:rsid="2deef9cc" style:font-name-asian="DejaVu Sans" style:font-name-complex="FreeSans"/>
    </style:style>
    <style:style style:name="T788" style:family="text">
      <style:text-properties style:font-name="Liberation Serif" officeooo:rsid="2def68c1" style:font-name-asian="DejaVu Sans" style:font-name-complex="FreeSans"/>
    </style:style>
    <style:style style:name="T789" style:family="text">
      <style:text-properties style:font-name="Liberation Serif" officeooo:rsid="2df0848c" style:font-name-asian="DejaVu Sans" style:font-name-complex="FreeSans"/>
    </style:style>
    <style:style style:name="T790" style:family="text">
      <style:text-properties style:font-name="Liberation Serif" officeooo:rsid="2df204f8" style:font-name-asian="DejaVu Sans" style:font-name-complex="FreeSans"/>
    </style:style>
    <style:style style:name="T791" style:family="text">
      <style:text-properties style:font-name="Liberation Serif" officeooo:rsid="2df2d3ad" style:font-name-asian="DejaVu Sans" style:font-name-complex="FreeSans"/>
    </style:style>
    <style:style style:name="T792" style:family="text">
      <style:text-properties style:font-name="Liberation Serif" officeooo:rsid="2df30b8e" style:font-name-asian="DejaVu Sans" style:font-name-complex="FreeSans"/>
    </style:style>
    <style:style style:name="T793" style:family="text">
      <style:text-properties style:font-name="Liberation Serif" officeooo:rsid="2df476e7" style:font-name-asian="DejaVu Sans" style:font-name-complex="FreeSans"/>
    </style:style>
    <style:style style:name="T794" style:family="text">
      <style:text-properties style:font-name="Liberation Serif" officeooo:rsid="2df5ff49" style:font-name-asian="DejaVu Sans" style:font-name-complex="FreeSans"/>
    </style:style>
    <style:style style:name="T795" style:family="text">
      <style:text-properties style:font-name="Liberation Serif" officeooo:rsid="2df7376b" style:font-name-asian="DejaVu Sans" style:font-name-complex="FreeSans"/>
    </style:style>
    <style:style style:name="T796" style:family="text">
      <style:text-properties style:font-name="Liberation Serif" officeooo:rsid="2df75c04" style:font-name-asian="DejaVu Sans" style:font-name-complex="FreeSans"/>
    </style:style>
    <style:style style:name="T797" style:family="text">
      <style:text-properties style:font-name="Liberation Serif" officeooo:rsid="2df89a91" style:font-name-asian="DejaVu Sans" style:font-name-complex="FreeSans"/>
    </style:style>
    <style:style style:name="T798" style:family="text">
      <style:text-properties style:font-name="Liberation Serif" officeooo:rsid="2df90bb9" style:font-name-asian="DejaVu Sans" style:font-name-complex="FreeSans"/>
    </style:style>
    <style:style style:name="T799" style:family="text">
      <style:text-properties style:font-name="Liberation Serif" officeooo:rsid="2dfa53a7" style:font-name-asian="DejaVu Sans" style:font-name-complex="FreeSans"/>
    </style:style>
    <style:style style:name="T800" style:family="text">
      <style:text-properties style:font-name="Liberation Serif" officeooo:rsid="2dfad67a" style:font-name-asian="DejaVu Sans" style:font-name-complex="FreeSans"/>
    </style:style>
    <style:style style:name="T801" style:family="text">
      <style:text-properties style:font-name="Liberation Serif" officeooo:rsid="2dfc62b9" style:font-name-asian="DejaVu Sans" style:font-name-complex="FreeSans"/>
    </style:style>
    <style:style style:name="T802" style:family="text">
      <style:text-properties style:font-name="Liberation Serif" officeooo:rsid="2dfd36e5" style:font-name-asian="DejaVu Sans" style:font-name-complex="FreeSans"/>
    </style:style>
    <style:style style:name="T803" style:family="text">
      <style:text-properties style:font-name="Liberation Serif" officeooo:rsid="2dfdd266" style:font-name-asian="DejaVu Sans" style:font-name-complex="FreeSans"/>
    </style:style>
    <style:style style:name="T804" style:family="text">
      <style:text-properties style:font-name="Liberation Serif" officeooo:rsid="2dff01ad" style:font-name-asian="DejaVu Sans" style:font-name-complex="FreeSans"/>
    </style:style>
    <style:style style:name="T805" style:family="text">
      <style:text-properties style:font-name="Liberation Serif" officeooo:rsid="2e00cbb9" style:font-name-asian="DejaVu Sans" style:font-name-complex="FreeSans"/>
    </style:style>
    <style:style style:name="T806" style:family="text">
      <style:text-properties style:font-name="Liberation Serif" officeooo:rsid="2e01338e" style:font-name-asian="DejaVu Sans" style:font-name-complex="FreeSans"/>
    </style:style>
    <style:style style:name="T807" style:family="text">
      <style:text-properties style:font-name="Liberation Serif" officeooo:rsid="2e016c06" style:font-name-asian="DejaVu Sans" style:font-name-complex="FreeSans"/>
    </style:style>
    <style:style style:name="T808" style:family="text">
      <style:text-properties style:font-name="Liberation Serif" officeooo:rsid="2e03391b" style:font-name-asian="DejaVu Sans" style:font-name-complex="FreeSans"/>
    </style:style>
    <style:style style:name="T809" style:family="text">
      <style:text-properties style:font-name="Liberation Serif" officeooo:rsid="2e035528" style:font-name-asian="DejaVu Sans" style:font-name-complex="FreeSans"/>
    </style:style>
    <style:style style:name="T810" style:family="text">
      <style:text-properties style:font-name="Liberation Serif" officeooo:rsid="2e04f3f9" style:font-name-asian="DejaVu Sans" style:font-name-complex="FreeSans"/>
    </style:style>
    <style:style style:name="T811" style:family="text">
      <style:text-properties style:font-name="Liberation Serif" officeooo:rsid="2e06b22b" style:font-name-asian="DejaVu Sans" style:font-name-complex="FreeSans"/>
    </style:style>
    <style:style style:name="T812" style:family="text">
      <style:text-properties style:font-name="Liberation Serif" officeooo:rsid="2e078f3a" style:font-name-asian="DejaVu Sans" style:font-name-complex="FreeSans"/>
    </style:style>
    <style:style style:name="T813" style:family="text">
      <style:text-properties style:font-name="Liberation Serif" officeooo:rsid="2e08e2e4" style:font-name-asian="DejaVu Sans" style:font-name-complex="FreeSans"/>
    </style:style>
    <style:style style:name="T814" style:family="text">
      <style:text-properties style:font-name="Liberation Serif" officeooo:rsid="2e0bec01" style:font-name-asian="DejaVu Sans" style:font-name-complex="FreeSans"/>
    </style:style>
    <style:style style:name="T815" style:family="text">
      <style:text-properties style:font-name="Liberation Serif" officeooo:rsid="2e0c45bf" style:font-name-asian="DejaVu Sans" style:font-name-complex="FreeSans"/>
    </style:style>
    <style:style style:name="T816" style:family="text">
      <style:text-properties style:font-name="Liberation Serif" officeooo:rsid="2e0cb753" style:font-name-asian="DejaVu Sans" style:font-name-complex="FreeSans"/>
    </style:style>
    <style:style style:name="T817" style:family="text">
      <style:text-properties style:font-name="Liberation Serif" officeooo:rsid="2e0e6a39" style:font-name-asian="DejaVu Sans" style:font-name-complex="FreeSans"/>
    </style:style>
    <style:style style:name="T818" style:family="text">
      <style:text-properties style:font-name="Liberation Serif" officeooo:rsid="2e0f413d" style:font-name-asian="DejaVu Sans" style:font-name-complex="FreeSans"/>
    </style:style>
    <style:style style:name="T819" style:family="text">
      <style:text-properties style:font-name="Liberation Serif" officeooo:rsid="2e0f882a" style:font-name-asian="DejaVu Sans" style:font-name-complex="FreeSans"/>
    </style:style>
    <style:style style:name="T820" style:family="text">
      <style:text-properties style:font-name="Liberation Serif" officeooo:rsid="2e0ff0ae" style:font-name-asian="DejaVu Sans" style:font-name-complex="FreeSans"/>
    </style:style>
    <style:style style:name="T821" style:family="text">
      <style:text-properties style:font-name="Liberation Serif" officeooo:rsid="2e111403" style:font-name-asian="DejaVu Sans" style:font-name-complex="FreeSans"/>
    </style:style>
    <style:style style:name="T822" style:family="text">
      <style:text-properties style:font-name="Liberation Serif" officeooo:rsid="2e1126b9" style:font-name-asian="DejaVu Sans" style:font-name-complex="FreeSans"/>
    </style:style>
    <style:style style:name="T823" style:family="text">
      <style:text-properties style:font-name="Liberation Serif" officeooo:rsid="2e13d67d" style:font-name-asian="DejaVu Sans" style:font-name-complex="FreeSans"/>
    </style:style>
    <style:style style:name="T824" style:family="text">
      <style:text-properties style:font-name="Liberation Serif" officeooo:rsid="2e14d2ee" style:font-name-asian="DejaVu Sans" style:font-name-complex="FreeSans"/>
    </style:style>
    <style:style style:name="T825" style:family="text">
      <style:text-properties style:font-name="Liberation Serif" officeooo:rsid="2e165d9b" style:font-name-asian="DejaVu Sans" style:font-name-complex="FreeSans"/>
    </style:style>
    <style:style style:name="T826" style:family="text">
      <style:text-properties style:font-name="Liberation Serif" officeooo:rsid="2e176295" style:font-name-asian="DejaVu Sans" style:font-name-complex="FreeSans"/>
    </style:style>
    <style:style style:name="T827" style:family="text">
      <style:text-properties style:font-name="Liberation Serif" officeooo:rsid="2e17de1c" style:font-name-asian="DejaVu Sans" style:font-name-complex="FreeSans"/>
    </style:style>
    <style:style style:name="T828" style:family="text">
      <style:text-properties style:font-name="Liberation Serif" officeooo:rsid="2e189c42" style:font-name-asian="DejaVu Sans" style:font-name-complex="FreeSans"/>
    </style:style>
    <style:style style:name="T829" style:family="text">
      <style:text-properties style:font-name="Liberation Serif" officeooo:rsid="2e18b88d" style:font-name-asian="DejaVu Sans" style:font-name-complex="FreeSans"/>
    </style:style>
    <style:style style:name="T830" style:family="text">
      <style:text-properties style:font-name="Liberation Serif" officeooo:rsid="2e1a881f" style:font-name-asian="DejaVu Sans" style:font-name-complex="FreeSans"/>
    </style:style>
    <style:style style:name="T831" style:family="text">
      <style:text-properties style:font-name="Liberation Serif" officeooo:rsid="2e1aa416" style:font-name-asian="DejaVu Sans" style:font-name-complex="FreeSans"/>
    </style:style>
    <style:style style:name="T832" style:family="text">
      <style:text-properties style:font-name="Liberation Serif" officeooo:rsid="2e1b44d7" style:font-name-asian="DejaVu Sans" style:font-name-complex="FreeSans"/>
    </style:style>
    <style:style style:name="T833" style:family="text">
      <style:text-properties style:font-name="Liberation Serif" officeooo:rsid="2e1b7cc6" style:font-name-asian="DejaVu Sans" style:font-name-complex="FreeSans"/>
    </style:style>
    <style:style style:name="T834" style:family="text">
      <style:text-properties style:font-name="Liberation Serif" officeooo:rsid="2e1d0e16" style:font-name-asian="DejaVu Sans" style:font-name-complex="FreeSans"/>
    </style:style>
    <style:style style:name="T835" style:family="text">
      <style:text-properties style:font-name="Liberation Serif" officeooo:rsid="2e1e33d1" style:font-name-asian="DejaVu Sans" style:font-name-complex="FreeSans"/>
    </style:style>
    <style:style style:name="T836" style:family="text">
      <style:text-properties style:font-name="Liberation Serif" officeooo:rsid="2e1f86ec" style:font-name-asian="DejaVu Sans" style:font-name-complex="FreeSans"/>
    </style:style>
    <style:style style:name="T837" style:family="text">
      <style:text-properties style:font-name="Liberation Serif" officeooo:rsid="2e1fb1c4" style:font-name-asian="DejaVu Sans" style:font-name-complex="FreeSans"/>
    </style:style>
    <style:style style:name="T838" style:family="text">
      <style:text-properties style:font-name="Liberation Serif" officeooo:rsid="2e200c88" style:font-name-asian="DejaVu Sans" style:font-name-complex="FreeSans"/>
    </style:style>
    <style:style style:name="T839" style:family="text">
      <style:text-properties style:font-name="Liberation Serif" officeooo:rsid="2e20238a" style:font-name-asian="DejaVu Sans" style:font-name-complex="FreeSans"/>
    </style:style>
    <style:style style:name="T840" style:family="text">
      <style:text-properties style:font-name="Liberation Serif" officeooo:rsid="2e20b194" style:font-name-asian="DejaVu Sans" style:font-name-complex="FreeSans"/>
    </style:style>
    <style:style style:name="T841" style:family="text">
      <style:text-properties style:font-name="Liberation Serif" officeooo:rsid="2e22c0f0" style:font-name-asian="DejaVu Sans" style:font-name-complex="FreeSans"/>
    </style:style>
    <style:style style:name="T842" style:family="text">
      <style:text-properties style:font-name="Liberation Serif" officeooo:rsid="2e2325a9" style:font-name-asian="DejaVu Sans" style:font-name-complex="FreeSans"/>
    </style:style>
    <style:style style:name="T843" style:family="text">
      <style:text-properties style:font-name="Liberation Serif" officeooo:rsid="2e23b2ed" style:font-name-asian="DejaVu Sans" style:font-name-complex="FreeSans"/>
    </style:style>
    <style:style style:name="T844" style:family="text">
      <style:text-properties style:font-name="Liberation Serif" officeooo:rsid="2e246fbe" style:font-name-asian="DejaVu Sans" style:font-name-complex="FreeSans"/>
    </style:style>
    <style:style style:name="T845" style:family="text">
      <style:text-properties style:font-name="Liberation Serif" officeooo:rsid="2e276b57" style:font-name-asian="DejaVu Sans" style:font-name-complex="FreeSans"/>
    </style:style>
    <style:style style:name="T846" style:family="text">
      <style:text-properties style:font-name="Liberation Serif" officeooo:rsid="2e279343" style:font-name-asian="DejaVu Sans" style:font-name-complex="FreeSans"/>
    </style:style>
    <style:style style:name="T847" style:family="text">
      <style:text-properties style:font-name="Liberation Serif" officeooo:rsid="2e285c27" style:font-name-asian="DejaVu Sans" style:font-name-complex="FreeSans"/>
    </style:style>
    <style:style style:name="T848" style:family="text">
      <style:text-properties style:font-name="Liberation Serif" officeooo:rsid="2e28f4ee" style:font-name-asian="DejaVu Sans" style:font-name-complex="FreeSans"/>
    </style:style>
    <style:style style:name="T849" style:family="text">
      <style:text-properties style:font-name="Liberation Serif" officeooo:rsid="2e2a4d16" style:font-name-asian="DejaVu Sans" style:font-name-complex="FreeSans"/>
    </style:style>
    <style:style style:name="T850" style:family="text">
      <style:text-properties style:font-name="Liberation Serif" officeooo:rsid="2e2afd69" style:font-name-asian="DejaVu Sans" style:font-name-complex="FreeSans"/>
    </style:style>
    <style:style style:name="T851" style:family="text">
      <style:text-properties style:font-name="Liberation Serif" officeooo:rsid="2e2cdd26" style:font-name-asian="DejaVu Sans" style:font-name-complex="FreeSans"/>
    </style:style>
    <style:style style:name="T852" style:family="text">
      <style:text-properties style:font-name="Liberation Serif" officeooo:rsid="2e2e75c7" style:font-name-asian="DejaVu Sans" style:font-name-complex="FreeSans"/>
    </style:style>
    <style:style style:name="T853" style:family="text">
      <style:text-properties style:font-name="Liberation Serif" officeooo:rsid="2e2f0bd6" style:font-name-asian="DejaVu Sans" style:font-name-complex="FreeSans"/>
    </style:style>
    <style:style style:name="T854" style:family="text">
      <style:text-properties style:font-name="Liberation Serif" officeooo:rsid="2e300868" style:font-name-asian="DejaVu Sans" style:font-name-complex="FreeSans"/>
    </style:style>
    <style:style style:name="T855" style:family="text">
      <style:text-properties style:font-name="Liberation Serif" officeooo:rsid="2e31433f" style:font-name-asian="DejaVu Sans" style:font-name-complex="FreeSans"/>
    </style:style>
    <style:style style:name="T856" style:family="text">
      <style:text-properties style:font-name="Liberation Serif" officeooo:rsid="2e3197b4" style:font-name-asian="DejaVu Sans" style:font-name-complex="FreeSans"/>
    </style:style>
    <style:style style:name="T857" style:family="text">
      <style:text-properties style:font-name="Liberation Serif" officeooo:rsid="2e334126" style:font-name-asian="DejaVu Sans" style:font-name-complex="FreeSans"/>
    </style:style>
    <style:style style:name="T858" style:family="text">
      <style:text-properties style:font-name="Liberation Serif" officeooo:rsid="2e33b0cd" style:font-name-asian="DejaVu Sans" style:font-name-complex="FreeSans"/>
    </style:style>
    <style:style style:name="T859" style:family="text">
      <style:text-properties style:font-name="Liberation Serif" officeooo:rsid="2e33b161" style:font-name-asian="DejaVu Sans" style:font-name-complex="FreeSans"/>
    </style:style>
    <style:style style:name="T860" style:family="text">
      <style:text-properties style:font-name="Liberation Serif" officeooo:rsid="2e358ead" style:font-name-asian="DejaVu Sans" style:font-name-complex="FreeSans"/>
    </style:style>
    <style:style style:name="T861" style:family="text">
      <style:text-properties style:font-name="Liberation Serif" officeooo:rsid="2e370775" style:font-name-asian="DejaVu Sans" style:font-name-complex="FreeSans"/>
    </style:style>
    <style:style style:name="T862" style:family="text">
      <style:text-properties style:font-name="Liberation Serif" officeooo:rsid="2e37f4ad" style:font-name-asian="DejaVu Sans" style:font-name-complex="FreeSans"/>
    </style:style>
    <style:style style:name="T863" style:family="text">
      <style:text-properties style:font-name="Liberation Serif" officeooo:rsid="2e39c98e" style:font-name-asian="DejaVu Sans" style:font-name-complex="FreeSans"/>
    </style:style>
    <style:style style:name="T864" style:family="text">
      <style:text-properties style:font-name="Liberation Serif" officeooo:rsid="2e3b0584" style:font-name-asian="DejaVu Sans" style:font-name-complex="FreeSans"/>
    </style:style>
    <style:style style:name="T865" style:family="text">
      <style:text-properties style:font-name="Liberation Serif" officeooo:rsid="2e3bf461" style:font-name-asian="DejaVu Sans" style:font-name-complex="FreeSans"/>
    </style:style>
    <style:style style:name="T866" style:family="text">
      <style:text-properties style:font-name="Liberation Serif" officeooo:rsid="2e3df0d1" style:font-name-asian="DejaVu Sans" style:font-name-complex="FreeSans"/>
    </style:style>
    <style:style style:name="T867" style:family="text">
      <style:text-properties style:font-name="Liberation Serif" officeooo:rsid="2e3ef5c0" style:font-name-asian="DejaVu Sans" style:font-name-complex="FreeSans"/>
    </style:style>
    <style:style style:name="T868" style:family="text">
      <style:text-properties style:font-name="Liberation Serif" officeooo:rsid="2e40c7a0" style:font-name-asian="DejaVu Sans" style:font-name-complex="FreeSans"/>
    </style:style>
    <style:style style:name="T869" style:family="text">
      <style:text-properties style:font-name="Liberation Serif" officeooo:rsid="2e425a6e" style:font-name-asian="DejaVu Sans" style:font-name-complex="FreeSans"/>
    </style:style>
    <style:style style:name="T870" style:family="text">
      <style:text-properties style:font-name="Liberation Serif" officeooo:rsid="2e431a44" style:font-name-asian="DejaVu Sans" style:font-name-complex="FreeSans"/>
    </style:style>
    <style:style style:name="T871" style:family="text">
      <style:text-properties style:font-name="Liberation Serif" officeooo:rsid="2e450efb" style:font-name-asian="DejaVu Sans" style:font-name-complex="FreeSans"/>
    </style:style>
    <style:style style:name="T872" style:family="text">
      <style:text-properties style:font-name="Liberation Serif" officeooo:rsid="2e46955c" style:font-name-asian="DejaVu Sans" style:font-name-complex="FreeSans"/>
    </style:style>
    <style:style style:name="T873" style:family="text">
      <style:text-properties style:font-name="Liberation Serif" officeooo:rsid="2e479a1f" style:font-name-asian="DejaVu Sans" style:font-name-complex="FreeSans"/>
    </style:style>
    <style:style style:name="T874" style:family="text">
      <style:text-properties style:font-name="Liberation Serif" officeooo:rsid="2e47fb15" style:font-name-asian="DejaVu Sans" style:font-name-complex="FreeSans"/>
    </style:style>
    <style:style style:name="T875" style:family="text">
      <style:text-properties style:font-name="Liberation Serif" officeooo:rsid="2e4875e9" style:font-name-asian="DejaVu Sans" style:font-name-complex="FreeSans"/>
    </style:style>
    <style:style style:name="T876" style:family="text">
      <style:text-properties style:font-name="Liberation Serif" officeooo:rsid="2e48be94" style:font-name-asian="DejaVu Sans" style:font-name-complex="FreeSans"/>
    </style:style>
    <style:style style:name="T877" style:family="text">
      <style:text-properties style:font-name="Liberation Serif" officeooo:rsid="2e4921cb" style:font-name-asian="DejaVu Sans" style:font-name-complex="FreeSans"/>
    </style:style>
    <style:style style:name="T878" style:family="text">
      <style:text-properties style:font-name="Liberation Serif" officeooo:rsid="2e4a1e95" style:font-name-asian="DejaVu Sans" style:font-name-complex="FreeSans"/>
    </style:style>
    <style:style style:name="T879" style:family="text">
      <style:text-properties style:font-name="Liberation Serif" officeooo:rsid="2e4ba107" style:font-name-asian="DejaVu Sans" style:font-name-complex="FreeSans"/>
    </style:style>
    <style:style style:name="T880" style:family="text">
      <style:text-properties style:font-name="Liberation Serif" officeooo:rsid="2e4c894e" style:font-name-asian="DejaVu Sans" style:font-name-complex="FreeSans"/>
    </style:style>
    <style:style style:name="T881" style:family="text">
      <style:text-properties style:font-name="Liberation Serif" officeooo:rsid="2e4df818" style:font-name-asian="DejaVu Sans" style:font-name-complex="FreeSans"/>
    </style:style>
    <style:style style:name="T882" style:family="text">
      <style:text-properties style:font-name="Liberation Serif" officeooo:rsid="2e4f5c5f" style:font-name-asian="DejaVu Sans" style:font-name-complex="FreeSans"/>
    </style:style>
    <style:style style:name="T883" style:family="text">
      <style:text-properties style:font-name="Liberation Serif" officeooo:rsid="2e508380" style:font-name-asian="DejaVu Sans" style:font-name-complex="FreeSans"/>
    </style:style>
    <style:style style:name="T884" style:family="text">
      <style:text-properties style:font-name="Liberation Serif" officeooo:rsid="2e523842" style:font-name-asian="DejaVu Sans" style:font-name-complex="FreeSans"/>
    </style:style>
    <style:style style:name="T885" style:family="text">
      <style:text-properties style:font-name="Liberation Serif" officeooo:rsid="2e5393b0" style:font-name-asian="DejaVu Sans" style:font-name-complex="FreeSans"/>
    </style:style>
    <style:style style:name="T886" style:family="text">
      <style:text-properties style:font-name="Liberation Serif" officeooo:rsid="2e5561cf" style:font-name-asian="DejaVu Sans" style:font-name-complex="FreeSans"/>
    </style:style>
    <style:style style:name="T887" style:family="text">
      <style:text-properties style:font-name="Liberation Serif" officeooo:rsid="2e559c25" style:font-name-asian="DejaVu Sans" style:font-name-complex="FreeSans"/>
    </style:style>
    <style:style style:name="T888" style:family="text">
      <style:text-properties style:font-name="Liberation Serif" officeooo:rsid="2e571654" style:font-name-asian="DejaVu Sans" style:font-name-complex="FreeSans"/>
    </style:style>
    <style:style style:name="T889" style:family="text">
      <style:text-properties style:font-name="Liberation Serif" officeooo:rsid="2e59401e" style:font-name-asian="DejaVu Sans" style:font-name-complex="FreeSans"/>
    </style:style>
    <style:style style:name="T890" style:family="text">
      <style:text-properties style:font-name="Liberation Serif" officeooo:rsid="2e5b3e47" style:font-name-asian="DejaVu Sans" style:font-name-complex="FreeSans"/>
    </style:style>
    <style:style style:name="T891" style:family="text">
      <style:text-properties style:font-name="Liberation Serif" officeooo:rsid="2e5d03e5" style:font-name-asian="DejaVu Sans" style:font-name-complex="FreeSans"/>
    </style:style>
    <style:style style:name="T892" style:family="text">
      <style:text-properties style:font-name="Liberation Serif" officeooo:rsid="2e5e703c" style:font-name-asian="DejaVu Sans" style:font-name-complex="FreeSans"/>
    </style:style>
    <style:style style:name="T893" style:family="text">
      <style:text-properties style:font-name="Liberation Serif" officeooo:rsid="2e5fb982" style:font-name-asian="DejaVu Sans" style:font-name-complex="FreeSans"/>
    </style:style>
    <style:style style:name="T894" style:family="text">
      <style:text-properties style:font-name="Liberation Serif" officeooo:rsid="2e603617" style:font-name-asian="DejaVu Sans" style:font-name-complex="FreeSans"/>
    </style:style>
    <style:style style:name="T895" style:family="text">
      <style:text-properties style:font-name="Liberation Serif" officeooo:rsid="2e61cd6b" style:font-name-asian="DejaVu Sans" style:font-name-complex="FreeSans"/>
    </style:style>
    <style:style style:name="T896" style:family="text">
      <style:text-properties style:font-name="Liberation Serif" officeooo:rsid="2e637bd7" style:font-name-asian="DejaVu Sans" style:font-name-complex="FreeSans"/>
    </style:style>
    <style:style style:name="T897" style:family="text">
      <style:text-properties style:font-name="Liberation Serif" officeooo:rsid="2e637e16" style:font-name-asian="DejaVu Sans" style:font-name-complex="FreeSans"/>
    </style:style>
    <style:style style:name="T898" style:family="text">
      <style:text-properties style:font-name="Liberation Serif" fo:font-style="italic" style:font-name-asian="DejaVu Sans" style:font-style-asian="italic" style:font-name-complex="FreeSans" style:font-style-complex="italic"/>
    </style:style>
    <style:style style:name="T899" style:family="text">
      <style:text-properties style:font-name="Liberation Serif" fo:font-style="italic" officeooo:rsid="2d97c0a1" style:font-name-asian="DejaVu Sans" style:font-style-asian="italic" style:font-name-complex="FreeSans" style:font-style-complex="italic"/>
    </style:style>
    <style:style style:name="T900" style:family="text">
      <style:text-properties style:font-name="Liberation Serif" fo:font-style="italic" officeooo:rsid="2d997ba5" style:font-name-asian="DejaVu Sans" style:font-style-asian="italic" style:font-name-complex="FreeSans" style:font-style-complex="italic"/>
    </style:style>
    <style:style style:name="T901" style:family="text">
      <style:text-properties style:font-name="Liberation Serif" fo:font-style="italic" officeooo:rsid="2da3aa3b" style:font-name-asian="DejaVu Sans" style:font-style-asian="italic" style:font-name-complex="FreeSans" style:font-style-complex="italic"/>
    </style:style>
    <style:style style:name="T902" style:family="text">
      <style:text-properties style:font-name="Liberation Serif" fo:font-style="italic" officeooo:rsid="2dab0122" style:font-name-asian="DejaVu Sans" style:font-style-asian="italic" style:font-name-complex="FreeSans" style:font-style-complex="italic"/>
    </style:style>
    <style:style style:name="T903" style:family="text">
      <style:text-properties style:font-name="Liberation Serif" fo:font-style="italic" officeooo:rsid="2dad83ad" style:font-name-asian="DejaVu Sans" style:font-style-asian="italic" style:font-name-complex="FreeSans" style:font-style-complex="italic"/>
    </style:style>
    <style:style style:name="T904" style:family="text">
      <style:text-properties style:font-name="Liberation Serif" fo:font-style="italic" officeooo:rsid="2db68066" style:font-name-asian="DejaVu Sans" style:font-style-asian="italic" style:font-name-complex="FreeSans" style:font-style-complex="italic"/>
    </style:style>
    <style:style style:name="T905" style:family="text">
      <style:text-properties style:font-name="Liberation Serif" fo:font-style="italic" officeooo:rsid="2db567b3" style:font-name-asian="DejaVu Sans" style:font-style-asian="italic" style:font-name-complex="FreeSans" style:font-style-complex="italic"/>
    </style:style>
    <style:style style:name="T906" style:family="text">
      <style:text-properties style:font-name="Liberation Serif" fo:font-style="italic" officeooo:rsid="2dbf8a1c" style:font-name-asian="DejaVu Sans" style:font-style-asian="italic" style:font-name-complex="FreeSans" style:font-style-complex="italic"/>
    </style:style>
    <style:style style:name="T907" style:family="text">
      <style:text-properties style:font-name="Liberation Serif" fo:font-style="italic" officeooo:rsid="2dc3dac9" style:font-name-asian="DejaVu Sans" style:font-style-asian="italic" style:font-name-complex="FreeSans" style:font-style-complex="italic"/>
    </style:style>
    <style:style style:name="T908" style:family="text">
      <style:text-properties style:font-name="Liberation Serif" fo:font-style="italic" officeooo:rsid="2dc954ba" style:font-name-asian="DejaVu Sans" style:font-style-asian="italic" style:font-name-complex="FreeSans" style:font-style-complex="italic"/>
    </style:style>
    <style:style style:name="T909" style:family="text">
      <style:text-properties style:font-name="Liberation Serif" fo:font-style="italic" officeooo:rsid="2dc9ea67" style:font-name-asian="DejaVu Sans" style:font-style-asian="italic" style:font-name-complex="FreeSans" style:font-style-complex="italic"/>
    </style:style>
    <style:style style:name="T910" style:family="text">
      <style:text-properties style:font-name="Liberation Serif" fo:font-style="italic" officeooo:rsid="2dd07c21" style:font-name-asian="DejaVu Sans" style:font-style-asian="italic" style:font-name-complex="FreeSans" style:font-style-complex="italic"/>
    </style:style>
    <style:style style:name="T911" style:family="text">
      <style:text-properties style:font-name="Liberation Serif" fo:font-style="italic" officeooo:rsid="2dd5767d" style:font-name-asian="DejaVu Sans" style:font-style-asian="italic" style:font-name-complex="FreeSans" style:font-style-complex="italic"/>
    </style:style>
    <style:style style:name="T912" style:family="text">
      <style:text-properties style:font-name="Liberation Serif" fo:font-style="italic" officeooo:rsid="2ddddc5b" style:font-name-asian="DejaVu Sans" style:font-style-asian="italic" style:font-name-complex="FreeSans" style:font-style-complex="italic"/>
    </style:style>
    <style:style style:name="T913" style:family="text">
      <style:text-properties style:font-name="Liberation Serif" fo:font-style="italic" officeooo:rsid="2ddf1d34" style:font-name-asian="DejaVu Sans" style:font-style-asian="italic" style:font-name-complex="FreeSans" style:font-style-complex="italic"/>
    </style:style>
    <style:style style:name="T914" style:family="text">
      <style:text-properties style:font-name="Liberation Serif" fo:font-style="italic" officeooo:rsid="1327ae62" style:font-name-asian="DejaVu Sans" style:font-style-asian="italic" style:font-name-complex="FreeSans" style:font-style-complex="italic"/>
    </style:style>
    <style:style style:name="T915" style:family="text">
      <style:text-properties style:font-name="Liberation Serif" fo:font-style="italic" officeooo:rsid="2de0ecd5" style:font-name-asian="DejaVu Sans" style:font-style-asian="italic" style:font-name-complex="FreeSans" style:font-style-complex="italic"/>
    </style:style>
    <style:style style:name="T916" style:family="text">
      <style:text-properties style:font-name="Liberation Serif" fo:font-style="italic" officeooo:rsid="2deb8f1a" style:font-name-asian="DejaVu Sans" style:font-style-asian="italic" style:font-name-complex="FreeSans" style:font-style-complex="italic"/>
    </style:style>
    <style:style style:name="T917" style:family="text">
      <style:text-properties style:font-name="Liberation Serif" fo:font-style="italic" officeooo:rsid="2e078f3a" style:font-name-asian="DejaVu Sans" style:font-style-asian="italic" style:font-name-complex="FreeSans" style:font-style-complex="italic"/>
    </style:style>
    <style:style style:name="T918" style:family="text">
      <style:text-properties style:font-name="Liberation Serif" fo:font-style="italic" officeooo:rsid="2e0f882a" style:font-name-asian="DejaVu Sans" style:font-style-asian="italic" style:font-name-complex="FreeSans" style:font-style-complex="italic"/>
    </style:style>
    <style:style style:name="T919" style:family="text">
      <style:text-properties style:font-name="Liberation Serif" fo:font-style="italic" officeooo:rsid="2e165d9b" style:font-name-asian="DejaVu Sans" style:font-style-asian="italic" style:font-name-complex="FreeSans" style:font-style-complex="italic"/>
    </style:style>
    <style:style style:name="T920" style:family="text">
      <style:text-properties style:font-name="Liberation Serif" fo:font-style="italic" officeooo:rsid="2e189c42" style:font-name-asian="DejaVu Sans" style:font-style-asian="italic" style:font-name-complex="FreeSans" style:font-style-complex="italic"/>
    </style:style>
    <style:style style:name="T921" style:family="text">
      <style:text-properties style:font-name="Liberation Serif" fo:font-style="italic" officeooo:rsid="2e33b161" style:font-name-asian="DejaVu Sans" style:font-style-asian="italic" style:font-name-complex="FreeSans" style:font-style-complex="italic"/>
    </style:style>
    <style:style style:name="T922" style:family="text">
      <style:text-properties style:font-name="Liberation Serif" fo:font-style="italic" officeooo:rsid="2e3b0584" style:font-name-asian="DejaVu Sans" style:font-style-asian="italic" style:font-name-complex="FreeSans" style:font-style-complex="italic"/>
    </style:style>
    <style:style style:name="T923" style:family="text">
      <style:text-properties style:font-name="Liberation Serif" fo:font-style="italic" officeooo:rsid="2e3df0d1" style:font-name-asian="DejaVu Sans" style:font-style-asian="italic" style:font-name-complex="FreeSans" style:font-style-complex="italic"/>
    </style:style>
    <style:style style:name="T924" style:family="text">
      <style:text-properties style:font-name="Liberation Serif" fo:font-style="italic" officeooo:rsid="2e425a6e" style:font-name-asian="DejaVu Sans" style:font-style-asian="italic" style:font-name-complex="FreeSans" style:font-style-complex="italic"/>
    </style:style>
    <style:style style:name="T925" style:family="text">
      <style:text-properties style:font-name="Liberation Serif" fo:font-style="italic" officeooo:rsid="2e431a44" style:font-name-asian="DejaVu Sans" style:font-style-asian="italic" style:font-name-complex="FreeSans" style:font-style-complex="italic"/>
    </style:style>
    <style:style style:name="T926" style:family="text">
      <style:text-properties style:font-name="Liberation Serif" fo:font-style="italic" officeooo:rsid="2e479a1f" style:font-name-asian="DejaVu Sans" style:font-style-asian="italic" style:font-name-complex="FreeSans" style:font-style-complex="italic"/>
    </style:style>
    <style:style style:name="T927" style:family="text">
      <style:text-properties style:font-name="Liberation Serif" fo:font-style="italic" style:font-style-asian="italic" style:font-style-complex="italic"/>
    </style:style>
    <style:style style:name="T928" style:family="text">
      <style:text-properties style:font-name="Liberation Serif" fo:font-style="italic" officeooo:rsid="3186b554" style:font-style-asian="italic" style:font-style-complex="italic"/>
    </style:style>
    <style:style style:name="T929" style:family="text">
      <style:text-properties style:font-name="Liberation Serif" fo:font-style="italic" officeooo:rsid="318588b2" style:font-style-asian="italic" style:font-style-complex="italic"/>
    </style:style>
    <style:style style:name="T930" style:family="text">
      <style:text-properties style:font-name="Liberation Serif" fo:font-style="italic" officeooo:rsid="318a5f03" style:font-style-asian="italic" style:font-style-complex="italic"/>
    </style:style>
    <style:style style:name="T931" style:family="text">
      <style:text-properties style:font-name="Liberation Serif" officeooo:rsid="316f20bc"/>
    </style:style>
    <style:style style:name="T932" style:family="text">
      <style:text-properties style:font-name="Liberation Serif" officeooo:rsid="317c7aa5"/>
    </style:style>
    <style:style style:name="T933" style:family="text">
      <style:text-properties style:font-name="Liberation Serif" officeooo:rsid="317cb34c"/>
    </style:style>
    <style:style style:name="T934" style:family="text">
      <style:text-properties style:font-name="Liberation Serif" officeooo:rsid="317e0808"/>
    </style:style>
    <style:style style:name="T935" style:family="text">
      <style:text-properties style:font-name="Liberation Serif" officeooo:rsid="317e2414"/>
    </style:style>
    <style:style style:name="T936" style:family="text">
      <style:text-properties style:font-name="Liberation Serif" officeooo:rsid="318017be"/>
    </style:style>
    <style:style style:name="T937" style:family="text">
      <style:text-properties style:font-name="Liberation Serif" officeooo:rsid="318099d6"/>
    </style:style>
    <style:style style:name="T938" style:family="text">
      <style:text-properties style:font-name="Liberation Serif" officeooo:rsid="318231f3"/>
    </style:style>
    <style:style style:name="T939" style:family="text">
      <style:text-properties style:font-name="Liberation Serif" officeooo:rsid="318283c5"/>
    </style:style>
    <style:style style:name="T940" style:family="text">
      <style:text-properties style:font-name="Liberation Serif" officeooo:rsid="31832861"/>
    </style:style>
    <style:style style:name="T941" style:family="text">
      <style:text-properties style:font-name="Liberation Serif" officeooo:rsid="3184d95b"/>
    </style:style>
    <style:style style:name="T942" style:family="text">
      <style:text-properties style:font-name="Liberation Serif" officeooo:rsid="3184f9cb"/>
    </style:style>
    <style:style style:name="T943" style:family="text">
      <style:text-properties style:font-name="Liberation Serif" officeooo:rsid="318588b2"/>
    </style:style>
    <style:style style:name="T944" style:family="text">
      <style:text-properties style:font-name="Liberation Serif" officeooo:rsid="3186b554"/>
    </style:style>
    <style:style style:name="T945" style:family="text">
      <style:text-properties style:font-name="Liberation Serif" officeooo:rsid="31870f10"/>
    </style:style>
    <style:style style:name="T946" style:family="text">
      <style:text-properties style:font-name="Liberation Serif" officeooo:rsid="3188c9c3"/>
    </style:style>
    <style:style style:name="T947" style:family="text">
      <style:text-properties style:font-name="Liberation Serif" officeooo:rsid="318a5f03"/>
    </style:style>
    <style:style style:name="T948" style:family="text">
      <style:text-properties style:font-name="Liberation Serif" officeooo:rsid="318a7cb0"/>
    </style:style>
    <style:style style:name="T949" style:family="text">
      <style:text-properties style:font-name="Liberation Serif" officeooo:rsid="32f33149"/>
    </style:style>
    <style:style style:name="T950" style:family="text">
      <style:text-properties style:font-name="Liberation Serif" officeooo:rsid="1327ae62"/>
    </style:style>
    <style:style style:name="T951" style:family="text">
      <style:text-properties style:font-name="Liberation Serif" officeooo:rsid="32f48e47"/>
    </style:style>
    <style:style style:name="T952" style:family="text">
      <style:text-properties style:font-name="Liberation Serif" officeooo:rsid="32f4ac87"/>
    </style:style>
    <style:style style:name="T953" style:family="text">
      <style:text-properties style:font-name="Liberation Serif" officeooo:rsid="32f57f7f"/>
    </style:style>
    <style:style style:name="T954" style:family="text">
      <style:text-properties style:font-name="Liberation Serif" officeooo:rsid="32f6fa1c"/>
    </style:style>
    <style:style style:name="T955" style:family="text">
      <style:text-properties style:font-name="Liberation Serif" officeooo:rsid="32f76572"/>
    </style:style>
    <style:style style:name="T956" style:family="text">
      <style:text-properties style:font-name="Liberation Serif" officeooo:rsid="350be67e"/>
    </style:style>
    <style:style style:name="T957" style:family="text">
      <style:text-properties style:font-name="Liberation Serif" officeooo:rsid="350c369b"/>
    </style:style>
    <style:style style:name="T958" style:family="text">
      <style:text-properties style:font-name="Liberation Serif" officeooo:rsid="350cfdef"/>
    </style:style>
    <style:style style:name="T959" style:family="text">
      <style:text-properties officeooo:rsid="2e63a1bf"/>
    </style:style>
    <style:style style:name="T960" style:family="text">
      <style:text-properties officeooo:rsid="2e6592e6"/>
    </style:style>
    <style:style style:name="T961" style:family="text">
      <style:text-properties officeooo:rsid="2e664b93"/>
    </style:style>
    <style:style style:name="T962" style:family="text">
      <style:text-properties officeooo:rsid="2e67bf59"/>
    </style:style>
    <style:style style:name="T963" style:family="text">
      <style:text-properties officeooo:rsid="2e69a7ce"/>
    </style:style>
    <style:style style:name="T964" style:family="text">
      <style:text-properties officeooo:rsid="2e6ade0f"/>
    </style:style>
    <style:style style:name="T965" style:family="text">
      <style:text-properties officeooo:rsid="2e6c0b88"/>
    </style:style>
    <style:style style:name="T966" style:family="text">
      <style:text-properties officeooo:rsid="2e6d93c1"/>
    </style:style>
    <style:style style:name="T967" style:family="text">
      <style:text-properties officeooo:rsid="2e97d3fc"/>
    </style:style>
    <style:style style:name="T968" style:family="text">
      <style:text-properties officeooo:rsid="2ece315b"/>
    </style:style>
    <style:style style:name="T969" style:family="text">
      <style:text-properties officeooo:rsid="2ed4422f"/>
    </style:style>
    <style:style style:name="T970" style:family="text">
      <style:text-properties officeooo:rsid="2edb93da"/>
    </style:style>
    <style:style style:name="T971" style:family="text">
      <style:text-properties officeooo:rsid="2ede31df"/>
    </style:style>
    <style:style style:name="T972" style:family="text">
      <style:text-properties officeooo:rsid="2ee07229"/>
    </style:style>
    <style:style style:name="T973" style:family="text">
      <style:text-properties officeooo:rsid="2ee48959"/>
    </style:style>
    <style:style style:name="T974" style:family="text">
      <style:text-properties officeooo:rsid="2ee65368"/>
    </style:style>
    <style:style style:name="T975" style:family="text">
      <style:text-properties officeooo:rsid="2ef4a5c7"/>
    </style:style>
    <style:style style:name="T976" style:family="text">
      <style:text-properties officeooo:rsid="2efbc31c"/>
    </style:style>
    <style:style style:name="T977" style:family="text">
      <style:text-properties officeooo:rsid="2efdf0b3"/>
    </style:style>
    <style:style style:name="T978" style:family="text">
      <style:text-properties officeooo:rsid="2f17286a"/>
    </style:style>
    <style:style style:name="T979" style:family="text">
      <style:text-properties officeooo:rsid="2f20a7df"/>
    </style:style>
    <style:style style:name="T980" style:family="text">
      <style:text-properties officeooo:rsid="2f2e9759"/>
    </style:style>
    <style:style style:name="T981" style:family="text">
      <style:text-properties officeooo:rsid="2f4df12c"/>
    </style:style>
    <style:style style:name="T982" style:family="text">
      <style:text-properties officeooo:rsid="2f55c361"/>
    </style:style>
    <style:style style:name="T983" style:family="text">
      <style:text-properties officeooo:rsid="2f5f7db4"/>
    </style:style>
    <style:style style:name="T984" style:family="text">
      <style:text-properties officeooo:rsid="2f6052f7"/>
    </style:style>
    <style:style style:name="T985" style:family="text">
      <style:text-properties officeooo:rsid="2f655173"/>
    </style:style>
    <style:style style:name="T986" style:family="text">
      <style:text-properties officeooo:rsid="2f743381"/>
    </style:style>
    <style:style style:name="T987" style:family="text">
      <style:text-properties officeooo:rsid="2f7d6856"/>
    </style:style>
    <style:style style:name="T988" style:family="text">
      <style:text-properties officeooo:rsid="2f826412"/>
    </style:style>
    <style:style style:name="T989" style:family="text">
      <style:text-properties officeooo:rsid="2fab119b"/>
    </style:style>
    <style:style style:name="T990" style:family="text">
      <style:text-properties officeooo:rsid="1327ae62"/>
    </style:style>
    <style:style style:name="T991" style:family="text">
      <style:text-properties officeooo:rsid="2fc4a9a6"/>
    </style:style>
    <style:style style:name="T992" style:family="text">
      <style:text-properties officeooo:rsid="2fc66ac9"/>
    </style:style>
    <style:style style:name="T993" style:family="text">
      <style:text-properties officeooo:rsid="2fca0d91"/>
    </style:style>
    <style:style style:name="T994" style:family="text">
      <style:text-properties officeooo:rsid="2fcde11f"/>
    </style:style>
    <style:style style:name="T995" style:family="text">
      <style:text-properties officeooo:rsid="2fd2b4fd"/>
    </style:style>
    <style:style style:name="T996" style:family="text">
      <style:text-properties officeooo:rsid="2feaa7d8"/>
    </style:style>
    <style:style style:name="T997" style:family="text">
      <style:text-properties officeooo:rsid="30072bf0"/>
    </style:style>
    <style:style style:name="T998" style:family="text">
      <style:text-properties officeooo:rsid="3020c660"/>
    </style:style>
    <style:style style:name="T999" style:family="text">
      <style:text-properties officeooo:rsid="3023f841"/>
    </style:style>
    <style:style style:name="T1000" style:family="text">
      <style:text-properties officeooo:rsid="302408c3"/>
    </style:style>
    <style:style style:name="T1001" style:family="text">
      <style:text-properties officeooo:rsid="30249b76"/>
    </style:style>
    <style:style style:name="T1002" style:family="text">
      <style:text-properties officeooo:rsid="30285b82"/>
    </style:style>
    <style:style style:name="T1003" style:family="text">
      <style:text-properties officeooo:rsid="302f8975"/>
    </style:style>
    <style:style style:name="T1004" style:family="text">
      <style:text-properties officeooo:rsid="3030c0ed"/>
    </style:style>
    <style:style style:name="T1005" style:family="text">
      <style:text-properties officeooo:rsid="3031b22b"/>
    </style:style>
    <style:style style:name="T1006" style:family="text">
      <style:text-properties officeooo:rsid="30339105"/>
    </style:style>
    <style:style style:name="T1007" style:family="text">
      <style:text-properties officeooo:rsid="3036ed6b"/>
    </style:style>
    <style:style style:name="T1008" style:family="text">
      <style:text-properties officeooo:rsid="303ae54f"/>
    </style:style>
    <style:style style:name="T1009" style:family="text">
      <style:text-properties officeooo:rsid="30439ac6"/>
    </style:style>
    <style:style style:name="T1010" style:family="text">
      <style:text-properties officeooo:rsid="3072b963"/>
    </style:style>
    <style:style style:name="T1011" style:family="text">
      <style:text-properties officeooo:rsid="307c7c8f"/>
    </style:style>
    <style:style style:name="T1012" style:family="text">
      <style:text-properties officeooo:rsid="30953e87"/>
    </style:style>
    <style:style style:name="T1013" style:family="text">
      <style:text-properties officeooo:rsid="309eca0b"/>
    </style:style>
    <style:style style:name="T1014" style:family="text">
      <style:text-properties officeooo:rsid="30aa0277"/>
    </style:style>
    <style:style style:name="T1015" style:family="text">
      <style:text-properties officeooo:rsid="30b7a7e8"/>
    </style:style>
    <style:style style:name="T1016" style:family="text">
      <style:text-properties officeooo:rsid="30bceeef"/>
    </style:style>
    <style:style style:name="T1017" style:family="text">
      <style:text-properties officeooo:rsid="30beb69d"/>
    </style:style>
    <style:style style:name="T1018" style:family="text">
      <style:text-properties officeooo:rsid="30cad9d8"/>
    </style:style>
    <style:style style:name="T1019" style:family="text">
      <style:text-properties officeooo:rsid="30d3d43d"/>
    </style:style>
    <style:style style:name="T1020" style:family="text">
      <style:text-properties officeooo:rsid="30f01da6"/>
    </style:style>
    <style:style style:name="T1021" style:family="text">
      <style:text-properties officeooo:rsid="30f0422a"/>
    </style:style>
    <style:style style:name="T1022" style:family="text">
      <style:text-properties officeooo:rsid="30f4b763"/>
    </style:style>
    <style:style style:name="T1023" style:family="text">
      <style:text-properties officeooo:rsid="30f572f0"/>
    </style:style>
    <style:style style:name="T1024" style:family="text">
      <style:text-properties officeooo:rsid="30f9ff2c"/>
    </style:style>
    <style:style style:name="T1025" style:family="text">
      <style:text-properties officeooo:rsid="30fcdef0"/>
    </style:style>
    <style:style style:name="T1026" style:family="text">
      <style:text-properties officeooo:rsid="30ffe071"/>
    </style:style>
    <style:style style:name="T1027" style:family="text">
      <style:text-properties officeooo:rsid="31009a99"/>
    </style:style>
    <style:style style:name="T1028" style:family="text">
      <style:text-properties officeooo:rsid="3102dddf"/>
    </style:style>
    <style:style style:name="T1029" style:family="text">
      <style:text-properties officeooo:rsid="3103a4a3"/>
    </style:style>
    <style:style style:name="T1030" style:family="text">
      <style:text-properties officeooo:rsid="31046aa4"/>
    </style:style>
    <style:style style:name="T1031" style:family="text">
      <style:text-properties officeooo:rsid="3106b79a"/>
    </style:style>
    <style:style style:name="T1032" style:family="text">
      <style:text-properties officeooo:rsid="311f6413"/>
    </style:style>
    <style:style style:name="T1033" style:family="text">
      <style:text-properties officeooo:rsid="3129ddcc"/>
    </style:style>
    <style:style style:name="T1034" style:family="text">
      <style:text-properties officeooo:rsid="313b97c7"/>
    </style:style>
    <style:style style:name="T1035" style:family="text">
      <style:text-properties officeooo:rsid="313beabb"/>
    </style:style>
    <style:style style:name="T1036" style:family="text">
      <style:text-properties officeooo:rsid="313d3cce"/>
    </style:style>
    <style:style style:name="T1037" style:family="text">
      <style:text-properties officeooo:rsid="313d7487"/>
    </style:style>
    <style:style style:name="T1038" style:family="text">
      <style:text-properties officeooo:rsid="313d8eb0"/>
    </style:style>
    <style:style style:name="T1039" style:family="text">
      <style:text-properties officeooo:rsid="31447959"/>
    </style:style>
    <style:style style:name="T1040" style:family="text">
      <style:text-properties style:text-line-through-style="none" style:text-line-through-type="none"/>
    </style:style>
    <style:style style:name="T1041" style:family="text">
      <style:text-properties style:text-line-through-style="none" style:text-line-through-type="none" officeooo:rsid="31447959"/>
    </style:style>
    <style:style style:name="T1042" style:family="text">
      <style:text-properties style:text-line-through-style="none" style:text-line-through-type="none" officeooo:rsid="3157c4bd"/>
    </style:style>
    <style:style style:name="T1043" style:family="text">
      <style:text-properties style:text-line-through-style="none" style:text-line-through-type="none" officeooo:rsid="3159695c"/>
    </style:style>
    <style:style style:name="T1044" style:family="text">
      <style:text-properties style:text-line-through-style="none" style:text-line-through-type="none" officeooo:rsid="315a9908"/>
    </style:style>
    <style:style style:name="T1045" style:family="text">
      <style:text-properties style:text-line-through-style="none" style:text-line-through-type="none" officeooo:rsid="315b8f5c"/>
    </style:style>
    <style:style style:name="T1046" style:family="text">
      <style:text-properties style:text-line-through-style="none" style:text-line-through-type="none" officeooo:rsid="315d05ca"/>
    </style:style>
    <style:style style:name="T1047" style:family="text">
      <style:text-properties style:text-line-through-style="none" style:text-line-through-type="none" officeooo:rsid="315dabc1"/>
    </style:style>
    <style:style style:name="T1048" style:family="text">
      <style:text-properties style:text-line-through-style="none" style:text-line-through-type="none" officeooo:rsid="315e09ac"/>
    </style:style>
    <style:style style:name="T1049" style:family="text">
      <style:text-properties style:text-line-through-style="none" style:text-line-through-type="none" officeooo:rsid="315e4188"/>
    </style:style>
    <style:style style:name="T1050" style:family="text">
      <style:text-properties style:text-line-through-style="none" style:text-line-through-type="none" officeooo:rsid="315f49b8"/>
    </style:style>
    <style:style style:name="T1051" style:family="text">
      <style:text-properties style:text-line-through-style="none" style:text-line-through-type="none" officeooo:rsid="315f4ada"/>
    </style:style>
    <style:style style:name="T1052" style:family="text">
      <style:text-properties style:text-line-through-style="none" style:text-line-through-type="none" fo:font-style="italic" officeooo:rsid="315f4ada" style:font-style-asian="italic" style:font-style-complex="italic"/>
    </style:style>
    <style:style style:name="T1053" style:family="text">
      <style:text-properties style:text-line-through-style="none" style:text-line-through-type="none" fo:font-style="italic" officeooo:rsid="39606191" style:font-style-asian="italic" style:font-style-complex="italic"/>
    </style:style>
    <style:style style:name="T1054" style:family="text">
      <style:text-properties style:text-line-through-style="none" style:text-line-through-type="none" fo:font-style="italic" officeooo:rsid="396b29f0" style:font-style-asian="italic" style:font-style-complex="italic"/>
    </style:style>
    <style:style style:name="T1055" style:family="text">
      <style:text-properties style:text-line-through-style="none" style:text-line-through-type="none" officeooo:rsid="315fcaa3"/>
    </style:style>
    <style:style style:name="T1056" style:family="text">
      <style:text-properties style:text-line-through-style="none" style:text-line-through-type="none" officeooo:rsid="0019f43d"/>
    </style:style>
    <style:style style:name="T1057" style:family="text">
      <style:text-properties style:text-line-through-style="none" style:text-line-through-type="none" officeooo:rsid="316003e1"/>
    </style:style>
    <style:style style:name="T1058" style:family="text">
      <style:text-properties style:text-line-through-style="none" style:text-line-through-type="none" officeooo:rsid="31636b73"/>
    </style:style>
    <style:style style:name="T1059" style:family="text">
      <style:text-properties style:text-line-through-style="none" style:text-line-through-type="none" officeooo:rsid="3164db0e"/>
    </style:style>
    <style:style style:name="T1060" style:family="text">
      <style:text-properties style:text-line-through-style="none" style:text-line-through-type="none" officeooo:rsid="316533d2"/>
    </style:style>
    <style:style style:name="T1061" style:family="text">
      <style:text-properties style:text-line-through-style="none" style:text-line-through-type="none" officeooo:rsid="38da85c3"/>
    </style:style>
    <style:style style:name="T1062" style:family="text">
      <style:text-properties style:text-line-through-style="none" style:text-line-through-type="none" officeooo:rsid="39058dbf"/>
    </style:style>
    <style:style style:name="T1063" style:family="text">
      <style:text-properties style:text-line-through-style="none" style:text-line-through-type="none" officeooo:rsid="3905e592"/>
    </style:style>
    <style:style style:name="T1064" style:family="text">
      <style:text-properties style:text-line-through-style="none" style:text-line-through-type="none" officeooo:rsid="39066ea9"/>
    </style:style>
    <style:style style:name="T1065" style:family="text">
      <style:text-properties style:text-line-through-style="none" style:text-line-through-type="none" officeooo:rsid="390846bc"/>
    </style:style>
    <style:style style:name="T1066" style:family="text">
      <style:text-properties style:text-line-through-style="none" style:text-line-through-type="none" officeooo:rsid="39094a47"/>
    </style:style>
    <style:style style:name="T1067" style:family="text">
      <style:text-properties style:text-line-through-style="none" style:text-line-through-type="none" officeooo:rsid="390a6e25"/>
    </style:style>
    <style:style style:name="T1068" style:family="text">
      <style:text-properties style:text-line-through-style="none" style:text-line-through-type="none" officeooo:rsid="390b6067"/>
    </style:style>
    <style:style style:name="T1069" style:family="text">
      <style:text-properties style:text-line-through-style="none" style:text-line-through-type="none" officeooo:rsid="390cbc71"/>
    </style:style>
    <style:style style:name="T1070" style:family="text">
      <style:text-properties style:text-line-through-style="none" style:text-line-through-type="none" officeooo:rsid="390d0a1e"/>
    </style:style>
    <style:style style:name="T1071" style:family="text">
      <style:text-properties style:text-line-through-style="none" style:text-line-through-type="none" officeooo:rsid="390e2117"/>
    </style:style>
    <style:style style:name="T1072" style:family="text">
      <style:text-properties style:text-line-through-style="none" style:text-line-through-type="none" officeooo:rsid="390ea981"/>
    </style:style>
    <style:style style:name="T1073" style:family="text">
      <style:text-properties style:text-line-through-style="none" style:text-line-through-type="none" officeooo:rsid="39106634"/>
    </style:style>
    <style:style style:name="T1074" style:family="text">
      <style:text-properties style:text-line-through-style="none" style:text-line-through-type="none" officeooo:rsid="39121339"/>
    </style:style>
    <style:style style:name="T1075" style:family="text">
      <style:text-properties style:text-line-through-style="none" style:text-line-through-type="none" officeooo:rsid="39133677"/>
    </style:style>
    <style:style style:name="T1076" style:family="text">
      <style:text-properties style:text-line-through-style="none" style:text-line-through-type="none" officeooo:rsid="39150a27"/>
    </style:style>
    <style:style style:name="T1077" style:family="text">
      <style:text-properties style:text-line-through-style="none" style:text-line-through-type="none" officeooo:rsid="39162cea"/>
    </style:style>
    <style:style style:name="T1078" style:family="text">
      <style:text-properties style:text-line-through-style="none" style:text-line-through-type="none" officeooo:rsid="3917549c"/>
    </style:style>
    <style:style style:name="T1079" style:family="text">
      <style:text-properties style:text-line-through-style="none" style:text-line-through-type="none" officeooo:rsid="39191e27"/>
    </style:style>
    <style:style style:name="T1080" style:family="text">
      <style:text-properties style:text-line-through-style="none" style:text-line-through-type="none" officeooo:rsid="391abd49"/>
    </style:style>
    <style:style style:name="T1081" style:family="text">
      <style:text-properties style:text-line-through-style="none" style:text-line-through-type="none" officeooo:rsid="391ba60f"/>
    </style:style>
    <style:style style:name="T1082" style:family="text">
      <style:text-properties style:text-line-through-style="none" style:text-line-through-type="none" officeooo:rsid="391d0300"/>
    </style:style>
    <style:style style:name="T1083" style:family="text">
      <style:text-properties style:text-line-through-style="none" style:text-line-through-type="none" officeooo:rsid="391e3cd1"/>
    </style:style>
    <style:style style:name="T1084" style:family="text">
      <style:text-properties style:text-line-through-style="none" style:text-line-through-type="none" officeooo:rsid="391f515f"/>
    </style:style>
    <style:style style:name="T1085" style:family="text">
      <style:text-properties style:text-line-through-style="none" style:text-line-through-type="none" officeooo:rsid="391f8b34"/>
    </style:style>
    <style:style style:name="T1086" style:family="text">
      <style:text-properties style:text-line-through-style="none" style:text-line-through-type="none" officeooo:rsid="3920f449"/>
    </style:style>
    <style:style style:name="T1087" style:family="text">
      <style:text-properties style:text-line-through-style="none" style:text-line-through-type="none" officeooo:rsid="3921257f"/>
    </style:style>
    <style:style style:name="T1088" style:family="text">
      <style:text-properties style:text-line-through-style="none" style:text-line-through-type="none" officeooo:rsid="3922b787"/>
    </style:style>
    <style:style style:name="T1089" style:family="text">
      <style:text-properties style:text-line-through-style="none" style:text-line-through-type="none" officeooo:rsid="392327f7"/>
    </style:style>
    <style:style style:name="T1090" style:family="text">
      <style:text-properties style:text-line-through-style="none" style:text-line-through-type="none" officeooo:rsid="392523fb"/>
    </style:style>
    <style:style style:name="T1091" style:family="text">
      <style:text-properties style:text-line-through-style="none" style:text-line-through-type="none" officeooo:rsid="39254f6c"/>
    </style:style>
    <style:style style:name="T1092" style:family="text">
      <style:text-properties style:text-line-through-style="none" style:text-line-through-type="none" officeooo:rsid="39260585"/>
    </style:style>
    <style:style style:name="T1093" style:family="text">
      <style:text-properties style:text-line-through-style="none" style:text-line-through-type="none" officeooo:rsid="3926b18a"/>
    </style:style>
    <style:style style:name="T1094" style:family="text">
      <style:text-properties style:text-line-through-style="none" style:text-line-through-type="none" officeooo:rsid="39289813"/>
    </style:style>
    <style:style style:name="T1095" style:family="text">
      <style:text-properties style:text-line-through-style="none" style:text-line-through-type="none" officeooo:rsid="39299575"/>
    </style:style>
    <style:style style:name="T1096" style:family="text">
      <style:text-properties style:text-line-through-style="none" style:text-line-through-type="none" officeooo:rsid="3929eed7"/>
    </style:style>
    <style:style style:name="T1097" style:family="text">
      <style:text-properties style:text-line-through-style="none" style:text-line-through-type="none" officeooo:rsid="392ae17c"/>
    </style:style>
    <style:style style:name="T1098" style:family="text">
      <style:text-properties style:text-line-through-style="none" style:text-line-through-type="none" officeooo:rsid="392be7a1"/>
    </style:style>
    <style:style style:name="T1099" style:family="text">
      <style:text-properties style:text-line-through-style="none" style:text-line-through-type="none" officeooo:rsid="392ddc21"/>
    </style:style>
    <style:style style:name="T1100" style:family="text">
      <style:text-properties style:text-line-through-style="none" style:text-line-through-type="none" officeooo:rsid="392de8b5"/>
    </style:style>
    <style:style style:name="T1101" style:family="text">
      <style:text-properties style:text-line-through-style="none" style:text-line-through-type="none" officeooo:rsid="392f902e"/>
    </style:style>
    <style:style style:name="T1102" style:family="text">
      <style:text-properties style:text-line-through-style="none" style:text-line-through-type="none" officeooo:rsid="39303467"/>
    </style:style>
    <style:style style:name="T1103" style:family="text">
      <style:text-properties style:text-line-through-style="none" style:text-line-through-type="none" officeooo:rsid="3931d79c"/>
    </style:style>
    <style:style style:name="T1104" style:family="text">
      <style:text-properties style:text-line-through-style="none" style:text-line-through-type="none" officeooo:rsid="3932930e"/>
    </style:style>
    <style:style style:name="T1105" style:family="text">
      <style:text-properties style:text-line-through-style="none" style:text-line-through-type="none" officeooo:rsid="3934e742"/>
    </style:style>
    <style:style style:name="T1106" style:family="text">
      <style:text-properties style:text-line-through-style="none" style:text-line-through-type="none" officeooo:rsid="39360a43"/>
    </style:style>
    <style:style style:name="T1107" style:family="text">
      <style:text-properties style:text-line-through-style="none" style:text-line-through-type="none" officeooo:rsid="39374a3a"/>
    </style:style>
    <style:style style:name="T1108" style:family="text">
      <style:text-properties style:text-line-through-style="none" style:text-line-through-type="none" officeooo:rsid="3938946f"/>
    </style:style>
    <style:style style:name="T1109" style:family="text">
      <style:text-properties style:text-line-through-style="none" style:text-line-through-type="none" officeooo:rsid="3938b1bb"/>
    </style:style>
    <style:style style:name="T1110" style:family="text">
      <style:text-properties style:text-line-through-style="none" style:text-line-through-type="none" officeooo:rsid="393a9294"/>
    </style:style>
    <style:style style:name="T1111" style:family="text">
      <style:text-properties style:text-line-through-style="none" style:text-line-through-type="none" officeooo:rsid="393a9e1f"/>
    </style:style>
    <style:style style:name="T1112" style:family="text">
      <style:text-properties style:text-line-through-style="none" style:text-line-through-type="none" officeooo:rsid="393c4b2d"/>
    </style:style>
    <style:style style:name="T1113" style:family="text">
      <style:text-properties style:text-line-through-style="none" style:text-line-through-type="none" officeooo:rsid="393e3dc4"/>
    </style:style>
    <style:style style:name="T1114" style:family="text">
      <style:text-properties style:text-line-through-style="none" style:text-line-through-type="none" officeooo:rsid="393eba4a"/>
    </style:style>
    <style:style style:name="T1115" style:family="text">
      <style:text-properties style:text-line-through-style="none" style:text-line-through-type="none" officeooo:rsid="393f3d55"/>
    </style:style>
    <style:style style:name="T1116" style:family="text">
      <style:text-properties style:text-line-through-style="none" style:text-line-through-type="none" officeooo:rsid="393fd04f"/>
    </style:style>
    <style:style style:name="T1117" style:family="text">
      <style:text-properties style:text-line-through-style="none" style:text-line-through-type="none" officeooo:rsid="3941b690"/>
    </style:style>
    <style:style style:name="T1118" style:family="text">
      <style:text-properties style:text-line-through-style="none" style:text-line-through-type="none" officeooo:rsid="39423d20"/>
    </style:style>
    <style:style style:name="T1119" style:family="text">
      <style:text-properties style:text-line-through-style="none" style:text-line-through-type="none" officeooo:rsid="3942d751"/>
    </style:style>
    <style:style style:name="T1120" style:family="text">
      <style:text-properties style:text-line-through-style="none" style:text-line-through-type="none" officeooo:rsid="39449ae3"/>
    </style:style>
    <style:style style:name="T1121" style:family="text">
      <style:text-properties style:text-line-through-style="none" style:text-line-through-type="none" officeooo:rsid="3945a9c8"/>
    </style:style>
    <style:style style:name="T1122" style:family="text">
      <style:text-properties style:text-line-through-style="none" style:text-line-through-type="none" officeooo:rsid="3948d65c"/>
    </style:style>
    <style:style style:name="T1123" style:family="text">
      <style:text-properties style:text-line-through-style="none" style:text-line-through-type="none" officeooo:rsid="3949fc4d"/>
    </style:style>
    <style:style style:name="T1124" style:family="text">
      <style:text-properties style:text-line-through-style="none" style:text-line-through-type="none" officeooo:rsid="394a132c"/>
    </style:style>
    <style:style style:name="T1125" style:family="text">
      <style:text-properties style:text-line-through-style="none" style:text-line-through-type="none" officeooo:rsid="394c0f61"/>
    </style:style>
    <style:style style:name="T1126" style:family="text">
      <style:text-properties style:text-line-through-style="none" style:text-line-through-type="none" officeooo:rsid="394cf033"/>
    </style:style>
    <style:style style:name="T1127" style:family="text">
      <style:text-properties style:text-line-through-style="none" style:text-line-through-type="none" officeooo:rsid="394d91c2"/>
    </style:style>
    <style:style style:name="T1128" style:family="text">
      <style:text-properties style:text-line-through-style="none" style:text-line-through-type="none" officeooo:rsid="394dc23c"/>
    </style:style>
    <style:style style:name="T1129" style:family="text">
      <style:text-properties style:text-line-through-style="none" style:text-line-through-type="none" officeooo:rsid="394e3ecb"/>
    </style:style>
    <style:style style:name="T1130" style:family="text">
      <style:text-properties style:text-line-through-style="none" style:text-line-through-type="none" officeooo:rsid="395034df"/>
    </style:style>
    <style:style style:name="T1131" style:family="text">
      <style:text-properties style:text-line-through-style="none" style:text-line-through-type="none" officeooo:rsid="3950f0a3"/>
    </style:style>
    <style:style style:name="T1132" style:family="text">
      <style:text-properties style:text-line-through-style="none" style:text-line-through-type="none" officeooo:rsid="39522eaf"/>
    </style:style>
    <style:style style:name="T1133" style:family="text">
      <style:text-properties style:text-line-through-style="none" style:text-line-through-type="none" officeooo:rsid="39541ae2"/>
    </style:style>
    <style:style style:name="T1134" style:family="text">
      <style:text-properties style:text-line-through-style="none" style:text-line-through-type="none" officeooo:rsid="3955907e"/>
    </style:style>
    <style:style style:name="T1135" style:family="text">
      <style:text-properties style:text-line-through-style="none" style:text-line-through-type="none" officeooo:rsid="3956774c"/>
    </style:style>
    <style:style style:name="T1136" style:family="text">
      <style:text-properties style:text-line-through-style="none" style:text-line-through-type="none" officeooo:rsid="395872cf"/>
    </style:style>
    <style:style style:name="T1137" style:family="text">
      <style:text-properties style:text-line-through-style="none" style:text-line-through-type="none" officeooo:rsid="395985d8"/>
    </style:style>
    <style:style style:name="T1138" style:family="text">
      <style:text-properties style:text-line-through-style="none" style:text-line-through-type="none" officeooo:rsid="395b399b"/>
    </style:style>
    <style:style style:name="T1139" style:family="text">
      <style:text-properties style:text-line-through-style="none" style:text-line-through-type="none" officeooo:rsid="395d2953"/>
    </style:style>
    <style:style style:name="T1140" style:family="text">
      <style:text-properties style:text-line-through-style="none" style:text-line-through-type="none" officeooo:rsid="395dd94b"/>
    </style:style>
    <style:style style:name="T1141" style:family="text">
      <style:text-properties style:text-line-through-style="none" style:text-line-through-type="none" officeooo:rsid="395fc8ac"/>
    </style:style>
    <style:style style:name="T1142" style:family="text">
      <style:text-properties style:text-line-through-style="none" style:text-line-through-type="none" officeooo:rsid="39606191"/>
    </style:style>
    <style:style style:name="T1143" style:family="text">
      <style:text-properties style:text-line-through-style="none" style:text-line-through-type="none" officeooo:rsid="396198f5"/>
    </style:style>
    <style:style style:name="T1144" style:family="text">
      <style:text-properties style:text-line-through-style="none" style:text-line-through-type="none" officeooo:rsid="3962a0e7"/>
    </style:style>
    <style:style style:name="T1145" style:family="text">
      <style:text-properties style:text-line-through-style="none" style:text-line-through-type="none" officeooo:rsid="39634830"/>
    </style:style>
    <style:style style:name="T1146" style:family="text">
      <style:text-properties style:text-line-through-style="none" style:text-line-through-type="none" officeooo:rsid="39638e51"/>
    </style:style>
    <style:style style:name="T1147" style:family="text">
      <style:text-properties style:text-line-through-style="none" style:text-line-through-type="none" officeooo:rsid="3964c6cc"/>
    </style:style>
    <style:style style:name="T1148" style:family="text">
      <style:text-properties style:text-line-through-style="none" style:text-line-through-type="none" officeooo:rsid="3964db72"/>
    </style:style>
    <style:style style:name="T1149" style:family="text">
      <style:text-properties style:text-line-through-style="none" style:text-line-through-type="none" officeooo:rsid="39664402"/>
    </style:style>
    <style:style style:name="T1150" style:family="text">
      <style:text-properties style:text-line-through-style="none" style:text-line-through-type="none" officeooo:rsid="3967c559"/>
    </style:style>
    <style:style style:name="T1151" style:family="text">
      <style:text-properties style:text-line-through-style="none" style:text-line-through-type="none" officeooo:rsid="3968f24b"/>
    </style:style>
    <style:style style:name="T1152" style:family="text">
      <style:text-properties style:text-line-through-style="none" style:text-line-through-type="none" officeooo:rsid="396965a9"/>
    </style:style>
    <style:style style:name="T1153" style:family="text">
      <style:text-properties style:text-line-through-style="none" style:text-line-through-type="none" officeooo:rsid="396b29f0"/>
    </style:style>
    <style:style style:name="T1154" style:family="text">
      <style:text-properties officeooo:rsid="31684f58"/>
    </style:style>
    <style:style style:name="T1155" style:family="text">
      <style:text-properties fo:font-size="10.5pt" fo:font-style="italic" style:font-size-asian="10.5pt" style:font-style-asian="italic" style:font-size-complex="10.5pt" style:font-style-complex="italic"/>
    </style:style>
    <style:style style:name="T1156" style:family="text">
      <style:text-properties officeooo:rsid="316be8e5"/>
    </style:style>
    <style:style style:name="T1157" style:family="text">
      <style:text-properties officeooo:rsid="316bef40"/>
    </style:style>
    <style:style style:name="T1158" style:family="text">
      <style:text-properties officeooo:rsid="316f20bc"/>
    </style:style>
    <style:style style:name="T1159" style:family="text">
      <style:text-properties officeooo:rsid="318a7cb0"/>
    </style:style>
    <style:style style:name="T1160" style:family="text">
      <style:text-properties officeooo:rsid="318bfce1"/>
    </style:style>
    <style:style style:name="T1161" style:family="text">
      <style:text-properties officeooo:rsid="318cffb1"/>
    </style:style>
    <style:style style:name="T1162" style:family="text">
      <style:text-properties officeooo:rsid="318d4712"/>
    </style:style>
    <style:style style:name="T1163" style:family="text">
      <style:text-properties officeooo:rsid="318f2991"/>
    </style:style>
    <style:style style:name="T1164" style:family="text">
      <style:text-properties officeooo:rsid="31919df8"/>
    </style:style>
    <style:style style:name="T1165" style:family="text">
      <style:text-properties officeooo:rsid="3193c432"/>
    </style:style>
    <style:style style:name="T1166" style:family="text">
      <style:text-properties officeooo:rsid="3196c633"/>
    </style:style>
    <style:style style:name="T1167" style:family="text">
      <style:text-properties officeooo:rsid="319f36fe"/>
    </style:style>
    <style:style style:name="T1168" style:family="text">
      <style:text-properties officeooo:rsid="31af1d90"/>
    </style:style>
    <style:style style:name="T1169" style:family="text">
      <style:text-properties officeooo:rsid="31c62558"/>
    </style:style>
    <style:style style:name="T1170" style:family="text">
      <style:text-properties officeooo:rsid="31e35f11"/>
    </style:style>
    <style:style style:name="T1171" style:family="text">
      <style:text-properties officeooo:rsid="31e60c8c"/>
    </style:style>
    <style:style style:name="T1172" style:family="text">
      <style:text-properties officeooo:rsid="31f2fbf5"/>
    </style:style>
    <style:style style:name="T1173" style:family="text">
      <style:text-properties officeooo:rsid="31f633d9"/>
    </style:style>
    <style:style style:name="T1174" style:family="text">
      <style:text-properties officeooo:rsid="31fa2176"/>
    </style:style>
    <style:style style:name="T1175" style:family="text">
      <style:text-properties officeooo:rsid="3201acca"/>
    </style:style>
    <style:style style:name="T1176" style:family="text">
      <style:text-properties officeooo:rsid="321332ae"/>
    </style:style>
    <style:style style:name="T1177" style:family="text">
      <style:text-properties officeooo:rsid="32137843"/>
    </style:style>
    <style:style style:name="T1178" style:family="text">
      <style:text-properties officeooo:rsid="3219d819"/>
    </style:style>
    <style:style style:name="T1179" style:family="text">
      <style:text-properties officeooo:rsid="322b7bdf"/>
    </style:style>
    <style:style style:name="T1180" style:family="text">
      <style:text-properties officeooo:rsid="32392271"/>
    </style:style>
    <style:style style:name="T1181" style:family="text">
      <style:text-properties officeooo:rsid="323f0cb8"/>
    </style:style>
    <style:style style:name="T1182" style:family="text">
      <style:text-properties officeooo:rsid="32532f42"/>
    </style:style>
    <style:style style:name="T1183" style:family="text">
      <style:text-properties officeooo:rsid="326c4d95"/>
    </style:style>
    <style:style style:name="T1184" style:family="text">
      <style:text-properties officeooo:rsid="32873dac"/>
    </style:style>
    <style:style style:name="T1185" style:family="text">
      <style:text-properties officeooo:rsid="3290291f"/>
    </style:style>
    <style:style style:name="T1186" style:family="text">
      <style:text-properties officeooo:rsid="32ad89da"/>
    </style:style>
    <style:style style:name="T1187" style:family="text">
      <style:text-properties officeooo:rsid="32b138b5"/>
    </style:style>
    <style:style style:name="T1188" style:family="text">
      <style:text-properties officeooo:rsid="32b818a8"/>
    </style:style>
    <style:style style:name="T1189" style:family="text">
      <style:text-properties officeooo:rsid="32bb1b12"/>
    </style:style>
    <style:style style:name="T1190" style:family="text">
      <style:text-properties officeooo:rsid="32d282c8"/>
    </style:style>
    <style:style style:name="T1191" style:family="text">
      <style:text-properties officeooo:rsid="32da8a41"/>
    </style:style>
    <style:style style:name="T1192" style:family="text">
      <style:text-properties officeooo:rsid="32df2c0b"/>
    </style:style>
    <style:style style:name="T1193" style:family="text">
      <style:text-properties officeooo:rsid="32e8f122"/>
    </style:style>
    <style:style style:name="T1194" style:family="text">
      <style:text-properties officeooo:rsid="32f33149"/>
    </style:style>
    <style:style style:name="T1195" style:family="text">
      <style:text-properties officeooo:rsid="32f99283"/>
    </style:style>
    <style:style style:name="T1196" style:family="text">
      <style:text-properties officeooo:rsid="3305e7a2"/>
    </style:style>
    <style:style style:name="T1197" style:family="text">
      <style:text-properties officeooo:rsid="330786ce"/>
    </style:style>
    <style:style style:name="T1198" style:family="text">
      <style:text-properties officeooo:rsid="330ce57e"/>
    </style:style>
    <style:style style:name="T1199" style:family="text">
      <style:text-properties officeooo:rsid="330e64d3"/>
    </style:style>
    <style:style style:name="T1200" style:family="text">
      <style:text-properties officeooo:rsid="33129b45"/>
    </style:style>
    <style:style style:name="T1201" style:family="text">
      <style:text-properties officeooo:rsid="331a6fa5"/>
    </style:style>
    <style:style style:name="T1202" style:family="text">
      <style:text-properties officeooo:rsid="332d391b"/>
    </style:style>
    <style:style style:name="T1203" style:family="text">
      <style:text-properties officeooo:rsid="33408d59"/>
    </style:style>
    <style:style style:name="T1204" style:family="text">
      <style:text-properties officeooo:rsid="33445e4b"/>
    </style:style>
    <style:style style:name="T1205" style:family="text">
      <style:text-properties officeooo:rsid="33447c10"/>
    </style:style>
    <style:style style:name="T1206" style:family="text">
      <style:text-properties officeooo:rsid="334c8210"/>
    </style:style>
    <style:style style:name="T1207" style:family="text">
      <style:text-properties officeooo:rsid="335dd225"/>
    </style:style>
    <style:style style:name="T1208" style:family="text">
      <style:text-properties officeooo:rsid="336ba53f"/>
    </style:style>
    <style:style style:name="T1209" style:family="text">
      <style:text-properties officeooo:rsid="336fe1de"/>
    </style:style>
    <style:style style:name="T1210" style:family="text">
      <style:text-properties officeooo:rsid="3377a5ec"/>
    </style:style>
    <style:style style:name="T1211" style:family="text">
      <style:text-properties officeooo:rsid="337d230a"/>
    </style:style>
    <style:style style:name="T1212" style:family="text">
      <style:text-properties officeooo:rsid="337f54ca"/>
    </style:style>
    <style:style style:name="T1213" style:family="text">
      <style:text-properties officeooo:rsid="3382db1d"/>
    </style:style>
    <style:style style:name="T1214" style:family="text">
      <style:text-properties officeooo:rsid="338968f3"/>
    </style:style>
    <style:style style:name="T1215" style:family="text">
      <style:text-properties officeooo:rsid="338e811b"/>
    </style:style>
    <style:style style:name="T1216" style:family="text">
      <style:text-properties officeooo:rsid="3395f97b"/>
    </style:style>
    <style:style style:name="T1217" style:family="text">
      <style:text-properties officeooo:rsid="33974b19"/>
    </style:style>
    <style:style style:name="T1218" style:family="text">
      <style:text-properties officeooo:rsid="33994964"/>
    </style:style>
    <style:style style:name="T1219" style:family="text">
      <style:text-properties officeooo:rsid="33c26bdb"/>
    </style:style>
    <style:style style:name="T1220" style:family="text">
      <style:text-properties officeooo:rsid="33c37b66"/>
    </style:style>
    <style:style style:name="T1221" style:family="text">
      <style:text-properties officeooo:rsid="33c7fec4"/>
    </style:style>
    <style:style style:name="T1222" style:family="text">
      <style:text-properties officeooo:rsid="33c97aca"/>
    </style:style>
    <style:style style:name="T1223" style:family="text">
      <style:text-properties officeooo:rsid="33cbc6dd"/>
    </style:style>
    <style:style style:name="T1224" style:family="text">
      <style:text-properties officeooo:rsid="33cde1c6"/>
    </style:style>
    <style:style style:name="T1225" style:family="text">
      <style:text-properties officeooo:rsid="33d18c0a"/>
    </style:style>
    <style:style style:name="T1226" style:family="text">
      <style:text-properties officeooo:rsid="33d29f51"/>
    </style:style>
    <style:style style:name="T1227" style:family="text">
      <style:text-properties officeooo:rsid="33d63939"/>
    </style:style>
    <style:style style:name="T1228" style:family="text">
      <style:text-properties officeooo:rsid="33e266e3"/>
    </style:style>
    <style:style style:name="T1229" style:family="text">
      <style:text-properties officeooo:rsid="341ae5e7"/>
    </style:style>
    <style:style style:name="T1230" style:family="text">
      <style:text-properties officeooo:rsid="3420a903"/>
    </style:style>
    <style:style style:name="T1231" style:family="text">
      <style:text-properties officeooo:rsid="342684dc"/>
    </style:style>
    <style:style style:name="T1232" style:family="text">
      <style:text-properties officeooo:rsid="342b51a4"/>
    </style:style>
    <style:style style:name="T1233" style:family="text">
      <style:text-properties officeooo:rsid="342c9af0"/>
    </style:style>
    <style:style style:name="T1234" style:family="text">
      <style:text-properties officeooo:rsid="343870f3"/>
    </style:style>
    <style:style style:name="T1235" style:family="text">
      <style:text-properties officeooo:rsid="3439c12f"/>
    </style:style>
    <style:style style:name="T1236" style:family="text">
      <style:text-properties officeooo:rsid="343afa02"/>
    </style:style>
    <style:style style:name="T1237" style:family="text">
      <style:text-properties officeooo:rsid="343c91bf"/>
    </style:style>
    <style:style style:name="T1238" style:family="text">
      <style:text-properties officeooo:rsid="343d8288"/>
    </style:style>
    <style:style style:name="T1239" style:family="text">
      <style:text-properties officeooo:rsid="3443f25f"/>
    </style:style>
    <style:style style:name="T1240" style:family="text">
      <style:text-properties officeooo:rsid="344b9289"/>
    </style:style>
    <style:style style:name="T1241" style:family="text">
      <style:text-properties officeooo:rsid="344c2b88"/>
    </style:style>
    <style:style style:name="T1242" style:family="text">
      <style:text-properties officeooo:rsid="344d0219"/>
    </style:style>
    <style:style style:name="T1243" style:family="text">
      <style:text-properties officeooo:rsid="344da303"/>
    </style:style>
    <style:style style:name="T1244" style:family="text">
      <style:text-properties officeooo:rsid="344f47b4"/>
    </style:style>
    <style:style style:name="T1245" style:family="text">
      <style:text-properties officeooo:rsid="34505333"/>
    </style:style>
    <style:style style:name="T1246" style:family="text">
      <style:text-properties officeooo:rsid="3450df6a"/>
    </style:style>
    <style:style style:name="T1247" style:family="text">
      <style:text-properties officeooo:rsid="34531fab"/>
    </style:style>
    <style:style style:name="T1248" style:family="text">
      <style:text-properties officeooo:rsid="3454d2e5"/>
    </style:style>
    <style:style style:name="T1249" style:family="text">
      <style:text-properties officeooo:rsid="3454f26d"/>
    </style:style>
    <style:style style:name="T1250" style:family="text">
      <style:text-properties officeooo:rsid="3456efcd"/>
    </style:style>
    <style:style style:name="T1251" style:family="text">
      <style:text-properties officeooo:rsid="346932a3"/>
    </style:style>
    <style:style style:name="T1252" style:family="text">
      <style:text-properties officeooo:rsid="347bdba4"/>
    </style:style>
    <style:style style:name="T1253" style:family="text">
      <style:text-properties officeooo:rsid="348515ba"/>
    </style:style>
    <style:style style:name="T1254" style:family="text">
      <style:text-properties officeooo:rsid="3487c06f"/>
    </style:style>
    <style:style style:name="T1255" style:family="text">
      <style:text-properties officeooo:rsid="348bea1a"/>
    </style:style>
    <style:style style:name="T1256" style:family="text">
      <style:text-properties officeooo:rsid="348d576b"/>
    </style:style>
    <style:style style:name="T1257" style:family="text">
      <style:text-properties officeooo:rsid="3490a013"/>
    </style:style>
    <style:style style:name="T1258" style:family="text">
      <style:text-properties officeooo:rsid="34927660"/>
    </style:style>
    <style:style style:name="T1259" style:family="text">
      <style:text-properties officeooo:rsid="3493ffcc"/>
    </style:style>
    <style:style style:name="T1260" style:family="text">
      <style:text-properties officeooo:rsid="3494d8ce"/>
    </style:style>
    <style:style style:name="T1261" style:family="text">
      <style:text-properties officeooo:rsid="3498ad76"/>
    </style:style>
    <style:style style:name="T1262" style:family="text">
      <style:text-properties officeooo:rsid="349aa665"/>
    </style:style>
    <style:style style:name="T1263" style:family="text">
      <style:text-properties officeooo:rsid="349d7b60"/>
    </style:style>
    <style:style style:name="T1264" style:family="text">
      <style:text-properties officeooo:rsid="34a0b665"/>
    </style:style>
    <style:style style:name="T1265" style:family="text">
      <style:text-properties officeooo:rsid="34a3a6c7"/>
    </style:style>
    <style:style style:name="T1266" style:family="text">
      <style:text-properties officeooo:rsid="34a43284"/>
    </style:style>
    <style:style style:name="T1267" style:family="text">
      <style:text-properties officeooo:rsid="34a67833"/>
    </style:style>
    <style:style style:name="T1268" style:family="text">
      <style:text-properties officeooo:rsid="34b05745"/>
    </style:style>
    <style:style style:name="T1269" style:family="text">
      <style:text-properties officeooo:rsid="34b2ee59"/>
    </style:style>
    <style:style style:name="T1270" style:family="text">
      <style:text-properties officeooo:rsid="34b3eefc"/>
    </style:style>
    <style:style style:name="T1271" style:family="text">
      <style:text-properties officeooo:rsid="34b7e30e"/>
    </style:style>
    <style:style style:name="T1272" style:family="text">
      <style:text-properties officeooo:rsid="34c2e031"/>
    </style:style>
    <style:style style:name="T1273" style:family="text">
      <style:text-properties officeooo:rsid="34c4ccc3"/>
    </style:style>
    <style:style style:name="T1274" style:family="text">
      <style:text-properties officeooo:rsid="34c7d667"/>
    </style:style>
    <style:style style:name="T1275" style:family="text">
      <style:text-properties officeooo:rsid="34c8e0ab"/>
    </style:style>
    <style:style style:name="T1276" style:family="text">
      <style:text-properties officeooo:rsid="34ceda48"/>
    </style:style>
    <style:style style:name="T1277" style:family="text">
      <style:text-properties officeooo:rsid="34d04352"/>
    </style:style>
    <style:style style:name="T1278" style:family="text">
      <style:text-properties officeooo:rsid="34d3a6cc"/>
    </style:style>
    <style:style style:name="T1279" style:family="text">
      <style:text-properties officeooo:rsid="34d49480"/>
    </style:style>
    <style:style style:name="T1280" style:family="text">
      <style:text-properties officeooo:rsid="34d4cd3e"/>
    </style:style>
    <style:style style:name="T1281" style:family="text">
      <style:text-properties officeooo:rsid="34d67e4a"/>
    </style:style>
    <style:style style:name="T1282" style:family="text">
      <style:text-properties officeooo:rsid="34d9ab7b"/>
    </style:style>
    <style:style style:name="T1283" style:family="text">
      <style:text-properties officeooo:rsid="34da1123"/>
    </style:style>
    <style:style style:name="T1284" style:family="text">
      <style:text-properties officeooo:rsid="34db35fe"/>
    </style:style>
    <style:style style:name="T1285" style:family="text">
      <style:text-properties officeooo:rsid="34dc1380"/>
    </style:style>
    <style:style style:name="T1286" style:family="text">
      <style:text-properties officeooo:rsid="34ddf7a3"/>
    </style:style>
    <style:style style:name="T1287" style:family="text">
      <style:text-properties officeooo:rsid="34e22f9f"/>
    </style:style>
    <style:style style:name="T1288" style:family="text">
      <style:text-properties officeooo:rsid="34e42bd4"/>
    </style:style>
    <style:style style:name="T1289" style:family="text">
      <style:text-properties officeooo:rsid="34f175c5"/>
    </style:style>
    <style:style style:name="T1290" style:family="text">
      <style:text-properties officeooo:rsid="34f73d0f"/>
    </style:style>
    <style:style style:name="T1291" style:family="text">
      <style:text-properties officeooo:rsid="34f8cac7"/>
    </style:style>
    <style:style style:name="T1292" style:family="text">
      <style:text-properties officeooo:rsid="3500d550"/>
    </style:style>
    <style:style style:name="T1293" style:family="text">
      <style:text-properties officeooo:rsid="350be67e"/>
    </style:style>
    <style:style style:name="T1294" style:family="text">
      <style:text-properties officeooo:rsid="3534b7f9"/>
    </style:style>
    <style:style style:name="T1295" style:family="text">
      <style:text-properties officeooo:rsid="35545717"/>
    </style:style>
    <style:style style:name="T1296" style:family="text">
      <style:text-properties officeooo:rsid="3555f10e"/>
    </style:style>
    <style:style style:name="T1297" style:family="text">
      <style:text-properties officeooo:rsid="355706a3"/>
    </style:style>
    <style:style style:name="T1298" style:family="text">
      <style:text-properties officeooo:rsid="35596259"/>
    </style:style>
    <style:style style:name="T1299" style:family="text">
      <style:text-properties officeooo:rsid="3561a991"/>
    </style:style>
    <style:style style:name="T1300" style:family="text">
      <style:text-properties officeooo:rsid="35758663"/>
    </style:style>
    <style:style style:name="T1301" style:family="text">
      <style:text-properties officeooo:rsid="357942b4"/>
    </style:style>
    <style:style style:name="T1302" style:family="text">
      <style:text-properties officeooo:rsid="357cca4f"/>
    </style:style>
    <style:style style:name="T1303" style:family="text">
      <style:text-properties officeooo:rsid="357dfef7"/>
    </style:style>
    <style:style style:name="T1304" style:family="text">
      <style:text-properties officeooo:rsid="35816725"/>
    </style:style>
    <style:style style:name="T1305" style:family="text">
      <style:text-properties officeooo:rsid="358dfb00"/>
    </style:style>
    <style:style style:name="T1306" style:family="text">
      <style:text-properties officeooo:rsid="358e1e91"/>
    </style:style>
    <style:style style:name="T1307" style:family="text">
      <style:text-properties officeooo:rsid="3590f9dc"/>
    </style:style>
    <style:style style:name="T1308" style:family="text">
      <style:text-properties officeooo:rsid="35925c65"/>
    </style:style>
    <style:style style:name="T1309" style:family="text">
      <style:text-properties officeooo:rsid="3594f2a4"/>
    </style:style>
    <style:style style:name="T1310" style:family="text">
      <style:text-properties officeooo:rsid="359abb53"/>
    </style:style>
    <style:style style:name="T1311" style:family="text">
      <style:text-properties officeooo:rsid="359ca215"/>
    </style:style>
    <style:style style:name="T1312" style:family="text">
      <style:text-properties officeooo:rsid="359e5369"/>
    </style:style>
    <style:style style:name="T1313" style:family="text">
      <style:text-properties officeooo:rsid="35a1837b"/>
    </style:style>
    <style:style style:name="T1314" style:family="text">
      <style:text-properties officeooo:rsid="35a254d9"/>
    </style:style>
    <style:style style:name="T1315" style:family="text">
      <style:text-properties officeooo:rsid="35a82164"/>
    </style:style>
    <style:style style:name="T1316" style:family="text">
      <style:text-properties officeooo:rsid="35bd3a8f"/>
    </style:style>
    <style:style style:name="T1317" style:family="text">
      <style:text-properties officeooo:rsid="35beb1de"/>
    </style:style>
    <style:style style:name="T1318" style:family="text">
      <style:text-properties officeooo:rsid="35c06f26"/>
    </style:style>
    <style:style style:name="T1319" style:family="text">
      <style:text-properties officeooo:rsid="35c34d0a"/>
    </style:style>
    <style:style style:name="T1320" style:family="text">
      <style:text-properties officeooo:rsid="35c3f734"/>
    </style:style>
    <style:style style:name="T1321" style:family="text">
      <style:text-properties officeooo:rsid="35c62b0b"/>
    </style:style>
    <style:style style:name="T1322" style:family="text">
      <style:text-properties officeooo:rsid="35c900a2"/>
    </style:style>
    <style:style style:name="T1323" style:family="text">
      <style:text-properties officeooo:rsid="35d48bc3"/>
    </style:style>
    <style:style style:name="T1324" style:family="text">
      <style:text-properties officeooo:rsid="35de1e07"/>
    </style:style>
    <style:style style:name="T1325" style:family="text">
      <style:text-properties officeooo:rsid="35e26d97"/>
    </style:style>
    <style:style style:name="T1326" style:family="text">
      <style:text-properties officeooo:rsid="35f1e869"/>
    </style:style>
    <style:style style:name="T1327" style:family="text">
      <style:text-properties officeooo:rsid="36321233"/>
    </style:style>
    <style:style style:name="T1328" style:family="text">
      <style:text-properties officeooo:rsid="36322330"/>
    </style:style>
    <style:style style:name="T1329" style:family="text">
      <style:text-properties officeooo:rsid="36426a12"/>
    </style:style>
    <style:style style:name="T1330" style:family="text">
      <style:text-properties officeooo:rsid="3646cabc"/>
    </style:style>
    <style:style style:name="T1331" style:family="text">
      <style:text-properties officeooo:rsid="364c50ee"/>
    </style:style>
    <style:style style:name="T1332" style:family="text">
      <style:text-properties officeooo:rsid="364e495a"/>
    </style:style>
    <style:style style:name="T1333" style:family="text">
      <style:text-properties officeooo:rsid="365e5f5e"/>
    </style:style>
    <style:style style:name="T1334" style:family="text">
      <style:text-properties officeooo:rsid="367317e5"/>
    </style:style>
    <style:style style:name="T1335" style:family="text">
      <style:text-properties officeooo:rsid="36b1390e"/>
    </style:style>
    <style:style style:name="T1336" style:family="text">
      <style:text-properties officeooo:rsid="36b2cee2"/>
    </style:style>
    <style:style style:name="T1337" style:family="text">
      <style:text-properties officeooo:rsid="36ba6b2c"/>
    </style:style>
    <style:style style:name="T1338" style:family="text">
      <style:text-properties officeooo:rsid="36bc3491"/>
    </style:style>
    <style:style style:name="T1339" style:family="text">
      <style:text-properties officeooo:rsid="36bd4c5c"/>
    </style:style>
    <style:style style:name="T1340" style:family="text">
      <style:text-properties officeooo:rsid="36bdef7c"/>
    </style:style>
    <style:style style:name="T1341" style:family="text">
      <style:text-properties officeooo:rsid="36be5211"/>
    </style:style>
    <style:style style:name="T1342" style:family="text">
      <style:text-properties officeooo:rsid="36c0e81a"/>
    </style:style>
    <style:style style:name="T1343" style:family="text">
      <style:text-properties officeooo:rsid="36c209a3"/>
    </style:style>
    <style:style style:name="T1344" style:family="text">
      <style:text-properties fo:font-weight="bold" officeooo:rsid="36e4be55" style:font-weight-asian="bold" style:font-weight-complex="bold"/>
    </style:style>
    <style:style style:name="T1345" style:family="text">
      <style:text-properties officeooo:rsid="36c379ef"/>
    </style:style>
    <style:style style:name="T1346" style:family="text">
      <style:text-properties officeooo:rsid="36c53c1f"/>
    </style:style>
    <style:style style:name="T1347" style:family="text">
      <style:text-properties officeooo:rsid="36c8202f"/>
    </style:style>
    <style:style style:name="T1348" style:family="text">
      <style:text-properties officeooo:rsid="36c8b091"/>
    </style:style>
    <style:style style:name="T1349" style:family="text">
      <style:text-properties officeooo:rsid="36c9a863"/>
    </style:style>
    <style:style style:name="T1350" style:family="text">
      <style:text-properties officeooo:rsid="36cb5caf"/>
    </style:style>
    <style:style style:name="T1351" style:family="text">
      <style:text-properties officeooo:rsid="36cb5def"/>
    </style:style>
    <style:style style:name="T1352" style:family="text">
      <style:text-properties officeooo:rsid="36cbcf1c"/>
    </style:style>
    <style:style style:name="T1353" style:family="text">
      <style:text-properties officeooo:rsid="36cc01d2"/>
    </style:style>
    <style:style style:name="T1354" style:family="text">
      <style:text-properties officeooo:rsid="36cf862b"/>
    </style:style>
    <style:style style:name="T1355" style:family="text">
      <style:text-properties officeooo:rsid="36d0425c"/>
    </style:style>
    <style:style style:name="T1356" style:family="text">
      <style:text-properties officeooo:rsid="36d08c64"/>
    </style:style>
    <style:style style:name="T1357" style:family="text">
      <style:text-properties officeooo:rsid="36d60322"/>
    </style:style>
    <style:style style:name="T1358" style:family="text">
      <style:text-properties officeooo:rsid="36dd24aa"/>
    </style:style>
    <style:style style:name="T1359" style:family="text">
      <style:text-properties officeooo:rsid="36ddbdb5"/>
    </style:style>
    <style:style style:name="T1360" style:family="text">
      <style:text-properties officeooo:rsid="36de23ac"/>
    </style:style>
    <style:style style:name="T1361" style:family="text">
      <style:text-properties officeooo:rsid="36df6a54"/>
    </style:style>
    <style:style style:name="T1362" style:family="text">
      <style:text-properties officeooo:rsid="36e11dae"/>
    </style:style>
    <style:style style:name="T1363" style:family="text">
      <style:text-properties officeooo:rsid="36e4be55"/>
    </style:style>
    <style:style style:name="T1364" style:family="text">
      <style:text-properties officeooo:rsid="36e504ce"/>
    </style:style>
    <style:style style:name="T1365" style:family="text">
      <style:text-properties officeooo:rsid="36e7f1b3"/>
    </style:style>
    <style:style style:name="T1366" style:family="text">
      <style:text-properties officeooo:rsid="36e8088b"/>
    </style:style>
    <style:style style:name="T1367" style:family="text">
      <style:text-properties officeooo:rsid="36ef5e4f"/>
    </style:style>
    <style:style style:name="T1368" style:family="text">
      <style:text-properties officeooo:rsid="36efa288"/>
    </style:style>
    <style:style style:name="T1369" style:family="text">
      <style:text-properties officeooo:rsid="36f21cd0"/>
    </style:style>
    <style:style style:name="T1370" style:family="text">
      <style:text-properties officeooo:rsid="36f45098"/>
    </style:style>
    <style:style style:name="T1371" style:family="text">
      <style:text-properties officeooo:rsid="370a5d96"/>
    </style:style>
    <style:style style:name="T1372" style:family="text">
      <style:text-properties officeooo:rsid="370d9c41"/>
    </style:style>
    <style:style style:name="T1373" style:family="text">
      <style:text-properties officeooo:rsid="370ead04"/>
    </style:style>
    <style:style style:name="T1374" style:family="text">
      <style:text-properties officeooo:rsid="370fd4c2"/>
    </style:style>
    <style:style style:name="T1375" style:family="text">
      <style:text-properties officeooo:rsid="370fd569"/>
    </style:style>
    <style:style style:name="T1376" style:family="text">
      <style:text-properties officeooo:rsid="37122223"/>
    </style:style>
    <style:style style:name="T1377" style:family="text">
      <style:text-properties officeooo:rsid="37174b25"/>
    </style:style>
    <style:style style:name="T1378" style:family="text">
      <style:text-properties officeooo:rsid="3726030b"/>
    </style:style>
    <style:style style:name="T1379" style:family="text">
      <style:text-properties officeooo:rsid="37309eb4"/>
    </style:style>
    <style:style style:name="T1380" style:family="text">
      <style:text-properties officeooo:rsid="3736855f"/>
    </style:style>
    <style:style style:name="T1381" style:family="text">
      <style:text-properties officeooo:rsid="3744ba90"/>
    </style:style>
    <style:style style:name="T1382" style:family="text">
      <style:text-properties officeooo:rsid="374a9871"/>
    </style:style>
    <style:style style:name="T1383" style:family="text">
      <style:text-properties officeooo:rsid="3757d87d"/>
    </style:style>
    <style:style style:name="T1384" style:family="text">
      <style:text-properties officeooo:rsid="3769883b"/>
    </style:style>
    <style:style style:name="T1385" style:family="text">
      <style:text-properties officeooo:rsid="376abf4c"/>
    </style:style>
    <style:style style:name="T1386" style:family="text">
      <style:text-properties officeooo:rsid="376ae12b"/>
    </style:style>
    <style:style style:name="T1387" style:family="text">
      <style:text-properties officeooo:rsid="376c9632"/>
    </style:style>
    <style:style style:name="T1388" style:family="text">
      <style:text-properties officeooo:rsid="376e77e7"/>
    </style:style>
    <style:style style:name="T1389" style:family="text">
      <style:text-properties officeooo:rsid="376fc7ea"/>
    </style:style>
    <style:style style:name="T1390" style:family="text">
      <style:text-properties officeooo:rsid="3776c908"/>
    </style:style>
    <style:style style:name="T1391" style:family="text">
      <style:text-properties officeooo:rsid="3776d9da"/>
    </style:style>
    <style:style style:name="T1392" style:family="text">
      <style:text-properties officeooo:rsid="3777b8d9"/>
    </style:style>
    <style:style style:name="T1393" style:family="text">
      <style:text-properties officeooo:rsid="37a97766"/>
    </style:style>
    <style:style style:name="T1394" style:family="text">
      <style:text-properties officeooo:rsid="37b3529d"/>
    </style:style>
    <style:style style:name="T1395" style:family="text">
      <style:text-properties officeooo:rsid="37b42537"/>
    </style:style>
    <style:style style:name="T1396" style:family="text">
      <style:text-properties officeooo:rsid="37ba717c"/>
    </style:style>
    <style:style style:name="T1397" style:family="text">
      <style:text-properties officeooo:rsid="37be8e37"/>
    </style:style>
    <style:style style:name="T1398" style:family="text">
      <style:text-properties officeooo:rsid="37bfd0a5"/>
    </style:style>
    <style:style style:name="T1399" style:family="text">
      <style:text-properties officeooo:rsid="37d498a6"/>
    </style:style>
    <style:style style:name="T1400" style:family="text">
      <style:text-properties officeooo:rsid="37da0789"/>
    </style:style>
    <style:style style:name="T1401" style:family="text">
      <style:text-properties officeooo:rsid="37e665db"/>
    </style:style>
    <style:style style:name="T1402" style:family="text">
      <style:text-properties officeooo:rsid="3817132b"/>
    </style:style>
    <style:style style:name="T1403" style:family="text">
      <style:text-properties officeooo:rsid="3819d507"/>
    </style:style>
    <style:style style:name="T1404" style:family="text">
      <style:text-properties officeooo:rsid="3823c3ce"/>
    </style:style>
    <style:style style:name="T1405" style:family="text">
      <style:text-properties officeooo:rsid="3839311e"/>
    </style:style>
    <style:style style:name="T1406" style:family="text">
      <style:text-properties officeooo:rsid="3851578b"/>
    </style:style>
    <style:style style:name="T1407" style:family="text">
      <style:text-properties officeooo:rsid="386071e4"/>
    </style:style>
    <style:style style:name="T1408" style:family="text">
      <style:text-properties officeooo:rsid="38776be4"/>
    </style:style>
    <style:style style:name="T1409" style:family="text">
      <style:text-properties officeooo:rsid="387e4148"/>
    </style:style>
    <style:style style:name="T1410" style:family="text">
      <style:text-properties officeooo:rsid="38851be1"/>
    </style:style>
    <style:style style:name="T1411" style:family="text">
      <style:text-properties officeooo:rsid="38941b20"/>
    </style:style>
    <style:style style:name="T1412" style:family="text">
      <style:text-properties officeooo:rsid="38a28049"/>
    </style:style>
    <style:style style:name="T1413" style:family="text">
      <style:text-properties officeooo:rsid="38a74a06"/>
    </style:style>
    <style:style style:name="T1414" style:family="text">
      <style:text-properties officeooo:rsid="38aae7a2"/>
    </style:style>
    <style:style style:name="T1415" style:family="text">
      <style:text-properties officeooo:rsid="38af1df6"/>
    </style:style>
    <style:style style:name="T1416" style:family="text">
      <style:text-properties officeooo:rsid="38da85c3"/>
    </style:style>
    <style:style style:name="T1417" style:family="text">
      <style:text-properties officeooo:rsid="396f17aa"/>
    </style:style>
    <style:style style:name="T1418" style:family="text">
      <style:text-properties officeooo:rsid="399d948e"/>
    </style:style>
    <style:style style:name="T1419" style:family="text">
      <style:text-properties officeooo:rsid="399fcf43"/>
    </style:style>
    <style:style style:name="T1420" style:family="text">
      <style:text-properties officeooo:rsid="39a26e15"/>
    </style:style>
    <style:style style:name="T1421" style:family="text">
      <style:text-properties officeooo:rsid="39a98079"/>
    </style:style>
    <style:style style:name="T1422" style:family="text">
      <style:text-properties officeooo:rsid="39abde63"/>
    </style:style>
    <style:style style:name="T1423" style:family="text">
      <style:text-properties officeooo:rsid="39acdb24"/>
    </style:style>
    <style:style style:name="T1424" style:family="text">
      <style:text-properties officeooo:rsid="39b6acf9"/>
    </style:style>
    <style:style style:name="T1425" style:family="text">
      <style:text-properties officeooo:rsid="39be2e29"/>
    </style:style>
    <style:style style:name="T1426" style:family="text">
      <style:text-properties officeooo:rsid="39bfa3ff"/>
    </style:style>
    <style:style style:name="T1427" style:family="text">
      <style:text-properties officeooo:rsid="39d5663a"/>
    </style:style>
    <style:style style:name="T1428" style:family="text">
      <style:text-properties officeooo:rsid="39d7a3b2"/>
    </style:style>
    <style:style style:name="T1429" style:family="text">
      <style:text-properties officeooo:rsid="39df5455"/>
    </style:style>
    <style:style style:name="T1430" style:family="text">
      <style:text-properties officeooo:rsid="39e1fdba"/>
    </style:style>
    <style:style style:name="T1431" style:family="text">
      <style:text-properties officeooo:rsid="39f33e1c"/>
    </style:style>
    <style:style style:name="T1432" style:family="text">
      <style:text-properties officeooo:rsid="3a036fa3"/>
    </style:style>
    <style:style style:name="T1433" style:family="text">
      <style:text-properties officeooo:rsid="3a0caa52"/>
    </style:style>
    <style:style style:name="T1434" style:family="text">
      <style:text-properties officeooo:rsid="3a0f0553"/>
    </style:style>
    <style:style style:name="T1435" style:family="text">
      <style:text-properties officeooo:rsid="3a13637d"/>
    </style:style>
    <style:style style:name="T1436" style:family="text">
      <style:text-properties officeooo:rsid="3a13bc8f"/>
    </style:style>
    <style:style style:name="T1437" style:family="text">
      <style:text-properties officeooo:rsid="3a187711"/>
    </style:style>
    <style:style style:name="T1438" style:family="text">
      <style:text-properties officeooo:rsid="3a1b53a9"/>
    </style:style>
    <style:style style:name="T1439" style:family="text">
      <style:text-properties officeooo:rsid="3a232a0f"/>
    </style:style>
    <style:style style:name="T1440" style:family="text">
      <style:text-properties officeooo:rsid="3a24780a"/>
    </style:style>
    <style:style style:name="T1441" style:family="text">
      <style:text-properties officeooo:rsid="3a262f77"/>
    </style:style>
    <style:style style:name="T1442" style:family="text">
      <style:text-properties officeooo:rsid="3a279f3c"/>
    </style:style>
    <style:style style:name="T1443" style:family="text">
      <style:text-properties officeooo:rsid="3a2a2e1d"/>
    </style:style>
    <style:style style:name="T1444" style:family="text">
      <style:text-properties officeooo:rsid="3a2a8cfa"/>
    </style:style>
    <style:style style:name="T1445" style:family="text">
      <style:text-properties officeooo:rsid="3a2f394d"/>
    </style:style>
    <style:style style:name="T1446" style:family="text">
      <style:text-properties officeooo:rsid="3a309ac4"/>
    </style:style>
    <style:style style:name="T1447" style:family="text">
      <style:text-properties officeooo:rsid="3a319db0"/>
    </style:style>
    <style:style style:name="T1448" style:family="text">
      <style:text-properties officeooo:rsid="3a34b21d"/>
    </style:style>
    <style:style style:name="T1449" style:family="text">
      <style:text-properties officeooo:rsid="3a373912"/>
    </style:style>
    <style:style style:name="T1450" style:family="text">
      <style:text-properties officeooo:rsid="3a398c21"/>
    </style:style>
    <style:style style:name="T1451" style:family="text">
      <style:text-properties officeooo:rsid="3a445edc"/>
    </style:style>
    <style:style style:name="T1452" style:family="text">
      <style:text-properties officeooo:rsid="3a46678d"/>
    </style:style>
    <style:style style:name="T1453" style:family="text">
      <style:text-properties officeooo:rsid="3a46857f"/>
    </style:style>
    <style:style style:name="T1454" style:family="text">
      <style:text-properties officeooo:rsid="3a47e741"/>
    </style:style>
    <style:style style:name="T1455" style:family="text">
      <style:text-properties officeooo:rsid="3a47efcd"/>
    </style:style>
    <style:style style:name="T1456" style:family="text">
      <style:text-properties officeooo:rsid="3a4911a5"/>
    </style:style>
    <style:style style:name="T1457" style:family="text">
      <style:text-properties officeooo:rsid="3a4afffe"/>
    </style:style>
    <style:style style:name="T1458" style:family="text">
      <style:text-properties officeooo:rsid="3a628a69"/>
    </style:style>
    <style:style style:name="T1459" style:family="text">
      <style:text-properties officeooo:rsid="3a693caf"/>
    </style:style>
    <style:style style:name="T1460" style:family="text">
      <style:text-properties officeooo:rsid="3a6b9387"/>
    </style:style>
    <style:style style:name="T1461" style:family="text">
      <style:text-properties officeooo:rsid="3a6e82ee"/>
    </style:style>
    <style:style style:name="T1462" style:family="text">
      <style:text-properties officeooo:rsid="3a6f8e5a"/>
    </style:style>
    <style:style style:name="T1463" style:family="text">
      <style:text-properties officeooo:rsid="3a712e02"/>
    </style:style>
    <style:style style:name="T1464" style:family="text">
      <style:text-properties officeooo:rsid="3a73298b"/>
    </style:style>
    <style:style style:name="T1465" style:family="text">
      <style:text-properties officeooo:rsid="3a76b26c"/>
    </style:style>
    <style:style style:name="T1466" style:family="text">
      <style:text-properties officeooo:rsid="3a7951e8"/>
    </style:style>
    <style:style style:name="T1467" style:family="text">
      <style:text-properties officeooo:rsid="3a7d32ee"/>
    </style:style>
    <style:style style:name="T1468" style:family="text">
      <style:text-properties officeooo:rsid="3a7fc10c"/>
    </style:style>
    <style:style style:name="T1469" style:family="text">
      <style:text-properties officeooo:rsid="3a806374"/>
    </style:style>
    <style:style style:name="T1470" style:family="text">
      <style:text-properties officeooo:rsid="3a98ddbe"/>
    </style:style>
    <style:style style:name="T1471" style:family="text">
      <style:text-properties officeooo:rsid="3aa0b1d6"/>
    </style:style>
    <style:style style:name="T1472" style:family="text">
      <style:text-properties officeooo:rsid="3aa9dc7d"/>
    </style:style>
    <style:style style:name="T1473" style:family="text">
      <style:text-properties officeooo:rsid="3aaa0d28"/>
    </style:style>
    <style:style style:name="T1474" style:family="text">
      <style:text-properties officeooo:rsid="3ab6944c"/>
    </style:style>
    <style:style style:name="T1475" style:family="text">
      <style:text-properties officeooo:rsid="3acd6c5c"/>
    </style:style>
    <style:style style:name="T1476" style:family="text">
      <style:text-properties officeooo:rsid="3ad7ce5b"/>
    </style:style>
    <style:style style:name="T1477" style:family="text">
      <style:text-properties officeooo:rsid="3ae024c8"/>
    </style:style>
    <style:style style:name="T1478" style:family="text">
      <style:text-properties officeooo:rsid="3aebbcd1"/>
    </style:style>
    <style:style style:name="T1479" style:family="text">
      <style:text-properties officeooo:rsid="3aee71a8"/>
    </style:style>
    <style:style style:name="T1480" style:family="text">
      <style:text-properties officeooo:rsid="3afe9165"/>
    </style:style>
    <style:style style:name="T1481" style:family="text">
      <style:text-properties officeooo:rsid="3aff4084"/>
    </style:style>
    <style:style style:name="T1482" style:family="text">
      <style:text-properties officeooo:rsid="3b4ff5a7"/>
    </style:style>
    <style:style style:name="T1483" style:family="text">
      <style:text-properties officeooo:rsid="3b5ea860"/>
    </style:style>
    <style:style style:name="T1484" style:family="text">
      <style:text-properties officeooo:rsid="3b63f6de"/>
    </style:style>
    <style:style style:name="T1485" style:family="text">
      <style:text-properties officeooo:rsid="3b65820d"/>
    </style:style>
    <style:style style:name="T1486" style:family="text">
      <style:text-properties officeooo:rsid="3b733304"/>
    </style:style>
    <style:style style:name="T1487" style:family="text">
      <style:text-properties officeooo:rsid="3b7516bf"/>
    </style:style>
    <style:style style:name="T1488" style:family="text">
      <style:text-properties officeooo:rsid="3b7da46c"/>
    </style:style>
    <style:style style:name="T1489" style:family="text">
      <style:text-properties officeooo:rsid="3b7fa2f7"/>
    </style:style>
    <style:style style:name="T1490" style:family="text">
      <style:text-properties officeooo:rsid="3b93ed9f"/>
    </style:style>
    <style:style style:name="T1491" style:family="text">
      <style:text-properties officeooo:rsid="3ba245ab"/>
    </style:style>
    <style:style style:name="T1492" style:family="text">
      <style:text-properties officeooo:rsid="3ba46896"/>
    </style:style>
    <style:style style:name="T1493" style:family="text">
      <style:text-properties officeooo:rsid="3ba9efab"/>
    </style:style>
    <style:style style:name="T1494" style:family="text">
      <style:text-properties officeooo:rsid="3bac74bd"/>
    </style:style>
    <style:style style:name="T1495" style:family="text">
      <style:text-properties officeooo:rsid="3bacfbaa"/>
    </style:style>
    <style:style style:name="T1496" style:family="text">
      <style:text-properties officeooo:rsid="3bb09dbb"/>
    </style:style>
    <style:style style:name="T1497" style:family="text">
      <style:text-properties officeooo:rsid="3bea0f6b"/>
    </style:style>
    <style:style style:name="T1498" style:family="text">
      <style:text-properties officeooo:rsid="3bec06c4"/>
    </style:style>
    <style:style style:name="T1499" style:family="text">
      <style:text-properties officeooo:rsid="3bf13138"/>
    </style:style>
    <style:style style:name="T1500" style:family="text">
      <style:text-properties officeooo:rsid="3bf4675d"/>
    </style:style>
    <style:style style:name="T1501" style:family="text">
      <style:text-properties officeooo:rsid="3bf861b7"/>
    </style:style>
    <style:style style:name="T1502" style:family="text">
      <style:text-properties officeooo:rsid="3c0b2cc2"/>
    </style:style>
    <style:style style:name="T1503" style:family="text">
      <style:text-properties officeooo:rsid="3c17c497"/>
    </style:style>
    <style:style style:name="T1504" style:family="text">
      <style:text-properties officeooo:rsid="3c19b556"/>
    </style:style>
    <style:style style:name="T1505" style:family="text">
      <style:text-properties officeooo:rsid="3c3cccb7"/>
    </style:style>
    <style:style style:name="T1506" style:family="text">
      <style:text-properties officeooo:rsid="3c439652"/>
    </style:style>
    <style:style style:name="T1507" style:family="text">
      <style:text-properties officeooo:rsid="3c4ed2bc"/>
    </style:style>
    <style:style style:name="T1508" style:family="text">
      <style:text-properties officeooo:rsid="3c53ce45"/>
    </style:style>
    <style:style style:name="T1509" style:family="text">
      <style:text-properties officeooo:rsid="3c54e3d8"/>
    </style:style>
    <style:style style:name="T1510" style:family="text">
      <style:text-properties officeooo:rsid="3c5968eb"/>
    </style:style>
    <style:style style:name="T1511" style:family="text">
      <style:text-properties officeooo:rsid="3c5d80fa"/>
    </style:style>
    <style:style style:name="T1512" style:family="text">
      <style:text-properties officeooo:rsid="3c5f62d4"/>
    </style:style>
    <style:style style:name="T1513" style:family="text">
      <style:text-properties officeooo:rsid="3c715a22"/>
    </style:style>
    <style:style style:name="T1514" style:family="text">
      <style:text-properties officeooo:rsid="3c85b222"/>
    </style:style>
    <style:style style:name="T1515" style:family="text">
      <style:text-properties officeooo:rsid="3ca31384"/>
    </style:style>
    <style:style style:name="T1516" style:family="text">
      <style:text-properties officeooo:rsid="3cb20e1d"/>
    </style:style>
    <style:style style:name="T1517" style:family="text">
      <style:text-properties officeooo:rsid="3cd24895"/>
    </style:style>
    <style:style style:name="T1518" style:family="text">
      <style:text-properties officeooo:rsid="3cd6a508"/>
    </style:style>
    <style:style style:name="T1519" style:family="text">
      <style:text-properties officeooo:rsid="3cdd4fd0"/>
    </style:style>
    <style:style style:name="T1520" style:family="text">
      <style:text-properties officeooo:rsid="3cdefbbf"/>
    </style:style>
    <style:style style:name="T1521" style:family="text">
      <style:text-properties officeooo:rsid="3cea64cc"/>
    </style:style>
    <style:style style:name="T1522" style:family="text">
      <style:text-properties officeooo:rsid="3cece4c8"/>
    </style:style>
    <style:style style:name="T1523" style:family="text">
      <style:text-properties officeooo:rsid="3d074b93"/>
    </style:style>
    <style:style style:name="T1524" style:family="text">
      <style:text-properties officeooo:rsid="3d2f9d57"/>
    </style:style>
    <style:style style:name="T1525" style:family="text">
      <style:text-properties officeooo:rsid="3d34fcb9"/>
    </style:style>
    <style:style style:name="T1526" style:family="text">
      <style:text-properties officeooo:rsid="3d3e5352"/>
    </style:style>
    <style:style style:name="T1527" style:family="text">
      <style:text-properties officeooo:rsid="3d46aab0"/>
    </style:style>
    <style:style style:name="T1528" style:family="text">
      <style:text-properties officeooo:rsid="3d57045a"/>
    </style:style>
    <style:style style:name="T1529" style:family="text">
      <style:text-properties officeooo:rsid="3d5a539d"/>
    </style:style>
    <style:style style:name="T1530" style:family="text">
      <style:text-properties officeooo:rsid="3d5a5f79"/>
    </style:style>
    <style:style style:name="T1531" style:family="text">
      <style:text-properties officeooo:rsid="3d5c08b4"/>
    </style:style>
    <style:style style:name="T1532" style:family="text">
      <style:text-properties officeooo:rsid="3d5c78bc"/>
    </style:style>
    <style:style style:name="T1533" style:family="text">
      <style:text-properties officeooo:rsid="3d6d5fc9"/>
    </style:style>
    <style:style style:name="T1534" style:family="text">
      <style:text-properties officeooo:rsid="3d862115"/>
    </style:style>
    <style:style style:name="T1535" style:family="text">
      <style:text-properties officeooo:rsid="3d8e10fb"/>
    </style:style>
    <style:style style:name="T1536" style:family="text">
      <style:text-properties officeooo:rsid="3d906dc1"/>
    </style:style>
    <style:style style:name="T1537" style:family="text">
      <style:text-properties officeooo:rsid="3d98d99b"/>
    </style:style>
    <style:style style:name="T1538" style:family="text">
      <style:text-properties officeooo:rsid="3da0f0c1"/>
    </style:style>
    <style:style style:name="T1539" style:family="text">
      <style:text-properties officeooo:rsid="3daa142d"/>
    </style:style>
    <style:style style:name="T1540" style:family="text">
      <style:text-properties officeooo:rsid="3db3a3ea"/>
    </style:style>
    <style:style style:name="T1541" style:family="text">
      <style:text-properties officeooo:rsid="3dcb5371"/>
    </style:style>
    <style:style style:name="T1542" style:family="text">
      <style:text-properties officeooo:rsid="3dde4bb0"/>
    </style:style>
    <style:style style:name="T1543" style:family="text">
      <style:text-properties officeooo:rsid="3df477be"/>
    </style:style>
    <style:style style:name="T1544" style:family="text">
      <style:text-properties officeooo:rsid="3dfd61b6"/>
    </style:style>
    <style:style style:name="T1545" style:family="text">
      <style:text-properties officeooo:rsid="3e04665c"/>
    </style:style>
    <style:style style:name="T1546" style:family="text">
      <style:text-properties officeooo:rsid="3e0b74c0"/>
    </style:style>
    <style:style style:name="T1547" style:family="text">
      <style:text-properties officeooo:rsid="3e10e846"/>
    </style:style>
    <style:style style:name="T1548" style:family="text">
      <style:text-properties officeooo:rsid="3e16a25b"/>
    </style:style>
    <style:style style:name="T1549" style:family="text">
      <style:text-properties officeooo:rsid="3e1f7b5b"/>
    </style:style>
    <style:style style:name="T1550" style:family="text">
      <style:text-properties officeooo:rsid="3e35f999"/>
    </style:style>
    <style:style style:name="T1551" style:family="text">
      <style:text-properties officeooo:rsid="3e3c4e3c"/>
    </style:style>
    <style:style style:name="T1552" style:family="text">
      <style:text-properties officeooo:rsid="3e3c6ace"/>
    </style:style>
    <style:style style:name="T1553" style:family="text">
      <style:text-properties officeooo:rsid="3e430e91"/>
    </style:style>
    <style:style style:name="T1554" style:family="text">
      <style:text-properties officeooo:rsid="3e4c6b68"/>
    </style:style>
    <style:style style:name="T1555" style:family="text">
      <style:text-properties officeooo:rsid="3e4fa2cc"/>
    </style:style>
    <style:style style:name="T1556" style:family="text">
      <style:text-properties officeooo:rsid="3e50ce3f"/>
    </style:style>
    <style:style style:name="T1557" style:family="text">
      <style:text-properties officeooo:rsid="3e5de945"/>
    </style:style>
    <style:style style:name="T1558" style:family="text">
      <style:text-properties officeooo:rsid="3e5e2f4d"/>
    </style:style>
    <style:style style:name="T1559" style:family="text">
      <style:text-properties officeooo:rsid="3e628564"/>
    </style:style>
    <style:style style:name="T1560" style:family="text">
      <style:text-properties officeooo:rsid="3e630a7e"/>
    </style:style>
    <style:style style:name="T1561" style:family="text">
      <style:text-properties officeooo:rsid="3e634d91"/>
    </style:style>
    <style:style style:name="T1562" style:family="text">
      <style:text-properties officeooo:rsid="3e63c36d"/>
    </style:style>
    <style:style style:name="T1563" style:family="text">
      <style:text-properties officeooo:rsid="3e65981a"/>
    </style:style>
    <style:style style:name="T1564" style:family="text">
      <style:text-properties officeooo:rsid="3e678daf"/>
    </style:style>
    <style:style style:name="T1565" style:family="text">
      <style:text-properties officeooo:rsid="3e67d5e4"/>
    </style:style>
    <style:style style:name="T1566" style:family="text">
      <style:text-properties officeooo:rsid="3e6e609e"/>
    </style:style>
    <style:style style:name="T1567" style:family="text">
      <style:text-properties officeooo:rsid="3e790150"/>
    </style:style>
    <style:style style:name="T1568" style:family="text">
      <style:text-properties officeooo:rsid="3e84efbe"/>
    </style:style>
    <style:style style:name="T1569" style:family="text">
      <style:text-properties officeooo:rsid="3e8816af"/>
    </style:style>
    <style:style style:name="T1570" style:family="text">
      <style:text-properties officeooo:rsid="3e9370d7"/>
    </style:style>
    <style:style style:name="T1571" style:family="text">
      <style:text-properties officeooo:rsid="3e9a6184"/>
    </style:style>
    <style:style style:name="T1572" style:family="text">
      <style:text-properties officeooo:rsid="3e9ff73d"/>
    </style:style>
    <style:style style:name="T1573" style:family="text">
      <style:text-properties officeooo:rsid="3ea729b7"/>
    </style:style>
    <style:style style:name="T1574" style:family="text">
      <style:text-properties officeooo:rsid="3eb0a6f0"/>
    </style:style>
    <style:style style:name="T1575" style:family="text">
      <style:text-properties officeooo:rsid="3eb71f73"/>
    </style:style>
    <style:style style:name="T1576" style:family="text">
      <style:text-properties officeooo:rsid="3ec37b17"/>
    </style:style>
    <style:style style:name="T1577" style:family="text">
      <style:text-properties officeooo:rsid="3ec51f68"/>
    </style:style>
    <style:style style:name="T1578" style:family="text">
      <style:text-properties officeooo:rsid="3ec70176"/>
    </style:style>
    <style:style style:name="T1579" style:family="text">
      <style:text-properties officeooo:rsid="3ecfc703"/>
    </style:style>
    <style:style style:name="T1580" style:family="text">
      <style:text-properties officeooo:rsid="3ed12025"/>
    </style:style>
    <style:style style:name="T1581" style:family="text">
      <style:text-properties officeooo:rsid="3ed2e971"/>
    </style:style>
    <style:style style:name="T1582" style:family="text">
      <style:text-properties officeooo:rsid="3ed2f616"/>
    </style:style>
    <style:style style:name="T1583" style:family="text">
      <style:text-properties officeooo:rsid="3ed38965"/>
    </style:style>
    <style:style style:name="T1584" style:family="text">
      <style:text-properties officeooo:rsid="3edb1634"/>
    </style:style>
    <style:style style:name="T1585" style:family="text">
      <style:text-properties officeooo:rsid="3edfd8cd"/>
    </style:style>
    <style:style style:name="T1586" style:family="text">
      <style:text-properties officeooo:rsid="3ee643e5"/>
    </style:style>
    <style:style style:name="T1587" style:family="text">
      <style:text-properties officeooo:rsid="3ef82b7b"/>
    </style:style>
    <style:style style:name="T1588" style:family="text">
      <style:text-properties officeooo:rsid="3efb473e"/>
    </style:style>
    <style:style style:name="T1589" style:family="text">
      <style:text-properties officeooo:rsid="3efbfc3e"/>
    </style:style>
    <style:style style:name="T1590" style:family="text">
      <style:text-properties officeooo:rsid="3f00b5f7"/>
    </style:style>
    <style:style style:name="T1591" style:family="text">
      <style:text-properties officeooo:rsid="3f027ce4"/>
    </style:style>
    <style:style style:name="T1592" style:family="text">
      <style:text-properties officeooo:rsid="3f0589e2"/>
    </style:style>
    <style:style style:name="T1593" style:family="text">
      <style:text-properties officeooo:rsid="3f062ac2"/>
    </style:style>
    <style:style style:name="T1594" style:family="text">
      <style:text-properties officeooo:rsid="3f065641"/>
    </style:style>
    <style:style style:name="T1595" style:family="text">
      <style:text-properties officeooo:rsid="3f122832"/>
    </style:style>
    <style:style style:name="T1596" style:family="text">
      <style:text-properties officeooo:rsid="3f1792c6"/>
    </style:style>
    <style:style style:name="T1597" style:family="text">
      <style:text-properties officeooo:rsid="3f27ca6e"/>
    </style:style>
    <style:style style:name="T1598" style:family="text">
      <style:text-properties officeooo:rsid="3f2dd865"/>
    </style:style>
    <style:style style:name="T1599" style:family="text">
      <style:text-properties officeooo:rsid="3f36441a"/>
    </style:style>
    <style:style style:name="T1600" style:family="text">
      <style:text-properties officeooo:rsid="3f43aad4"/>
    </style:style>
    <style:style style:name="T1601" style:family="text">
      <style:text-properties officeooo:rsid="3f5bb2c1"/>
    </style:style>
    <style:style style:name="T1602" style:family="text">
      <style:text-properties officeooo:rsid="3f5e0d4b"/>
    </style:style>
    <style:style style:name="T1603" style:family="text">
      <style:text-properties officeooo:rsid="3f712ba1"/>
    </style:style>
    <style:style style:name="T1604" style:family="text">
      <style:text-properties officeooo:rsid="3f73a9d8"/>
    </style:style>
    <style:style style:name="T1605" style:family="text">
      <style:text-properties officeooo:rsid="3fa38191"/>
    </style:style>
    <style:style style:name="T1606" style:family="text">
      <style:text-properties officeooo:rsid="3fb731d3"/>
    </style:style>
    <style:style style:name="T1607" style:family="text">
      <style:text-properties officeooo:rsid="3fba65e3"/>
    </style:style>
    <style:style style:name="T1608"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7"><text:span text:style-name="T288">Она прибывает в город на краденом велосипеде: </text:span><text:span text:style-name="T447">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256"><text:span text:style-name="T288">Самый крайний часовой выглядывает </text:span><text:span text:style-name="T402">из своей ржаво-костлявой развалины и на два полных педальных прокрута они оба, он и Катье, под открытым светом дня, сливаются </text:span><text:span text:style-name="T403">с утоптанной землёй, </text:span><text:span text:style-name="T404">ржавчиной, кляксовыми проколами солнечным светом холодно золотым и сглаженным как стекло, </text:span><text:span text:style-name="T405">свежий ветер в деревьях</text:span><text:span text:style-name="T404">. </text:span><text:span text:style-name="T406">Гипертиреозно Африканские глаза, </text:span><text:span text:style-name="T407">их радужка в осаде, как ранние подсолнухи в столпившихся белках… </text:span><text:span text:style-name="T408">Уга-</text:span><text:span text:style-name="T87">буга</text:span><text:span text:style-name="T408">! Двай скоч эйт </text:span><text:span text:style-name="T87">там-там</text:span><text:span text:style-name="T408"> двай! Скаж племн в деревн, юза!</text:span></text:p>
      <text:p text:style-name="P257"><text:span text:style-name="T288">Итак, ДУМдумдумдум, ДУМдумдумдум, ладно, </text:span><text:span text:style-name="T409">но всё равно в её манере нет места даже любопытству </text:span><text:span text:style-name="T410">(а как же, разве не бьют тут барабаны? </text:span><text:span text:style-name="T411">шанс <text:s/>для н</text:span><text:span text:style-name="T410">асили</text:span><text:span text:style-name="T411">я? </text:span><text:span text:style-name="T412">Змея бросается с ветви, <text:s/></text:span><text:span text:style-name="T413">что-то громадное </text:span><text:span text:style-name="T414">ждёт </text:span><text:span text:style-name="T413">там </text:span><text:span text:style-name="T414">с</text:span><text:span text:style-name="T413">реди </text:span><text:span text:style-name="T414">тысячи кланяющихся древесных вершин</text:span><text:span text:style-name="T413">, </text:span><text:span text:style-name="T415">вскрик внутри неё, подскок в первобытном ужасе, покорность ему и тем самым—так ей мечталось—возвращение себе своей души, </text:span><text:span text:style-name="T416">её давно утраченного «я»…</text:span><text:span text:style-name="T417">). Не станет она тратить <text:s/>больше, чем мимолетние взгляды на Германские газоны разбегающиеся так глубоко прочь </text:span><text:span text:style-name="T418">в зелёные марева или холмы, </text:span><text:span text:style-name="T419">на бледные отростки мраморных балюстрад рядом с санаторными <text:s/>дорожками в непрестанных извивах, <text:s/></text:span><text:span text:style-name="T420">горячке, в одышке, </text:span><text:span text:style-name="T421">в гущу каплечленных побегов и шипов настолько старых, </text:span><text:span text:style-name="T422">до того безутешных, что глаза отдёрнуты, стиснуты слёзными железами, переведены </text:span><text:span text:style-name="T423">найти, найти во что бы то ни стало, </text:span><text:span text:style-name="T424">тропу исчезнувшую так сразу… </text:span><text:span text:style-name="T425">или же оглянуться назад и цепляться за какой-либо след курорта</text:span><text:span text:style-name="T424">, </text:span><text:span text:style-name="T426">уголок Sprudelhof</text:span><text:span text:style-name="T427">’</text:span><text:span text:style-name="T426">а, самую макушку оркестровой раковины, </text:span><text:span text:style-name="T428">что-то для противодействия </text:span><text:span text:style-name="T429">шёпоту Пана из тёмной поросли </text:span><text:span text:style-name="T88">Войди </text:span><text:span text:style-name="T89">же</text:span><text:span text:style-name="T88">… </text:span><text:span text:style-name="T89">з</text:span><text:span text:style-name="T88">абудь </text:span><text:span text:style-name="T89">о н</text:span><text:span text:style-name="T88">их. Иди сюда</text:span><text:span text:style-name="T430">…. </text:span><text:span text:style-name="T431">Нет. Только не Катье. Она уже бывала в чащах и </text:span><text:span text:style-name="T432">гущах. </text:span><text:span text:style-name="T433">Она плясала голой и расставляла свою пизду под </text:span><text:span text:style-name="T434">рога трущобного зверья. </text:span><text:span text:style-name="T435">Она ощущала луну подошвами своих ступней, </text:span><text:span text:style-name="T436">принимала её приливы поверхностями своего мозга. </text:span><text:span text:style-name="T437">Пан никудышный любовник. Сегодня, на людях, у них нет ничего кроме нервных взглядов друг для друга.</text:span></text:p>
      <text:p text:style-name="P249"/>
      <text:p text:style-name="P258"><text:span text:style-name="T437">Ч</text:span><text:span text:style-name="T288">то происходит сейчас, и <text:s/>обеспок</text:span><text:span text:style-name="T438">о</text:span><text:span text:style-name="T288">ивает, </text:span><text:span text:style-name="T438">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439">и они несут девушку всю в серебряной парче, </text:span><text:span text:style-name="T440">громогласную крутую даму в с</text:span><text:span text:style-name="T441">т</text:span><text:span text:style-name="T440">и</text:span><text:span text:style-name="T441">л</text:span><text:span text:style-name="T440">е </text:span><text:span text:style-name="T441">Алмазной Лил или Гины из Техаса. Как только они её опустили, все начинают плясать и петь:</text:span></text:p>
      <text:p text:style-name="P629"/>
      <text:p text:style-name="P630"><text:span text:style-name="T441">П</text:span><text:span text:style-name="T288">а</text:span><text:span text:style-name="T289">—</text:span><text:span text:style-name="T288">ра</text:span><text:span text:style-name="T289">—</text:span><text:span text:style-name="T288">ноооййййя, Па-ра-нойя!</text:span></text:p>
      <text:p text:style-name="P630"><text:span text:style-name="T288">Как </text:span><text:span text:style-name="T442">классно</text:span><text:span text:style-name="T288"> снова свидеться с тобой!</text:span></text:p>
      <text:p text:style-name="P630"><text:span text:style-name="T288">Па-ра-</text:span><text:span text:style-name="T83">ной</text:span><text:span text:style-name="T288">-я, боже ж мой</text:span></text:p>
      <text:p text:style-name="P634">Ты малость сам знаешь чего</text:p>
      <text:p text:style-name="P634">Из тех времён того!</text:p>
      <text:p text:style-name="P634">Даже Гойя</text:p>
      <text:p text:style-name="P634">Не смог тебя намалевать,</text:p>
      <text:p text:style-name="P634">Паранойя,</text:p>
      <text:p text:style-name="P634">Когда ты стал ту дверь сшибать,</text:p>
      <text:p text:style-name="P634"><text:soft-page-break/>Вели нотариуса позвать,</text:p>
      <text:p text:style-name="P634">Хочу я жопу завещать</text:p>
      <text:p text:style-name="P634">Тебе мою о, Паранойя!</text:p>
      <text:p text:style-name="P259"/>
      <text:p text:style-name="P260">Затем Андреас и Павел выходят в туфлях для степа <text:span text:style-name="T533">(освобождённых от довольно наглого АНРС шоу, что гастролировали тут в Июле) исполнить один из тех номеров песня-под-чечётку:</text:span></text:p>
      <text:p text:style-name="P260"/>
      <text:p text:style-name="P631"><text:span text:style-name="T288">Па-ра- но</text:span><text:span text:style-name="T443">й</text:span><text:span text:style-name="T289">—</text:span><text:span text:style-name="T443">(клиппети-клиппети-клиппети кл[</text:span><text:span text:style-name="T288">йя,</text:span><text:span text:style-name="T443">]оп!)</text:span></text:p>
      <text:p text:style-name="P632"><text:span text:style-name="T288">Па-ра- но</text:span><text:span text:style-name="T443">й</text:span><text:span text:style-name="T289">—</text:span><text:span text:style-name="T443">(шух</text:span><text:span text:style-name="T90">топ!</text:span><text:span text:style-name="T443"> шух</text:span><text:span text:style-name="T90">топ!</text:span><text:span text:style-name="T443"> шух</text:span><text:span text:style-name="T90">топ!</text:span></text:p>
      <text:p text:style-name="P633"><text:span text:style-name="T443"><text:tab/>[</text:span><text:span text:style-name="T444">и</text:span><text:span text:style-name="T443">] </text:span><text:span text:style-name="T444">кл</text:span><text:span text:style-name="T443">[</text:span><text:span text:style-name="T288">йя,</text:span><text:span text:style-name="T443">]оп! </text:span><text:span text:style-name="T444">кликети кл</text:span><text:span text:style-name="T443">[</text:span><text:span text:style-name="T444">Как</text:span><text:span text:style-name="T443">]оп!</text:span><text:span text:style-name="T444">) классно (клоп)</text:span></text:p>
      <text:p text:style-name="P633"><text:span text:style-name="T288"><text:tab/>сно</text:span><text:span text:style-name="T444">(клоп)</text:span><text:span text:style-name="T288">ва свидеться</text:span><text:span text:style-name="T444">(клиппи</text:span><text:span text:style-name="T91">клоп</text:span><text:span text:style-name="T444">)</text:span><text:span text:style-name="T288"> с тобой! </text:span><text:span text:style-name="T83">etc.</text:span></text:p>
      <text:p text:style-name="P13"/>
      <text:p text:style-name="P261">Ну, Катье врубаетя <text:span text:style-name="T534">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289">—</text:span><text:span text:style-name="T445">ну, </text:span><text:span text:style-name="T92">белое</text:span><text:span text:style-name="T445">.</text:span><text:span text:style-name="T534"> В кратком обзоре Пирата Прентиса для неё были фольклор, политика, Зональные стратегии—но </text:span><text:span text:style-name="T93">никак не чернота</text:span><text:span text:style-name="T534">.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93">черноты</text:span><text:span text:style-name="T534"> (грассируя это слово, как старик произносил бы имя общественной фигуры, придавая гортанности до </text:span><text:span text:style-name="T93">полной</text:span><text:span text:style-name="T534"> черноты: чтоб вовсе не произносилось). Здесь присутствует тот упрямый, подавляющий пыл в её мыслях. В этом нет ничего от </text:span><text:span text:style-name="T93">тяжёлы</text:span><text:span text:style-name="T94">х</text:span><text:span text:style-name="T534"> расистских мурашек, нет, но чувство ещё одной 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93">теперь</text:span><text:span text:style-name="T534"> она должна ещё и черноту терпеть. Её незнание об этом должно её выручить.</text:span></text:p>
      <text:p text:style-name="P262">С Андреасом она очаровательна, <text:span text:style-name="T535">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21">– <text:span text:style-name="T536">Оберст. Я счастлива</text:span>— <text:span text:style-name="T537">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95"> Чёрта с два</text:span><text:span text:style-name="T537"> она счастлива.</text:span></text:p>
      <text:p text:style-name="P263">Он кивает, поводит <text:s/>бородой к стулу. <text:span text:style-name="T538">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264">Но тут и впрямь Золотая Сука. <text:span text:style-name="T539">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text:span><text:soft-page-break/><text:span text:style-name="T539">напрочь пропадёт как дым над тропой уходящей в пустыню, и у тебя никогда не будет возможности снова.</text:span></text:p>
      <text:p text:style-name="P22">– <text:span text:style-name="T540">Вы должно быть видели его не так давно, как я.</text:span>– <text:span text:style-name="T540">Говорит он негромко. Она удивлена его вежливостью. Разочарована: ждала большей напористости. Губа её начала приподыматься.</text:span>– <text:span text:style-name="T541">Как он выглядел?</text:span></text:p>
      <text:p text:style-name="P22">– <text:span text:style-name="T541">Одиноким.</text:span>– <text:span text:style-name="T541">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23">– <text:s/><text:span text:style-name="T542">Он всегда был одинок.</text:span></text:p>
      <text:p text:style-name="P120">Она поняла тогда, что это не робость, она ошибалась. <text:span text:style-name="T543">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24">– <text:s/><text:span text:style-name="T544">Он</text:span>— <text:span text:style-name="T545">и это колебание может быть (а) чтобы не ранить её чувства, (б) из соображений безопасности </text:span><text:span text:style-name="T96">Schwarzkommando, </text:span><text:span text:style-name="T545">или (в) и то, и другое… но затем, к чёрту, Принцип Максимизации Риска снова берёт своё: </text:span>– <text:span text:style-name="T546">Он добрался до Люнеберг Хит. Если вы не знали, вам следует знать.</text:span></text:p>
      <text:p text:style-name="P25">– <text:span text:style-name="T547">Вы искали его</text:span></text:p>
      <text:p text:style-name="P25">– <text:span text:style-name="T547">И Слотроп делал то же самое, хотя не думаю, что Слотроп знал об этом.</text:span></text:p>
      <text:p text:style-name="P26">– <text:span text:style-name="T548">Слотроп и я</text:span>— <text:span text:style-name="T549">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550">Всё как-то теперь ушло. Не знаю толком зачем меня сюда посылали. Я уже не знаю кем Слотроп был на самом деле. Какой-то сбой освещения. Не могу </text:span><text:span text:style-name="T97">видеть</text:span><text:span text:style-name="T550">. Всё от меня отдаляется….</text:span></text:p>
      <text:p text:style-name="P268"><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27">– <text:span text:style-name="T551">Вправду.</text:span>– <text:span text:style-name="T551">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98">политично</text:span><text:span text:style-name="T551">,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121">Выходит она просто говорила с Енциным об общем друге. Это так заполняетя Вакуум?</text:p>
      <text:p text:style-name="P28">– <text:span text:style-name="T552">Блисеро и я,</text:span>– <text:s/><text:span text:style-name="T552">начинает он мягко, следя за нею поверх полированных скул, сигарета дымит в его скрюченной правой ладони,</text:span>– <text:s/><text:span text:style-name="T553">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99">Oberhauptberlinerschnauze</text:span><text:span text:style-name="T553">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265"><text:span text:style-name="T270">Блисеро, которого я любил, был очень молодым человеком влюблённым в империю, поэзию, </text:span><text:span text:style-name="T271">в своё собственное нахальство. Это всё должно быть было важным для меня однажды. Из этого </text:span><text:soft-page-break/><text:span text:style-name="T271">вырос нынешний я. </text:span><text:span text:style-name="T272">Прежний «я» всегда дурак, невыносимый </text:span><text:span text:style-name="T273">долбодон, </text:span><text:span text:style-name="T274">но всё таки человек, ты </text:span><text:span text:style-name="T275">же </text:span><text:span text:style-name="T274">не станешь прогонять его </text:span><text:span text:style-name="T275">больше, чем</text:span><text:span text:style-name="T274"> любого другого </text:span><text:span text:style-name="T276">калеку</text:span><text:span text:style-name="T274">, правда ведь?</text:span></text:p>
      <text:p text:style-name="P266"><text:span text:style-name="T274">О</text:span><text:span text:style-name="T270">н вроде как и вправду спрашивает у неё совета. </text:span><text:span text:style-name="T277">На <text:s/>вопросы </text:span><text:span text:style-name="T278">такого рода </text:span><text:span text:style-name="T279">тратит он своё</text:span><text:span text:style-name="T278"> </text:span><text:span text:style-name="T277"><text:s/>время? </text:span><text:span text:style-name="T280">Как же насчёт Ракеты, </text:span><text:span text:style-name="T281">Пустых, опасного младенчес</text:span><text:span text:style-name="T282">т</text:span><text:span text:style-name="T281">ва его нации?</text:span></text:p>
      <text:p text:style-name="P29"><text:span text:style-name="T554">– Что </text:span><text:span text:style-name="T100">может</text:span><text:span text:style-name="T555"> значить для тебя Блисеро?</text:span>– <text:span text:style-name="T555">Вот что она в результате спросила.</text:span></text:p>
      <text:p text:style-name="P30"><text:span text:style-name="T556">Он не раздумывал долго.</text:span> <text:span text:style-name="T557">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31">– <text:span text:style-name="T558">Я всему этому поверю, если только вы</text:span>—</text:p>
      <text:p text:style-name="P32">– <text:span text:style-name="T101">Отрицательный</text:span><text:span text:style-name="T559">. Не тот случай. Я бы сказал: вот чем я стал. Отчуждённая фигура на некотором отдалении и возвышении...</text:span>– <text:span text:style-name="T560">который смотрит на Ракетен-Штадт янтарными вечерами, с промытой и темнеющей пеленой облаков позади него</text:span>— <text:span text:style-name="T561">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122">Он лев, этот человек, эго-сдвинутый<text:span text:style-name="T531">—но не смотря ни на что он нравится Катье. «о если бы он всё ещё был бы жив—»</text:span></text:p>
      <text:p text:style-name="P33">–<text:span text:style-name="T562">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563">последнее сердце, в котором для меня ещё мог храниться уголок</text:span>—<text:span text:style-name="T564">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102">своей</text:span><text:span text:style-name="T564"> боли, своего </text:span><text:span text:style-name="T102">греха</text:span><text:span text:style-name="T83">—</text:span><text:span text:style-name="T565">загнанный глубоко в их владения, в контроль, синтез и контроль, дальше чем— ну, он чуть не сказал «мы», однако «я» подходит лучше, в конце концов,</text:span>– <text:span text:style-name="T566">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123">Да он значит для меня, очень много. <text:span text:style-name="T567">Он прежнее «я», дорогой альбатрос, с которым немогу расстаться. </text:span></text:p>
      <text:p text:style-name="P34">– <text:span text:style-name="T568">А я?</text:span>– <text:span text:style-name="T568">Она рассчитывает, что он ожидает от неё прозвучать как женщина 1940-х.</text:span>– <text:span text:style-name="T568">И я,</text:span>– <text:span text:style-name="T568">вот уж право. Но она не может придумать другого способа сходу помочь ему, позволить ему момент утешения….</text:span></text:p>
      <text:p text:style-name="P35">– <text:span text:style-name="T569">Вы, бедная Катье. Ваша история всего печальней.</text:span>– <text:span text:style-name="T569">Она поднимает взгляд проследить как именно он станет над ней издеваться. Её ошеломил вид слёз вместо этого бегущих, бегущих по его щекам.</text:span>–<text:span text:style-name="T83"> </text:span><text:span text:style-name="T103">Вас всего лишь освободили</text:span><text:span text:style-name="T570">,</text:span>– <text:span text:style-name="T570">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103">какого-то</text:span><text:span text:style-name="T570"> мужчины в её жизни, это стабильность, умственное здоровье и сила характера. Не то.</text:span>– <text:s/><text:span text:style-name="T571">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36">– <text:span text:style-name="T572">Как может моя история быть печальней такого?</text:span>– <text:span text:style-name="T572">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text:span><text:soft-page-break/><text:span text:style-name="T572">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37">– <text:span text:style-name="T573">Флиртуйте, коли есть охота,</text:span>– <text:span text:style-name="T574">Енцин сейчас изыскан как тот Гэри Грант,</text:span>– <text:span text:style-name="T575">но будьте готовы к тому, что вас воспримут всерьёз.</text:span>– <text:span text:style-name="T575">О, </text:span><text:span text:style-name="T104">хо</text:span><text:span text:style-name="T575">. А вота и оно на чё вы, люди, посходились.</text:span></text:p>
      <text:p text:style-name="P267">Но не обязательно. Его горечь (всё надлежаще заактировано <text:span text:style-name="T576">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38">– <text:span text:style-name="T577">Я не знаю как быть.</text:span>– <text:span text:style-name="T577">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39">– <text:span text:style-name="T578">Вам незачем углубляться в это дальше, чем определить местонахождение Слотропа,</text:span>– <text:span text:style-name="T579">он опамятовался сказать ей наконец,</text:span>– <text:span text:style-name="T580">Всё что вам </text:span><text:span text:style-name="T105">нужно</text:span><text:span text:style-name="T580"> это поддерживать связь с нами, и ждать когда он снова покажется. Зачем беспокоиться об остальном?</text:span></text:p>
      <text:p text:style-name="P40">– <text:span text:style-name="T581">Потому что у меня такое чувство,</text:span>– <text:span text:style-name="T581">её голос, возможно так и задумано, совсем нерешительный,</text:span>– <text:span text:style-name="T581">что «остальное» как раз то, что мне следует делать. Я не хочу уйти с каким-то мелким выигрышем. Я просто хочу</text:span>—<text:span text:style-name="T582">ну не знаю, вернуть ему долг за осьминога или что-то такое. Разве не должна я знать </text:span><text:span text:style-name="T106">почему</text:span><text:span text:style-name="T582"> он тут, что я делала ему, для них? Как можно Их остановить? Как долго я смогу отделываться лёгкой работой, дёшево отделываться? </text:span><text:span text:style-name="T106">Не должна ли</text:span><text:span text:style-name="T582"> я пройти до самого конца?</text:span></text:p>
      <text:p text:style-name="P40"/>
      <text:p text:style-name="P656">Её мазохизм [писал Вайсман из Гааги] <text:span text:style-name="T583">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107">её</text:span><text:span text:style-name="T583"> фантазии!</text:span></text:p>
      <text:p text:style-name="P38"/>
      <text:p text:style-name="P250"><text:span text:style-name="T270">– </text:span><text:span text:style-name="T283">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284">каждый переход. Обычно это достаётся в награду. </text:span><text:span text:style-name="T285">Не стану спрашивать за что. Мне жаль, но похоже вы и </text:span><text:span text:style-name="T286">вправду </text:span><text:span text:style-name="T285">сами не знаете. </text:span><text:span text:style-name="T287">Потому-то ваша участь </text:span><text:span text:style-name="T268">самая</text:span><text:span text:style-name="T287"> печальная.</text:span></text:p>
      <text:p text:style-name="P41"><text:span text:style-name="T584">– </text:span><text:span text:style-name="T108">Награда</text:span>— <text:span text:style-name="T585">она вот-вот взорвётся.</text:span>– <text:span text:style-name="T585">Это пожизненный приговор. Если по-вашему это награда, то кем вы считаете меня?</text:span></text:p>
      <text:p text:style-name="P42">– <text:span text:style-name="T586">Политическое ничто.</text:span></text:p>
      <text:p text:style-name="P42">– <text:span text:style-name="T586">Чёрный ублюдок</text:span></text:p>
      <text:p text:style-name="P43">– <text:span text:style-name="T586">Совершенно верно.</text:span>– <text:span text:style-name="T587">Он позволил ей высказать правду. Часы бьют в каменном углу.</text:span>– <text:span text:style-name="T588">У нас есть кое-кто из бывших в Блисеро в Мае. Перед самым концом. Вам не обязательно—</text:span></text:p>
      <text:p text:style-name="P44">– <text:span text:style-name="T589">Придти и слушать, да, Оберст. Но я хочу.</text:span></text:p>
      <text:p text:style-name="P124"><text:soft-page-break/>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590">и теперь не терпится покинуть двор. </text:span></text:p>
      <text:p text:style-name="P125">Обратная связь, улыбка-на-улыбку, уточнения, колебания: <text:span text:style-name="T591">всё это сваливается в </text:span><text:span text:style-name="T109">мы никогда не узнаем друг друга</text:span><text:span text:style-name="T591">.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126">Далеко в другом коридоре громкое сверло надрывается, дымит, перед тем как заклинит<text:span text:style-name="T593">ь</text:span>. <text:span text:style-name="T592">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127">Ещё есть за что держаться….</text:p>
      <text:p text:style-name="P127"><draw:frame draw:style-name="fr1" draw:name="Image6" text:anchor-type="paragraph" svg:width="6.9252in" svg:height="0.3661in" draw:z-index="0"><draw:image xlink:href="Pictures/1000000000000B720000009B428C9716555D8079.png" xlink:type="simple" xlink:show="embed" xlink:actuate="onLoad" loext:mime-type="image/png"/></draw:frame></text:p>
      <text:p text:style-name="P129">Вам подавай причину и последствие. Хорошо. Танаца смыло за борт тем же штормом, что унёс Слотропа с <text:span text:style-name="T83">Анубиса</text:span>. <text:s/><text:span text:style-name="T594">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9">е́</text:span><text:span text:style-name="T594">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110">они</text:span><text:span text:style-name="T594"> могли бы порассказать!</text:span></text:p>
      <text:p text:style-name="P130">Листовка обошла молчанием то, что Бенджамин Франклин был также Масоном <text:span text:style-name="T595">и предавался космическим формам хохмачества, среди которых Соединённые Штаты Америки вполне могли быть одной.</text:span></text:p>
      <text:p text:style-name="P131">В общем, тут всё дело в протяжённости. <text:span text:style-name="T596">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111">какова</text:span><text:span text:style-name="T596"> скорость в точке соскока с кривой? </text:span><text:span text:style-name="T111">Вечность</text:span><text:span text:style-name="T596">, вот какая! А и сразу после точки </text:span><text:span text:style-name="T111">минус</text:span><text:span text:style-name="T596"> вечность! Как вам </text:span><text:span text:style-name="T111">такое</text:span><text:span text:style-name="T596"> для нежданных перемен, а? Бесконечность миль в час сменяется той же скоростью в </text:span><text:span text:style-name="T111">обратном</text:span><text:span text:style-name="T596"> направлении, всё это за </text:span><text:span text:style-name="T598">Δ</text:span><text:span text:style-name="T696">t поперёк точки не шире вошьей жопы или волоска рыжей пизды. Вот что значит трахнуться молнией, народ! </text:span><text:span text:style-name="T697">Вас заносит на острый как игла пик горы, </text:span><text:span text:style-name="T698">и не думайте будто там не ширяют бородатые грифы </text:span><text:span text:style-name="T699">в зловеще красных высотах вокруг, </text:span><text:span text:style-name="T700">что только и ждут случая сцапать вас. </text:span><text:span text:style-name="T701">О да. Их пилотируют голоспинные гомы </text:span><text:span text:style-name="T702">в пластмассовых масочках на глазах, </text:span><text:span text:style-name="T703">что типа случайно повторяют знак бесконечность: </text:span><text:span text:style-name="T599">∞</text:span><text:span text:style-name="T705">. </text:span><text:span text:style-name="T706">Человечки с негодяйскими бровями, </text:span><text:span text:style-name="T707">острыми ушами, а са</text:span><text:span text:style-name="T708">м</text:span><text:span text:style-name="T707">и лысые, </text:span><text:span text:style-name="T708">хоть есть и одевшие иностранный головной прибор, вовсе не повседневную зелёную федору Робин Гуд</text:span><text:span text:style-name="T711">а</text:span><text:span text:style-name="T708">, нет, им подавай шляпы </text:span><text:span text:style-name="T899">Кармен Миранды</text:span><text:span text:style-name="T708">, например, </text:span><text:span text:style-name="T709">из бананов, папай, виноградных гроздьев, </text:span><text:span text:style-name="T710">груш, ананасов, манго, охренеть,</text:span><text:span text:style-name="T711"> из </text:span><text:span text:style-name="T900">арбузов </text:span><text:span text:style-name="T711">даже</text:span><text:span text:style-name="T712">—</text:span><text:span text:style-name="T713">и есть остроконечные Вильгельм-шлемы из Первой Мировой Войны, </text:span><text:span text:style-name="T714">и чепчики младенцев и поперечные треуголки Наполеона с «Н» и без «Н» спереди, </text:span><text:span text:style-name="T715">не говоря уже про красные костюмчики и </text:span><text:span text:style-name="T716">зелёные накидки, </text:span><text:span text:style-name="T717">и тут они склоняются к </text:span><text:soft-page-break/><text:span text:style-name="T717">ушам своих безжалостных птиц, </text:span><text:span text:style-name="T718">пришёптывают как жокеи, готовые схватить тебя, </text:span><text:span text:style-name="T719">диковину, прямо как ту жертвенную обезьяну с небоскрёба </text:span><text:span text:style-name="T720">Импайр Стейт, да только упасть тебе не дадут, </text:span><text:span text:style-name="T721">унесут тебя прочь, в места откуда присланы как агенты. </text:span><text:span text:style-name="T722">Там всё </text:span><text:span text:style-name="T901">выглядит</text:span><text:span text:style-name="T722"> как в мире </text:span><text:span text:style-name="T723">оставленном тобой, </text:span><text:span text:style-name="T724">но будет уже по-</text:span><text:span text:style-name="T723">друго</text:span><text:span text:style-name="T724">му</text:span><text:span text:style-name="T723">. </text:span><text:span text:style-name="T724">Между совпадающим и тем самым </text:span><text:span text:style-name="T725">появилась как бы ещё прослойка схожего доступная лишь молние-головым. </text:span><text:span text:style-name="T726">Другой мир наложен поверх предыдущего, </text:span><text:span text:style-name="T730">а</text:span><text:span text:style-name="T727"> с виду не отличишь. Ха-</text:span><text:span text:style-name="T902">ха</text:span><text:span text:style-name="T727">! </text:span><text:span text:style-name="T728">Но молние-трахнутые знают! </text:span><text:span text:style-name="T729">Даже если могут и не </text:span><text:span text:style-name="T903">знать</text:span><text:span text:style-name="T729"> всё равно знают. </text:span><text:span text:style-name="T730">Вот что </text:span><text:span text:style-name="T731">и </text:span><text:span text:style-name="T730">вышел этот гробовщик проверить в шторм той ночью. <text:s/></text:span></text:p>
      <text:p text:style-name="P132"><text:span text:style-name="T721">И</text:span><text:span text:style-name="T704">нтересуется </text:span><text:span text:style-name="T732">ли </text:span><text:span text:style-name="T704">он всеми теми иными мирами, что посылают своих гномиков полпредов </text:span><text:span text:style-name="T732">на орлиных спинах? Фиг там. </text:span><text:span text:style-name="T733">И вовсе не собирается писать классический труд по антропологии, </text:span><text:span text:style-name="T734">о суб-культуре молне-трахов, даже со своей тайной организацией, рукопожатия с острым тычком ногтями, </text:span><text:span text:style-name="T735">частный ежемесячник </text:span><text:span text:style-name="T905">Сбережённая Копейка</text:span><text:span text:style-name="T735"> (что выглядит вполне невинно, старина Бен Франклин после инфляции, если только ты не знаешь вторую половину пословицы: «...</text:span><text:span text:style-name="T740">это </text:span><text:span text:style-name="T735">промышленные запасы меди». </text:span><text:span text:style-name="T736">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735"> </text:span><text:span text:style-name="T737">Так что на самом деле название журнала </text:span><text:span text:style-name="T904">Достаточно Долго</text:span><text:span text:style-name="T737">, </text:span><text:span text:style-name="T738">о чём Те, Кто Знает знают. </text:span><text:span text:style-name="T739">Текст в каждом номере ежемесячника, если вывернуть таким макаром, несёт немало интересных сообщений</text:span><text:span text:style-name="T740">).</text:span><text:span text:style-name="T739"> </text:span><text:span text:style-name="T741">Для тех кто не в курсе, это всего лишь </text:span><text:span text:style-name="T742">приятный бюллетень новостей небо</text:span><text:span text:style-name="T743">л</text:span><text:span text:style-name="T742">ьшого клуба</text:span><text:span text:style-name="T712">—</text:span><text:span text:style-name="T743">Джед Планкит утроил барбекю для Отделения Айовы в последний уик-энд Апреля. </text:span><text:span text:style-name="T744">Слыхал про Турнир Силы Тока, Джед. Не повезло! Но к следующему Барбекю вернёшься как новенький… </text:span><text:span text:style-name="T745">Минни Калкинс (Отделение 1.793) вышла замуж в Пасхальное Воскресенье </text:span><text:span text:style-name="T746">за продавца дверей-сеток из Калифорнии. </text:span><text:span text:style-name="T747">Можно лишь сожалеть, что он до сих пор не подходит для Членства. Но <text:s/>вокруг столько </text:span><text:span text:style-name="T906">мохнатых сейфов</text:span><text:span text:style-name="T747">, что сетки им не помешают!…</text:span><text:span text:style-name="T748">. </text:span><text:span text:style-name="T749">Ваш Редактор получил много, очень много «Шо за дела </text:span><text:span text:style-name="T750">ващще</text:span><text:span text:style-name="T749">?» относительно </text:span><text:span text:style-name="T750">Весеннего Съезда в Декатуре, где всё освещение погасло в момент благословения. </text:span><text:span text:style-name="T751">Рад сообщить теперь, что причина наконец отслежена до гигантского скачка в электролинии,</text:span><text:span text:style-name="T712">– «</text:span><text:span text:style-name="T751">Типа электрической приливной волны»»,</text:span><text:span text:style-name="T712">– </text:span><text:span text:style-name="T751">грит Хенк Фафнер, наш инженер-на-месте-проишествия,</text:span><text:span text:style-name="T712">– «</text:span><text:span text:style-name="T751">до единой лампочки все перегорели, весь потолок из почернелых стерильных яиц».</text:span><text:span text:style-name="T712">– </text:span><text:span text:style-name="T752">Просто поэт, Хенк! Теперь только б узнать </text:span><text:span text:style-name="T907">что</text:span><text:span text:style-name="T752"> стало причиной скачка</text:span><text:span text:style-name="T712">—</text:span></text:p>
      <text:p text:style-name="P132"><text:span text:style-name="T753">Но есть ли дело Польскому гробовщику в весельной лодке до взламывания данного кода, </text:span><text:span text:style-name="T754">тайных организаций и</text:span><text:span text:style-name="T756">ли</text:span><text:span text:style-name="T754"> опозна</text:span><text:span text:style-name="T756">нн</text:span><text:span text:style-name="T754">ых суб-культур? </text:span><text:span text:style-name="T755">Нет, ему пофиг. </text:span><text:span text:style-name="T753"><text:s/></text:span><text:span text:style-name="T756">Им движет предположение, что общение с такими людьми поможет ему </text:span><text:span text:style-name="T908">в его деле</text:span><text:span text:style-name="T756">.</text:span><text:span text:style-name="T751"> </text:span><text:span text:style-name="T757">Вы </text:span><text:span text:style-name="T909">это</text:span><text:span text:style-name="T757"> догоняете, чуваки? </text:span><text:span text:style-name="T758">Он хочет знать как ведут себя люди до и после удар</text:span><text:span text:style-name="T759">ов</text:span><text:span text:style-name="T758"> молни</text:span><text:span text:style-name="T759">и, чтобы понять как правильнее обходиться с членами семьи покойного. </text:span></text:p>
      <text:p text:style-name="P45"><text:span text:style-name="T721">– </text:span><text:span text:style-name="T760">Ты извращаешь великое открытие на потребу ко</text:span><text:span text:style-name="T762">м</text:span><text:span text:style-name="T760">мерции,</text:span><text:span text:style-name="T704">– </text:span><text:span text:style-name="T761">грит Танац ступая на берег.</text:span><text:span text:style-name="T704">– </text:span><text:span text:style-name="T762">Ты должен стыдиться самого себя.</text:span><text:span text:style-name="T704">– </text:span><text:span text:style-name="T763">Не минуло и пяти минут как он во</text:span><text:span text:style-name="T764">ш</text:span><text:span text:style-name="T763">ёл в город на </text:span><text:span text:style-name="T764">краю болота, когда хрясь </text:span><text:span text:style-name="T910">ККАХХАНН</text:span><text:span text:style-name="T764">! хрясьхрясь хрясь </text:span><text:span text:style-name="T765">чудовищный взрыв света и грома </text:span><text:span text:style-name="T766">сотряс воду позади где гробовщик, </text:span><text:span text:style-name="T767">разозлённый тем, что считает неблагодарность, гребёт прочь</text:span></text:p>
      <text:p text:style-name="P46"><text:span text:style-name="T767">– </text:span><text:span text:style-name="T768">О,</text:span><text:span text:style-name="T704">– </text:span><text:span text:style-name="T768">доносится его ослабелый голос,</text:span><text:span text:style-name="T704">– </text:span><text:span text:style-name="T768">О, хо! О-хо-хо-хо-</text:span><text:span text:style-name="T911">хо</text:span><text:span text:style-name="T768">!</text:span></text:p>
      <text:p text:style-name="P47"><text:span text:style-name="T768">– </text:span><text:span text:style-name="T769">Тут никто не живёт кроме нас,</text:span><text:span text:style-name="T704">– </text:span><text:span text:style-name="T769">Некая твёрдая фигура, шепчущий силуэт, цвета древесного угля, материализовался на пути Танаца.</text:span><text:span text:style-name="T704">– </text:span><text:span text:style-name="T770">Мы не причиняем вреда гостям, но тебе лучше избрать другой путь.</text:span></text:p>
      <text:p text:style-name="P133"><text:span text:style-name="T770">О</text:span><text:span text:style-name="T704">ни это 175 лагерных заключённых за гомосексуализм. </text:span><text:span text:style-name="T771">Они пришли на север из лагеря Дора в Норденхаузен, </text:span><text:span text:style-name="T772">на север пока не кончилась земля, </text:span><text:span text:style-name="T773">основали общину из одних мужчин между болотом и устьем Одера. При нормальных обстоятельствах, Танац посчитал бы это раем, </text:span><text:span text:style-name="T774">не будь настолько невыносимым для каждого из них расставание с Дорой</text:span><text:span text:style-name="T712">—</text:span><text:span text:style-name="T774">Дора была их домом и они тоскуют по родине. </text:span><text:span text:style-name="T775">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912">мокрожопых</text:span><text:span text:style-name="T775"> </text:span><text:soft-page-break/><text:span text:style-name="T775">вымышленных Нацистских игровых партнёров, </text:span><text:span text:style-name="T776">от </text:span><text:span text:style-name="T913">Schutzhäftlingsführer</text:span><text:span text:style-name="T914">’</text:span><text:span text:style-name="T913">а</text:span><text:span text:style-name="T776"> до </text:span><text:span text:style-name="T913">Blockführer</text:span><text:span text:style-name="T914">’</text:span><text:span text:style-name="T913">а</text:span><text:span text:style-name="T776">, </text:span><text:span text:style-name="T777">и выбрали внутреннюю иерархию себе тоже: </text:span><text:span text:style-name="T915">Lager</text:span><text:span text:style-name="T777"> </text:span><text:span text:style-name="T778">и</text:span><text:span text:style-name="T777"> </text:span><text:span text:style-name="T915">Blockältester, Kapo, Vorarbeiter, Stubendienst, Läufer</text:span><text:span text:style-name="T777"> </text:span><text:span text:style-name="T778">(что означает бегун или посыльный, но так случилось, что </text:span><text:span text:style-name="T779">на</text:span><text:span text:style-name="T778"> Немецком это ещё и название шахматного слона… </text:span><text:span text:style-name="T779">если вам приходилось вдет его бегущим через мокрые луга </text:span><text:span text:style-name="T780">очень ранним утром, его красное одеяние вьётся и полощется потемнев почти до цвета коры дерева между заводнённых низин, </text:span><text:span text:style-name="T781">у вас появилось некоторое понятие </text:span><text:span text:style-name="T782">о его истинном назначении тут в общине</text:span><text:span text:style-name="T712">—</text:span><text:span text:style-name="T783">он носитель священных стратегий, </text:span><text:span text:style-name="T784">меморандумов совести, и при его приближении по тростниковым равнинам утра </text:span><text:span text:style-name="T785">вы схвачены за склонённый загривок и ошелестаны побочными волнами Великого Мигаt—потому что </text:span><text:span text:style-name="T916">Läufer</text:span><text:span text:style-name="T785"> здесь священней всего, </text:span><text:span text:style-name="T786">это он носит послания в загубленный интерфейс между зримым Лагерем и невидимыми SS).</text:span></text:p>
      <text:p text:style-name="P134"><text:span text:style-name="T786">З</text:span><text:span text:style-name="T704">авершает данную структуру </text:span><text:span text:style-name="T898">Schutzhäftlingsführer</text:span><text:span text:style-name="T704"> Блисеро. </text:span><text:span text:style-name="T787">Имя смогло продвинуться так далеко на восток, </text:span><text:span text:style-name="T788">как бы продолжая отступление человека, после его заключительной битвы </text:span><text:span text:style-name="T789">в Люнебург Хит. </text:span><text:span text:style-name="T790">Он самый жуткий призрак Зоны. </text:span><text:span text:style-name="T791">Он злобен, он наполняет собой удлиняющиеся летние ночи. </text:span><text:span text:style-name="T792">Как заражённый корень он меняется, </text:span><text:span text:style-name="T793">разрастаясь в сторону зимы, белея, </text:span><text:span text:style-name="T794">к безделью и голоду. </text:span><text:span text:style-name="T795">Кого ещё могли избрать 175 себе верховным притеснителем? </text:span><text:span text:style-name="T796">Власть его абсолютна. </text:span><text:span text:style-name="T797">И не подумайте будто он и на самом деле не ждёт, возле разбомблённой и ржавеющей газовой фабрики, </text:span><text:span text:style-name="T798">под винтовыми лестницами, за баками и башнями, </text:span><text:span text:style-name="T799">ждёт первого рассветного <text:s/>карминно-полого посыльного с известиями как прошла ночь. </text:span><text:span text:style-name="T800">Ночь его главнейшая забота, так что емуц должны доложить.</text:span></text:p>
      <text:p text:style-name="P135"><text:span text:style-name="T800">Э</text:span><text:span text:style-name="T704">то призрачное правление тут SS основано </text:span><text:span text:style-name="T801">не столько на том, что узники знали в Доре, </text:span><text:span text:style-name="T802">но на их предположениях о Ракето-структуре в соседнем Mittelwerke. А4, </text:span><text:span text:style-name="T803">по своему, тоже скрывалась за непроходимой стеной, </text:span><text:span text:style-name="T804">что </text:span><text:span text:style-name="T805">от</text:span><text:span text:style-name="T804">деляла реальную боль и ужас </text:span><text:span text:style-name="T805">от призванного мучителя. </text:span><text:span text:style-name="T806">Присутствие </text:span><text:span text:style-name="T805">Вайсман</text:span><text:span text:style-name="T806">а</text:span><text:span text:style-name="T805">/Блисеро </text:span><text:span text:style-name="T806">проникало сквозь стену, </text:span><text:span text:style-name="T807">корёжась, подрагивая, в зловонные казармы нар, </text:span><text:span text:style-name="T808">с тем же переходом в другую форму, как у слов пытающихся пробиться </text:span><text:span text:style-name="T809">сквозь</text:span><text:span text:style-name="T808"> сны. </text:span><text:span text:style-name="T810">То</text:span><text:span text:style-name="T812">го</text:span><text:span text:style-name="T810">, что 175 слышали от своих реальных <text:s/></text:span><text:span text:style-name="T704">SS </text:span><text:span text:style-name="T810">охранников, было достаточно, </text:span><text:span text:style-name="T811">чтобы тут же на сесте возвысить Вайсмана</text:span><text:span text:style-name="T712">—</text:span><text:span text:style-name="T812">те, его собственное элитарное братство, </text:span><text:span text:style-name="T917">не знали</text:span><text:span text:style-name="T812"> что ждать от этого человека. </text:span><text:span text:style-name="T813">Когда узники о</text:span><text:span text:style-name="T814">казывались поблизости, </text:span><text:span text:style-name="T815">охранники переставали перешёптываться. </text:span><text:span text:style-name="T816">Но отголоски их страха оставались: </text:span><text:span text:style-name="T817">страх не перед Вайсманом лично, </text:span><text:span text:style-name="T818">но страх самого времени, </text:span><text:span text:style-name="T819">времени настолько отчаянного, что </text:span><text:span text:style-name="T918">он</text:span><text:span text:style-name="T819"> </text:span><text:span text:style-name="T820">мог теперь ходить по Mittelwerke</text:span><text:span text:style-name="T819"> </text:span><text:span text:style-name="T820">как по своей собственности, </text:span><text:span text:style-name="T821">времени, которое облекло его властью не имевшейся в Аушвице или Бухенвальде,</text:span><text:span text:style-name="T822">власти недоступной им….</text:span></text:p>
      <text:p text:style-name="P136"><text:span text:style-name="T822">П</text:span><text:span text:style-name="T704">ри звуках имени Блисеро сейчас, жопа Танаца малость напряглась. </text:span><text:span text:style-name="T823">Не </text:span><text:span text:style-name="T825">то</text:span><text:span text:style-name="T823">, что</text:span><text:span text:style-name="T825">бы</text:span><text:span text:style-name="T823"> он </text:span><text:span text:style-name="T825">подумал</text:span><text:span text:style-name="T823"> будто и</text:span><text:span text:style-name="T825">м</text:span><text:span text:style-name="T823">я <text:s/>подставлено нарочно или ещё там что. Паранойя не главная проблема </text:span><text:span text:style-name="T824">у</text:span><text:span text:style-name="T823"> Танаца. </text:span><text:span text:style-name="T825">Его беспокоит </text:span><text:span text:style-name="T919">напоминание ему вообще</text:span><text:span text:style-name="T712">—</text:span><text:span text:style-name="T825">напоминание, что не получил и слова, с того полудня в Хите на запуске 00000, о нынешнем статусе Блисеро</text:span><text:span text:style-name="T712">—</text:span><text:span text:style-name="T826">жив или мёртв, властитель иль в бегах. </text:span><text:span text:style-name="T827">Он даже не знает что он предпочёл бы. </text:span><text:span text:style-name="T825"><text:s/></text:span><text:span text:style-name="T828">Пока </text:span><text:span text:style-name="T920">Анубис</text:span><text:span text:style-name="T828"> </text:span><text:span text:style-name="T829">держал</text:span><text:span text:style-name="T828"> свой путь, </text:span><text:span text:style-name="T830">не </text:span><text:span text:style-name="T829">нуж</text:span><text:span text:style-name="T830">но</text:span><text:span text:style-name="T829"> было выб</text:span><text:span text:style-name="T830">и</text:span><text:span text:style-name="T829">рать: </text:span><text:span text:style-name="T831">память могла остаться настолько далеко позади, </text:span><text:span text:style-name="T832">что однажды «реальность» больше не будет иметь значения. Конечно, так и было. Конечно, ничего такого не было.</text:span></text:p>
      <text:p text:style-name="P48"><text:span text:style-name="T832">– </text:span><text:span text:style-name="T833">Мы </text:span><text:span text:style-name="T834">думаем</text:span><text:span text:style-name="T833">, он </text:span><text:span text:style-name="T834">всё ещё</text:span><text:span text:style-name="T833">,</text:span><text:span text:style-name="T704">– </text:span><text:span text:style-name="T833">представитель города говорит Танацу,</text:span><text:span text:style-name="T704">– </text:span><text:span text:style-name="T833">жив и <text:s/>в бегах. </text:span><text:span text:style-name="T835">Время от времени до нас доходят слухи о чём-то—</text:span><text:span text:style-name="T836">вполне совпадает с Блисеро. </text:span><text:span text:style-name="T837">Так что мы ждём. Он нас найдёт. </text:span><text:span text:style-name="T838">У него тут заготовка основы власти, его дожидается.</text:span></text:p>
      <text:p text:style-name="P49"><text:span text:style-name="T768">– </text:span><text:span text:style-name="T839">А если он не останется?</text:span><text:span text:style-name="T704">– </text:span><text:span text:style-name="T839">чисто из подлости,</text:span><text:span text:style-name="T704">– </text:span><text:span text:style-name="T839">что если он над вами смеётся и проходит мимо?</text:span></text:p>
      <text:p text:style-name="P50"><text:span text:style-name="T839">– </text:span><text:span text:style-name="T840">Тогда у меня нет объяснений,</text:span><text:span text:style-name="T704">– </text:span><text:span text:style-name="T840">говорящий начинает пятится обратно в дождь,</text:span><text:span text:style-name="T704">– </text:span><text:span text:style-name="T840">тут просто вера.</text:span></text:p>
      <text:p text:style-name="P137"><text:span text:style-name="T840">Т</text:span><text:span text:style-name="T704">анац, который клялся, что никогда больше не станет отыскивать Блисеро, </text:span><text:span text:style-name="T841">ни за что после 00000, ощущает плашмя приставленное лезвие жути. «Кто у вас посыльный?»</text:span><text:span text:style-name="T712">– </text:span><text:span text:style-name="T841">вскрикивает он.</text:span></text:p>
      <text:p text:style-name="P51"><text:span text:style-name="T841">– </text:span><text:span text:style-name="T842">Иди сам,</text:span><text:span text:style-name="T704">– </text:span><text:span text:style-name="T842">цедится шёпот.</text:span></text:p>
      <text:p text:style-name="P52"><text:span text:style-name="T842">– </text:span><text:span text:style-name="T843">Куда?</text:span></text:p>
      <text:p text:style-name="P277">– На газовую фабрику.</text:p>
      <text:p text:style-name="P53"><text:span text:style-name="T843">– </text:span><text:span text:style-name="T844">Но у меня сообщение для</text:span><text:span text:style-name="T704">—</text:span></text:p>
      <text:p text:style-name="P278"><text:soft-page-break/>– Сам передай….</text:p>
      <text:p text:style-name="P138"><text:span text:style-name="T844">Б</text:span><text:span text:style-name="T704">елый Анубис, уплыл к спасению. </text:span><text:span text:style-name="T845">А тут позади, за кормой, остались отвергнутые, плывут и тонут, </text:span><text:span text:style-name="T846">в трясине и на тверди, несчастные пассажиры на закате, что заблудились </text:span><text:span text:style-name="T847">бродя наобум в отбросах других, в очистках, в тоскливом барахле воспоминаний—</text:span><text:span text:style-name="T848">всё за что они вынуждены держаться—барахтаясь, путаясь, подымаясь, падая. </text:span><text:span text:style-name="T849">Люди за бортом и наши общие обломки….</text:span></text:p>
      <text:p text:style-name="P139"><text:span text:style-name="T850">Танац остаётся дрожать и злиться в хорошо разошедшемся дожде под аркадой из известняка. </text:span><text:span text:style-name="T851">Я должен был плыть дальше, хочет он заорать, </text:span><text:span text:style-name="T852">а вскоре так и делает. «</text:span><text:span text:style-name="T853">Мне не полагалось </text:span><text:span text:style-name="T854">быть оставленным с вами отходами….» </text:span><text:span text:style-name="T855">Где апелляционный суд</text:span><text:span text:style-name="T846">, </text:span><text:span text:style-name="T855">что выслушал бы его печальную историю? <text:s/>«</text:span><text:span text:style-name="T856">Я поскользнулся!» </text:span><text:span text:style-name="T857">Какой-то кок скопытился в луже элит</text:span><text:span text:style-name="T858">н</text:span><text:span text:style-name="T857">ой блевотины и разлил целый </text:span><text:span text:style-name="T858">оцинкованный </text:span><text:span text:style-name="T857">ба</text:span><text:span text:style-name="T858">к кремово-жёлтой куриной тошнотины у правого борта открытой палубы, Танац не увидел, он искал М</text:span><text:span text:style-name="T859">а</text:span><text:span text:style-name="T858">ргрету…. </text:span><text:span text:style-name="T859">Очень жаль, </text:span><text:span text:style-name="T921">les jeux sont faits</text:span><text:span text:style-name="T859">, никто не слушает, а </text:span><text:span text:style-name="T921">Анубис</text:span><text:span text:style-name="T859"> скрылся. </text:span><text:span text:style-name="T860">Лучше тут в плавучих обломках, Танац, </text:span><text:span text:style-name="T861">не угадать кака может попасть золотая рыбка, </text:span><text:span text:style-name="T862">спроси Оберста Енцина, </text:span><text:span text:style-name="T863">он знает (есть некий ключ, среди пустошей Мира… </text:span><text:span text:style-name="T864">и его не найти на бело</text:span><text:span text:style-name="T866">м</text:span><text:span text:style-name="T864"> </text:span><text:span text:style-name="T922">Анубис</text:span><text:span text:style-name="T923">е,</text:span><text:span text:style-name="T864"> </text:span><text:span text:style-name="T865">потому что всё ценное они </text:span><text:span text:style-name="T866">бросают за </text:span><text:span text:style-name="T864">борт</text:span><text:span text:style-name="T866">)</text:span><text:span text:style-name="T844">.</text:span></text:p>
      <text:p text:style-name="P140"><text:span text:style-name="T844">И</text:span><text:span text:style-name="T704">так</text:span><text:span text:style-name="T712">—</text:span><text:span text:style-name="T704">Танац на газовой фабрике, перед осмоленной стеной, </text:span><text:span text:style-name="T867">макрельные глазищи вылупились из мокрой шерсти воротниковой тени, всё чёрно-белое, испуган по полной, </text:span><text:span text:style-name="T868">дыхание дымится из уголков его рта, когда </text:span><text:span text:style-name="T869">зелень рассвета занимается там среди </text:span><text:span text:style-name="T924">gassen</text:span><text:span text:style-name="T869">.</text:span><text:span text:style-name="T924"> </text:span><text:span text:style-name="T925">Его тут не будет, он просто мёртв</text:span><text:span text:style-name="T870"> просто мёртв? </text:span><text:span text:style-name="T871">Чем тут не «интерфейс»? сообщающаяся <text:s/>поверхность </text:span><text:span text:style-name="T872">для </text:span><text:span text:style-name="T871">двух миров… </text:span><text:span text:style-name="T873">конечно, но </text:span><text:span text:style-name="T926">которых двух</text:span><text:span text:style-name="T873">? </text:span><text:span text:style-name="T874">И не приходится рассчитывать ни на какой позитивизм, </text:span><text:span text:style-name="T875">не спасёт, он не срабатывал даже ещё в Берлине, </text:span><text:span text:style-name="T876">до Войны, на посиделках у Петера Сачсы… </text:span><text:span text:style-name="T877">он только мешал, раздражал остальных… </text:span><text:span text:style-name="T878">ширма из слов между ним и сверхъестественным всегда была лишь тактическим ходом… </text:span><text:span text:style-name="T879">никогда не давала чувствовать себя свободн</text:span><text:span text:style-name="T880">ее</text:span><text:span text:style-name="T879"> от… </text:span><text:span text:style-name="T881">А теперь в этом даже ещё меньше смысла. Он знает, что Блисеро есть.</text:span></text:p>
      <text:p text:style-name="P141"><text:span text:style-name="T881">Э</text:span><text:span text:style-name="T704">то не было сном. </text:span><text:span text:style-name="T882">Тебе же хочется чтоб было. </text:span><text:span text:style-name="T883">Ещё одна горячка, что рано или поздно пройдёт, </text:span><text:span text:style-name="T884">отпуская тебя в холодную реальность комнаты… </text:span><text:span text:style-name="T885">ты не обязан исполнять то долгое запутанное задание, </text:span><text:span text:style-name="T886">вовсе нет, </text:span><text:span text:style-name="T887">пойми, это только горячка… </text:span><text:span text:style-name="T888">это не наяву….</text:span></text:p>
      <text:p text:style-name="P142"><text:span text:style-name="T888">Н</text:span><text:span text:style-name="T704">а этот раз наяву, Блисеро, живой или мёртвый, реален. </text:span><text:span text:style-name="T889">Танац, сейчас малость чокнутый от страха, </text:span><text:span text:style-name="T890">хочет спровоцировать его, он больше не в силах ждать, </text:span><text:span text:style-name="T891">он хочет знать что призовёт Блисеро через интерфейс. </text:span><text:span text:style-name="T892">Какой визг, какое виляние покорной жопы может привлечь его обратно….</text:span></text:p>
      <text:p text:style-name="P143"><text:span text:style-name="T892">Н</text:span><text:span text:style-name="T704">о это привлекло лишь Русскую п</text:span><text:span text:style-name="T893">о</text:span><text:span text:style-name="T704">лицию. </text:span><text:span text:style-name="T893">Имеется рабочее соглашение </text:span><text:span text:style-name="T894">о невыходе за <text:s/>пределы 175-Штадта, </text:span><text:span text:style-name="T895">о котором конечно же никто не сказал Танацу. </text:span><text:span text:style-name="T896">Газовая фабрика пользовалась дурной славой места шумных сходняков пока Русские не провели серию массовых облав. </text:span><text:span text:style-name="T897">Последний гаснущий отголосок Хорала 175-Штадта скачет прочь по дороге распевая некий жуткий салют педерастии, типа,</text:span></text:p>
      <text:p text:style-name="P279"/>
      <text:p text:style-name="P635">Ямси-намси ути-вути <text:s text:c="2"/>лёли-лёли йе</text:p>
      <text:p text:style-name="P609"><text:span text:style-name="T897">У</text:span><text:span text:style-name="T704">ж если </text:span><text:span text:style-name="T898">я</text:span><text:span text:style-name="T704"> дегенерат, то </text:span><text:span text:style-name="T898">ты</text:span><text:span text:style-name="T704"> тем более….</text:span></text:p>
      <text:p text:style-name="P270"/>
      <text:p text:style-name="P271">– <text:span text:style-name="T959">Теперь тут попадаетесь только вы туристы,</text:span>– <text:span text:style-name="T960">грит лощёный гражданский с белым платочком в его нагрудном кармане, хмыкая в тени полей своей шляпы.</text:span>– <text:span text:style-name="T961">И, когда-никогда, шпион, конечно.</text:span></text:p>
      <text:p text:style-name="P272">– <text:span text:style-name="T962">Это не я,</text:span>– <text:span text:style-name="T962">грит Танац.</text:span></text:p>
      <text:p text:style-name="P272">– <text:span text:style-name="T962">Не ты, да? А ну-ка расскажи подробнее.</text:span></text:p>
      <text:p text:style-name="P274">Такое вот попадалово по полной. Меньше чем за полдня, Танац перешёл от можно не беспокоиться, ни даже <text:span text:style-name="T83">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963">каково</text:span> быт<text:span text:style-name="T963">ь</text:span> отвергнутым: <text:span text:style-name="T963">ему не избежать последствий того, что сам себе подставит, разве что по случайности.</text:span></text:p>
      <text:p text:style-name="P275"><text:soft-page-break/>Например, на окраине Штеттина, случайно, группа Польских партизан, только что вернувшись из Лондона, <text:span text:style-name="T965">по ошибке </text:span>прин<text:span text:style-name="T965">имают</text:span> полицейскую машину за ту, что перевозила <text:span text:style-name="T964">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273">– <text:span text:style-name="T965">Не я,</text:span>– <text:s/><text:span text:style-name="T965">грит Танац.</text:span></text:p>
      <text:p text:style-name="P273">– <text:span text:style-name="T965">Блядь. Он прав.</text:span></text:p>
      <text:p text:style-name="P276">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280">Неделями он едет на товарняках, вися по очереди снаружи назначенного <text:s/>вагона, <text:span text:style-name="T966">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112">Soldbuch</text:span><text:span text:style-name="T966">,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Его дневную пайку хлеба забирает ПеэЛ меньше него, но с </text:span><text:span text:style-name="T112">видом</text:span><text:span text:style-name="T966">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112">лицом</text:span><text:span text:style-name="T966">, прозрачность, </text:span><text:span text:style-name="T112">истинный свет того</text:span><text:span text:style-name="T966">….</text:span></text:p>
      <text:p text:style-name="P282">Мало-помалу, его припоминание того ракетного запуска в Хите становится отчётливей. <text:span text:style-name="T967">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text:span><text:soft-page-break/><text:span text:style-name="T967">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113">сейчас</text:span><text:span text:style-name="T967"> там мельница не отражается, в нём отражена бутылка джина. Никакой бутылки джина тут в Хите тоже нет. <text:s/>Но ведь ветряк </text:span><text:span text:style-name="T113">отражался</text:span><text:span text:style-name="T967">. Как же так? Возможно ли что глаза Блисеро, в которых Грета Ердман видела карты его Царства, для Танаца отражают прошлое? </text:span><text:span text:style-name="T113">Такое и впрямь</text:span><text:span text:style-name="T967">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113">Wandervogel</text:span><text:span text:style-name="T967">,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113">как раз когда удар обрушивается</text:span><text:span text:style-name="T967"> ему на череп… что может быть лучше этого? Плач, что прорывается в твоей груди </text:span><text:span text:style-name="T113">затем</text:span><text:span text:style-name="T967">,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113">это убьёт тебя если</text:span><text:span text:style-name="T967">—)</text:span></text:p>
      <text:p text:style-name="P283">Он рассказывает об этом <text:span text:style-name="T83">Schwarzkommando</text:span> сейчас, об этом и многом другом. <text:span text:style-name="T968">Спустя неделю ора <text:s/>я знаю, выкриков я видел </text:span><text:span text:style-name="T114">Schwarzgerät</text:span><text:span text:style-name="T968">,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114">Erdschweinhöhle, </text:span><text:span text:style-name="T969">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283"/>
      <text:p text:style-name="P636">Просто лох-что-ни-разу-не-выиграл, в любви,</text:p>
      <text:p text:style-name="P637">Хоть-играет, <text:span text:style-name="T970">почти-каж’,ду ночь...</text:span></text:p>
      <text:p text:style-name="P638">Баран-для-стрижки-Тем, Наверху,</text:p>
      <text:p text:style-name="P639">Кто карты-сдаёт, что можно, что нет….</text:p>
      <text:p text:style-name="P640">О лох никогда не-поставит-всё, <text:span text:style-name="T971">и-он никогда-не-играет ва-банк,</text:span></text:p>
      <text:p text:style-name="P641">Он знает хоть-раз-<text:span text:style-name="T972">не-вышло</text:span>, <text:span text:style-name="T972">то можешь все-гда проиграть-опять!</text:span></text:p>
      <text:p text:style-name="P642">Прото овца в игре, в любви…</text:p>
      <text:p text:style-name="P643">Ночь за ночью остаётся <text:span text:style-name="T973">о-о-о-дин!</text:span></text:p>
      <text:p text:style-name="P284"/>
      <text:p text:style-name="P285">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974">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text:span><text:soft-page-break/><text:span text:style-name="T974">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115">одно и то же</text:span><text:span text:style-name="T974">….</text:span></text:p>
      <text:p text:style-name="P286">Он проиграл Блисеро, но это было уже не совсем реальным. <text:span text:style-name="T975">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287">Танац <text:span text:style-name="T976">в самом деле</text:span> задавался вопросом: <text:span text:style-name="T976">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288">И: «Да как мне любить их?»</text:p>
      <text:p text:style-name="P289">Но ответа нет от Блисеро. <text:span text:style-name="T977">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290">Они помогут ему разобраться. <text:span text:style-name="T83">Erdschweinhöhlers </text:span>будут сидеть всю ночь <text:span text:style-name="T978">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116">что-то</text:span><text:span text:style-name="T978">—к Ракете. Это то самое «что-то», которое сейчас проясняет Ангел Танац, каждому по своему, для всех слушающих.</text:span></text:p>
      <text:p text:style-name="P291">Ко времени когда он умолкнет, <text:span text:style-name="T979">они будут все знать чем был </text:span><text:span text:style-name="T117">Schwarzgerät</text:span><text:span text:style-name="T979">,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117">Erdschweinhöhle</text:span><text:span text:style-name="T979">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117">так</text:span><text:span text:style-name="T979">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292">… <text:span text:style-name="T980">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118">Schwarzkommando</text:span><text:span text:style-name="T980">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text:span><text:soft-page-break/><text:span text:style-name="T980">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118">я</text:span><text:span text:style-name="T980">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294">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293"><draw:frame draw:style-name="fr1" draw:name="Image7" text:anchor-type="paragraph" svg:width="6.9252in" svg:height="0.3661in" draw:z-index="1"><draw:image xlink:href="Pictures/1000000000000B720000009B428C9716555D8079.png" xlink:type="simple" xlink:show="embed" xlink:actuate="onLoad" loext:mime-type="image/png"/></draw:frame></text:p>
      <text:p text:style-name="P295">Нежданно-негаданно, эта <text:span text:style-name="T983">страна</text:span> приятн<text:span text:style-name="T983">ой</text:span>, да, когда втянешься, вполне приятная вообще-то. <text:span text:style-name="T981">Даже хотя тут есть есть и негодяй, опасный как смерть. Это типичный для Американского подростка собственный </text:span><text:span text:style-name="T119">Отец</text:span><text:span text:style-name="T981">,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296">Он весёлый и достаточно <text:span text:style-name="T982">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297">Тут это гигантский завод-государство, Город Будущего полный предсказанных в 1930-е покатых фасадов и опоясанных балконами небоскрёбов, <text:span text:style-name="T984">стройных хромовых кариатид в короткой 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298">Далеко внизу тысячи детей бегают по дворам полным ветра <text:span text:style-name="T985">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121">фокусами</text:span><text:span text:style-name="T985">!)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120">это настоящий пистолет</text:span><text:span text:style-name="T985">, это настоящая пуля зинннггг! Неплохая попытка Папаша, но ты не такой резкий как Парень сегодня!</text:span></text:p>
      <text:p text:style-name="P299">Вперед на спасение Светлой Минутки, которого выдернули из суточных 24 коллеги Отца, <text:span text:style-name="T986">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300">Бинг вскакивает пацан в ве<text:span text:style-name="T988">р</text:span>тящейся бини, вручает Слотропу ещё сообщение и уматывает прочь. «<text:span text:style-name="T987">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text:span><text:soft-page-break/><text:span text:style-name="T987">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122">Мар-селя</text:span><text:span text:style-name="T987">,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122">кожи</text:span><text:span text:style-name="T987">, мэн!» ну так Марсель не только задолбал его по полной насчёт кожи, кожи во </text:span><text:span text:style-name="T122">всех</text:span><text:span text:style-name="T987"> её смыслах, о нет это лишь поверхностно, </text:span><text:span text:style-name="T122">затем</text:span><text:span text:style-name="T987">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301">Но где внутри Марселя карлик Гроссмейстер, <text:span text:style-name="T989">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123">всех</text:span><text:span text:style-name="T989">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302">Такая вот отличная команда готов<text:span text:style-name="T992">ятся</text:span> выступить за Светлой<text:span text:style-name="T989">—</text:span>что говоришь? какой у Слотропа особый дар и Фатальный Недостаток? О, <text:span text:style-name="T83">д</text:span><text:span text:style-name="T124">’</text:span><text:span text:style-name="T83"> брось</text:span><text:span text:style-name="T989">—</text:span>э, <text:span text:style-name="T991">за Светлой Минуткой, собирают своё снаряжение, Мёртл мечется туда-сюда, материализует то да сё:</text:span></text:p>
      <text:p text:style-name="P303">Мост Золотые Ворота («Ну, как, подойдёт?»<text:span text:style-name="T531">– «</text:span>Э, давай посмотрим тот, опять, а? С теми, знаешь э...»<text:span text:style-name="T531">– «</text:span>Бруклинский?»<text:span text:style-name="T531">– </text:span>что-то вроде старомодного переглядывания,<text:span text:style-name="T531">– «</text:span>Бруклинский Мост?»<text:span text:style-name="T531">– «</text:span>Да, тот самый, с такими торчащими… как там их...»)</text:p>
      <text:p text:style-name="P304"><text:soft-page-break/>Бруклинский Мост («Понимаешь, для сцены погони, Мёртл, <text:span text:style-name="T993">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305">Пара изысканно элегантных Рол-Ройсов <text:span text:style-name="T994">(«Хватит дурачиться, Мёртл, мы уже договорились, правда же? Никаких автомобилей...»)</text:span></text:p>
      <text:p text:style-name="P306">Пластмассовый самокатик для малышей («О хорошо, я знаю, что ты не уважаешь меня как лидера, но послушай, может будем посерьёзнее...»)</text:p>
      <text:p text:style-name="P307">Чему тут удивляться, что трудно быть уверенным в этих идиотах как они каждый день выходят против Пагубного Папаши? <text:span text:style-name="T995">Тут никакого прямого подчинения, ни линий власти ни сотрудничества. Решения никогда по сути </text:span><text:span text:style-name="T125">не принимаются</text:span><text:span text:style-name="T995">—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125">безудержно вялым</text:span><text:span text:style-name="T995">?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text:span></text:p>
      <text:p text:style-name="P307"/>
      <text:p text:style-name="P644">Как ты приятель, как ты сосед?</text:p>
      <text:p text:style-name="P644">Трудно же<text:span text:style-name="T531">—</text:span>признайся, дай честный ответ<text:span text:style-name="T531">—</text:span></text:p>
      <text:p text:style-name="P644">Жить день-за-днём и молчать</text:p>
      <text:p text:style-name="P644">Ни улыбнуться кому-то, ни слова поддержки сказать?</text:p>
      <text:p text:style-name="P644">Скажу тебе прямо, друг</text:p>
      <text:p text:style-name="P644">Всё может рухнуть вокруг<text:span text:style-name="T531">—</text:span></text:p>
      <text:p text:style-name="P644">Пока мы рядом в пути, </text:p>
      <text:p text:style-name="P644">Поможем друг другу идти</text:p>
      <text:p text:style-name="P645">И может станет светлее!</text:p>
      <text:p text:style-name="P645">Ну, так вс<text:span text:style-name="T990">’</text:span> вместе!</text:p>
      <text:p text:style-name="P281"/>
      <text:p text:style-name="P308">Пока 4 снаряжается, голоса продолжают петь <text:span text:style-name="T996">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309"><text:span text:style-name="T996"><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text:span><text:soft-page-break/><text:span text:style-name="T996">что было, в те 1</text:span><text:span text:style-name="T600">½ </text:span><text:span text:style-name="T601">секунды мерцания старого общительного холодильника, что гундит на Рефрижераторно-Бостонском диалекте, «</text:span><text:span text:style-name="T602">Да-давай, Тайран, заваливай, тута харашо и уютна в маём живате, стока вкусняшак, как та Мавкси али та Бэби Рат….», </text:span><text:span text:style-name="T603">бродит теперь среди головокружительно глубинных полок и продуктовых гор или продуктовых городов Хладолэнда </text:span><text:span text:style-name="T604">(но осторожней, может </text:span><text:span text:style-name="T605">приключиться</text:span><text:span text:style-name="T604"> и </text:span><text:span text:style-name="T605">явно </text:span><text:span text:style-name="T604">Фашистское</text:span><text:span text:style-name="T603"> <text:s/></text:span><text:span text:style-name="T604">тут, </text:span><text:span text:style-name="T605">за расцвечено конфетной массой термодинамический элитизм в своей чистейшей форме</text:span><text:span text:style-name="T606">—</text:span><text:span text:style-name="T607">лампочки могут смениться свечами, а радиоприёмники у</text:span><text:span text:style-name="T608">м</text:span><text:span text:style-name="T607">олкнуть</text:span><text:span text:style-name="T605">, </text:span><text:span text:style-name="T608">но основная футкци Сети в данной Системе холодильничная: замораживать обратно беспорядочные циклы дня, </text:span><text:span text:style-name="T609">чтобы хранить этот мирок без запаха, </text:span><text:span text:style-name="T610">этот куб неизменности), </text:span><text:span text:style-name="T611">взбирается на кряжи петрушки, где стакашки из сыра высятся лоснясь на средней удалённости, </text:span><text:span text:style-name="T612">поскальзывается на блюде с маслом, вжирается в арбуз до кожуры, </text:span><text:span text:style-name="T613">чувствует себя жёлтым и ярким, пока ты чуть не задел бананы, заглядевшись вниз на </text:span><text:span text:style-name="T614">проступившую прозелень плесени </text:span><text:span text:style-name="T615">в покрытой коркой территории старой уже </text:span><text:span text:style-name="T616">больше </text:span><text:span text:style-name="T615">не опозн</text:span><text:span text:style-name="T616">а</text:span><text:span text:style-name="T615">ваемой кастрюли</text:span><text:span text:style-name="T606">—</text:span><text:span text:style-name="T618">бананы</text:span><text:span text:style-name="T616">! </text:span><text:span text:style-name="T617">кт-кто <text:s/>положил бананы</text:span><text:span text:style-name="T606">—</text:span></text:p>
      <text:p text:style-name="P281"/>
      <text:p text:style-name="P646">В-мор о зил-ку!</text:p>
      <text:p text:style-name="P646">О нет-нет-нет, нет-нет-нет!</text:p>
      <text:p text:style-name="P128"/>
      <text:p text:style-name="P144">Чиквити Банана грит так нельзя! <text:span text:style-name="T997">Случится что-то страшное! Кто мог это сделать? Не может быть что Мама, и Хоган </text:span><text:span text:style-name="T126">влюблён</text:span><text:span text:style-name="T997">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126"> пока на ней её шляпа</text:span><text:span text:style-name="T997">,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54">– <text:span text:style-name="T998">Хорошо удумал, босс.</text:span></text:p>
      <text:p text:style-name="P54">– <text:span text:style-name="T998">Салют, Мёртл, сам не знаю что случилось…</text:span></text:p>
      <text:p text:style-name="P55">– <text:span text:style-name="T999">А когда ты знал? Хватайся за мою накидку.</text:span></text:p>
      <text:p text:style-name="P145">Вжиик<text:span text:style-name="T531">—</text:span></text:p>
      <text:p text:style-name="P56">– <text:span text:style-name="T1000">Уфф. Ладно, грит Слотроп,</text:span>– <text:span text:style-name="T1001">э, так мы всё…</text:span></text:p>
      <text:p text:style-name="P57">– <text:span text:style-name="T1001">Та Светлая Минутка возможно уже за несколько световых лет отсюда,</text:span>– <text:span text:style-name="T1001">грит Мёрт,</text:span>– <text:span text:style-name="T1001">а у тебя сопля висит сосулькой </text:span><text:span text:style-name="T10">и́</text:span><text:span text:style-name="T1001">з носу.</text:span>– <text:span text:style-name="T1002">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003">Блядь!»</text:span>– <text:span text:style-name="T1003">вопит Максимилиан <text:s/>Слотропу,</text:span>– «<text:span text:style-name="T1003">Медленное Переползание, Загородное </text:span><text:span text:style-name="T127">Напра</text:span><text:span text:style-name="T1003">вление! Чё за хуйня, нам </text:span><text:span text:style-name="T127">плыть</text:span><text:span text:style-name="T1003"> теперя или блядь как?»</text:span></text:p>
      <text:p text:style-name="P58">– <text:span text:style-name="T1004">Ээ, Мёртл,</text:span>– <text:span text:style-name="T1004">Слотроп подкатывает к МЧ в её золотом ободке малость заискивающе,</text:span>– <text:span text:style-name="T1005">э, как ты считаешь, ты могла бы...</text:span>–<text:span text:style-name="T1005">Исусе, у них всякий раз прогон одной и той этой рутины—как же Мёртл охота, чтоб Слотроп заткнул это пустое сюсюканье <text:s/>и был </text:span><text:span text:style-name="T128">мужчиной</text:span><text:span text:style-name="T1005"> хоть раз! Она </text:span><text:soft-page-break/><text:span text:style-name="T1005">закуривает сигарету, даёт ей свесится из уголка рта, подбоченивается в бедро с другого бока и вздыхает: «Да ясно»,</text:span>– <text:span text:style-name="T1006">просто зла уже не хватает с этим мудилой</text:span>—</text:p>
      <text:p text:style-name="P146">И <text:span text:style-name="T83">Los!</text:span> чудо сотворилось, они теперь мчатся по коридоро-улицам Ракетен-Штадта подобно длинношеему морскому чудовищу. <text:span text:style-name="T1007">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008">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147">В первый раз сейчас становится ясно, что 4 и Отеческий заговор не полностью заполняют свой мир. <text:span text:style-name="T1009">Их борьба не единственная, и даже не окончательная. Действительно, здесь не только много </text:span><text:span text:style-name="T129">других</text:span><text:span text:style-name="T1009"> борьб, но здесь имеются также и </text:span><text:span text:style-name="T129">зрители</text:span><text:span text:style-name="T1009">,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11">о́</text:span><text:span text:style-name="T1009">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148">Это ещё что? <text:span text:style-name="T1010">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130">значительная</text:span><text:span text:style-name="T1010"> часть жизни часов тёмной стороны в Ракетен-Штадте. Возможности каких-то парадоксов тут, правда же, меньше, чем вам кажется.</text:span></text:p>
      <text:p text:style-name="P149">Максимилиан далеко внизу на дне оркестровой ямы прикидывается музыкантом на альт-саксафоне, <text:span text:style-name="T1011">укомплектован Книгой Интеллектуальной Уборной, </text:span><text:span text:style-name="T131">Мудрость Великих Лётчиков-Камикадзе</text:span><text:span text:style-name="T1011">, с иллюстрациями от Волт Дисней—визжащие, волосо-носые, передние зубы белым двуграником, раскосые глаза (продлённой, тщательно </text:span><text:span text:style-name="T131">заокругленной</text:span><text:span text:style-name="T1011"> формы), круглые чёрно-лакричные собачьи носы </text:span><text:span text:style-name="T131">Япошек</text:span><text:span text:style-name="T1011">, взыкают чер’з кажд’ страницу! и всякий раз как у него пауза в </text:span><text:soft-page-break/><text:span text:style-name="T1011">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131">той</text:span><text:span text:style-name="T1011"> сучарой и ещё не вздумай козырять пушкой на </text:span><text:span text:style-name="T131">собирушках</text:span><text:span text:style-name="T1011">,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150">Ну, в этом-то вся сердцевина: <text:span text:style-name="T1012">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150"/>
      <text:p text:style-name="P521">Прослушка на Низких Частотах</text:p>
      <text:p text:style-name="P151">Германские подводные лодки выходили а связь на волне в 28 000 метров, что округляется примерно в 10 килоциклов. <text:span text:style-name="T1013">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152">Смотрителем Антенны служит Свидетель Иеговы по фамилии Рохр. Он только что из лагеря Равенсбрюк, пробыв та с 36-го (или 37-го, он уже не помнит). <text:span text:style-name="T1014">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157">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59">– <text:span text:style-name="T1015">Прошлой ночью кто-то опять умирал,</text:span>– <text:span text:style-name="T1015">рассказывает Рохр Слотропу,</text:span>– <text:span text:style-name="T1015">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60"><text:soft-page-break/>– <text:span text:style-name="T1016">Мои старики были конгрегационалисты,</text:span>– <text:span text:style-name="T1016">вставляет Слотроп, так думаю.</text:span>– <text:span text:style-name="T1017">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60"/>
      <text:p text:style-name="P522">Письмо Мамы Слотропа Послу Кеннеди</text:p>
      <text:p text:style-name="P153">Ну <text:span text:style-name="T83">приветули</text:span> Джо <text:span text:style-name="T1018">как ты там. Слушай: Джу-зепе—мы запереживались про нашего младшего опять. Мог бы ты побеспокоить тех старых Лондонских знакомцев просто </text:span><text:span text:style-name="T132">ещё разок</text:span><text:span text:style-name="T1018">?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154">О, и Хозей (ой-ой, не обращайте внимание, перо просто поскользнулось, как видите! Капризная Наллин на своём <text:span text:style-name="T83">третьем</text:span> мартини, позволим вам заметить). <text:span text:style-name="T1019">Папаня и я слушали твою замечательную речь на заводе ДжЭл на прошлой неделе. Ты в ударе, Мистер К! До чего верно! Мы </text:span><text:span text:style-name="T133">должны</text:span><text:span text:style-name="T1019"> модернизировать в Массачусетсе, или будет всё хуже и хуже. У них голосование о забастовке </text:span><text:span text:style-name="T133">тут</text:span><text:span text:style-name="T1019"> на следующей неделе. Разве ВКТ создали не затем чтобы </text:span><text:span text:style-name="T133">не допускать</text:span><text:span text:style-name="T1019">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133">кажется</text:span><text:span text:style-name="T1019">,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133">пока</text:span><text:span text:style-name="T1019">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text:span></text:p>
      <text:p text:style-name="P155">О, ладно. Прочь ворчливые старые мысли! Пошли вон! <text:span text:style-name="T1020">Мартини Номер Четыре на подходе!</text:span></text:p>
      <text:p text:style-name="P156">Джек, хороший мальчик. <text:span text:style-name="T1021">Правда, я люблю Джека как Хогана и Тайрона, просто как сына, моего собственного сына. Я даже люблю его как </text:span><text:span text:style-name="T134">не</text:span><text:span text:style-name="T1021"> люблю своих сыновей, ха-ха! (она квохчет) но я ведь нехорошая старая бэби, сам знаешь. Такие как я безнадёжны….</text:span></text:p>
      <text:p text:style-name="P156"/>
      <text:p text:style-name="P523">О Фразе «Назад Жопой»</text:p>
      <text:p text:style-name="P61">– <text:span text:style-name="T1022">Кое-что я никогда не понимал в вашем языке, Янки хряк.</text:span>– <text:span text:style-name="T1023">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024">зелёный, например, зелень старой статуи в лиственных сумерках.</text:span></text:p>
      <text:p text:style-name="P62">– <text:span text:style-name="T1025">Канешша,</text:span>– <text:span text:style-name="T1025">отвечает Слотроп,</text:span>– <text:span text:style-name="T1025">те ахота учить Аглиски, моя учить тя Аглиски. Спрашуй шо хошь, капустник.</text:span>– <text:span text:style-name="T1026">Это в точности тот вид широкого предложения услуг, из-за которого Слотроп вечно попадает впросак.</text:span></text:p>
      <text:p text:style-name="P63">– <text:span text:style-name="T1027">Почему вы говорите про какой-нибудь облом</text:span>—<text:span text:style-name="T1027">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64">– <text:span text:style-name="T1028">Ух,</text:span>– <text:span text:style-name="T1028">грит Слотроп.</text:span></text:p>
      <text:p text:style-name="P65">– <text:span text:style-name="T1029">Это одна из многих Американских Загадок,</text:span>– <text:span text:style-name="T1029">вздыхает Кислота,</text:span>– <text:span text:style-name="T1030">я хотел бы, чтоб мне разъяснили. Не ты, как видно.</text:span></text:p>
      <text:p text:style-name="P158">У Кислоты до хрена жёлчи придираться к языку других людей вот так вот. Однажды ночью, ещё когда он был форточником, <text:span text:style-name="T1031">ему невероятно пофартило вломиться в богатенькое гнёздышко </text:span><text:soft-page-break/><text:span text:style-name="T1031">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135">Hübsch Räuber! Hübsch Räuber</text:span><text:span text:style-name="T1031">!»» что означает «Красавчик грабитель! Красавчик грабитель!» ноона не может выговорить тех умлаутов. Так что получается «</text:span><text:span text:style-name="T135">Hubschrauber! Hubschrauber!</text:span><text:span text:style-name="T1031">»,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135">Deutschland, </text:span><text:span text:style-name="T83">Deutschland Über Alles</text:span>» <text:span text:style-name="T1032">вот уже четыре часа кряду, раз за разом пропускает ноты, заёбывается с ритмом, с дыханием…</text:span><text:span text:style-name="T136"> ü . . . berall... es... indie... ie…</text:span><text:span text:style-name="T1032"> потом долгаядолгая пауза, ну давай уже падла, найди её, ты можешь—</text:span><text:span text:style-name="T136">Welt</text:span><text:span text:style-name="T1032">, фальшиво, ах, сразу поправил… через всё это до него доносится крик </text:span><text:span text:style-name="T136">Hubschrauber</text:span><text:span text:style-name="T1032">,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136">мы видим тебя сверху бежать некуда это твой последний закоулок твоё последнее убежище от торнадо</text:span><text:span text:style-name="T137">) </text:span><text:span text:style-name="T1033">сидеть у себя и не вмешиваться? Он остаётся у себя и не вмешивается. Впоследствии он станет «Шпёри» из исповеди Ахтфадена перед </text:span><text:span text:style-name="T137">Schwarzkommando</text:span><text:span text:style-name="T1033">.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137">Liebchen</text:span><text:span text:style-name="T1033">,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66">– «<text:span text:style-name="T1034">Жопа» просто для усиления,</text:span>– <text:span text:style-name="T1034">предлагает теперь Моряк Бодвайн,</text:span>– <text:span text:style-name="T1035">говорят же «пьяный в жопу», «тупой в жопу»—ну, когда что-то очень не так, по аналогии говоришь «назад жопой».</text:span></text:p>
      <text:p text:style-name="P67">– <text:span text:style-name="T1036">Но «назад жопой» с усилением становится «назад жопой в жопу»,</text:span>– <text:span text:style-name="T1036">возражает Кислота.</text:span></text:p>
      <text:p text:style-name="P68">– <text:span text:style-name="T1037">Но зато не делает «жопой наперёд»,</text:span>– <text:span text:style-name="T1037">моргает Бодайн с неподдельно дрогнувшим голосом, как будто <text:s/>кто-то хочет его ударить</text:span>—<text:span text:style-name="T1038">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159">Кислота тем временем погрузился <text:span text:style-name="T1039">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text:span><text:soft-page-break/><text:span text:style-name="T1039">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138">просто ещё </text:span><text:span text:style-name="T139">только </text:span><text:span text:style-name="T138">раз</text:span><text:span text:style-name="T1039">, пишет он на каждом косяке на сон грядущий, </text:span><text:span text:style-name="T138">и всё я больше не попрошу, буду стараться сдерживаться, ты меня знаешь, не суди слишком строго, пожалуйста…</text:span><text:span text:style-name="T1039"> но сколько таких взбрыков может ещё <text:s/>быть? </text:span><text:span text:style-name="T138">Один</text:span><text:span text:style-name="T1039"> из них станет последним. <text:s/>Всё так же продолжает он <text:s/>ии-ии-оо-оо-вить с Россини, лучась своим гнусным, тощим, живущим-на </text:span><text:span text:style-name="T1041">самом-</text:span><text:span text:style-name="T1042">краю улично-долголетием, </text:span><text:span text:style-name="T1043">нет он не может похоже остановиться, </text:span><text:span text:style-name="T1044">это привычка старика, он ненавидит себя, </text:span><text:span text:style-name="T1045">но это просто на него находит, сколько бы не пытался </text:span><text:span text:style-name="T1046">уделять</text:span><text:span text:style-name="T1045"> внимани</text:span><text:span text:style-name="T1046">я этой проблеме, </text:span><text:span text:style-name="T1047">он не может не срываться обратно в чарующую каденцию…. </text:span><text:span text:style-name="T1048">Моряк Бодвайн понимает, и </text:span><text:span text:style-name="T1049">он пытается</text:span><text:span text:style-name="T1048"> помочь. </text:span><text:span text:style-name="T1050">Для вызывания пригодной помехи он скомпоновал свою собственную </text:span><text:span text:style-name="T1052">контр</text:span><text:span text:style-name="T1050">-каденцию, </text:span><text:span text:style-name="T1051">на манер тех других поп мелодий </text:span><text:span text:style-name="T1055">с классически крутыми названиями 1945-го («Моя прелюдия к Поцелую», «Симфония многоэтажки»)</text:span><text:span text:style-name="T1056">—</text:span><text:span text:style-name="T1055">при каждом удобном случае, Бодвайн станет напевать её еженедельным новосёлам, Лалли только что </text:span><text:span text:style-name="T1058">явившийся </text:span><text:span text:style-name="T1055">из Любека, </text:span><text:span text:style-name="T1057"><text:s/></text:span><text:span text:style-name="T1055">Сандра убежавшая с Кляйнбургерштрассе, </text:span><text:span text:style-name="T1058">и тут как тут </text:span><text:span text:style-name="T1059">негодник </text:span><text:span text:style-name="T1058">Бодайн </text:span><text:span text:style-name="T1059">со своей гитарой </text:span><text:span text:style-name="T1058">выписывает следом вихляя </text:span><text:span text:style-name="T1059">тазовою костью</text:span><text:span text:style-name="T1058"> </text:span><text:span text:style-name="T1060">по коридору </text:span><text:span text:style-name="T1058">за </text:span><text:span text:style-name="T1059">каждым непослушным уклонистом, </text:span><text:span text:style-name="T1060">каждому представлена небольшая сексопреступная фантазия ао плоти, поёт и выдаёт переборы трогательного исполнения каденции:</text:span></text:p>
      <text:p text:style-name="P557"/>
      <text:p text:style-name="P524"><text:span text:style-name="T1060">М</text:span><text:span text:style-name="T1040">оя Каденция Торчка</text:span></text:p>
      <text:p text:style-name="P160">Если слышишь, что «коробка» звенит,</text:p>
      <text:p text:style-name="P160">Каждая струна о страсти говорит,</text:p>
      <text:p text:style-name="P161">Знай это МОЯ КАДЕНЦИЯ ТОРЧКА-А-А-А-А!</text:p>
      <text:p text:style-name="P161"/>
      <text:p text:style-name="P610">Мелодия крутая такая,</text:p>
      <text:p text:style-name="P610">Откуда берётся, я не знаю</text:p>
      <text:p text:style-name="P610">(х-ха!) Это просто МОЯ КАДЕНЦИЯ ТОРЧКА(А)-А-А-А-А!</text:p>
      <text:p text:style-name="P67"/>
      <table:table table:name="Table1" table:style-name="Table1">
        <table:table-column table:style-name="Table1.A"/>
        <table:table-column table:style-name="Table1.B"/>
        <table:table-row>
          <table:table-cell table:style-name="Table1.A1" office:value-type="string">
            <text:p text:style-name="P662">Это “каденционная” часть</text:p>
          </table:table-cell>
          <table:table-cell table:style-name="Table1.A1" office:value-type="string">
            <text:p text:style-name="P657">Хоть нету в ней изысканности старика Россини</text:p>
            <text:p text:style-name="P658"><text:span text:style-name="T1155">[звучит вставка из La Gazza Ladra тут]</text:span><text:span text:style-name="T83">,</text:span> <text:s text:c="19"/></text:p>
            <text:p text:style-name="P657">Не так возвышена как Бах, Брамс и<text:span text:style-name="T1157">ль</text:span> Бетховен</text:p>
            <text:p text:style-name="P665">(бу-бу-буб-бу[уу] уу [пропето <text:span text:style-name="T1154">на вступление </text:span></text:p>
            <text:p text:style-name="P665"><text:span text:style-name="T1154">5-й симфонии Бетховена в исполнении полного оркестра</text:span>]</text:p>
            <text:p text:style-name="P664">Но я отдал бы славу сотни Гарри Джеймс</text:p>
            <text:p text:style-name="P664">...погоди-ка, славу? сотня <text:span text:style-name="T83">Джеймс</text:span>? Джеймсов…</text:p>
            <text:p text:style-name="P664">...э… сотню слав? Хмм...</text:p>
          </table:table-cell>
        </table:table-row>
        <table:table-row>
          <table:table-cell table:style-name="Table1.A1" office:value-type="string">
            <text:p text:style-name="P663">[скерццозо]</text:p>
          </table:table-cell>
          <table:table-cell table:style-name="Table1.A1" office:value-type="string">
            <text:p text:style-name="P659">И-и-и-е сли песен-ка тебя-в-мои объятья приве-дёт</text:p>
            <text:p text:style-name="P660">Дум де дум, д<text:span text:style-name="T1156">е</text:span>-<text:span text:style-name="T1156">дум де ди,</text:span></text:p>
            <text:p text:style-name="P661">Счастье ждёт нас впереди,</text:p>
            <text:p text:style-name="P661">Тому порукою <text:s/><text:span text:style-name="T459">МОЯ КАДЕНЦИЯ ТОРЧКА</text:span><text:span text:style-name="T458">ААА!</text:span></text:p>
          </table:table-cell>
        </table:table-row>
      </table:table>
      <text:p text:style-name="P128"/>
      <text:p text:style-name="P162">Сейчас этот жилой комплекс называют <text:span text:style-name="T83">Der Platz</text:span>, и он заселён полностью, аж до цен<text:span text:style-name="T1158">т</text:span>рального двора, <text:span text:style-name="T1158">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text:span><text:soft-page-break/><text:span text:style-name="T1158">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621">½</text:span><text:span text:style-name="T931"> </text:span><text:span text:style-name="T932">грана тартрата морфина, тюбики выдавленны</text:span><text:span text:style-name="T933">е</text:span><text:span text:style-name="T932"> насухо, </text:span><text:span text:style-name="T933">разбитые ампулы амилнитрита от комплектов противогазных масок, защитного цвета <text:s/>жестянки из-под бензедрина… </text:span><text:span text:style-name="T934">ведутся работы по сооружению противо-полицейского водного рва вокруг всего комплекса: </text:span><text:span text:style-name="T935">чтобы не привлекать внимания этот ров </text:span><text:span text:style-name="T936">является первым в истории, который копают изнутри наружу, </text:span><text:span text:style-name="T937">пространство непосредственно под Якобиштрассе </text:span><text:span text:style-name="T938">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939">посреди ночи с внутренним освещением под потолком тепловатого цвета как порожний бульон</text:span><text:span text:style-name="T938">, </text:span><text:span text:style-name="T940">меж отдалённых окраинных остановок, долгие проезды вдоль неосвещённого парка или поющих ограждений длинных складов, вдруг словно </text:span><text:span text:style-name="T941">рот раскрытый сказать «ёбтвою» асфальт </text:span><text:span text:style-name="T945">распахивается</text:span><text:span text:style-name="T941"> и ты </text:span><text:span text:style-name="T942">внизу в каком-то протекающем параноидном рву, ночная смена уставились огромно-круглыми глазами </text:span><text:span text:style-name="T943">коренных граждан подзелья, занятые не так </text:span><text:span text:style-name="T929">тобою</text:span><text:span text:style-name="T943">, как жгучей проблемой </text:span><text:span text:style-name="T945">принять </text:span><text:span text:style-name="T944">реш</text:span><text:span text:style-name="T945">ение</text:span><text:span text:style-name="T944"> настоящий ли это автобус, или эти «пассажиры» </text:span><text:span text:style-name="T928">переодетые лягаши</text:span><text:span text:style-name="T944">, </text:span><text:span text:style-name="T945">в общем, это деликатное дело, весьма даже. <text:s/></text:span></text:p>
      <text:p text:style-name="P163"><text:span text:style-name="T695">Где-то в </text:span><text:span text:style-name="T927">Der Platz</text:span><text:span text:style-name="T695"> сейчас, ранним утром, чей-то двухлеток, малыш упитанный как поросёнок-сосунок, только что научился слову </text:span><text:span text:style-name="T927">Sonnenschein</text:span><text:span text:style-name="T695">.</text:span></text:p>
      <text:p text:style-name="P69"><text:span text:style-name="T695">– </text:span><text:span text:style-name="T946">Сонцесвет,</text:span><text:span text:style-name="T695">– </text:span><text:span text:style-name="T946">грит кроха и показывает.</text:span><text:span text:style-name="T695">– </text:span><text:span text:style-name="T930">Сонцесвет</text:span><text:span text:style-name="T947">,</text:span><text:span text:style-name="T695">–</text:span><text:span text:style-name="T947"> </text:span><text:span text:style-name="T948">бежит в соседнюю комнату.</text:span></text:p>
      <text:p text:style-name="P69"><text:span text:style-name="T948">– Сонцесвет,</text:span><text:span text:style-name="T695">– </text:span><text:span text:style-name="T948">каркает спросонья чей-то взрослый голос.</text:span></text:p>
      <text:p text:style-name="P69"><text:span text:style-name="T948">– Сонцесвет!</text:span><text:span text:style-name="T695">– </text:span><text:span text:style-name="T948">кричит малышонок топоча прочь.</text:span></text:p>
      <text:p text:style-name="P69">– <text:span text:style-name="T1159">Сонцесвет,</text:span>– <text:span text:style-name="T1159">звучит улыбчиво-девичий голос, может его мамы.</text:span></text:p>
      <text:p text:style-name="P70">– <text:span text:style-name="T140">Сонцесвет</text:span><text:span text:style-name="T1159">!</text:span>– <text:span text:style-name="T1160">ребёнок у окна, показывает ей, показывает любому другому кто посмотрит, </text:span><text:span text:style-name="T141">хорошенько</text:span><text:span text:style-name="T1160">.</text:span></text:p>
      <text:p text:style-name="P128"/>
      <text:p text:style-name="P525">S<text:span text:style-name="T1161">hit</text:span> ’<text:span text:style-name="T1161">n</text:span>’ S<text:span text:style-name="T1161">hinola</text:span></text:p>
      <text:p text:style-name="P71">– <text:span text:style-name="T1161">Ну-ка,</text:span>– <text:s/><text:span text:style-name="T1161">грит Кислота,</text:span>– <text:span text:style-name="T1161">вы мне растолкуйте Американское выражение Shit от Shinola.</text:span></text:p>
      <text:p text:style-name="P72">– <text:s/><text:span text:style-name="T1162">Это ещё что,</text:span>– <text:s/><text:span text:style-name="T1162">орёт Моряк Бодвайн,</text:span>– <text:span text:style-name="T142">задания</text:span><text:span text:style-name="T1163"> мне давать надумал? Это какое-то </text:span><text:span text:style-name="T142">Продлённое Изучение</text:span><text:span text:style-name="T1163"> Американского Сленга или ещё какой-то </text:span><text:span text:style-name="T142">shit</text:span><text:span text:style-name="T1163">? Отвечай мне, старый дурак,</text:span>– <text:span text:style-name="T1164">схватив Кислоту за горло и за лацкан трясёт ассиметрично,</text:span>– <text:span text:style-name="T1164">ты тоже один из Них, верно? Говори,</text:span>– <text:span text:style-name="T1165">старик Тряпичный Энди у него в руках, плохое утро с наплывом подозрений у обычно сдержанного Бодайна. «Стой. Стой,»</text:span>– <text:span text:style-name="T1166">хнычет изумлённый Кислота, изумление сменяется, то есть, хнычущим убеждением, что волосатый Американский мореход рехнулся….</text:span></text:p>
      <text:p text:style-name="P164">Ну. Тебе приходилось слышать выражение <text:s/><text:span text:style-name="T1161">Shit от Shinola. </text:span>Типа там: «А, да ты не отличишь <text:span text:style-name="T1161">Shit от Shinola </text:span>в этом деле». <text:span text:style-name="T1167">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text:span><text:soft-page-break/><text:span text:style-name="T1167">или же </text:span><text:span text:style-name="T143">Scchhit</text:span><text:span text:style-name="T1167">!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143">schitt ja! </text:span><text:span text:style-name="T1168">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144">Там</text:span><text:span text:style-name="T1168"> внизу? Позади нас? </text:span><text:span text:style-name="T144">Посреди воздуха?</text:span><text:span text:style-name="T1168"> и когда уже….</text:span></text:p>
      <text:p text:style-name="P165">Ну есть таки место где <text:s/><text:span text:style-name="T1167">Shit и Shinola </text:span>сходятся вместе <text:span text:style-name="T1169">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145">сквозь</text:span><text:span text:style-name="T1169">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128"/>
      <text:p text:style-name="P526">Происшествие в Туалете Трансвеститов</text:p>
      <text:p text:style-name="P166">Небольш<text:span text:style-name="T1171">ой</text:span> обезьян или орангутанг, <text:span text:style-name="T1170">держа что-то за спиной, заходит </text:span>бочком <text:span text:style-name="T1170">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128"/>
      <text:p text:style-name="P611"><text:soft-page-break/>В тот первый миг, <text:span text:style-name="T1172">задолго до полёта:</text:span></text:p>
      <text:p text:style-name="P612">Ущелье, динозавр (летающие кони</text:p>
      <text:p text:style-name="P612">И челюсти разбиты вдрызг) шипящий змей,</text:p>
      <text:p text:style-name="P612">Что на тебя напал в твоей пещере,</text:p>
      <text:p text:style-name="P612">Птеродактиль или паденье, нет—пронесло…</text:p>
      <text:p text:style-name="P613">Пока я там висела, ночь с лесом вместе слились,</text:p>
      <text:p text:style-name="P613">И полыхали факелы на стенах,</text:p>
      <text:p text:style-name="P613">Висела в ожидании Явления из ночи,</text:p>
      <text:p text:style-name="P616">Я тогда молилась не за Джека мешкавшего глупо </text:p>
      <text:p text:style-name="P617">На палубе—о, нет. Я думала о Денхаме,</text:p>
      <text:p text:style-name="P617">Лишь он, вооружённый камерой и пистолетом,</text:p>
      <text:p text:style-name="P618">Пробирался с мудростью бродяги</text:p>
      <text:p text:style-name="P618">По Земле Темнейшей, снимая всё подряд,</text:p>
      <text:p text:style-name="P619">То камерой, то из пистолета—</text:p>
      <text:p text:style-name="P620">Карл Денхам, режиссёр мой, мой незабвенный</text:p>
      <text:p text:style-name="P614"><text:span text:style-name="T146">Карл</text:span><text:span text:style-name="T1173">…</text:span></text:p>
      <text:p text:style-name="P620">Ах, укажи куда смотреть, шепни мне реплику….</text:p>
      <text:p text:style-name="P167"/>
      <text:p text:style-name="P168">Мы видели их под тысячью имён… «<text:span text:style-name="T1174">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169">Примат приблизился к Слотропу, передаёт ему в руки <text:span text:style-name="T1175">то, что нёс йааггхх это круглый чёрный шар анархистской бомбы, вот это что такое, и бикфордов шнур уже </text:span><text:span text:style-name="T147">горит</text:span><text:span text:style-name="T1175">….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стиснулись в пчелиный укус ну-и-что-на-хрен-мне-</text:span><text:span text:style-name="T147">теперь</text:span><text:span text:style-name="T1175">-делать? Он не может </text:span><text:span text:style-name="T147">сказать</text:span><text:span text:style-name="T1175">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147">слабее</text:span><text:span text:style-name="T1175"> себя… но с другой стороны у недоростков рефлексы резче, не забывай—</text:span></text:p>
      <text:p text:style-name="P170">Его <text:span text:style-name="T1176">избавил от нерешительности высокий, толстый, несколько Восточного вида, трансвестит,</text:span> <text:span text:style-name="T1177">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171">КРАППАЛУУМА <text:span text:style-name="T1178">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172"><text:span text:style-name="T531">–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84">мог бы</text:span><text:span text:style-name="T531"> превратить вид Нормы Ширер в корзину для мусора из подвала глазной клиники Гимбела.</text:span></text:p>
      <text:p text:style-name="P173">Тут <text:span text:style-name="T1179">они </text:span>все они набросились на <text:span text:style-name="T1179">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text:span><text:soft-page-break/><text:span text:style-name="T1179">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173"/>
      <text:p text:style-name="P527">Момент Забавы с Такеши и Ичизо, Комичными Камикадзе</text:p>
      <text:p text:style-name="P174">Такеши высокий и толстый (но волосы не заплетает в косы как Маргарет <text:s/><text:span text:style-name="T1179">О’Брайен</text:span>), Ичизо невысокий и худой. <text:span text:style-name="T1180">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148">шесть месяцев</text:span><text:span text:style-name="T1180"> в Токио. Они так же несхожи как арахисовое масло и варенье. Нечестно спрашивать кто из них кто.</text:span></text:p>
      <text:p text:style-name="P175">Их всего лишь двое Камикадзе <text:span text:style-name="T1181">на этой авиабазе, которая довольно удалённая на самом деле, на острове, который мало кого, действительно </text:span><text:span text:style-name="T150">заботит</text:span><text:span text:style-name="T1181">, уже. Сражения ведутся на Лейте… потом на Айто Джива, продвигаясь к Окинаве, но всегда слишком далеко, чтоб долететь до боя </text:span><text:span text:style-name="T149">отсюда</text:span><text:span text:style-name="T1181">.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176">Каждое утро, иногда и вечером, Бесшабашные Друзья-Самоубийцы отправляются к покрытому листьями сарайчику с локатором <text:span text:style-name="T1182">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176"/>
      <text:p text:style-name="P615">Любовник прыгает в вулкан!</text:p>
      <text:p text:style-name="P615">Там метра три,</text:p>
      <text:p text:style-name="P615">И он потухший<text:span text:style-name="T531">—</text:span></text:p>
      <text:p text:style-name="P176"/>
      <text:p text:style-name="P177">пока два пилота кривляются, хихикают и скачут вокруг, <text:span text:style-name="T1183">стараясь избежать брыканий седого старого лакаторщика—</text:span><text:span text:style-name="T151">что</text:span><text:span text:style-name="T1183">? Тебе не понравилось хайку. Прозвучало не слишком </text:span><text:span text:style-name="T151">воздушно</text:span><text:span text:style-name="T1183">? Не Японисто вовсе? <text:s/>Фактически, смахивает на что-то </text:span><text:span text:style-name="T151">прямиком из Голливуда</text:span><text:span text:style-name="T1183">? Ну, Капитан—да, вы Морской пехоты Капитан Эсберг из Пасадены—в</text:span><text:span text:style-name="T151">ы</text:span><text:span text:style-name="T1183"> только что Магически Угадали! (ахи-охи и предварительные аплодисменты) и потому </text:span><text:span text:style-name="T151">вы</text:span><text:span text:style-name="T1183">—становитесь нашим </text:span><text:span text:style-name="T151">Параноиком… Дня</text:span><text:span text:style-name="T1183">!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text:span><text:soft-page-break/><text:span text:style-name="T1183">Комиссии с раскраснелым лицом и ходуном ходящей челюстью) Да, </text:span><text:span text:style-name="T151">это</text:span><text:span text:style-name="T1183"> кино! Ещё одна комедия положений Второй Мировой Войны и вам повезло узнать каково оно на самом деле, потому что вы—</text:span><text:span text:style-name="T151">выиграли</text:span><text:span text:style-name="T1183">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151">Остров</text:span><text:span text:style-name="T1183">!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151">горла</text:span><text:span text:style-name="T1183">! Напрочь </text:span><text:span text:style-name="T151">слепнуть</text:span><text:span text:style-name="T1183">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151">конечно же</text:span><text:span text:style-name="T1183">,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177"/>
      <text:p text:style-name="P528">Улицы</text:p>
      <text:p text:style-name="P178">Куски изоляции свисают в утреннем тумане, <text:span text:style-name="T1184">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178"><text:span text:style-name="T1185">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152">вверх</text:span><text:span text:style-name="T1185">?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179">Но в каждой из этих улиц какой-то остаток человечности, Земли,непременно бывает. Неважно что было сделано с ней, <text:span text:style-name="T1186">неважно для чего использовалась….</text:span></text:p>
      <text:p text:style-name="P180">Были люди, которые назывались «армейскими капелланами». <text:span text:style-name="T1187">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188">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181">Даже на улице использованной для такого, иногда случался <text:span text:style-name="T1189">один </text:span>раз, <text:span text:style-name="T1189">один раскрашенный день</text:span> <text:span text:style-name="T1189">(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text:span><text:soft-page-break/><text:span text:style-name="T1189">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182">Хотя бы один миг проезда, один, который больно будет потерять, <text:span text:style-name="T1190">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183">В одной из этих улиц, <text:span text:style-name="T1191">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180"/>
      <text:p text:style-name="P184">МБА <text:s text:c="2"/>БРО</text:p>
      <text:p text:style-name="P184">РОСИ</text:p>
      <text:p text:style-name="P185">набраны вверху вместе с лого како<text:span text:style-name="T1192">й</text:span>-то оккупационной газеты, <text:span text:style-name="T1192">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186">Слотроп сидит на бордюре вглядываясь в него, <text:span text:style-name="T1193">и в буквы, и в девушку со стальным хуем что машет привет парень, и туман белеет в утро, <text:s/>в фигуры с тележками, или в собак, или в 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187">В момент, когда это произошло, бледная Дева поднималась а востоке, <text:span text:style-name="T1194">голова, плечи, груди, 17</text:span><text:span text:style-name="T622">°</text:span><text:span text:style-name="T949"> 36</text:span><text:span text:style-name="T950">’ </text:span><text:span text:style-name="T951">до её целки на горизонте. </text:span><text:span text:style-name="T952">Несколько </text:span><text:span text:style-name="T953">из о</text:span><text:span text:style-name="T952">бречённых Японцев знали её как Западн</text:span><text:span text:style-name="T953">ое</text:span><text:span text:style-name="T952"> бо</text:span><text:span text:style-name="T953">жество</text:span><text:span text:style-name="T952">. </text:span><text:span text:style-name="T954">Она поднималась в восточном небе, </text:span><text:span text:style-name="T955">глядя вниз на город приносимый в жертву. Солнце находилось у Льва. Испепеляющий взрыв явился ревя и царственно….</text:span></text:p>
      <text:p text:style-name="P310"/>
      <text:p text:style-name="P529"><text:span text:style-name="T955">В</text:span><text:span text:style-name="T695">ыслушивая Унитаз</text:span></text:p>
      <text:p text:style-name="P188">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195">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189">БРЗДЫЫ<text:span text:style-name="T1196">Н</text:span>НЬ</text:p>
      <text:p text:style-name="P190">Всё застывает. <text:span text:style-name="T1197">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153">вполовину</text:span><text:span text:style-name="T1197"> не всё, не дождёшься...» </text:span></text:p>
      <text:p text:style-name="P191">Так что всегда <text:span text:style-name="T1198">правильный подход держать</text:span> <text:span text:style-name="T1199">унитазный </text:span>клапан чуть надтреснут<text:span text:style-name="T1198">ым для создания постоянного стока в унитазе и, когда течение </text:span><text:span text:style-name="T154">останавливается</text:span><text:span text:style-name="T1198">, у тебя ещё есть дополнительная </text:span><text:soft-page-break/><text:span text:style-name="T1198">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192">Представьте эту весьма тонкую научную ложь: <text:span text:style-name="T1200">что звуки не могут распространяться в открытом пространстве. Ну, а предположим, что </text:span><text:span text:style-name="T155">могут</text:span><text:span text:style-name="T1200">.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193">Если не считать что иногда по ночам, в некоторых частях затемнённого полушария, из-за вихрей в Звуконосном Эфире, <text:span text:style-name="T1201">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156">замирает</text:span><text:span text:style-name="T1201">.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194">И в тот же момент, без предупреждения, <text:span text:style-name="T1202">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195"><text:span text:style-name="T1204">А вот и</text:span> <text:span text:style-name="T83">не угадал</text:span>, дорогуша—<text:span text:style-name="T1203">это всё города расположенные на границе часовых поясов, всего-навсего. Ха, ха! Застукал тебя с рукой запущенной в портки! А ну-ка покажи нам </text:span><text:span text:style-name="T157">всем</text:span><text:span text:style-name="T1203"> чем ты там занимался или покинь помещение, нам ни к чему тут такие как ты. Нет ничего отвратней сентиментального сюрреалиста.</text:span></text:p>
      <text:p text:style-name="P73">– <text:span text:style-name="T1205">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158">том</text:span><text:span text:style-name="T1205"> интерфейсе к Горному...</text:span></text:p>
      <text:p text:style-name="P196">Вот и всё, что наш Сентиментальный Сюрреалист, покидая помещение, <text:s/>успевает разобрать. <text:span text:style-name="T1206">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159">всё</text:span><text:span text:style-name="T1206">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text:span><text:soft-page-break/><text:span text:style-name="T1206">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197">звуко-тень опускается на него,</text:p>
      <text:p text:style-name="P198"><text:span text:style-name="T1207">замирает вокруг</text:span> стол<text:span text:style-name="T1207">а</text:span> <text:span text:style-name="T1207">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160">заходим на позицию два семь градусов два семь минут северной</text:span><text:span text:style-name="T1207">, женский крик на каком-то языке с высокими тонами, волны океана в штормовых ветрах, голос декламирующий на Японском</text:span></text:p>
      <text:p text:style-name="P191"/>
      <text:p text:style-name="P621">Hi wa Ri ni katazu,</text:p>
      <text:p text:style-name="P621"><text:tab/>Ri wa Ho ni katazu,</text:p>
      <text:p text:style-name="P622"><text:tab/><text:tab/>Ho wa Ken ni katazu,</text:p>
      <text:p text:style-name="P622"><text:tab/><text:tab/><text:tab/>Ken wa Ten ni katazu,</text:p>
      <text:p text:style-name="P199"/>
      <text:p text:style-name="P199">что является лозунгом соединения Камикадзе, подразделения Охка<text:span text:style-name="T531">—</text:span>и означает</text:p>
      <text:p text:style-name="P191"/>
      <text:p text:style-name="P623">Несправедливость не в силах одолеть Принцип,</text:p>
      <text:p text:style-name="P623">Принцип не в силах одолеть Закон,</text:p>
      <text:p text:style-name="P623">Закон не в силах одолеть Власть,</text:p>
      <text:p text:style-name="P623">Власть не в силах одолеть Небо,</text:p>
      <text:p text:style-name="P191"/>
      <text:p text:style-name="P191">Hi, Ri, Ho, Ken, Ten <text:span text:style-name="T1208">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200">Зайди под сияние лампочки и сядь рядом с ним, с незнакомцем за маленьким общественным столом. <text:span text:style-name="T1209">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201">Что если нет никакого Вакуума? <text:span text:style-name="T1210">А если и есть—что если Они </text:span><text:span text:style-name="T161">применяют</text:span><text:span text:style-name="T1210">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74">– <text:span text:style-name="T1211">Отдохнём от него немного,</text:span>– <text:span text:style-name="T1211">говорят Они друг другу.</text:span>– <text:span text:style-name="T1211">Я только что спровадил его на Тёмную Грёзу.</text:span>– <text:span text:style-name="T1212">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162">сам знаешь, </text:span><text:span text:style-name="T163">а</text:span><text:span text:style-name="T1213">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12">и́</text:span><text:span text:style-name="T1213">х, когда бесконечное умство-игрище застукает коллегу врасплох</text:span>—«<text:span text:style-name="T1214">Эге, таки спровадили мы его к Грёзе». </text:span><text:span text:style-name="T164">Сам</text:span><text:span text:style-name="T1214"> знаешь, а?</text:span></text:p>
      <text:p text:style-name="P191"/>
      <text:p text:style-name="P530">Остроумная Отповедь</text:p>
      <text:p text:style-name="P202">Ичизо выходит из хижины, видит Такеши в бочке под какими-то пальмовыми листьями принимает ванну и поёт «Ду-ду-ду, <text:span text:style-name="T1215">ду-ду», какую-то мелодию като выдаёт через нос—Ичико взвизгивает, бежит обратно, возвращается <text:s/>Японским пулемётом Хочкис, Модель 92, начинает </text:span><text:soft-page-break/><text:span text:style-name="T1215">устанавливать его пуча глаза и кряхча как в джиу-джитсу. И вот когда он вставил ленту пулемёта, готовый изрешетить Такеши в корыте,</text:span></text:p>
      <text:p text:style-name="P203">ТАКЕШИ:<text:span text:style-name="T1216">Погоди, погоди! Что это всё?</text:span></text:p>
      <text:p text:style-name="P203">ИЧИЗО: <text:span text:style-name="T1217">О, это </text:span><text:span text:style-name="T165">ты</text:span><text:span text:style-name="T1217">! </text:span><text:span text:style-name="T165">Я</text:span><text:span text:style-name="T1217"> <text:s/>думал это Генерал Макартур в своей шлюпке.</text:span></text:p>
      <text:p text:style-name="P204">Интересное оружие, Хочкис этот. Появляется у многих национальностей и умудряется этнически вписываться повсюду. <text:span text:style-name="T1218">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204"/>
      <text:p text:style-name="P531"><text:span text:style-name="T1219">Начистоту</text:span>, <text:span text:style-name="T1219">Мужчина-с-Мужчиной</text:span></text:p>
      <text:p text:style-name="P75">—<text:span text:style-name="T1219">Сынок, вот всё думаю про эти, э, <text:s/>«болтики-винтики», что вы, ребятня, так увлеклись. Это типа как, колоться электричеством в голову, ха-ха?</text:span></text:p>
      <text:p text:style-name="P75">—<text:span text:style-name="T166">Волны</text:span><text:span text:style-name="T1219">, Пап. Не просто прям </text:span><text:span text:style-name="T166">электричество</text:span><text:span text:style-name="T1219">. Оно для тупых.</text:span></text:p>
      <text:p text:style-name="P76">—<text:span text:style-name="T1220">Да, э, волны. «Волны с помехами», верно? Ха-ха. А скажи мне, сынок, на что оно похоже? Я был типа как нарокоман ’сю сво’ жизнь, а и</text:span>—</text:p>
      <text:p text:style-name="P15">—<text:span text:style-name="T1221">О Пап. Блин. Это не как </text:span><text:span text:style-name="T167">наркотик</text:span><text:span text:style-name="T1221"> вовсе!</text:span></text:p>
      <text:p text:style-name="P16">—<text:span text:style-name="T1222">Ну мы отправлялись в очень классные «улёты в отпуск» как мы их тогда называли, в здорово «крученные» места они нас доставляли, фактически</text:span>—</text:p>
      <text:p text:style-name="P16">—<text:span text:style-name="T1223">Но вы всегда возвращались, нет?</text:span></text:p>
      <text:p text:style-name="P16">—<text:span text:style-name="T1223">Что?</text:span></text:p>
      <text:p text:style-name="P16">—<text:span text:style-name="T1223">Имею ввиду, всегда знали что это будет тут, когда вернётесь, всё так же, в точности такое же, верно?</text:span></text:p>
      <text:p text:style-name="P17">—<text:span text:style-name="T1224">Ну ха-ха угадай почему мы называли их «улёты в отпуск», сынок! Потому что ты всегда прилетал обратно в старый Реалленд, не так ли. <text:s/></text:span></text:p>
      <text:p text:style-name="P18">—<text:span text:style-name="T168">Ты</text:span><text:span text:style-name="T1225"> точно </text:span><text:span text:style-name="T168">возвращался</text:span><text:span text:style-name="T1225">.</text:span></text:p>
      <text:p text:style-name="P19"><text:soft-page-break/>—<text:span text:style-name="T1226">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20">—<text:span text:style-name="T1227">Хо, хо! Хотел бы я! О чём по-твоему каждый электросдвинутый мечтает? Ты такой отсталый! А и кто грит это только мечта, а? А м-может </text:span><text:span text:style-name="T169">она существует</text:span><text:span text:style-name="T1227">.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169">могла</text:span><text:span text:style-name="T1227"> бы решать кого высосать, а и когда. Наркотик никогда не давал </text:span><text:span text:style-name="T169">тебе</text:span><text:span text:style-name="T1227"> бессмертие. </text:span><text:span text:style-name="T169">Ты</text:span><text:span text:style-name="T1227"> долж’ был возвращаться, каждый раз, в умирающий кусок вонючего </text:span><text:span text:style-name="T169">мяса</text:span><text:span text:style-name="T1227">! Но Мы можем жить всегда в чистом, честном, освобождённом Электромире</text:span>—</text:p>
      <text:p text:style-name="P20">—<text:span text:style-name="T1228">Блядь, дождался я сыночка двойную Деву….</text:span></text:p>
      <text:p text:style-name="P20"/>
      <text:p text:style-name="P536">Некоторые Характеристики Imipolex G </text:p>
      <text:p text:style-name="P532">I<text:span text:style-name="T1">mipolex</text:span> G <text:span text:style-name="T15">является первым пластиком <text:s/>действительно </text:span><text:span text:style-name="T16">способным к </text:span><text:span text:style-name="T3">эректильности</text:span><text:span text:style-name="T16">. <text:s/></text:span><text:span text:style-name="T17">При </text:span><text:span text:style-name="T18">с</text:span><text:span text:style-name="T17">оответствующем стимулировании, </text:span><text:span text:style-name="T18">цепочки отращивают перекрёстные связи, </text:span><text:span text:style-name="T19">при которых молекула твердеет </text:span><text:span text:style-name="T20">с повышением межмолекулярного притяжения </text:span><text:span text:style-name="T21">так что этот Особый Полимер </text:span><text:span text:style-name="T22">выходит далеко за фазовые диаграммы, </text:span><text:span text:style-name="T23">от вялой резиновой аморфности до </text:span><text:span text:style-name="T24">удивительно совершенной тесселяции, твёрдости, </text:span><text:span text:style-name="T25">блестящей прозрачности, </text:span><text:span text:style-name="T26">высокой устойчивости </text:span><text:span text:style-name="T27">к изменениям температуры, погоды, </text:span><text:span text:style-name="T28">к </text:span><text:span text:style-name="T27">вакууму, любым сотрясениям</text:span><text:span text:style-name="T26"> </text:span><text:span text:style-name="T28">(медленно мерцает в Пустоте. <text:s/></text:span><text:span text:style-name="T29">Серебро и чернота. </text:span><text:span text:style-name="T30">Искривленные отражения звёзд проплывают поперёк, </text:span><text:span text:style-name="T31">во всю длину, </text:span><text:span text:style-name="T32">круг за кругом по меридианам </text:span><text:span text:style-name="T33">столь же чётким, как меридианы иглоукалывания. </text:span><text:span text:style-name="T34">Да и что такое звёзды, если </text:span><text:span text:style-name="T35">не точки в теле Богу, куда мы вонзаем оздоравливающие иглы </text:span><text:span text:style-name="T36">нашего ужаса и страстного желания? </text:span><text:span text:style-name="T37">Тени костей и протоков создания</text:span><text:span text:style-name="T1">—</text:span><text:span text:style-name="T37">истекающего, раненого, облучённо белого</text:span><text:span text:style-name="T1">—</text:span><text:span text:style-name="T38">примешиваясь со своим. </text:span><text:span text:style-name="T4">Он</text:span><text:span text:style-name="T39"> перемешан с костями и протоками, </text:span><text:span text:style-name="T40">его собственную форму определяет то как Эрекция Пластика должна продолжиться: где-то быстрее, а где-то медленнее, где-то болезненно, а где-то скользко-прохладно… </text:span><text:span text:style-name="T41">следует ли зонам обмениваться характеристиками твёрдости и блистания, следует ли позволить некоторым зонам </text:span><text:span text:style-name="T42">протекать по поверхности с тем, чтобы движение </text:span><text:span text:style-name="T43">было</text:span><text:span text:style-name="T42"> лаской</text:span><text:span text:style-name="T40">, </text:span><text:span text:style-name="T44">а где-то оркестровать неожиданные прерывистости</text:span><text:span text:style-name="T1">—</text:span><text:span text:style-name="T44">удары, выкручивания</text:span><text:span text:style-name="T1">—</text:span><text:span text:style-name="T44">посреди этих более ласкающих моментов).</text:span></text:p>
      <text:p text:style-name="P533"><text:span text:style-name="T45">Очевидно стимулу следует быть электронным. </text:span><text:span text:style-name="T46">Альтернативы подачи сигналов пластиковой поверхности оказались ограниченными:</text:span></text:p>
      <text:p text:style-name="P533"><text:span text:style-name="T46">(а) тонкая матрица проводов, </text:span><text:span text:style-name="T47">образующая довольно плотную систему координат </text:span><text:span text:style-name="T48">на Imipolectic Поверхности, посредством которой </text:span><text:span text:style-name="T49">эрективность и другие команды могутбыть посланы в зоны довольно специфические, скажем </text:span><text:span text:style-name="T50">до </text:span><text:span text:style-name="T51">½</text:span><text:span text:style-name="T52"> см</text:span><text:span text:style-name="T53">2</text:span><text:span text:style-name="T50">;</text:span></text:p>
      <text:p text:style-name="P534"><text:span text:style-name="T50">(b) </text:span><text:span text:style-name="T54">лучевая сканирующая система</text:span><text:span text:style-name="T1">—</text:span><text:span text:style-name="T55">или несколько</text:span><text:span text:style-name="T1">—</text:span><text:span text:style-name="T55">аналогичная хорошо известному видео электронному потоку, </text:span><text:span text:style-name="T56">модулируемая сетками и отклоняющими платами</text:span><text:span text:style-name="T57">расположенными по мере необходимости на Поверхности </text:span><text:span text:style-name="T58">(или даже под внешним слоем Imipolex</text:span><text:span text:style-name="T59">’</text:span><text:span text:style-name="T58">а, и до самого интерфейса с </text:span><text:span text:style-name="T61">т</text:span><text:span text:style-name="T58">ем, </text:span><text:span text:style-name="T61">Ч</text:span><text:span text:style-name="T60">то находитс</text:span><text:span text:style-name="T61">я</text:span><text:span text:style-name="T60"> в самом низу» </text:span><text:span text:style-name="T62">Что было введено </text:span><text:span text:style-name="T63">или Что фактически </text:span><text:span text:style-name="T5">нарастило себе покров из Imipolex G, </text:span><text:span text:style-name="T64">в зависимости какой ереси вы придерживаетесь. </text:span><text:span text:style-name="T65">Нам нет нужды долго останавливаться на Первичной Проблеме, </text:span><text:span text:style-name="T66">а именно что всё под плёнкой пластика <text:s/>пребыва</text:span><text:span text:style-name="T67">ет </text:span><text:span text:style-name="T68">в Области Неопределённости, </text:span><text:span text:style-name="T69">разве что подчеркнуть для начинающих студентов, </text:span><text:span text:style-name="T70">которые могут быть склонны к </text:span><text:span text:style-name="T6">Schwärmerei</text:span><text:span text:style-name="T70">, что термины относящиеся к Под-</text:span><text:span text:style-name="T63">Imipolex</text:span><text:span text:style-name="T70">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535"><text:span text:style-name="T1">(с) </text:span><text:span text:style-name="T71">альтернативно, проекция, на Поверхность, </text:span><text:span text:style-name="T72">какого-то электронного «образа», </text:span><text:span text:style-name="T73">аналогично кинематографии. </text:span><text:span text:style-name="T74">Это потребует как минимум три проектора, а </text:span><text:span text:style-name="T75">в</text:span><text:span text:style-name="T74">озможно больше. </text:span><text:span text:style-name="T75">С точностью сказать как много окутано иным порядком неопределённости: </text:span><text:span text:style-name="T76">так называем</text:span><text:span text:style-name="T77">ое Отношение Недетерминированности</text:span><text:span text:style-name="T76"> </text:span><text:span text:style-name="T77">Отйийумбу </text:span><text:span text:style-name="T75"><text:s/></text:span><text:span text:style-name="T77">(«Вероятное функциональное </text:span><text:span text:style-name="T81">деранжирование</text:span><text:span text:style-name="T77"> γ</text:span><text:span text:style-name="T79">R <text:s/></text:span><text:span text:style-name="T77">производное</text:span><text:span text:style-name="T78"> </text:span><text:span text:style-name="T77">от физической модификации φ</text:span><text:span text:style-name="T79">R</text:span><text:span text:style-name="T77"> (x,y,z) прямо пропорционально наибольшей </text:span><text:soft-page-break/><text:span text:style-name="T77">степени </text:span><text:span text:style-name="T7">p</text:span><text:span text:style-name="T77"> </text:span><text:span text:style-name="T81">от под-imipolectic деранжирования γ</text:span><text:span text:style-name="T80">Б</text:span><text:span text:style-name="T81"> , </text:span><text:span text:style-name="T8">р</text:span><text:span text:style-name="T82"> не обязательно должно является целым числом и определяется эмпирически»), где нижний индекс R стоит за Rakete, и Б за Блисеро.</text:span></text:p>
      <text:p text:style-name="P555"><draw:frame draw:style-name="fr1" draw:name="Image8" text:anchor-type="paragraph" svg:width="6.9252in" svg:height="0.3661in" draw:z-index="2"><draw:image xlink:href="Pictures/1000000000000B720000009B428C9716555D8079.png" xlink:type="simple" xlink:show="embed" xlink:actuate="onLoad" loext:mime-type="image/png"/></draw:frame></text:p>
      <text:p text:style-name="P553">Тем временем, Чичерин счёл нужным бросить доводящую до с<text:span text:style-name="T1230">м</text:span>егмы слежку за Аргентинскими анархистами. <text:span text:style-name="T1229">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170">есть</text:span><text:span text:style-name="T1229"> Синатра. Местные знатоки обычно принимают остальных двух за команду комиков. </text:span></text:p>
      <text:p text:style-name="P554">Покуда благородные плачут в своих ночных цепях, оруженосцы распевают. <text:span text:style-name="T1231">Ужасная политика Грааля их никогда не касается. Песня волшебная накидка.</text:span></text:p>
      <text:p text:style-name="P205">Чичерин понимает, что теперь он окончательно один. <text:span text:style-name="T1232">Что бы его ни ожидало, оно найдёт его один на один. </text:span></text:p>
      <text:p text:style-name="P206">Он чувствует что нужно быть на ходу, но ехать ему некуда. <text:span text:style-name="T1233">Теперь, слишкм поздно, воспоминания о Вимпе, давнишнем V-человеке в IG Farben, находят его. Не отстают, 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207">Молодой Чичерин стал тем, кто затронул политические наркотики. Опиум для народа.</text:p>
      <text:p text:style-name="P208">Вимпе улыбнулся в ответ. <text:span text:style-name="T1234">Старая-престарая улыбка, способная заморозить огонь даже в ядре Земли: «Марксистская диалектика? Это же </text:span><text:span text:style-name="T171">не</text:span><text:span text:style-name="T1234"> опиум, а?»</text:span></text:p>
      <text:p text:style-name="P77">– <text:span text:style-name="T1235">Это противоядие</text:span></text:p>
      <text:p text:style-name="P78">– <text:span text:style-name="T1236">Нет.</text:span>– <text:span text:style-name="T1236">Одно из двух. Торговец наркотиками может знать всё, что случится с Чичериным и решить, что не стоит оно того</text:span>—<text:span text:style-name="T1237">или же, в порыве величия, взять и выложить всё молодому дурню.</text:span></text:p>
      <text:p text:style-name="P79">– <text:span text:style-name="T1238">Основная проблема,</text:span>–<text:span text:style-name="T1238"> предлагает он,</text:span>– <text:span text:style-name="T1238">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172">natürlich</text:span><text:span text:style-name="T1238">,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239">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173">неизбежны</text:span><text:span text:style-name="T1239">, то почему бы </text:span><text:span text:style-name="T173">не</text:span><text:span text:style-name="T1239"> умирать? Вацлав? Если всё равно случится, то какая разница?</text:span></text:p>
      <text:p text:style-name="P80">– <text:span text:style-name="T1240">Но у тебя никогда не было выбора, так ведь.</text:span></text:p>
      <text:p text:style-name="P81">– <text:span text:style-name="T1241">Если б у меня был, то можешь не сомневаться</text:span>—</text:p>
      <text:p text:style-name="P81">–<text:span text:style-name="T1241">Этого не знаешь. Пока не там, Вимпе. Не можешь сказать.</text:span></text:p>
      <text:p text:style-name="P82">– <text:span text:style-name="T1242">Звучит не слишком по диалектике.</text:span></text:p>
      <text:p text:style-name="P83"><text:soft-page-break/>– <text:span text:style-name="T1243">Не знаю что это такое.</text:span></text:p>
      <text:p text:style-name="P84">– <text:span text:style-name="T1244">Тогда, до самого мига решения,</text:span>– <text:span text:style-name="T1245">Вимпе любопытен, но осторожен,</text:span>– <text:span text:style-name="T1246">человек может быть совершенно чист…</text:span></text:p>
      <text:p text:style-name="P84">– <text:span text:style-name="T1246">Он может быть каким угодно. Мне без разницы. Но он настоящ лишь в точках решения. Время в промежутках значения не имеет.</text:span></text:p>
      <text:p text:style-name="P85">– <text:span text:style-name="T1247">Настоящий как Марксист.</text:span></text:p>
      <text:p text:style-name="P86">– <text:span text:style-name="T1248">Нет. Настоящий перед собой.</text:span></text:p>
      <text:p text:style-name="P209">Вимпе по виду засомневался.</text:p>
      <text:p text:style-name="P87">– <text:span text:style-name="T1249">Мне приходилось. Тебе нет.</text:span></text:p>
      <text:p text:style-name="P9"><text:span text:style-name="T450">Тсс, тсс. </text:span><text:span text:style-name="T451">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250">один из способов обойти эту проблему. (Чичерин: «Ты имеешь ввиду </text:span><text:span text:style-name="T174">тио</text:span><text:span text:style-name="T1250">фосфат?» Думая, </text:span><text:span text:style-name="T174">означает присутствие серы…</text:span><text:span text:style-name="T1250"> Вимпе: «Я имею ввиду </text:span><text:span text:style-name="T174">тео</text:span><text:span text:style-name="T1250">фосфат». Думая, </text:span><text:span text:style-name="T174">означает присутствие </text:span><text:span text:style-name="T175">Б</text:span><text:span text:style-name="T174">ога</text:span><text:span text:style-name="T1250">.)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174">Патетической</text:span><text:span text:style-name="T1250">.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0">15 минут они вдвоём бегают с криками но номеру, спотыкаясь в кругах расположенным по диагоналям комнаты. <text:span text:style-name="T1251">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176">Жур. Онейр. Пси. Фарм., XXIII, стр.-стр. 406–453</text:span><text:span text:style-name="T1251">).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176">Читательского Дайджеста</text:span><text:span text:style-name="T1251">.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text:span><text:soft-page-break/><text:span text:style-name="T1251">(0.6 мг атропин подкожн.) явится необходимым, пусть даже Онейрин классифицируется как депрессант ЦНС.</text:span></text:p>
      <text:p text:style-name="P11">Что до паранойи часто отмечаемой после препарата, <text:span text:style-name="T1252">в ней ничего необычного. Как и у прочих видов паранойи, это ничего менее как начальный натиск, острый клин, открытия что </text:span><text:span text:style-name="T177">всё взаимосвязано</text:span><text:span text:style-name="T1252">,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1"/>
      <text:p text:style-name="P552">Чичеринское Посещение</text:p>
      <text:p text:style-name="P210">Тот ли это или нет Николай Рипов: прибывает он именно так, как поговаривают о Рипове: тяжко и неизбежно. <text:span text:style-name="T1253">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88">– <text:s/><text:span text:style-name="T1254">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178">Сталина</text:span><text:span text:style-name="T1254"> они бывают. У всех у нас.</text:span></text:p>
      <text:p text:style-name="P89">– <text:span text:style-name="T1255">С этим порядок. Ничего такого, что яне справился бы.</text:span></text:p>
      <text:p text:style-name="P90">– <text:span text:style-name="T1256">Да вот </text:span><text:span text:style-name="T179">не</text:span><text:span text:style-name="T1256"> справляешься, а то бы меня сюда не прислали. Думаешь они не знают, когда у кого-то нужного есть проблемы?</text:span></text:p>
      <text:p text:style-name="P211">Чичерин не хочет спрашивать. <text:span text:style-name="T1257">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91">– <text:span text:style-name="T1258">Когда, Вацлав?</text:span></text:p>
      <text:p text:style-name="P91">– <text:span text:style-name="T1258">На Войне.</text:span></text:p>
      <text:p text:style-name="P91">– <text:span text:style-name="T1258">О, Вацлав.</text:span></text:p>
      <text:p text:style-name="P92">– <text:span text:style-name="T1259">Ты же спрашивал что меня тревожит.</text:span></text:p>
      <text:p text:style-name="P93">– <text:span text:style-name="T1260">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93">– <text:span text:style-name="T1261">Я никого не обвиняю… пожалуйста, не начинай… Мне просто нужно знать должен ли я был погибнуть за них.</text:span></text:p>
      <text:p text:style-name="P94">– <text:span text:style-name="T1262">Никто не хочет, чтобы ты погиб.</text:span>– <text:span text:style-name="T1262">Успокаивает,</text:span>– <text:span text:style-name="T1262">С чего ты взял?</text:span></text:p>
      <text:p text:style-name="P212">Так выманиваются из него терпеливым эмиссаром, скулящие, <text:span text:style-name="T1263">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95">– <text:span text:style-name="T1264">Но в этом и есть самая сердцевина Истории,</text:span>– <text:span text:style-name="T1264">мягкий голос говорит сквозь сумерки, ни один из них не поднимался включить свет.</text:span>– <text:span text:style-name="T1265">Сердце сердец. Как может всё, что ты знаешь, всё что видел, к чему прикасался в нём, питаться ложью?</text:span></text:p>
      <text:p text:style-name="P96">– <text:span text:style-name="T1266">Но жизнь после смерти…</text:span></text:p>
      <text:p text:style-name="P96">– <text:span text:style-name="T1266">Нет никакой жизни после смерти.</text:span></text:p>
      <text:p text:style-name="P213">Чичерин имеет ввиду, что ему пришлось биться, чтобы поверить в свою смертность. <text:span text:style-name="T1267">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97">– <text:span text:style-name="T1268">Американцы говорят: «В окопах не бывает атеистов». Ты никогда не был верующим, Вацлав. Ты обратился на смертном одре, из страха.</text:span></text:p>
      <text:p text:style-name="P98"><text:soft-page-break/>– <text:span text:style-name="T1269">Из-за этого вам теперь надо, чтобы я погиб?</text:span></text:p>
      <text:p text:style-name="P99">– <text:span text:style-name="T1270">Не погиб. От мёртвого тебя пользы мало.</text:span>– <text:s/><text:span text:style-name="T1270">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216">Радикальная-хоть-и-правдоподобная-ломка-реальности—</text:p>
      <text:p text:style-name="P214">Все трое улыбаются ему теперь.<text:span text:style-name="T83"> Это не ломка.</text:span></text:p>
      <text:p text:style-name="P215">Это вскрик, но он выходит рёвом. <text:span text:style-name="T1271">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00">– <text:span text:style-name="T1272">Ты пацан, Вацлав. Лишь прикидываешься будто понимаешь идеи , которые тебе не постичь. Придётся ам говорить с тобой проще.</text:span></text:p>
      <text:p text:style-name="P217">В Центральной Азии ему рассказывали об обязанностях Мусульманских ангелов. <text:span text:style-name="T1273">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218">Показывается ещё одна фигура теперь, на краю комнаты. Она того же возраста, что и Чичерин, одета в форму. <text:span text:style-name="T1274">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219">Он не узнаёт её. Впрочем, значения это не имеет. <text:span text:style-name="T1275">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01">– <text:span text:style-name="T1276">Почему ты охотился за своим чёрным братом?</text:span>– <text:span text:style-name="T1276">Рипову удаётся озвучить вопрос вежливо.</text:span></text:p>
      <text:p text:style-name="P220">О. Спасибо что спросил, Рипов. Я <text:span text:style-name="T83">охотился</text:span> в прошедшем времени. «<text:span text:style-name="T1277">Когда это началось… уже очень давно—сначала… Я думал, что я наказан. Обойдён. Внил его в этом».</text:span></text:p>
      <text:p text:style-name="P102">– <text:span text:style-name="T1278">А теперь?</text:span></text:p>
      <text:p text:style-name="P102">– <text:span text:style-name="T1278">Не знаю.</text:span></text:p>
      <text:p text:style-name="P103">– <text:span text:style-name="T1279">Что заставляло тебя думать будто он </text:span><text:span text:style-name="T180">твоя</text:span><text:span text:style-name="T1279"> мишень?</text:span></text:p>
      <text:p text:style-name="P104">– <text:span text:style-name="T1280">А чья же ещё?</text:span></text:p>
      <text:p text:style-name="P105">– <text:span text:style-name="T1281">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221">Ладно. Ладно. «<text:span text:style-name="T1282">Да. Озможно. Ну и что?»</text:span></text:p>
      <text:p text:style-name="P106">– <text:span text:style-name="T181">Он не твоя мишень</text:span><text:span text:style-name="T1283">. Его хотят другие.</text:span></text:p>
      <text:p text:style-name="P107">– <text:span text:style-name="T1284">Выходит, вы мне позволяли</text:span>—</text:p>
      <text:p text:style-name="P107">– <text:span text:style-name="T1285">До сих пор. Да.</text:span></text:p>
      <text:p text:style-name="P222">Джабаев мог бы тебе растолковать. <text:span text:style-name="T1286">Тот непросыхающий Азиат прежде и после всего остаётся рядовым. </text:span><text:span text:style-name="T182">Он</text:span><text:span text:style-name="T1286"> знал. Офицеры. Ёбаный офицерский менталитет. Ты выполняешь всю работу, потом приходят они, подгребают, слава достаётся им. </text:span></text:p>
      <text:p text:style-name="P108">– <text:span text:style-name="T1287">Вы перехватываете у меня.</text:span></text:p>
      <text:p text:style-name="P108">– <text:span text:style-name="T1287">Поедешь домой.</text:span></text:p>
      <text:p text:style-name="P223">Чичерин присматривался к двум остальным. <text:span text:style-name="T1288">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text:span><text:soft-page-break/><text:span text:style-name="T1288">персонал по Германской ракете в пустыню. В Центральную Азию. Полагаю, им понадобится Центрально-Азиатский <text:s/>старожил».</text:span></text:p>
      <text:p text:style-name="P224">Чичерин понимает, что по его диалектике, в развитии его жизни, возвращение в Центральную Азию есть, по сути, смертью.</text:p>
      <text:p text:style-name="P224">Они ушли. <text:span text:style-name="T1289">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311"><draw:frame draw:style-name="fr1" draw:name="Image9" text:anchor-type="paragraph" svg:width="6.9252in" svg:height="0.3661in" draw:z-index="3"><draw:image xlink:href="Pictures/1000000000000B720000009B428C9716555D8079.png" xlink:type="simple" xlink:show="embed" xlink:actuate="onLoad" loext:mime-type="image/png"/></draw:frame></text:p>
      <text:p text:style-name="P312">Самая родная на<text:span text:style-name="T1290">ц</text:span>иональность та, что не <text:span text:style-name="T1290">протянет дольше нас с тобой, общее движение по милости смерти и времени: неподготовленное приключение.</text:span></text:p>
      <text:p text:style-name="P666"><text:span text:style-name="T531">—</text:span>Из Резолюций <text:span text:style-name="T1294">Здоровенно</text:span> Сосунковой Конференции</text:p>
      <text:p text:style-name="P217"/>
      <text:p text:style-name="P225">На север? Каких искателей когда-либо направляли на <text:span text:style-name="T83">север</text:span>? <text:span text:style-name="T1291">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226">Маршрут побега <text:span text:style-name="T83">Анубиса</text:span>.</text:p>
      <text:p text:style-name="P226">Кыргызский Свет.</text:p>
      <text:p text:style-name="P227">Страна смерти Иреро.</text:p>
      <text:p text:style-name="P228">Мичман Моритури, Карол Эвентир, Томас Гвендхидви, <text:span text:style-name="T1292">и Роджер Мехико сидят за столом на красно-кирпичной террасе Der Grob Säugling,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229">Ракету запускали на юг, запад и восток. <text:span text:style-name="T1293">Пускали на юг, по Антверпену, азимут составлял примерно 173</text:span><text:span text:style-name="T623">°</text:span><text:span text:style-name="T956">, </text:span><text:span text:style-name="T957">на восток, во время испытаний в Пенемюнде, </text:span><text:span text:style-name="T958">072</text:span><text:span text:style-name="T623">°. </text:span><text:span text:style-name="T624">Запускали на запад, по Лондону, </text:span><text:span text:style-name="T625">около 260</text:span><text:span text:style-name="T623">°. </text:span><text:span text:style-name="T626">Прикинув с параллельными линейками, недостающ</text:span><text:span text:style-name="T627">ий</text:span><text:span text:style-name="T626"> (или, если хотите, «ис</text:span><text:span text:style-name="T627">к</text:span><text:span text:style-name="T626">ом</text:span><text:span text:style-name="T627">ый</text:span><text:span text:style-name="T626">») </text:span><text:span text:style-name="T627">азимут выхоит где-то 354</text:span><text:span text:style-name="T623">°. </text:span><text:span text:style-name="T628">Это направление выведено из всех прочих, </text:span><text:span text:style-name="T629">пуск-призрак</text:span><text:span text:style-name="T627">, </text:span><text:span text:style-name="T629">который, по логике мандал, </text:span><text:span text:style-name="T630">либо уже состоялся, совершенно секретно, или случится.</text:span></text:p>
      <text:p text:style-name="P230"><text:span text:style-name="T630">Т</text:span><text:span text:style-name="T597">ак что совещающиеся на Конференции в </text:span><text:span text:style-name="T657">Здоровенном</text:span><text:span text:style-name="T597"> Сосунке, как её начнут именовать в последствии, </text:span><text:span text:style-name="T631">сидят вокруг карты со своими инструментами, сигаретами и соображениями. </text:span><text:span text:style-name="T632">Не хмыкайте. Это один из веичайших дедуктивных моментов в послевоенной разведке. </text:span><text:span text:style-name="T633">Мехико придерживается взвешенной системы, </text:span><text:span text:style-name="T634">чтобы сделать длину векторов пропорциональной действительному количеству запусков вдоль каждого из их. </text:span><text:span text:style-name="T635">Томас </text:span><text:span text:style-name="T636">Г</text:span><text:span text:style-name="T635">вендхидви, </text:span><text:span text:style-name="T636">всегда придирчивый к событиям в географическом </text:span><text:span text:style-name="T637">п</text:span><text:span text:style-name="T636">ространстве, </text:span><text:span text:style-name="T637">хочет <text:s/>запуск 1944 в Ближну </text:span><text:span text:style-name="T638">(тоже восточное направление) </text:span><text:span text:style-name="T637"><text:s/>принять в расчёт, </text:span><text:span text:style-name="T639">что сдвинет стрелку с 354</text:span><text:span text:style-name="T623">°—</text:span><text:span text:style-name="T640">и даже ближе к </text:span><text:span text:style-name="T641">истиному северу, если запуски </text:span><text:span text:style-name="T642">на Лондон и Норвич из </text:span><text:span text:style-name="T643">Валхерен и Сталверен </text:span><text:span text:style-name="T644">также учитывать.</text:span></text:p>
      <text:p text:style-name="P231"><text:span text:style-name="T645">Данные и интуиция—</text:span><text:span text:style-name="T646">и возможно осадок нецивилизованного ужаса, что сидит в нас, каждый— указывает</text:span><text:span text:style-name="T641"> </text:span><text:span text:style-name="T647">на 00</text:span><text:span text:style-name="T623">°: </text:span><text:span text:style-name="T647">истинный Север. </text:span><text:span text:style-name="T648">Что может быть лучшим направлением для запуска 00000?</text:span></text:p>
      <text:p text:style-name="P232"><text:span text:style-name="T648">Д</text:span><text:span text:style-name="T597">а вот беда, какой толк в азимуте, </text:span><text:span text:style-name="T649">даже в мифично-симметричном азимуте, </text:span><text:span text:style-name="T650">не зная откуда Ракета запускалась, для начала. </text:span><text:span text:style-name="T651">У тебя </text:span><text:span text:style-name="T652">имеется режущая бритва, </text:span><text:span text:style-name="T653">280 км длиной, </text:span><text:span text:style-name="T654">проносится на восток/запад по исковырянному лицу Зоны, </text:span><text:span text:style-name="T655">бесконечно несётся, как в наваждении, </text:span><text:span text:style-name="T651"><text:s/></text:span><text:span text:style-name="T655">колеблясь, поблескивая, невыносимо, безостановочно….</text:span></text:p>
      <text:p text:style-name="P233"><text:span text:style-name="T655">Н</text:span><text:span text:style-name="T597">у, Под Знаком Здоровенного Сосунка. Покачивающаяся разноцветная картина противно жирного слюнявого мла</text:span><text:span text:style-name="T656">д</text:span><text:span text:style-name="T597">енца. </text:span><text:span text:style-name="T656">В одном пудингоподобном кулаке Здоровенный Сосунок </text:span><text:soft-page-break/><text:span text:style-name="T658">стискивает капающую голяшку (простите, свиньи, ничего личного), </text:span><text:span text:style-name="T659">другой рукой тянется к Материнскому Соску, </text:span><text:span text:style-name="T660">который вдвигается в картину от левого края, взгляд его остановился на приближающейся титьке, </text:span><text:span text:style-name="T661">рот раскрыт—радостный вид, </text:span><text:span text:style-name="T662">зубы нацелены и чешутся, </text:span><text:span text:style-name="T663">застывшее выражение ЕДАмняммнячдаковтьммм в его глазах. </text:span><text:span text:style-name="T664">Здоровенный Сосунок 23-я карта </text:span><text:span text:style-name="T665">Козырном Майоре Зоны….</text:span></text:p>
      <text:p text:style-name="P234"><text:span text:style-name="T665">Р</text:span><text:span text:style-name="T597">оджеру нравится представлять это снимком Джереми в детстве. </text:span><text:span text:style-name="T666">Джереми, который Знает Всё, </text:span><text:span text:style-name="T667">простил Джессике её время с Роджером. </text:span><text:span text:style-name="T668">У него у самого был пикничок или два, он может понять, </text:span><text:span text:style-name="T669">у него либеральный склад ума, Война в конце концов сняла определённые барьеры, мож</text:span><text:span text:style-name="T670">ешь </text:span><text:span text:style-name="T669">сказать Викторианизмы </text:span><text:span text:style-name="T670">(побаска от тех же хохмачей, </text:span><text:span text:style-name="T671">которые изобрели знаменитый Поливинил Хлоридный Плащ)… </text:span><text:span text:style-name="T672">и что за дела, Роджер, он хочет </text:span><text:span text:style-name="T619">впечатлить</text:span><text:span text:style-name="T672"> тебя? </text:span><text:span text:style-name="T673">Веки глаз вскинуты, дружелюбными полумесяцами, как склоняется </text:span><text:span text:style-name="T674">вперёд (более мелкий парень, чем Роджер думал) </text:span><text:span text:style-name="T675">стискивая свой бокал, посасывая самую безвкусную Трубку что Роджер вообще вид</text:span><text:span text:style-name="T676">а</text:span><text:span text:style-name="T675">л, </text:span><text:span text:style-name="T678">репродукция в курительной трубке</text:span><text:span text:style-name="T677"> </text:span><text:span text:style-name="T620">головы</text:span><text:span text:style-name="T677"> Винстона Черчиля </text:span><text:span text:style-name="T678">для чаши</text:span><text:span text:style-name="T677">, не упущена <text:s/>ни одна деталь, </text:span><text:span text:style-name="T679">даже сигара во рту головы с просверлённой дырочкой, так что чуточка <text:s/>дыма и впрямь высачивается из конца… </text:span><text:span text:style-name="T680">тут это паб для военнослужащих в Каксэвене, </text:span><text:span text:style-name="T681">где прежде был двор портового склада, так что одинокие солдаты сидят в мечтах и за выпивкой </text:span><text:span text:style-name="T682">среди всего этого морскогоо хлама не на одном уровне, </text:span><text:span text:style-name="T683">как у кого-нибудь в обычном кафе на воздухе, </text:span><text:span text:style-name="T684">нет, кто-то повыше на скошенных настилах к дверям </text:span><text:span text:style-name="T685">и воротам, </text:span><text:span text:style-name="T686">или на подвесках для окраски бортов, </text:span><text:span text:style-name="T687">в бочках </text:span><text:span text:style-name="T688">вперёдсмотрящего</text:span><text:span text:style-name="T687">, сидя над горьким среди </text:span><text:span text:style-name="T688">цепей, </text:span><text:span text:style-name="T689">оснастки, кабелей, арматуры чёрного железа. </text:span><text:span text:style-name="T690">Уже ночь. Фонари вынесены на столы. </text:span><text:span text:style-name="T691">Мягкие мелкие ночные волны </text:span><text:span text:style-name="T692">стихают</text:span><text:span text:style-name="T691"> по гальке. </text:span><text:span text:style-name="T693">Запоздалая водоплавающая птица кричит над озером.</text:span></text:p>
      <text:p text:style-name="P313">– <text:span text:style-name="T1295">Но не достанет ли это нас, Джереми, <text:s text:c="2"/>меня и тебя, вот <text:s/>чём вопрос….</text:span>– <text:s/><text:span text:style-name="T1295">Мехико произносит эти свои ораульские</text:span>—<text:span text:style-name="T1295">часто, как сегодня в Клубе за ланчем, такая неловкость</text:span>—<text:span text:style-name="T1295">фразы с тех пор как появился.</text:span></text:p>
      <text:p text:style-name="P313">– <text:span text:style-name="T1295">Э, </text:span><text:span text:style-name="T183">что</text:span><text:span text:style-name="T1295"> достанет меня, дружище?</text:span>– <text:span text:style-name="T1295">Сегодня весь ень «дружище».</text:span></text:p>
      <text:p text:style-name="P314">– <text:span text:style-name="T1296">Ни’гда не чу’ст’ал, будто что-то хочет </text:span><text:span text:style-name="T184">достать</text:span><text:span text:style-name="T1296"> тебя, Джереми?</text:span></text:p>
      <text:p text:style-name="P315">– <text:span text:style-name="T1297">Достать меня.</text:span>– <text:s/><text:span text:style-name="T1297">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375">Ага, <text:span text:style-name="T83">но,</text:span> раз в месяц Джереми, даже Джереми видит сны: <text:span text:style-name="T1298">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376">Хорошо, хорошо. <text:span text:style-name="T1299">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382">Похоже людям можно напомнить о Титанах и Отцах будут смеяться. Не такая умора как тортом в морду, но по крайней мере настолько же чисто.</text:p>
      <text:p text:style-name="P383">Да, гигантские резиновые хуи по-прежнему часть арсенала….</text:p>
      <text:p text:style-name="P384">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377"><text:soft-page-break/>И сразу же не осталось ничего кроме его жопы между Гравитацией и Роджером. «<text:span text:style-name="T1300">Мне всё равно. Роай его ребёнка. Я буду любить вас обоих—только идём со мной, Джессика. Ты нужна мне….</text:span></text:p>
      <text:p text:style-name="P378">Она щёлкает красным рычажком на своём интер<text:span text:style-name="T1301">к</text:span>оме. <text:span text:style-name="T1301">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316">– <text:span text:style-name="T1302">Джес</text:span>— <text:span text:style-name="T1303">блядь, он хочет расплакаться? Чувствует как подкатывает, словно оргазм</text:span>—</text:p>
      <text:p text:style-name="P379">И кто же его спас<text:span text:style-name="T1304">ает (прерывает оргазм)? Надо же</text:span>, Джереми <text:span text:style-name="T1304">собственной персоной. Старый Бобёр появляется и кивком отсылает держиморд, угрюмо блеснувших клыками, назад мастурбировать в комиксы </text:span><text:span text:style-name="T185">Преступления не Окупаются</text:span><text:span text:style-name="T1304">,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185">ланч</text:span><text:span text:style-name="T1304"> в </text:span><text:span text:style-name="T185">Клубе</text:span><text:span text:style-name="T1304">. Совместный </text:span><text:span text:style-name="T185">ланч</text:span><text:span text:style-name="T1304">?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317">– <text:span text:style-name="T1305">Зачем?</text:span>– <text:span text:style-name="T1305">не перестаёт спрашивать Роджер, чтобы разозлить Джереми.</text:span>– <text:span text:style-name="T1305">Зачем вы хотите собрать их и запустить?</text:span></text:p>
      <text:p text:style-name="P318">– <text:span text:style-name="T1306">Мы же их захватили, не так ли? Что ещё </text:span><text:span text:style-name="T186">делать</text:span><text:span text:style-name="T1306"> с ракетой?</text:span></text:p>
      <text:p text:style-name="P319">– <text:span text:style-name="T1307">Но зачем?</text:span></text:p>
      <text:p text:style-name="P320">– <text:span text:style-name="T1308">Зачем? Чёрт, </text:span><text:span text:style-name="T187">посмотреть</text:span><text:span text:style-name="T1308">, ясное дело. Джесика говорит ты—э—</text:span><text:span text:style-name="T187">по части математики</text:span><text:span text:style-name="T1308">?</text:span></text:p>
      <text:p text:style-name="P321">– <text:span text:style-name="T1309">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322">– <text:span text:style-name="T1310">Боже милостивый.</text:span>– <text:span text:style-name="T1310">Смеётся: оглядывает комнату.</text:span></text:p>
      <text:p text:style-name="P323">– <text:span text:style-name="T1311">Это старинная поговорка среди таких как я.</text:span></text:p>
      <text:p text:style-name="P380">Джереми знает как разобраться с <text:span text:style-name="T83">этим</text:span>. <text:span text:style-name="T1312">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188">ты</text:span><text:span text:style-name="T1312"> запросто—</text:span></text:p>
      <text:p text:style-name="P324">– <text:span text:style-name="T1313">Неформальный значит в костюме свободного кроя,</text:span>– <text:span text:style-name="T1314">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189">на самом деле</text:span><text:span text:style-name="T1314">!</text:span></text:p>
      <text:p text:style-name="P381">И он приводит таки гостя: Моряка Бодвайна, который по своим связям заказал передать ему из зоны Панамского Канала <text:span text:style-name="T1315">(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190">закреплять вешалками-плечиками</text:span><text:span text:style-name="T1315">,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190"><text:s/>пятикратно-разделённый</text:span><text:span text:style-name="T1315">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190">нитрокрасочно</text:span><text:span text:style-name="T1315">-синий . Он моментально бросается в глаза куда бы ни пришёл. На собирушках он мозолит </text:span><text:soft-page-break/><text:span text:style-name="T1315">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325">– <text:span text:style-name="T1316">Только ты и я, кореш?</text:span>– <text:span text:style-name="T1316">грит Бодайн.</text:span>– <text:span text:style-name="T1316">Чё так типа стеснительно?</text:span></text:p>
      <text:p text:style-name="P326">– <text:span text:style-name="T1316">Послушай,</text:span>– <text:span text:style-name="T1316">Роджер издаёт нездоровый смешок на то, что только что пришло ему в голову,</text:span>– <text:span text:style-name="T1317">мы даже не можем прихватить с собой те большие резиновые хуи. Сёдня придётся полагаться на нашу </text:span><text:span text:style-name="T191">смекалку</text:span><text:span text:style-name="T1317">!</text:span></text:p>
      <text:p text:style-name="P327">– <text:span text:style-name="T1318">Тогда так, пошлю мотоцикл к Пуци пригнать нам взвод клоунов и</text:span>—</text:p>
      <text:p text:style-name="P327">– <text:span text:style-name="T1318">Знаешь что? Ты утратил свой дух любителя приключений. Ага. Раньше ты таким не был, знаешь ли.</text:span></text:p>
      <text:p text:style-name="P328">– <text:span text:style-name="T1319">Слышь, братиш,</text:span>– <text:span text:style-name="T1320">произнося на Флотском Диалекте: брат</text:span><text:span text:style-name="T192">иишь</text:span><text:span text:style-name="T1320">,</text:span>– <text:span text:style-name="T1320">брось, брат</text:span><text:span text:style-name="T192">иишь.</text:span><text:span text:style-name="T1320"> Поставь себя на моё место.</text:span></text:p>
      <text:p text:style-name="P328">– <text:span text:style-name="T1320">Я б и не против, но… утону ж в таком-то.</text:span></text:p>
      <text:p text:style-name="P329">– <text:span text:style-name="T1321">Простой скромный парень,</text:span>– <text:span text:style-name="T1321">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322">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193">иишь</text:span><text:span text:style-name="T1322">. Радуйся, что ты всё ещё так охуенно наивен, Родж, подожди как увидишь первую разборку Европейского гангстера, они любят делать три контрольных: в голову, желудок и сердце. Ты врубился, что </text:span><text:span text:style-name="T193">желудок</text:span><text:span text:style-name="T1322">? В этих краях желудок не считается вторым классом и это хорошая осенняя мысля помозговать на досуге.</text:span></text:p>
      <text:p text:style-name="P330">– <text:s/><text:span text:style-name="T1323">Бодайн, разве ты не дезертировал? Но за это смертная казнь, правда?</text:span></text:p>
      <text:p text:style-name="P331">– <text:s/><text:span text:style-name="T1323">Блядь, </text:span><text:span text:style-name="T194">это</text:span><text:span text:style-name="T1323">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324">Так что Роджер потащил его с собой, с его монологом, в его зут костюме, на Круппное увеселение.</text:span></text:p>
      <text:p text:style-name="P385">Ещё в дверях, первое, что отмечает Бодан, так это тот струнный квартет <text:span text:style-name="T1325">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195">тебя</text:span><text:span text:style-name="T1325">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195">Largo, cantabile e mesto, </text:span><text:span text:style-name="T1326">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text:span><text:soft-page-break/><text:span text:style-name="T1326">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196">Доктор Джекил и Мистер Хайд</text:span><text:span text:style-name="T1326">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196">Гайдн</text:span><text:span text:style-name="T1326">, Mutti! Лица от ICI и GE сгибают шеи пытаясь прочитать в свете свечей программку с любовью выписанную от руки спутником Утгарталоки по жизни, </text:span><text:span text:style-name="T196">Frau <text:s/></text:span><text:span text:style-name="T1326">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196">догола</text:span><text:span text:style-name="T1326">.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196">Записки Международного Общества Сознавшихся в Энтузиазме к Носологии Альбатросов</text:span><text:span text:style-name="T1326">, Зима 1936, великолепный небольшой журнал, они даже послали корреспондента в </text:span><text:span text:style-name="T196">Испанию</text:span><text:span text:style-name="T1326">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386">В общем, если бы участники П<text:span text:style-name="T1327">р</text:span>отиводействия лучше знали что стоит за этими категориями, <text:span text:style-name="T1328">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387">Роджеру должно быть примерещились тут на минуту <text:span text:style-name="T1329">вспотевшие</text:span> вечера Термидора: <text:span text:style-name="T1329">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388">Они воспользуются нами. <text:span text:style-name="T1330">Мы поможем им узакониться, хотя Им не так уж это и нужно, для Них это ещё один дивидент, однако не решающий….</text:span></text:p>
      <text:p text:style-name="P389">О да, разве не <text:span text:style-name="T83">в точности</text:span> <text:span text:style-name="T1331">так</text:span> Они и сделают. <text:span text:style-name="T1332">Вернёмся теперь к Роджеру, в менее чем подходящее время и место оказавшемуся в рядах Оппозиции, пока первая в его жизни настоящая </text:span><text:soft-page-break/><text:span text:style-name="T1332">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197">уй</text:span><text:span text:style-name="T1332">-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390">Виолончель призрачна, смазанно-коричнева, прозрачна, вздыхает туда-сюда средь прочих Голосов. <text:span text:style-name="T1333">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198">казу</text:span><text:span text:style-name="T1333">!</text:span></text:p>
      <text:p text:style-name="P12"><text:span text:style-name="T460">Это музыкальный фон к тому, что готовится произойти. </text:span><text:span text:style-name="T461">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334">Что это тут за </text:span><text:span text:style-name="T462">‘</text:span><text:span text:style-name="T453">Überraschungbraten</text:span><text:span text:style-name="T462">’?»</text:span><text:span text:style-name="T449">– </text:span><text:span text:style-name="T452">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2"><text:span text:style-name="T452">– </text:span><text:span text:style-name="T463">Да просто </text:span><text:span text:style-name="T465">так и значит</text:span><text:span text:style-name="T463">, Матросик,</text:span><text:span text:style-name="T448">– </text:span><text:span text:style-name="T463">отвечает «Конни Командос»,</text:span><text:span text:style-name="T448">– </text:span><text:span text:style-name="T463">на Немецком </text:span><text:span text:style-name="T465">это</text:span><text:span text:style-name="T463"> «</text:span><text:span text:style-name="T464">сюрпризное жаркое».</text:span></text:p>
      <text:p text:style-name="P3"><text:span text:style-name="T501">– </text:span><text:span text:style-name="T466">По моей части, грит Бодайн. </text:span><text:span text:style-name="T467">Она же</text:span><text:span text:style-name="T448">—</text:span><text:span text:style-name="T467">возможно ненароком</text:span><text:span text:style-name="T448">—</text:span><text:span text:style-name="T467">просигналила глазами</text:span><text:span text:style-name="T448">—</text:span><text:span text:style-name="T468">вероятно, Пойнтсмен, существует такая вещь как рефлекс доброты </text:span><text:span text:style-name="T469">(сколько молодых мужчин навидалась она </text:span><text:span text:style-name="T470">приконченными с </text:span><text:span text:style-name="T462">’</text:span><text:span text:style-name="T470">42?) который кое-где, также и вне Зоны, уцелел от вымирания…. </text:span><text:span text:style-name="T471">Бодайн смотрит вдоль стола, мимо корпоративных зубов и полированных ногтей, </text:span><text:span text:style-name="T472">мимо инструментов для еды с увесистыми монограммами, </text:span><text:span text:style-name="T473">и в первый раз замечает облицованн</text:span><text:span text:style-name="T479">ое</text:span><text:span text:style-name="T473"> камнем уг</text:span><text:span text:style-name="T479">лубление</text:span><text:span text:style-name="T473"> для барбекю с двумя вертелами чёрного железа для прокрутки вручную. </text:span><text:span text:style-name="T474">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475">и </text:span><text:span text:style-name="T474">уголь, </text:span><text:span text:style-name="T475">соблазнительные, с кулак, вороньего крыла куски, из тех что когда-то оставляли трупы </text:span><text:span text:style-name="T476">вдоль берегов каналов, когда-то, в Инфляцию, </text:span><text:span text:style-name="T477">когда </text:span><text:span text:style-name="T478">его действительно удерживали </text:span><text:span text:style-name="T477"><text:s/>настолько смертельно дорогим, </text:span><text:span text:style-name="T478">представьте… </text:span><text:span text:style-name="T480">На краю углубления, где Юстус уже зажигает свечу, </text:span><text:span text:style-name="T481">пок</text:span><text:span text:style-name="T480">а Гретхен </text:span><text:span text:style-name="T482">обрызгивает топливо войсковым растворителем, из доков в порту, </text:span><text:span text:style-name="T483">М</text:span><text:span text:style-name="T482">оряк Бодвайн узрел голову Роджера, </text:span><text:span text:style-name="T483">которую две или три пары рук удерживают кверх</text:span><text:span text:style-name="T482"> </text:span><text:span text:style-name="T483">ногами, </text:span><text:span text:style-name="T484">губы отодраны от зубов и обнажённые дёсна </text:span><text:span text:style-name="T485">уже обесчвеченно</text:span><text:span text:style-name="T484"> белеют словно череп, </text:span><text:span text:style-name="T485">покуда одна из служанок, классическая атлас-с-кружевом, вредная, полапатьбыбельная девка, </text:span><text:span text:style-name="T486">чистит зубы Американской зубной пастой, </text:span><text:span text:style-name="T487">старательно соскабливая никотинные пятна и винный камень. </text:span><text:span text:style-name="T454">Глаза у Роджера такие обиженные и умоляющие</text:span><text:span text:style-name="T488">…. </text:span><text:span text:style-name="T489">Со всех сторон, гости перешёптываются. « </text:span><text:span text:style-name="T490">Как </text:span><text:span text:style-name="T491">эксцентрично, </text:span><text:span text:style-name="T492">Стефен придумал даже голову сыра!»</text:span><text:span text:style-name="T448">–</text:span><text:span text:style-name="T492"> «</text:span><text:span text:style-name="T493">Нет уж, </text:span><text:span text:style-name="T455">я </text:span><text:span text:style-name="T493">дождусь </text:span><text:span text:style-name="T455">другую часть</text:span><text:span text:style-name="T493">, чтоб откусить...»</text:span><text:span text:style-name="T448">– </text:span><text:span text:style-name="T494">хиханьки, возбуждённое дыхание, </text:span><text:span text:style-name="T495">а что это за очень синие штаны такие </text:span><text:span text:style-name="T496">все в складках… </text:span><text:span text:style-name="T497">и чем измазан пиджак, </text:span><text:span text:style-name="T498">а что на вертеле, краснее до хрусткой жирной корочки, </text:span><text:span text:style-name="T499">поворачивается, </text:span><text:span text:style-name="T500">чьё лицо сейчас обернётся, ба! так это же</text:span><text:span text:style-name="T448">—</text:span></text:p>
      <text:p text:style-name="P4"><text:soft-page-break/><text:span text:style-name="T448">– </text:span><text:span text:style-name="T502">Кетчупа нет, кетчупа нет,</text:span><text:span text:style-name="T448">– </text:span><text:span text:style-name="T503">мохнач </text:span><text:span text:style-name="T504">синепиджачный резко роется среди уксусниц и </text:span><text:span text:style-name="T505">подносов,</text:span><text:span text:style-name="T448">– </text:span><text:span text:style-name="T506">похоже </text:span><text:span text:style-name="T522">вовсе</text:span><text:span text:style-name="T506"> нет… </text:span><text:span text:style-name="T507">что за ёбанная тут забегаловка, Родж,</text:span><text:span text:style-name="T448">– </text:span><text:span text:style-name="T507"><text:s/></text:span><text:span text:style-name="T508">кричит</text:span><text:span text:style-name="T507"> </text:span><text:span text:style-name="T509">вдоль стола наискосок через семь вражеских лиц,</text:span><text:span text:style-name="T448">– <text:s/></text:span><text:span text:style-name="T510">эй, брат</text:span><text:span text:style-name="T456">иишь</text:span><text:span text:style-name="T510">, возле тебя там кетчупа не видать?</text:span></text:p>
      <text:p text:style-name="P7"><text:span text:style-name="T510">К</text:span><text:span text:style-name="T448">етчуп сигнальное слово, </text:span><text:span text:style-name="T522">ясное дело</text:span><text:span text:style-name="T511">—</text:span></text:p>
      <text:p text:style-name="P5"><text:span text:style-name="T448">– </text:span><text:span text:style-name="T512">Странно,</text:span><text:span text:style-name="T448">– </text:span><text:span text:style-name="T512">отвечает Роджер, который явно видел точно ту же картину в углублении,</text:span><text:span text:style-name="T448">– </text:span><text:span text:style-name="T513">я как раз собирался спросить <text:s/>у </text:span><text:span text:style-name="T457">тебя</text:span><text:span text:style-name="T513"> то же самое</text:span><text:span text:style-name="T512">!</text:span></text:p>
      <text:p text:style-name="P8"><text:span text:style-name="T448">Они ухмыляются друг другу как два клоуна. </text:span><text:span text:style-name="T514">Ауры обоих, для протокола, зелёные. Не пиздю. Ни разу с зимы </text:span><text:span text:style-name="T462">’</text:span><text:span text:style-name="T514">42 в морск</text:span><text:span text:style-name="T516">о</text:span><text:span text:style-name="T514">м караване посреди шторма в Северной Атлантике, </text:span><text:span text:style-name="T515">с оборвавшимися тоннами 5-дюймовых боеприпасов, что катались по всему судну, </text:span><text:span text:style-name="T516">Германская волчья стая невидимо из-под воды сшибает соседние корабли направо и налево, </text:span><text:span text:style-name="T517">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518">задыхались от хохота—</text:span><text:span text:style-name="T519">ни разу с того дня </text:span><text:span text:style-name="T520">Моряк Бодайн не чув</text:span><text:span text:style-name="T521">с</text:span><text:span text:style-name="T520">твовал такого кайфа </text:span><text:span text:style-name="T521">при хороших шансах погибнуть</text:span><text:span text:style-name="T523">.</text:span></text:p>
      <text:p text:style-name="P109">– <text:span text:style-name="T1335">Ничего себе сервировка, а?</text:span>– <text:span text:style-name="T1335">восклицает он.</text:span>– <text:span text:style-name="T1336">Еда называется!</text:span>– <text:span text:style-name="T1336">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10">– <text:span text:style-name="T1337">Даже не знаю,</text:span>– <text:s/><text:span text:style-name="T1337">Роджер тщательно небрежен,</text:span>– <text:span text:style-name="T1337">я как-то не нахожу </text:span><text:span text:style-name="T199">суп из соплей</text:span><text:span text:style-name="T1337"> в меню.</text:span></text:p>
      <text:p text:style-name="P111">– <text:span text:style-name="T1338">Ага, и я бы сам не отказался от </text:span><text:span text:style-name="T200">гнойного пудинга</text:span><text:span text:style-name="T1338">. Думаешь у них найдётся?</text:span></text:p>
      <text:p text:style-name="P112">– <text:span text:style-name="T1339">Нет, но может оказаться суфле с молофьёй!</text:span>– <text:span text:style-name="T1340">вскрикивает Роджер,</text:span>– <text:span text:style-name="T1341">с добавкой из </text:span><text:span text:style-name="T201">менструального мармелада</text:span><text:span text:style-name="T1341">!</text:span></text:p>
      <text:p text:style-name="P113">– <text:span text:style-name="T1342">А ещё бы не прочь от наваристого жаркого со смегмой!</text:span>–<text:span text:style-name="T1342"> предлагает Бодайн,</text:span>– <text:span text:style-name="T1343">или как начёт </text:span><text:span text:style-name="T202">кастрюльки тромбов</text:span><text:span text:style-name="T1343">?</text:span></text:p>
      <text:p text:style-name="P114">– <text:span text:style-name="T1345">Мы бы составили обед получше этого,</text:span>– <text:span text:style-name="T1345">Роджер помахивает меню в руке.</text:span>– <text:span text:style-name="T1346">Для начала плацентные аппетитные закуски, возможно какие-то </text:span><text:span text:style-name="T203">сэндвичи со струпьями</text:span><text:span text:style-name="T1346">, хорошо расчёсанными, конечно… и или </text:span><text:span text:style-name="T203">к</text:span><text:span text:style-name="T205">литор</text:span><text:span text:style-name="T203">ные клёцки</text:span><text:span text:style-name="T1346">! Ммм, объеденье, сдобренные </text:span><text:span text:style-name="T203">майонезом из мукуса.</text:span></text:p>
      <text:p text:style-name="P115">– <text:span text:style-name="T1347">О, мне дошло,</text:span>– <text:span text:style-name="T1347">грит Конни Командос,</text:span>– <text:span text:style-name="T1348">тут должна быть аллитерация. Как насчёт… э… </text:span><text:span text:style-name="T204">пожёванных пельмешков</text:span><text:span text:style-name="T1348">?</text:span></text:p>
      <text:p text:style-name="P116">– <text:span text:style-name="T1349">Мы составляем суповые блюда, крошка,</text:span>– <text:span text:style-name="T1350">грит с прохладцей <text:s/>Моряк Бодвайн,</text:span>– <text:span text:style-name="T1351">так что позволь мне просто предложить козявочное консоме, или заблёванный бульон.</text:span></text:p>
      <text:p text:style-name="P117">– <text:span text:style-name="T1352">Рвотный рататуй,</text:span>– <text:span text:style-name="T1353">грит Конни.</text:span></text:p>
      <text:p text:style-name="P117">– <text:span text:style-name="T1353">Ты врубилась.</text:span></text:p>
      <text:p text:style-name="P118">– <text:span text:style-name="T1355">Салат из салями с глистами,</text:span>– <text:s/><text:span text:style-name="T1354">продолжает Роджер.</text:span>– <text:span text:style-name="T1355">с нарезкой из абортированных абрикосов и присыпкой перхоти.</text:span></text:p>
      <text:p text:style-name="P235">Раздаётся звук благовоспитанного сдерживания, <text:span text:style-name="T1356">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236">Так и шло, <text:span text:style-name="T1357">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237">Одно из казу прекращает играть. «Затруханная запеканка!»<text:span text:style-name="T531">– </text:span>верезжит Густав</text:p>
      <text:p text:style-name="P119"><text:soft-page-break/>– <text:span text:style-name="T1358">Обосанные оладьи, с сычужным сиропом,</text:span>– <text:span text:style-name="T1359">добавляет Андрэ Омнопон, когда Густав возобновляет игру, Внешние Голоса тем временем сбились в замешательстве.</text:span></text:p>
      <text:p text:style-name="P119">– <text:span text:style-name="T1360">И посыпаны эксттратом экскрементов,</text:span>– <text:span text:style-name="T1360">бормочет виолончелист, который не ставит себя выше невинных забав.</text:span></text:p>
      <text:p text:style-name="P119">– <text:span text:style-name="T1360">Геморроидные гренки,</text:span>– <text:span text:style-name="T1360">Конни с восторгом лупит ложкой,</text:span>– <text:span text:style-name="T206">поносные пирожки</text:span><text:span text:style-name="T1361">!</text:span></text:p>
      <text:p text:style-name="P391">Фрау Утгарталоки вскакивает на ноги, <text:span text:style-name="T1362">перевернув поднос болячек бламанже—</text:span><text:span text:style-name="T207">иззвиняюсь</text:span><text:span text:style-name="T1362">,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332">– <text:span text:style-name="T1363">Отборный</text:span><text:span text:style-name="T1344"> </text:span><text:span text:style-name="T1363">гангренозный гуляш, или восхитительная кремово-белая <text:s/>порция проказы,</text:span>–<text:span text:style-name="T1364">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333">– <text:span text:style-name="T1365">Фунгусное фрикасе!</text:span>– <text:span text:style-name="T1366">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334">– <text:span text:style-name="T1367">Карбункульные котлеты!</text:span></text:p>
      <text:p text:style-name="P335">– <text:span text:style-name="T1368">С </text:span><text:span text:style-name="T208">паховой подливой</text:span><text:span text:style-name="T1368">!</text:span></text:p>
      <text:p text:style-name="P336">– <text:span text:style-name="T1369">Корейка с кольцевывми червями!</text:span></text:p>
      <text:p text:style-name="P392"><text:span text:style-name="T1369">У </text:span>леди Мнемосин Глуб какой-то припадок, настолько сильный, что ожерелье её рвётся и жемчужины раскатываются по шёлку скатерти. <text:span text:style-name="T1370">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401">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392"/>
      <text:p text:style-name="P647">У, дайте отех прыщиков à-la-улю,</text:p>
      <text:p text:style-name="P647">Налопаюся до усрачки!</text:p>
      <text:p text:style-name="P647">Скажи, брат<text:span text:style-name="T83">иишь</text:span>, как ты глядишь</text:p>
      <text:p text:style-name="P647">На тему Палубных Десертов после качки?</text:p>
      <text:p text:style-name="P393"/>
      <text:p text:style-name="P337">– <text:span text:style-name="T1371">Я должен вам признаться,</text:span>– <text:span text:style-name="T1371">торопливо шепчет Густав.</text:span>– <text:span text:style-name="T1371">Мне ужасно неловко, но наверное вам не нужны такие как я. Понимаете… Я был Штурмовиком. Очень давно. Знаете, как Хорст Вессель.</text:span></text:p>
      <text:p text:style-name="P338">– <text:span text:style-name="T1372">Ну и что?</text:span>– <text:span text:style-name="T1372">смеётся Бодайн,</text:span>– <text:span text:style-name="T1373">может я был стрелком у Мелвина Пёрвиса.</text:span></text:p>
      <text:p text:style-name="P339">– <text:span text:style-name="T1374">Кем?</text:span></text:p>
      <text:p text:style-name="P339">– <text:span text:style-name="T1374">За Пост Тостис.</text:span></text:p>
      <text:p text:style-name="P340">– <text:span text:style-name="T1374">За кого?</text:span>– <text:span text:style-name="T1375">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394"><text:soft-page-break/>Последний чёрный дворецкий отпирет последнюю дверь наружу, <text:span text:style-name="T1376">и к побегу. Сбегите сегодня. «Тифозный торт с коклюшным кремом, джентльмены,– кивает он. И с той стороны рассвета можешь различить улыбку. </text:span></text:p>
      <text:p text:style-name="P394"><draw:frame draw:style-name="fr1" draw:name="Image10" text:anchor-type="paragraph" svg:width="6.9252in" svg:height="0.3661in" draw:z-index="4"><draw:image xlink:href="Pictures/1000000000000B720000009B428C9716555D8079.png" xlink:type="simple" xlink:show="embed" xlink:actuate="onLoad" loext:mime-type="image/png"/></draw:frame></text:p>
      <text:p text:style-name="P395">В своём рюкзаке Гели Трипинг несёт несколько ногтевых обрезков с пальцев ног Чичерина, <text:span text:style-name="T1377">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396">В полдень она приходит <text:span text:style-name="T1378">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402">– Иногда я могу вызывать его лицо в чашке с чаем. Но травы надо собирать очень внимательно. Я ещё не очень хороша в этом.</text:p>
      <text:p text:style-name="P403">– Но ты влюблена. Технические приёмы всего лишь подмена этому когда стареешь.</text:p>
      <text:p text:style-name="P404">– Зачем не оставаться влюблённой всегда?</text:p>
      <text:p text:style-name="P397">Две женщины наблюдают друг друга через солнечную кухню. <text:span text:style-name="T1379">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398">В ночь, когда чёрные выступили в свой великий переход, <text:span text:style-name="T1380">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399">Позади, подталкивая её, <text:span text:style-name="T1382">дремотность</text:span> города, <text:span text:style-name="T1381">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209">практикующих</text:span><text:span text:style-name="T1381">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400"><text:span text:style-name="T1383">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210">Schwarzkommando</text:span><text:span text:style-name="T1383">. Если чувствует, что можно, она даже спросит про Чичерина. Разнообразие слухов изумляет её. </text:span><text:span text:style-name="T210">Я не единственная кто его любит</text:span><text:span text:style-name="T1383">… хотя </text:span><text:span text:style-name="T210">их</text:span><text:span text:style-name="T1383"> любовь конечно дружеская, </text:span><text:soft-page-break/><text:span text:style-name="T1383">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405">Брехня, Чичерин давно мёрт<text:span text:style-name="T1384">в</text:span>, <text:span text:style-name="T1384">ты что не слышал, уже несколько месяцев как убит…</text:span></text:p>
      <text:p text:style-name="P405">…<text:span text:style-name="T1385">его кем-то подменили пока арестуют остальных из его Блока…</text:span></text:p>
      <text:p text:style-name="P405">...<text:span text:style-name="T1386">нет, он приезжал в Люнеберг неделю назад, мой приятель его раньше видел, точно он…</text:span></text:p>
      <text:p text:style-name="P405">...<text:span text:style-name="T1387">он здорово похудел и выходит только с усиленной охраной. Не меньше двенадцати. В основном Азиаты…</text:span></text:p>
      <text:p text:style-name="P405">...<text:span text:style-name="T1387">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341">– <text:span text:style-name="T1388">По какому краю?</text:span>– <text:span text:style-name="T1389">Они трясутся в кузове 2</text:span><text:span text:style-name="T694">½-тонного</text:span><text:span text:style-name="T1389">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342">– <text:span text:style-name="T1390">Ну, </text:span><text:span text:style-name="T211">ты</text:span><text:span text:style-name="T1390"> знаешь какое у него задание.</text:span></text:p>
      <text:p text:style-name="P342">– <text:span text:style-name="T1390">Ракеты?</text:span></text:p>
      <text:p text:style-name="P343">– <text:span text:style-name="T1391">Не хотел бы я оказаться на его месте, вот и всё.</text:span></text:p>
      <text:p text:style-name="P406">На гребне холма геодезическая партия восстанавливают разбитую дорогу. <text:span text:style-name="T1392">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212">чувствует крест</text:span><text:span text:style-name="T1392">,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212">этого</text:span><text:span text:style-name="T1392">?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212">потребовалось</text:span><text:span text:style-name="T1392">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212">Наша миссия в том, чтоб поддерживать смерть</text:span><text:span text:style-name="T1392">.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407"><text:soft-page-break/>Только лишь почти, из-за уровня дезертирства. <text:span text:style-name="T1393">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408"><text:span text:style-name="T1395">Среди</text:span> эх<text:span text:style-name="T1395">а</text:span> с колкими краями, Титан ворочается <text:span text:style-name="T1394">глубоко </text:span>внизу. <text:span text:style-name="T1395">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409">Вдруг Пан<text:span text:style-name="T531">—</text:span>прыжком<text:span text:style-name="T531">—</text:span>с лицом невыносимой красоты, <text:span text:style-name="T1396">прекрасный Змий, кольца его сплетают радугу небес—в несомненные кости страха—</text:span></text:p>
      <text:p text:style-name="P410">Не иди домой средь ночи по пуст<text:span text:style-name="T1397">ы</text:span>м пол<text:span text:style-name="T1397">ям</text:span>. <text:span text:style-name="T1398">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411">Это вопрос нескольких недель, <text:span text:style-name="T1399">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412">Умрёт ли Блисеро,<text:span text:style-name="T83"> нет пожалуйста не дай ему умереть</text:span>…. <text:span text:style-name="T1400">(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413">Это ещё какая-то игра, <text:s/>наверное, ещё один повод для порки? <text:span text:style-name="T1401">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text:span><text:soft-page-break/><text:span text:style-name="T1401">пределами его убогой слышимости… должны быть эти тоже, любовники чьи гениталии </text:span><text:span text:style-name="T213">посвящены</text:span><text:span text:style-name="T1401">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414">Со своим приближением к этому, взятый внутрь снова и снова, Готфрид может лишь держаться открытым, расслабить сфинктер своей души….</text:p>
      <text:p text:style-name="P415"><text:span text:style-name="T531">– </text:span>А иногда я мечтаю об открытии края Света. Обнаружить что край <text:span text:style-name="T83">есть</text:span>. <text:span text:style-name="T1402">Моя горная горечавка знала всегда. Но мне это обошлось так дорого.</text:span></text:p>
      <text:p text:style-name="P416">Америка <text:span text:style-name="T83">была</text:span> краем свет<text:span text:style-name="T1403">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417">В Азию, Африку, Америндию, Океанию Европа явилась Европа и установила <text:span text:style-name="T1404">свою </text:span>власть <text:span text:style-name="T1404">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214">одна лишь</text:span><text:span text:style-name="T1404">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214">единой с</text:span><text:span text:style-name="T1404">….</text:span></text:p>
      <text:p text:style-name="P418">Закончился ли один цикл и теперь готов начаться новый? <text:span text:style-name="T1405">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215">постоянный риск упасть</text:span><text:span text:style-name="T1405">.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419">Хотел бы я обрести всё это. <text:span text:style-name="T1406">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420">Связи на которые они рассчитывали <text:span text:style-name="T1407">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text:span><text:soft-page-break/><text:span text:style-name="T1407">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216"> глупую чистоту</text:span><text:span text:style-name="T1407">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344">– <text:span text:style-name="T1408">Твоей любви,</text:span>– <text:span text:style-name="T1408">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345">– <text:span text:style-name="T1409">Я хочу вырваться</text:span>—<text:span text:style-name="T1409">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421">Готфрид стоит на коленях, немо, в ожидании. <text:span text:style-name="T217">Блисеро смотрит на него</text:span><text:span text:style-name="T1410">.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217">Почему он вдруг спрашивает</text:span><text:span text:style-name="T1410">….</text:span></text:p>
      <text:p text:style-name="P422">На этом-то всё и держится. Коридоры рутины, <text:span text:style-name="T1411">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422"><draw:frame draw:style-name="fr1" draw:name="Image11" text:anchor-type="paragraph" svg:width="6.9252in" svg:height="0.3661in" draw:z-index="5"><draw:image xlink:href="Pictures/1000000000000B720000009B428C9716555D8079.png" xlink:type="simple" xlink:show="embed" xlink:actuate="onLoad" loext:mime-type="image/png"/></draw:frame></text:p>
      <text:p text:style-name="P423">Вот <text:span text:style-name="T1415">он</text:span> Енцин, гонит свою новенькую ракету сквозь ночь. <text:span text:style-name="T1412">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424">Это 00001, <text:span text:style-name="T1413">вторая в своей серии.</text:span></text:p>
      <text:p text:style-name="P426">Русские репродукторы через Эльбу обращались к тебе. <text:span text:style-name="T1414">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text:span><text:soft-page-break/><text:span text:style-name="T1414">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429">Но молодые люди все постарели и мало осталось цвета в этой сцене… <text:span text:style-name="T1416">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1061">перемены с Ракето-</text:span><text:span text:style-name="T1062">модификациями: </text:span><text:span text:style-name="T1063">не более чем производные, вообще-то, </text:span><text:span text:style-name="T1064">от приёмов, с помощью которых </text:span><text:span text:style-name="T1065">Констанс Бабингтон-Смит и </text:span><text:span text:style-name="T1066">её коллега Р.А.Ф. Медменхэм </text:span><text:span text:style-name="T1067">раскрыли Ракету по развед-аэроснимкам <text:s/>1943-</text:span><text:span text:style-name="T1068">го над Пенемюнде. </text:span></text:p>
      <text:p text:style-name="P430"><text:span text:style-name="T1068">Н</text:span><text:span text:style-name="T1040">о вспомни, любили </text:span><text:span text:style-name="T1069">ли вы </text:span><text:span text:style-name="T1040">это. </text:span><text:span text:style-name="T1069">Если да, </text:span><text:span text:style-name="T1070">то </text:span><text:span text:style-name="T1069">как вы это любили. </text:span><text:span text:style-name="T1070">И насколько—</text:span><text:span text:style-name="T1071">ведь вы привыкли спрашивать «насколько», </text:span><text:span text:style-name="T1072">привыкли измерять, сравнивать замеры, </text:span><text:span text:style-name="T1073">вставлять их в формулы для определения <text:s/>сколько бол</text:span><text:span text:style-name="T1074">ь</text:span><text:span text:style-name="T1073">ше</text:span><text:span text:style-name="T1071">, <text:s/></text:span><text:span text:style-name="T1074">сколько чего, сколько когда… </text:span><text:span text:style-name="T1075">а здесь в вашем общем движении к морю </text:span><text:span text:style-name="T1076">чувствуй сколько хочешь </text:span><text:span text:style-name="T1077">ту тёмную двусмысленную любовь, которая ещё и стыд, </text:span><text:span text:style-name="T1078">бравада, инженерская геополитика—«</text:span><text:span text:style-name="T1079">сферы влияния» св</text:span><text:span text:style-name="T1080">е</text:span><text:span text:style-name="T1079">дённые к </text:span><text:span text:style-name="T1080">торусам радиуса действия Ракеты, </text:span><text:span text:style-name="T1081">что параболичны в сечении…</text:span></text:p>
      <text:p text:style-name="P431"><text:span text:style-name="T1082">...не, как могло бы нам представляться, ограничены снизу линией Земли «</text:span><text:span text:style-name="T1083">с которой поднимается» и Земли «в которую ударяет» </text:span><text:span text:style-name="T1084">Но Ведь Ты В Самом Деле Не Думал Что Так Правда Же </text:span><text:span text:style-name="T1085">Конечно Она Начинается Неизмеримо Под Землёй </text:span><text:span text:style-name="T1086">И Уходит Неизмеримо Обратно В Землю </text:span><text:span text:style-name="T1087">нам позволено видеть всего лишь пик, отрыв от </text:span><text:span text:style-name="T1088">поверхности, из другого молчащего мира, </text:span><text:span text:style-name="T1089">резко (реактивный самолёт срывающийся в сверхзвуковую скорость, через сколько-то лет космический крпаль срывающийся в сверхсветовую) </text:span><text:span text:style-name="T1090">Помни Пароль В Зоне На Этой Неделе </text:span><text:span text:style-name="T1091">Б</text:span><text:span text:style-name="T1090">ЫСТРЕЕ</text:span><text:span text:style-name="T1056">—</text:span><text:span text:style-name="T1091">Ч</text:span><text:span text:style-name="T1090">ЕМ </text:span><text:span text:style-name="T1091">С</text:span><text:span text:style-name="T1090">ВЕРХСВЕТОВАЯ По Ходу Голос Ускоряется В Разы</text:span><text:span text:style-name="T1056">—</text:span><text:span text:style-name="T1091">Линейные Исключения Лишь Для Случаев Жалоб На Верхние Дыхательные, </text:span><text:span text:style-name="T1092">на каждом из «концов», пойми, </text:span><text:span text:style-name="T1093">огромная передача энергии: </text:span><text:span text:style-name="T1094">прорыв вверх в этот мир, </text:span><text:span text:style-name="T1095">в контролируемое горение</text:span><text:span text:style-name="T1056">—</text:span><text:span text:style-name="T1096">прорыв вниз снова, </text:span><text:span text:style-name="T1097">неконтролируемый взрыв… </text:span><text:span text:style-name="T1098">это отсутствие симметрии ведё</text:span><text:span text:style-name="T1101">т</text:span><text:span text:style-name="T1098"> к </text:span><text:soft-page-break/><text:span text:style-name="T1098">предположению </text:span><text:span text:style-name="T1099">о наличии, подобно Эфиру, </text:span><text:span text:style-name="T1100">потоков во времени, подобных потокам Эфира в прост</text:span><text:span text:style-name="T1101">р</text:span><text:span text:style-name="T1100">анстве. </text:span><text:span text:style-name="T1102">Предположение Вакуума во времени вело к обособлению нас друг от друга. </text:span><text:span text:style-name="T1103">Но море Эфира несущее нас из-мира-в-мир может вернуть нас к неразрывности, </text:span><text:span text:style-name="T1104">открыть нам более благоприятную вселенную, более вольную….</text:span></text:p>
      <text:p text:style-name="P432"><text:span text:style-name="T1104">Т</text:span><text:span text:style-name="T1040">ак что да да, тут покатила схоластика, космология состояний Ракеты… </text:span><text:span text:style-name="T1105">это Ракета уводит на такой путь</text:span><text:span text:style-name="T1056">—</text:span><text:span text:style-name="T1106">из всех прочих</text:span><text:span text:style-name="T1056">—</text:span><text:span text:style-name="T1107">мимо этих видимых извивов змея, что </text:span><text:span text:style-name="T1108">всхлёстываются </text:span><text:span text:style-name="T1109">над поверхностью Земли радужным светом, </text:span><text:span text:style-name="T1110">в стальных судорогах… </text:span><text:span text:style-name="T1111">эти шторма, это всё в недрах Земли о чём нам никогда не говорилось… </text:span><text:span text:style-name="T1112">мимо них, через стремительность, </text:span><text:span text:style-name="T1113">в исчисляемый космос, </text:span><text:span text:style-name="T1114">причудливый обшитый панелями коричневого дерева, Викторианский </text:span><text:span text:style-name="T1115">вид Войны Мозгов, как между кватернионами и векторным анализом в 1880-е</text:span><text:span text:style-name="T1056">—</text:span><text:span text:style-name="T1116">ностальгия по Эфиру, серебряным, маятниковым, </text:span><text:span text:style-name="T1107"><text:s/></text:span><text:span text:style-name="T1117">камне-основанным, </text:span><text:span text:style-name="T1118">исчечено-латунным, филигранным, элегантно функциональным </text:span><text:span text:style-name="T1119">формам наших дедушек. </text:span><text:span text:style-name="T1120">Со всеми оттенками сепии, разумеется. </text:span><text:span text:style-name="T1121">Но Ракета должна быть множеством всего, </text:span><text:span text:style-name="T1122">должна </text:span><text:span text:style-name="T1123">с</text:span><text:span text:style-name="T1122">оответствовать </text:span><text:span text:style-name="T1123">всевозможным формам в снах тех, кто входил в контакт с нею</text:span><text:span text:style-name="T1056">—</text:span><text:span text:style-name="T1124">в бою, в туннеле, на бумаге</text:span><text:span text:style-name="T1056">—</text:span><text:span text:style-name="T1125">она должна выстоять перед ересями сияющей, не сбиваемой с толку… </text:span><text:span text:style-name="T1126">а еретики непременно будут: </text:span><text:span text:style-name="T1127">Гностики </text:span><text:span text:style-name="T1128">притянутые порывом ветра и огня в палаты Ракето-трона… </text:span><text:span text:style-name="T1129">Каббалисты, что изучают Ракету словно Тору, </text:span><text:span text:style-name="T1130">букву за буквой</text:span><text:span text:style-name="T1056">—</text:span><text:span text:style-name="T1131">заклёпк</text:span><text:span text:style-name="T1132">и</text:span><text:span text:style-name="T1131">, чаша горел</text:span><text:span text:style-name="T1132">ки и латунная роза</text:span><text:span text:style-name="T1131">, </text:span><text:span text:style-name="T1133">её текст для их перестановок и изыскания новых откровений, </text:span><text:span text:style-name="T1134">непрестанно раскрывающихся всё дальше и дальше… </text:span><text:span text:style-name="T1135">Манихейцы, различающие две Ракеты, добра и зла, </text:span><text:span text:style-name="T1136">что говорят вместе священной идиолалией</text:span><text:span text:style-name="T1131"> </text:span><text:span text:style-name="T1136">Первобытных Близнецов </text:span><text:span text:style-name="T1137">(некоторые утверждают что их имена Енцин и Блисеро) </text:span><text:span text:style-name="T1138">про добрую Ракету, что </text:span><text:span text:style-name="T1139">понесёт</text:span><text:span text:style-name="T1138"> нас </text:span><text:span text:style-name="T1139">к звёздам, и про злую Ракету для самоубийства Мира, </text:span><text:span text:style-name="T1140">обе в вечной борьбе.</text:span></text:p>
      <text:p text:style-name="P433"><text:span text:style-name="T1140">Н</text:span><text:span text:style-name="T1040">о еретики эти будут отыскиваться и </text:span><text:span text:style-name="T1141">владычество молчания расти с падением каждого из них… </text:span><text:span text:style-name="T1142">их </text:span><text:span text:style-name="T1053">всех</text:span><text:span text:style-name="T1142"> отыщут. </text:span><text:span text:style-name="T1143">Для каждого будет его персональная Ракета. </text:span><text:span text:style-name="T1144">В её программу отыскания цели буд</text:span><text:span text:style-name="T1145">у</text:span><text:span text:style-name="T1144">т загружен</text:span><text:span text:style-name="T1145">ы</text:span><text:span text:style-name="T1144"> его </text:span><text:span text:style-name="T1145">ЭЭГ, </text:span><text:span text:style-name="T1146">всплески и шумы его </text:span><text:span text:style-name="T1147">пульса, призрачные </text:span><text:span text:style-name="T1148">цветы личного инфракрасного, </text:span><text:span text:style-name="T1149">каждая Ракета будет знать своего предназначенного и охотиться за ним, </text:span><text:span text:style-name="T1150">преследовать его зелёно-лакированная и молчаливая охотничья собака, </text:span><text:span text:style-name="T1151">по нашему Миру, </text:span><text:span text:style-name="T1152">блестящая и заострённая в небе за его спиной, </text:span><text:span text:style-name="T1153">его хранитель-палач мчащий следом, мчащий </text:span><text:span text:style-name="T1054">всё ближе….</text:span></text:p>
      <text:p text:style-name="P558">Задачи таковы. <text:span text:style-name="T1417">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text:span><text:soft-page-break/><text:span text:style-name="T1417">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559">00001 перевозится разобранной, <text:s/>секциям<text:span text:style-name="T1418">и—боеголовка, управление, баки горючего и окислителя, хвостовая секция. Если смогут доставить к месту пуска, придётся собирать там. </text:span></text:p>
      <text:p text:style-name="P560">– <text:span text:style-name="T1419">Покажи мне общество, что ни разу не говорило «я создано среди людей»,</text:span>– <text:s/><text:span text:style-name="T1419">Кристиан шагает с Енциным в полях повыше привала,</text:span>– «<text:span text:style-name="T1419">чтобы защитить каждого из вас от насилия, дать убежище в час катастрофы», но Енцин, какая там защита? Что может защитить нас от этого?</text:span>– <text:span text:style-name="T1420">указывает в долину на жёлто-серые сети маскировки, рентгеноглазые для единственно этого путешествия, видят насквозь….</text:span></text:p>
      <text:p text:style-name="P587">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561">– <text:span text:style-name="T1421">Это приходит как Откровение. Показывает, что никакое общество не может защитить, никогда не могло</text:span>—<text:span text:style-name="T1422">такая же глупость как щиты из бумаги….</text:span>— <text:span text:style-name="T1423">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1424">Они лишь говорят «любовь»</text:span>—<text:span text:style-name="T1424">и за это мы должники Их? Разве могут Они уберечь нас хотя бы от простуды? От вшей, от одиночества? Хот от </text:span><text:span text:style-name="T218">чего-нибудь</text:span><text:span text:style-name="T1424">?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562">– <text:span text:style-name="T1425">Сходится,</text:span>–<text:span text:style-name="T1425"> кивает Кристиан.</text:span>– <text:span text:style-name="T1425">Это про нас.</text:span>– <text:span text:style-name="T1425">Он не взглядывает на Енцина для подтверждения, при этом.</text:span></text:p>
      <text:p text:style-name="P562">– <text:span text:style-name="T1425">Да.</text:span></text:p>
      <text:p text:style-name="P562">– <text:span text:style-name="T1425">Тогда… в отсутствие веры…</text:span></text:p>
      <text:p text:style-name="P584">В одну из ночей, под дождём, их лагерь-корраль остановился на ночёвку в брошенном исследовательском центре, <text:span text:style-name="T1426">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563">– <text:span text:style-name="T1427">Кто станет воевать за пустыню?</text:span>– <text:span text:style-name="T1427">хочет знать Катье. На ней зелёный дождевик с капюшоном, по виду был бы велик даже Енцину.</text:span></text:p>
      <text:p text:style-name="P585">Кристиан сидит на корточках глядя вверх на <text:span text:style-name="T1428">бледную дугу рефлектора, у основания которого они собрались, в дождь, курят вместе, на минуту отделившись от перехода,– «не за. Он говорит ‘в’»</text:span></text:p>
      <text:p text:style-name="P586">Впоследствие меньше хлопот, если исправляешь Тексты <text:span text:style-name="T1429">как только они <text:s/>произнесены. «Спасибо»,– <text:s/>грит Оберст Енцин.</text:span></text:p>
      <text:p text:style-name="P588">Метров за сто дальше, ссутулившись в другом параболоиде, за ними наблюдает <text:span text:style-name="T1430">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text:span><text:soft-page-break/><text:span text:style-name="T1430">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589">Когда Енцин <text:span text:style-name="T1431">едет </text:span>в передней машине <text:span text:style-name="T1431">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590"><text:span text:style-name="T1432">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219">изморось облепляет чёрное лицо крупными каплищами, </text:span><text:span text:style-name="T1433">так вода пристаёт к чёрному гриму, но не <text:s/>к Иреро коже—</text:span></text:p>
      <text:p text:style-name="P564">– <text:span text:style-name="T1434">Получится тут развернуться?</text:span>– <text:span text:style-name="T1434">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565">– <text:span text:style-name="T1435">Блядь,</text:span>– <text:span text:style-name="T1436">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566">– <text:span text:style-name="T1437">Тут.</text:span>– <text:span text:style-name="T1437">Возле дороги тело навзничь. Это Мечислав Омузире с тяжёлым ранением головы.</text:span>– <text:span text:style-name="T1438">Заберём его, давай.</text:span>– <text:span text:style-name="T1438">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567">– <text:span text:style-name="T1439">Там так и ехать туда </text:span><text:span text:style-name="T220">задом</text:span><text:span text:style-name="T1439">?</text:span></text:p>
      <text:p text:style-name="P568">– <text:span text:style-name="T1440">Миномётный огонь был?</text:span></text:p>
      <text:p text:style-name="P568">– <text:s/><text:span text:style-name="T1440">После стрельбы? Нет.</text:span></text:p>
      <text:p text:style-name="P569">– <text:span text:style-name="T1441">Андреас, значит справился.</text:span></text:p>
      <text:p text:style-name="P570">– <text:s/><text:span text:style-name="T1442">О, с ними всё будет в порядке, Нгуарореруе. Я беспокоюсь про </text:span><text:span text:style-name="T221">нас</text:span><text:span text:style-name="T1442">.</text:span></text:p>
      <text:p text:style-name="P591">Орут<text:span text:style-name="T1460">й</text:span>ене убит. Окандио, Екори, Омузире ранены, <text:span text:style-name="T1445">состояние Екори критическое. Нападали белые.</text:span></text:p>
      <text:p text:style-name="P571">– <text:span text:style-name="T1443">Сколько.</text:span></text:p>
      <text:p text:style-name="P572">– <text:span text:style-name="T1444">С дюжину, наверное.</text:span></text:p>
      <text:p text:style-name="P573">– <text:span text:style-name="T1445">Мы не можем рассчитывать на безопасный периметр,</text:span>– <text:span text:style-name="T1446">сине-белый фонарик разливает эллипс-в-параболу по вздрагивающей карте,</text:span>– <text:span text:style-name="T1447">до Брауншвига. Если он ещё там.</text:span>– Дождь<text:span text:style-name="T1448"> бьёт по карте громкими шлепками.</text:span></text:p>
      <text:p text:style-name="P574">– <text:span text:style-name="T1449">Где железная дорога?</text:span>– <text:span text:style-name="T1449">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592"><text:soft-page-break/>Люди подходят свалить свои пожитки рядом с тягачом-подъёмником ракеты. <text:span text:style-name="T1450">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592"><text:span text:style-name="T1451">Андреас сидит болтая ногами и бьёт в задний борт </text:span><text:span text:style-name="T222">бам… бам</text:span><text:span text:style-name="T1451">… сигнал к выступлению. Енцин вопросительно смотрит вверх. Андреас хочет сказать что-то. Наконец: «Кристиан идёт с тобой, значит?»</text:span></text:p>
      <text:p text:style-name="P575">– <text:span text:style-name="T1452">И что?</text:span>– <text:span text:style-name="T1452">Помаргивает из-под бровей в капельках дождя.</text:span>– <text:span text:style-name="T1452">О, ради Бога, Андреас.</text:span></text:p>
      <text:p text:style-name="P575">– <text:span text:style-name="T1452">А? Отводящим тоже ведь надо прорваться, верно?</text:span></text:p>
      <text:p text:style-name="P576">– <text:span text:style-name="T1453">Слушай, бери его с собой, если хочешь.</text:span></text:p>
      <text:p text:style-name="P577">– <text:span text:style-name="T1454">Я просто хотел узнать,</text:span>– <text:span text:style-name="T1454">Андреас пожимает плечами,</text:span>– <text:span text:style-name="T1455">на чём остановились.</text:span></text:p>
      <text:p text:style-name="P578">– <text:span text:style-name="T1456">Мог бы меня спросить. Ни на чём не «останавливались».</text:span></text:p>
      <text:p text:style-name="P593">Енцин опускается на колени и начинает поднимать увесистое железо заднего борта. <text:span text:style-name="T1457">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594">Чвак, чвак, ммм, добрый вечер дамы, красиво получилось это плетение Любика, как голова Мечислава, <text:span text:style-name="T1458">могу поспорить они ошалели, как увидали, что пули </text:span><text:span text:style-name="T224">рекошет</text:span><text:span text:style-name="T225">ят</text:span><text:span text:style-name="T224"> </text:span><text:span text:style-name="T223">от неё</text:span><text:span text:style-name="T1458">!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223">это</text:span><text:span text:style-name="T1458"> тут кто— </text:span></text:p>
      <text:p text:style-name="P595">Это Джозеф Омбигди, вот кто, <text:span text:style-name="T1459">предводитель Пустых. Но пока он перестал улыбаться, целых пару секунд, Енцин думал это дух Орутйене. «Говорят ребёнок Окандио тоже убит».</text:span></text:p>
      <text:p text:style-name="P579">– <text:span text:style-name="T1461">Зря говорят.</text:span>– <text:span text:style-name="T1461">Чвак.</text:span></text:p>
      <text:p text:style-name="P579">– <text:span text:style-name="T1461">Она была моей первой попыткой не допустить рождения.</text:span></text:p>
      <text:p text:style-name="P580">– <text:span text:style-name="T1461">Тогда ты до смерти заинтересованное лицо,</text:span>– <text:span text:style-name="T1462">чвак, чввак. О знает, что это не так, но <text:s/>этот человек его раздражает.</text:span></text:p>
      <text:p text:style-name="P581">– <text:span text:style-name="T1463">Самоубийство это свобода доступная даже самым приниженным. Но ты отказал бы в этой свободе людям.</text:span></text:p>
      <text:p text:style-name="P582">– <text:span text:style-name="T1464">Хватит идеологии. Скажи-ка лучше, когда твой друг Оуруру собирается выкатить генератор ЖК. Или меня ждёт милый сюрприз в Гамбурге.</text:span></text:p>
      <text:p text:style-name="P583"><text:soft-page-break/>– <text:span text:style-name="T1465">Хорошо, хватит идеологии. Ты бы отказал своему народу в свободе, которая <text:s/></text:span><text:span text:style-name="T226">тебя</text:span><text:span text:style-name="T1465"> даже есть, Оберст Нгуарореруе.</text:span>– <text:span text:style-name="T1466">Опять улыбается как призрак человека погибшего этой ночью. Выискивает место, прощупывает что? Что? Хочет сказать этим </text:span><text:span text:style-name="T227">что,</text:span><text:span text:style-name="T1466"> Оберст? Пока не видит усталость в лице Енцина и понимает, что это не подвох. </text:span>– <text:span text:style-name="T1467">Свобода, которую ты скоро можешь получить. Я слышу как душа твоя говорит во сне. Я знаю тебя как никто.</text:span></text:p>
      <text:p text:style-name="P596">Чвак, чвак, о я должен дать ему список <text:span text:style-name="T1468">вахт</text:span>, не так ли. <text:span text:style-name="T1469">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228">передаётся</text:span><text:span text:style-name="T1469">,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597">Остальные, кто всю дорогу думали <text:span text:style-name="T1470">пойдёт ли Енцин </text:span><text:span text:style-name="T229">вообще</text:span><text:span text:style-name="T1470">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598">Толстый малыш Людвиг белый светлячок в тумане. <text:span text:style-name="T1471">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598"><draw:frame draw:style-name="fr1" draw:name="Image12" text:anchor-type="paragraph" svg:width="6.9252in" svg:height="0.3661in" draw:z-index="6"><draw:image xlink:href="Pictures/1000000000000B720000009B428C9716555D8079.png" xlink:type="simple" xlink:show="embed" xlink:actuate="onLoad" loext:mime-type="image/png"/></draw:frame></text:p>
      <text:p text:style-name="P599">Это мост над потоком. Очень редко кто-нибудь проезжает <text:span text:style-name="T1472">над головой</text:span>. <text:span text:style-name="T1473">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230">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1474">.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231">Хороший рисунок! Закончи!</text:span><text:span text:style-name="T1474"> А под этим, другим почерком, </text:span><text:span text:style-name="T231">Он ЗАКОНЧЕН, ты, придурок. И ты тоже.</text:span><text:span text:style-name="T1474"> Рядом, на Немецком, </text:span><text:span text:style-name="T231">Я любил тебя Лизель всем своим сердцем</text:span><text:span text:style-name="T1474">—никакого имени, звания, подразделения или серийного номера… Инициалы, крестики-нолики игранные, сразу видно, в </text:span><text:soft-page-break/><text:span text:style-name="T1474">одиночку, игра в висельника, где предложенное слово так до конца и не разгадано: GE_ </text:span><text:span text:style-name="T231">RAT</text:span><text:span text:style-name="T1474">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600">Он сидит над потоком, не удручённый, не упокоенный, просто ждёт. <text:span text:style-name="T1475">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232">его</text:span><text:span text:style-name="T1475"> глаза, Восточные и плывучие, хотя они были всего лишь прочерчены по глине её длинным ногтем, было таким:</text:span></text:p>
      <text:p text:style-name="P601">Пусть он будет слеп теперь ко всем кроме меня. <text:span text:style-name="T1476">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602">Секрет в сосредоточенности. <text:span text:style-name="T1477">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603">Позже она разламывает кусок волшебного хлеба пополам и съедает одну часть. Другая для Чичерина. </text:p>
      <text:p text:style-name="P604">Он принимает сейчас этот хлеб. Поток течёт. <text:span text:style-name="T1478">Щ</text:span>ебеч<text:span text:style-name="T1478">е</text:span>т <text:span text:style-name="T1478">птица</text:span>. <text:s/></text:p>
      <text:p text:style-name="P605">Ближе к ночи , <text:span text:style-name="T1479">л</text:span>юбовники лежат голыми <text:span text:style-name="T1479">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606">Это магия. <text:span text:style-name="T1480">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606"><draw:frame draw:style-name="fr1" draw:name="Image13" text:anchor-type="paragraph" svg:width="6.9252in" svg:height="0.3661in" draw:z-index="7"><draw:image xlink:href="Pictures/1000000000000B720000009B428C9716555D8079.png" xlink:type="simple" xlink:show="embed" xlink:actuate="onLoad" loext:mime-type="image/png"/></draw:frame></text:p>
      <text:p text:style-name="P607">Нынче ород до того вырос в высоту, что лифты оснащены для долгого пути, <text:span text:style-name="T1481">с залами внутри: набивные кресла и скамьи, бары лёгкой закуски, газетные киоски, где моешь пролистать целый номер журнала </text:span><text:span text:style-name="T233">Life</text:span><text:span text:style-name="T1481">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text:span><text:soft-page-break/><text:span text:style-name="T1481">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233">аххх</text:span><text:span text:style-name="T1481">!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233">форма</text:span><text:span text:style-name="T1481">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233">занятых</text:span><text:span text:style-name="T1481">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233">Полевая Служба</text:span><text:span text:style-name="T1481">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233">Der Veld</text:span><text:span text:style-name="T1481">).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608"/>
      <text:p text:style-name="P655">Но горше, чем Мамины слёзы,</text:p>
      <text:p text:style-name="P655">Порка от Мамки моей...</text:p>
      <text:p text:style-name="P425"/>
      <text:p text:style-name="P434">с прекрасно скоординированным покручиванием затем каждой парой половинок зада <text:span text:style-name="T1482">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346">– <text:span text:style-name="T1483">Невозможно разве,</text:span>– <text:span text:style-name="T1483">шепчет Танац,</text:span>– <text:span text:style-name="T1483">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435"><text:soft-page-break/>Людвиг отводит свой довольно жирный зад под рукой Танаца. У обоих имеются периметры, которые им не положено пересекать. <text:span text:style-name="T1484">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347">– <text:span text:style-name="T1485">Кто это сказал?</text:span></text:p>
      <text:p text:style-name="P348">– <text:span text:style-name="T1485">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234">такого</text:span><text:span text:style-name="T1485">?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234">любого</text:span><text:span text:style-name="T1485">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436">Это Садо-анархизм, <text:span text:style-name="T1486">и Танац его ведущий теоретик в Зоне в наши дни. </text:span></text:p>
      <text:p text:style-name="P437">Вот и Люнебург Хит, наконец. <text:span text:style-name="T1487">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438">Помнишь историю про малыша, который терпеть не мо<text:span text:style-name="T1488">жет</text:span> креплах? <text:span text:style-name="T1489">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235">готовите</text:span><text:span text:style-name="T1489">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235">креплах</text:span><text:span text:style-name="T1489">!»</text:span></text:p>
      <text:p text:style-name="P439">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1490">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236">на сборке его времени</text:span><text:span text:style-name="T1490">—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349"><text:soft-page-break/>– <text:span text:style-name="T1491">Никогда не было никакого Д-ра Джамфа,</text:span>– <text:span text:style-name="T1491">выразил своё мнение всемирно известный аналитик Мики Вакстри-Вакстри,</text:span>– <text:span text:style-name="T1492">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350">– <text:span text:style-name="T1493">Эти ранние Американцы, по своему, были захватывающей комбинацией незрелого поэта и психического калеки….</text:span></text:p>
      <text:p text:style-name="P351">– <text:span text:style-name="T1494">Нас никогда не интересовал Слотроп </text:span><text:span text:style-name="T237">qua</text:span><text:span text:style-name="T1494"> Слотроп,</text:span>– <text:span text:style-name="T1495">представитель Противодействия признал едавно в интервью для </text:span><text:span text:style-name="T238">Журнал Уолл-Стрит</text:span><text:span text:style-name="T1495">.</text:span></text:p>
      <text:p text:style-name="P440">Интервьюер: Вы имеете ввиду, стало быть, что он был скорее точкой объединения.</text:p>
      <text:p text:style-name="P441">Представитель: Нет, даже и не это. <text:span text:style-name="T1496">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239">в точности</text:span><text:span text:style-name="T1496">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239">тогда</text:span><text:span text:style-name="T1496">—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451">Мы пили кровь наших врагов. Кровь наших друзей мы лелеяли.]</text:p>
      <text:p text:style-name="P441"/>
      <text:p text:style-name="P648">Экспонат Т-1706.31, Фрагмент Нижней Рубахи, Принадлежность Флота США, <text:span text:style-name="T1497">с коричневым пятном, предположительно крови, от низа слева к верху справа.</text:span></text:p>
      <text:p text:style-name="P425"><text:soft-page-break/></text:p>
      <text:p text:style-name="P442">Не включён в Книгу Памятных Вещей в данном примечании. Кусок ткани был дан Слотропу Моряком Бодвайном, однажды ночью в Баре Чикаго. <text:span text:style-name="T1498">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442"/>
      <text:p text:style-name="P649">На прошлой неделе я бросил тортом в чью-то Маму,</text:p>
      <text:p text:style-name="P649">На прошлой недели устроил гулянку себе по уму,</text:p>
      <text:p text:style-name="P649">Последнее, что помню, <text:span text:style-name="T1499">6:02 верезжал над моей головой,</text:span></text:p>
      <text:p text:style-name="P650">А мож<text:span text:style-name="T990">’ </text:span>то был<text:span text:style-name="T990">’ </text:span>уж<text:span text:style-name="T990">’ </text:span>11:59…</text:p>
      <text:p text:style-name="P650"/>
      <text:p text:style-name="P651">[Припев]:</text:p>
      <text:p text:style-name="P651"/>
      <text:p text:style-name="P651">Слишком много закрытых на цепь оград вечерами,</text:p>
      <text:p text:style-name="P651">Слишком много людей дрожат по<text:span text:style-name="T1500">д</text:span> дождём,</text:p>
      <text:p text:style-name="P652">Мне сказали, ты всё же заводишь ребёнка,</text:p>
      <text:p text:style-name="P653">И вряд ли когда я останусь с тобою вдвоём.</text:p>
      <text:p text:style-name="P653">Иногда мне охота обратно на север,</text:p>
      <text:p text:style-name="P653">Иногда на восток мне охота проведать родню…</text:p>
      <text:p text:style-name="P654">Порой я уверен, что мог бы почти быть счастливым</text:p>
      <text:p text:style-name="P654">Если б знал, ты меня вспоминаешь, хоть раз на дню….</text:p>
      <text:p text:style-name="P425"/>
      <text:p text:style-name="P443">У Бодвайна есть пищик-сирена, типа тех ради которых ребятишки отправляют крышки от коробок с кашей, ловко вставленный в его жопу, <text:span text:style-name="T1501">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444">Уличные пострелята заняты Рутиной Работящего Эльфа, <text:span text:style-name="T1502">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240">Но кто-то же должен держать, не может же это случиться со всеми нами—нет, это было бы уже чересчур...Ракетмэн, Ракетмэн. Бедный ты долбоёб.</text:span></text:p>
      <text:p text:style-name="P352">– <text:span text:style-name="T1503">Слушай сюда. Я хочу чтоб ты взял это. Понимаешь? Это тебе.</text:span></text:p>
      <text:p text:style-name="P445">А он вообще может слышать? Может видеть эту тряпку, это пятно?</text:p>
      <text:p text:style-name="P353">– <text:span text:style-name="T1504">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text:span><text:soft-page-break/><text:span text:style-name="T1504">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241">все</text:span><text:span text:style-name="T1504">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241">что-то ещё</text:span><text:span text:style-name="T1504">.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241">думал</text:span><text:span text:style-name="T1504">, раз это ему не мешало? А и не важно почему мы это делаем, тоже. Роки? Да не нужны нам резонные основания, а просто лишь та </text:span><text:span text:style-name="T241">милость</text:span><text:span text:style-name="T1504">. Физическая милость чтоб всё срабатывало. Храбрость, мозги, конечно, Окей, но без той милости? Забудь и думать. Ты когда-нибудь</text:span>—<text:span text:style-name="T1505">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446">Это не стало последней их встречей, но впоследствии рядом всегда <text:span text:style-name="T1506">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447">Они оба чувствуют её отсутствие. <text:span text:style-name="T1507">Бодайн вскоре обнаруживает, что его характерно наглый смех, </text:span><text:span text:style-name="T242">хйех, хйех,</text:span><text:span text:style-name="T1507"> стал более Немецким, </text:span><text:span text:style-name="T242">тйахц, тйахц</text:span><text:span text:style-name="T1507">.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448">Свет в небе натянутый и чистый, в точности ириска после двух первых вытяжек. </text:p>
      <text:p text:style-name="P354">– <text:span text:style-name="T1508">Умереть странной смертью,</text:span>– <text:span text:style-name="T1509">Гость Слотропа мог к тому времени нацарапать строки углём на стене, голосами в трубе, людскими созданиями на дороге,</text:span>– <text:span text:style-name="T1510">цель жизни в том, чтобы умереть странной смертью. Сделать так, что </text:span><text:span text:style-name="T243">как бы она ни нашла тебя</text:span><text:span text:style-name="T1510">, нашла бы тебя при очень странных обстоятельствах. Такою жить жизнью….</text:span></text:p>
      <text:p text:style-name="P425"/>
      <text:p text:style-name="P449">Экспонат Т-1729.06, Бутылка содержащая 7 кс Майского вина. Анализ <text:span text:style-name="T1511">показывает наличие сушёного ясменника, лимонной и апельсиновой кожуры.</text:span></text:p>
      <text:p text:style-name="P449"/>
      <text:p text:style-name="P450">Веточки ясменника, известного также как Хозяин Лесов, носили ранние воины Тевтоны. Он даёт успех в битве. <text:span text:style-name="T1512">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text:span><text:soft-page-break/><text:span text:style-name="T1512">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452">Теперь тут только лишь <text:span text:style-name="T1513">раскосый кошачий глаз заката <text:s/></text:span>остался <text:span text:style-name="T1513">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244">Maitrinke</text:span><text:span text:style-name="T1513">,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453">Пусть шеренга <text:span text:style-name="T1514">х</text:span>ора выступит героически: <text:span text:style-name="T1514">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245">вино</text:span><text:span text:style-name="T1514">.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517"><text:span text:style-name="T527">Винная поспешность: винная поспешность смеётся над притяжением, оказываешься под потолком лифта, </text:span><text:span text:style-name="T528">что взмывает </text:span><text:span text:style-name="T269">вверх</text:span><text:span text:style-name="T528"> и уже никак не опуститься. </text:span><text:span text:style-name="T529">Ты разделяешься надвое, на Двух основных, и каждому «я» известно про друго</text:span><text:span text:style-name="T530">е.</text:span></text:p>
      <text:p text:style-name="P462"/>
      <text:p text:style-name="P539"><text:span text:style-name="T530">О</text:span><text:span text:style-name="T526">ккупация Мингборо</text:span></text:p>
      <text:p text:style-name="P454">Грузовики катят подгору, где шоссе Штата сужается, примерно в три часа дня. <text:span text:style-name="T1515">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text:span><text:soft-page-break/><text:span text:style-name="T1515">школьные чернильницы Хоганом-младшим. Всё так и будет, оккупация там или нет, с или без дяди Тайрона.</text:span></text:p>
      <text:p text:style-name="P455">Дождя в воздухе прибывает. <text:span text:style-name="T1516">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456">Но тут оккупация. Возможно уже запретили детям <text:span text:style-name="T1517">срезать напрямик, как и передвижения взрослых. Может уже слишком поздно идти домой.</text:span></text:p>
      <text:p text:style-name="P456"/>
      <text:p text:style-name="P540">Опять в Der Platz</text:p>
      <text:p text:style-name="P457">Густав и Андрэ вернулись из Коксэвена, свинтили мембранодержатель и мембрану из казу <text:span text:style-name="T1518">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246">казу</text:span><text:span text:style-name="T1518">!</text:span></text:p>
      <text:p text:style-name="P459">Ага, ещё одна странная вещь у казу: поворотная резьба над мембраной в точности такая же как у <text:span text:style-name="T1519">патрона </text:span>электролампочки. <text:span text:style-name="T1520">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247">казу</text:span><text:span text:style-name="T1520">. Ха! Ха! Ха! </text:span><text:span text:style-name="T247">Schadenfreude</text:span><text:span text:style-name="T1520">, хуже чем затяжной луковый пердёж, заполоняет комнату.</text:span></text:p>
      <text:p text:style-name="P460">Но <text:s/>лампочка Густава<text:span text:style-name="T531">—</text:span>никто иной как наш друг Байрон<text:span text:style-name="T531">—</text:span>хочет сказать нет, <text:span text:style-name="T1521">это вовсе не так, это Казу провозглашает братство со всеми пойманными и угнетёнными электролампами…. </text:span></text:p>
      <text:p text:style-name="P458"><text:s/><text:span text:style-name="T1522">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248">Новый Наркотик</text:span><text:span text:style-name="T1522">,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text:span><text:soft-page-break/><text:span text:style-name="T1522">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248">тебя</text:span><text:span text:style-name="T1522">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458"/>
      <text:p text:style-name="P461">ГЕРХАРДТ ФОН ГЁЛЬ АМИТАЛ-НАТРИЕВЫЙ МУДАК!</text:p>
      <text:p text:style-name="P457"/>
      <text:p text:style-name="P463">А вот он и сам, <text:span text:style-name="T1523">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463"/>
      <text:p text:style-name="P541">Таро Вайсмана</text:p>
      <text:p text:style-name="P464">Таро Вайсмана лучше, чем у Слотропа. <text:span text:style-name="T1524">Вот настоящие карты, в точной последовательности как они вышли.</text:span></text:p>
      <text:p text:style-name="P465">Сигнификатор: <text:s/>Рыцарь Мечей</text:p>
      <text:p text:style-name="P465">Покрыт: Башней</text:p>
      <text:p text:style-name="P465">Прекрещен: Королевой Мечей</text:p>
      <text:p text:style-name="P465">Венчание: Король Кубков</text:p>
      <text:p text:style-name="P465">Под: Тузом Мечей</text:p>
      <text:p text:style-name="P465">Впереди: 4 Мечей</text:p>
      <text:p text:style-name="P465">Позади: 4 Пентаклов</text:p>
      <text:p text:style-name="P465">Сам: Паж Пентаклов</text:p>
      <text:p text:style-name="P466">Дом: 8 Кубков</text:p>
      <text:p text:style-name="P466">Надежды и Страхи: 2 Мечей</text:p>
      <text:p text:style-name="P467"><text:soft-page-break/>Что Выйдет: Весь Мир</text:p>
      <text:p text:style-name="P468">Он является сперва в сапогах и знаках различия верхом на чёрной лошади в скачке, что ни он ни конь не могут контролировать, <text:span text:style-name="T1525">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469">Он отец, которого тебе никогда не удастся убить до конца. <text:span text:style-name="T1526">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249">они </text:span><text:span text:style-name="T1527">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516">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470">Члены Ордена Золот<text:span text:style-name="T1530">ист</text:span>ого Рассвета считают, <text:span text:style-name="T1528">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471">На Древе Жизни каббалистов, <text:span text:style-name="T1529">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472">Но каждая из Сфирот преследуется соответствующим ей <text:span text:style-name="T1531">демоном или </text:span>Клипотом. <text:span text:style-name="T1532">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250">лучше</text:span><text:span text:style-name="T1532"> задумайтесь </text:span><text:span text:style-name="T250">по второму разу</text:span><text:span text:style-name="T1532">!). Вороны Смерти отведали теперь Отравы Господа… но в дозах достаточно малых, чтобы не окачурится а поиметь, как от </text:span><text:span text:style-name="T250">Amanita muscaria</text:span><text:span text:style-name="T1532">, весьма необычное состояние ума…. Они не имеют официального наименования, но именно они демоны покровители Ракеты.</text:span></text:p>
      <text:p text:style-name="P473">Вайсман перекрещён Королевой его масти. <text:span text:style-name="T1533">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text:span><text:soft-page-break/><text:span text:style-name="T1533">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474">Сам же, каким Мир его видит: обучающийся наукам юный Паж <text:span text:style-name="T1534">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475">Король Кубков, венчающий его надежды, <text:span text:style-name="T1535">светловолосый король-интеллектуал.</text:span></text:p>
      <text:p text:style-name="P476">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1536">Он почти наверняка там и будет. <text:s/>Ищите повыше, а не внизу. Его будущая карта, карта о том, что будет, это Мир.</text:span></text:p>
      <text:p text:style-name="P476"/>
      <text:p text:style-name="P546">Последняя зелень с Лиловым</text:p>
      <text:p text:style-name="P489">Хит зарастает зелёным с лиловым во всех направлениях, земля и вереск, во <text:s/>всех направлениях, старятсяtoken intellectuals</text:p>
      <text:p text:style-name="P489">Нет. То было весной.</text:p>
      <text:p text:style-name="P489"/>
      <text:p text:style-name="P547">Конь</text:p>
      <text:p text:style-name="P477">В поле, вне поляны и деревьев, последний конь стоит, потускнелый до серебряно-серо<text:span text:style-name="T1537">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478">Теперь та жертва стала политическим актом, <text:span text:style-name="T1538">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478"/>
      <text:p text:style-name="P542">Исаак</text:p>
      <text:p text:style-name="P479">В одной из Агадских легенд из 4-го примерно столетия <text:span text:style-name="T1539">говорится, что </text:span>Исаак, <text:span text:style-name="T1539">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text:span><text:soft-page-break/><text:span text:style-name="T1539">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480">Другой путь тёмен и женственен, пассивный, <text:span text:style-name="T1540">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480"/>
      <text:p text:style-name="P543">Пред-Старт</text:p>
      <text:p text:style-name="P481">Гигантская белая муха: <text:span text:style-name="T1541">стоячий член жужжит в белом кружеве, в свернувшейся кров</text:span><text:span text:style-name="T14">и́</text:span><text:span text:style-name="T1541"> или сперме. Его гладкие ступни, связаны вместе, в белых атласных тапочках с белыми бантиками. Его красные соск</text:span><text:span text:style-name="T14">и́</text:span><text:span text:style-name="T1541">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482"><text:span text:style-name="T1542">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251">Liebchen</text:span><text:span text:style-name="T1542">.</text:span></text:p>
      <text:p text:style-name="P425"/>
      <text:p text:style-name="P544">Конструкция</text:p>
      <text:p text:style-name="P483">Ему уделили оконце искусственного сапфира <text:span text:style-name="T1543">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484"><text:soft-page-break/>Часть испаряемого кислорода направлена через Imipolex саван Готфрида. <text:span text:style-name="T1544">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484"/>
      <text:p text:style-name="P545">Музыка Погони</text:p>
      <text:p text:style-name="P485">И наконец-то, после выдающейся карьеры восклицаний, «Боже мой, мы опоздали!», <text:span text:style-name="T1545">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252">слишком</text:span><text:span text:style-name="T1545"> поздно.</text:span></text:p>
      <text:p text:style-name="P486">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1546">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487">Субмаринер и его многоязычная банда напорятся на неполадки с батареей. <text:span text:style-name="T1547">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488">«<text:span text:style-name="T1548">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253">Daily Planet</text:span><text:span text:style-name="T1548">. </text:span><text:span text:style-name="T253">Да Джимми, должно быть </text:span><text:span text:style-name="T254">в</text:span><text:span text:style-name="T253"> тот день как я столкнулся с той непонятностью, те пара секунд абсолютной загадки… ты знаешь, Джимми, время—время странная штука</text:span><text:span text:style-name="T1548">….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490">В эти дни он понимает, что ему просто не хватает собак. <text:span text:style-name="T1549">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491">Да, что ж, он экс-учёный теперь, <text:s/><text:span text:style-name="T1550">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text:span><text:soft-page-break/><text:span text:style-name="T1550">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491"/>
      <text:p text:style-name="P548">Обратный Отсчёт</text:p>
      <text:p text:style-name="P492">Обратный отсчёт каким мы его знаем, 10-9-8-u.s.w., был изобретён Фрицем Лангом в 1929 для Ufa фильма <text:span text:style-name="T83">Die Frau im Mond</text:span>. <text:span text:style-name="T1551">Он вставил его в сцену пуска для нагнетания напряжённости. «Это ещё один из моих чёртовых ‘туше’»,– сказал Фриц Ланг. </text:span></text:p>
      <text:p text:style-name="P355">– <text:span text:style-name="T1552">В момент Творения,</text:span>– <text:span text:style-name="T1552">поясняет представитель Каббалистов Стив Эдельман,</text:span>– <text:span text:style-name="T1552">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356">– <text:span text:style-name="T1553">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357">– <text:span text:style-name="T1554">Некоторые Сефироты активны, или мужские, другие пассивны, или женские, но само Древо является единством коренящимся точно в </text:span><text:span text:style-name="T255">Bodenplatte</text:span><text:span text:style-name="T1554">. Это ось определённой Земли, нового рапределения, призванного к жизни Великим Пламенем.</text:span></text:p>
      <text:p text:style-name="P358">– <text:span text:style-name="T1555">Но с новой осью, с Землёй крутящейся по-новому,</text:span>– <text:s/><text:span text:style-name="T1555">доходит посетителю,</text:span>– <text:span text:style-name="T1555">что происходит с астрологией?</text:span></text:p>
      <text:p text:style-name="P359">– <text:span text:style-name="T1556">Знаки меняются, идиот,</text:span>– <text:span text:style-name="T1556">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1557">сирена на улице, реактивный самолёт рокочет на холостом ходу</text:span>—<text:span text:style-name="T1558">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360">– <text:span text:style-name="T1559">Вот,</text:span>– <text:span text:style-name="T1559">вскидывает увесистую проксеренную кипу,</text:span>– <text:span text:style-name="T1560">Эфемерис. Основано на новой ротации.</text:span></text:p>
      <text:p text:style-name="P361">– <text:span text:style-name="T1561">Вы имеете ввиду кто-то действительно нашёл </text:span><text:span text:style-name="T256">Bodenplatte</text:span><text:span text:style-name="T1561">? Полюс?</text:span></text:p>
      <text:p text:style-name="P362">– <text:span text:style-name="T1562">Сама дельта-т. Это публиковалось, естественно. Находка «экспедиции Кайзербарт».</text:span></text:p>
      <text:p text:style-name="P493">Псевдоним по всей видимости, всем известно, что Кайзер брил бороду.</text:p>
      <text:p text:style-name="P493"/>
      <text:p text:style-name="P549">Настро<text:span text:style-name="T1563">йка</text:span> в Апполонскую Мечту...</text:p>
      <text:p text:style-name="P494">Когда что-то реальное <text:span text:style-name="T1565">в</text:span>от-вот произойдёт с тобой, <text:span text:style-name="T1564">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494"/>
      <text:p text:style-name="P495">Тут в хвостовой секции 00000, <text:span text:style-name="T1566">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text:span><text:soft-page-break/><text:span text:style-name="T1566">пространство. Его глаза вобраны, прикованы, и дальше… Пластиковая поверхность микронно трепещет: серо-белый, издевательский, враг цвета.</text:span></text:p>
      <text:p text:style-name="P496">День снаружи холоден, <text:span text:style-name="T1567">а</text:span> жертв<text:span text:style-name="T1567">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497">Микрофонные переговоры бубнят в его подключённое ухо. <text:span text:style-name="T1568">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498">Мягкий запах Imipolex<text:span text:style-name="T990">’</text:span>а, окутывающего его полностью, знаком ему. Его не пугает этот запах. <text:span text:style-name="T1569">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498"/>
      <text:p text:style-name="P550">Орфей Опускает Арфу</text:p>
      <text:p text:style-name="P499">Лос-Анжелос (ПНС)<text:span text:style-name="T531">—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500"><text:span text:style-name="T531">– </text:span>Это продолжается с нашего Фестиваля Фильмов Бенгта Экерота / Марии Сазарес,<text:span text:style-name="T531">– </text:span>жалуется Жлаб, <text:span text:style-name="T1570">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365">–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501">Менеджер Жлаб слегка морщится: «<text:span text:style-name="T1571">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502">Упомянутый им случай всё ещё слушается. Стив Эдельман, бизнесмен из Голливуда, <text:span text:style-name="T1572">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363">– <text:span text:style-name="T1573">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364"><text:span text:style-name="T1574">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1575">Но трудно всё внимание целиком удерживать на Менеджере Жлабе. <text:s/>Автострада Санта Моника традиционно является сценой всех форм немыслимых </text:span><text:soft-page-break/><text:span text:style-name="T1575">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257">казу</text:span><text:span text:style-name="T1575">, в полном неуважении к Запретам.</text:span></text:p>
      <text:p text:style-name="P366">– <text:span text:style-name="T1576">Расслабься,</text:span>– <text:span text:style-name="T1576">в глазах Менеджера характерный блеск,</text:span>– <text:span text:style-name="T1576">найдётся хорошо охраняемый дом для им всем, в </text:span><text:span text:style-name="T13">О́</text:span><text:span text:style-name="T1576">круге Орандж. Как раз возле Диснейленда,</text:span>– <text:span text:style-name="T1577">тут делает паузу, в точности как комик в ночном клубе, совсем один в своём дегтярном круге, белом как мел ужасе.</text:span></text:p>
      <text:p text:style-name="P367"><text:span text:style-name="T1578">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1579">у, да ладно</text:span>—<text:span text:style-name="T1580">БОРЬБА С ОГНЁМ (ОБЫЧНЫМ), БОРЬБА С ОГНЁМ (ЯДЕРНЫМ), БОРЬБА С ОГНЁМ (ВЕЖЛИВО), СОБОРНАЯ АКУСТИКА….</text:span></text:p>
      <text:p text:style-name="P368">– <text:span text:style-name="T1581">Нам приходится в общении пользоваться </text:span><text:span text:style-name="T258">определённым</text:span><text:span text:style-name="T1581"> кодом,</text:span>– <text:span text:style-name="T1582">продолжает Менедер.</text:span>– <text:span text:style-name="T1583">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259">какой-то</text:span><text:span text:style-name="T1583"> шанс. Не можем же мы отнимать у них надежду, верно?</text:span></text:p>
      <text:p text:style-name="P503">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1584">На кажом ветровом стекле и заднем окне светящаяся оранжевая полоса, что прочитывается как ПОХОРОНЫ.</text:span></text:p>
      <text:p text:style-name="P504">Менеджер сейчас сопит. «<text:span text:style-name="T1585">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369">– <text:span text:style-name="T1586">У меня есть фантазия о том, как я умру. Думаю, что </text:span><text:span text:style-name="T260">они</text:span><text:span text:style-name="T1586">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505">Мчась по Голливуд Автостраде, между таинственным прицепом под брезентом и цистерной жидкого водорода гладкой как торпеда, <text:span text:style-name="T1587">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506">Обшитые жестью грузовики общественн<text:span text:style-name="T1589">ых</text:span> питания крест-накрест после полудня. <text:span text:style-name="T1588">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507">Звук сирен застаёт тебя врасплох. <text:span text:style-name="T1590">Жлаб смотрит резко в своё зеркало: «Ты не выдерживаешь, нет?»</text:span></text:p>
      <text:p text:style-name="P508"><text:soft-page-break/>Но звук мощнее, чем у полиции. <text:span text:style-name="T1591">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370">– <text:span text:style-name="T1592">Не думаю, что это полицейская сирена.</text:span>– <text:span text:style-name="T1592">Твоё нутро схватило спазмой, ты тянешься к ручке настройки АМ радио.</text:span>– <text:span text:style-name="T261">Я</text:span><text:span text:style-name="T1593"> </text:span><text:span text:style-name="T261">не думаю</text:span>—</text:p>
      <text:p text:style-name="P499"/>
      <text:p text:style-name="P551">Поляна</text:p>
      <text:p text:style-name="P371">– Räumen,– <text:span text:style-name="T1594">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427"><text:span text:style-name="T531">– </text:span><text:span text:style-name="T83">Steuerung klar</text:span>?<text:span text:style-name="T531">– спрашивает он парня за панелью направления.</text:span></text:p>
      <text:p text:style-name="P372">– <text:span text:style-name="T83">Ist klar</text:span>.– <text:span text:style-name="T1595">в огоньках от панели лицо Макса твёрдое, упрямое золото.</text:span></text:p>
      <text:p text:style-name="P373">– <text:span text:style-name="T83">Treibwerk klar?</text:span></text:p>
      <text:p text:style-name="P428"><text:span text:style-name="T531">– </text:span><text:span text:style-name="T83">Ist klar</text:span>,<text:span text:style-name="T531">– от Морица от панели двигателя ракеты. В микрофон висящий у него на шее, он передаёт в <text:s/>Комнату Управления,– </text:span><text:span text:style-name="T84"><text:s/>Luftlage klar</text:span><text:span text:style-name="T531">.</text:span></text:p>
      <text:p text:style-name="P428"><text:span text:style-name="T531">– </text:span><text:span text:style-name="T83">Schlüssel auf</text:span><text:span text:style-name="T525"> schiessen</text:span>,<text:span text:style-name="T531">– приказывает Блисеро.</text:span></text:p>
      <text:p text:style-name="P509">Мориц поворачивает главный ключ на ПУСК: «<text:span text:style-name="T83">Schlüssel steht auf </text:span><text:span text:style-name="T525">schiessen</text:span><text:span text:style-name="T524">».</text:span> </text:p>
      <text:p text:style-name="P518">Klar.</text:p>
      <text:p text:style-name="P510">Здесь полагаются затяжные драматические паузы. <text:span text:style-name="T1596">Голова Вайсмана должна переполняться последними картинами сливочных ягодиц стиснутых страхом (не обосрался, </text:span><text:span text:style-name="T262">Liebchen</text:span><text:span text:style-name="T1596">?)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511"><text:span text:style-name="T531">– </text:span><text:span text:style-name="T83">Durchschalten</text:span>.<text:span text:style-name="T531">– голос Блисеро спокоен и ровен.</text:span></text:p>
      <text:p text:style-name="P374">– <text:span text:style-name="T83">Luftlage klar</text:span>,– <text:span text:style-name="T1597">откликается Макс от панели направления.</text:span></text:p>
      <text:p text:style-name="P512">Мориц нажимает кнопку с пометкой <text:span text:style-name="T525">vorstufe</text:span><text:span text:style-name="T524">: «</text:span><text:span text:style-name="T2">Ist durchgeschaltet</text:span><text:span text:style-name="T524">».</text:span></text:p>
      <text:p text:style-name="P556">Пауза в 15 секунд пока кислородный бак набирает давление. </text:p>
      <text:p text:style-name="P556"><text:span text:style-name="T1598">Свет вспыхивает на панели Морица.</text:span> </text:p>
      <text:p text:style-name="P518">Entlüftung. «Beluftung klar».</text:p>
      <text:p text:style-name="P519"><text:span text:style-name="T288">Загорается лампа зажигания: </text:span>Zundung. “Zundung klar. </text:p>
      <text:p text:style-name="P513">Затем, <text:span text:style-name="T83">«Vorstufe klar.» Vorstufe</text:span> <text:span text:style-name="T1599">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263">Hauptstufe</text:span><text:span text:style-name="T1599">.</text:span></text:p>
      <text:p text:style-name="P514">Блисеро мастер. Он с самого начала научился впадать в транс, ожидая миг <text:span text:style-name="T1600">озарения, который всегда приходит. Он никогд не говорил об этом вслух. </text:span></text:p>
      <text:p text:style-name="P520"><text:span text:style-name="T531">– </text:span>Hauptstufe.</text:p>
      <text:p text:style-name="P515"><text:span text:style-name="T84">– </text:span><text:span text:style-name="T83">Hauptstufe ist gegeben</text:span>.</text:p>
      <text:p text:style-name="P238">Панель задвинута насовсем.</text:p>
      <text:p text:style-name="P239">Два огонька заморгали. «Stecker 1 und 2 gefallen»,<text:span text:style-name="T531">–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text:span><text:soft-page-break/><text:span text:style-name="T531">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239"/>
      <text:p text:style-name="P537">Взлёт</text:p>
      <text:p text:style-name="P240">Этот взлёт будет выдан Гравитации. <text:span text:style-name="T1601">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241">Двигаясь теперь к такому свету где наконец яблоко будет цвета яблока. Нож прорезает яблоко, как нож разрезающий яблоко. <text:span text:style-name="T1602">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264">это сделано </text:span><text:span text:style-name="T265">из</text:span><text:span text:style-name="T264"> пощад</text:span><text:span text:style-name="T265">ы</text:span><text:span text:style-name="T264">, Блисеро хотел, чтобы мне было легче, он знал, что я попытаюсь хвататься—держаться за каждый голос, шум или треск</text:span><text:span text:style-name="T1602">—</text:span></text:p>
      <text:p text:style-name="P242">Он думает про их любовь в иллюстрациях для детей в <text:span text:style-name="T1603">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1604">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266">последний раз…</text:span><text:span text:style-name="T1604"> <text:s/>ХВАТАЙСЯ когда уже остановится рёв? </text:span><text:span text:style-name="T266">Brennschluss</text:span><text:span text:style-name="T1604">, когда бывал </text:span><text:span text:style-name="T266">Brennschluss</text:span><text:span text:style-name="T1604">, </text:span><text:span text:style-name="T266">не может чтобы так быстро…</text:span><text:span text:style-name="T1604">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266">Streckefuss</text:span><text:span text:style-name="T1604">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266">бело что</text:span><text:span text:style-name="T1604"> <text:s/>ХВАТАЙСЯ тот пёс был рыжим сеттером, голова последней собаки, добрая псина пришла проводить его </text:span><text:span text:style-name="T266">не могу вспомнить что значит красный</text:span><text:span text:style-name="T1604">, голубь за которым он гонялся был шиферно-сизым, но они оба белые теперь рядом с каналом в ту ночь запах деревьев </text:span><text:span text:style-name="T266">о, я не хочу терять ту ночь</text:span><text:span text:style-name="T1604">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243">Помни всегда.</text:p>
      <text:p text:style-name="P244">Первая звезда висит у него меж ступней.</text:p>
      <text:p text:style-name="P269">Пора<text:span text:style-name="T531">—</text:span></text:p>
      <text:p text:style-name="P128"/>
      <text:p text:style-name="P538"><text:soft-page-break/>Спуск</text:p>
      <text:p text:style-name="P245">Ритмичное прихлопыванье отдаётся между этих стен, <text:span text:style-name="T1605">которые тверды и блестящи как уголь: Да-</text:span><text:span text:style-name="T267">вай</text:span><text:span text:style-name="T1605">! Начи-</text:span><text:span text:style-name="T267">най</text:span><text:span text:style-name="T1605">! Да-</text:span><text:span text:style-name="T267">вай</text:span><text:span text:style-name="T1605">! Начи-</text:span><text:span text:style-name="T267">най</text:span><text:span text:style-name="T1605">!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267">не звезда</text:span><text:span text:style-name="T1605">,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246">И оно прямо здесь, прямо в этом тёмном и немом кадре, <text:span text:style-name="T1606">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247">Остаётся время, если ищете утешения, приконутьс к сидящему рядом, или дотянуться между своих похолоделых ног.. <text:span text:style-name="T1607">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247"/>
      <text:p text:style-name="P624">Есть Рука перевернуть время,</text:p>
      <text:p text:style-name="P625"><text:span text:style-name="T1608">Что</text:span> в Стекле <text:span text:style-name="T1608">течёт сегодня,</text:span></text:p>
      <text:p text:style-name="P626">Покуда свет сравнявший Башни</text:p>
      <text:p text:style-name="P627">Найдёт Отринутых всех до одного…</text:p>
      <text:p text:style-name="P628">Пока Всадники спять у каждой из дорог,</text:p>
      <text:p text:style-name="P628">По всей нашей изувеченной Зоне,</text:p>
      <text:p text:style-name="P628">С лицом на каждом горном склоне</text:p>
      <text:p text:style-name="P628">И с Душою в каждом камешке….</text:p>
      <text:p text:style-name="P248">И теперь вместе<text:span text:style-name="T531">—</text:span></text:p>
      <text:p text:style-name="P128"><draw:frame draw:style-name="fr1" draw:name="Image14" text:anchor-type="paragraph" svg:width="6.9252in" svg:height="0.3661in" draw:z-index="8"><draw:image xlink:href="Pictures/1000000000000B720000009B428C9716555D8079.png" xlink:type="simple" xlink:show="embed" xlink:actuate="onLoad" loext:mime-type="image/png"/></draw:frame></text:p>
      <text:p text:style-name="P128"/>
      <text:p text:style-name="P128"/>
      <text:p text:style-name="P128"/>
      <text:p text:style-name="P6">– </text:p>
      <text:p text:style-name="P1">—</text:p>
      <text:p text:style-name="P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1T17:14:36.313895951</dc:date>
    <meta:editing-duration>P30DT6H15M48S</meta:editing-duration>
    <meta:editing-cycles>16050</meta:editing-cycles>
    <meta:generator>LibreOffice/6.1.5.2$Linux_X86_64 LibreOffice_project/10$Build-2</meta:generator>
    <meta:document-statistic meta:table-count="1" meta:image-count="9" meta:object-count="0" meta:page-count="73" meta:paragraph-count="761" meta:word-count="39164" meta:character-count="265150" meta:non-whitespace-character-count="226421"/>
  </office:meta>
</office:document-meta>
</file>